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.65cm" fo:min-width="0.5cm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 fo:min-height="0.65cm" fo:min-width="1.6cm"/>
    </style:style>
    <style:style style:name="gr3" style:family="graphic" style:parent-style-name="objectwithoutfill">
      <style:graphic-properties draw:marker-end="Arrow" draw:marker-end-width="0.3cm" draw:fill="solid" draw:fill-color="#729fcf" draw:textarea-vertical-align="middle"/>
    </style:style>
    <style:style style:name="gr4" style:family="graphic" style:parent-style-name="objectwithoutfill">
      <style:graphic-properties draw:marker-end="Arrow" draw:marker-end-width="0.3cm" draw:fill="solid" draw:fill-color="#729fc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3465af" draw:fill="solid" draw:fill-color="#ffffcc" draw:textarea-horizontal-align="justify" draw:textarea-vertical-align="middle" draw:auto-grow-height="false" fo:min-height="0.65cm" fo:min-width="0.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cc99" draw:textarea-horizontal-align="justify" draw:textarea-vertical-align="middle" draw:auto-grow-height="false" fo:min-height="0.65cm" fo:min-width="1.5cm"/>
    </style:style>
    <style:style style:name="gr9" style:family="graphic" style:parent-style-name="standard">
      <style:graphic-properties draw:textarea-horizontal-align="justify" draw:textarea-vertical-align="middle" draw:auto-grow-height="false" fo:min-height="2.15cm" fo:min-width="18.78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loext:graphic-properties draw:fill="solid" draw:fill-color="#ffcc99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729fcf"/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46" draw:id="id146" draw:layer="layout" svg:width="1cm" svg:height="0.9cm" svg:x="62.131cm" svg:y="13.486cm">
          <text:p text:style-name="P1"><text:span text:style-name="T1">NOR</text:span></text:p>
          <text:p text:style-name="P1"><text:span text:style-name="T1">3712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5" draw:id="id65" draw:layer="layout" svg:width="2.1cm" svg:height="0.9cm" svg:x="28.701cm" svg:y="11.432cm">
          <text:p text:style-name="P1"><text:span text:style-name="T1">DFF (clk50)</text:span></text:p>
          <text:p text:style-name="P1"><text:span text:style-name="T1">3615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4" draw:id="id64" draw:layer="layout" svg:width="2.1cm" svg:height="0.9cm" svg:x="26.501cm" svg:y="11.432cm">
          <text:p text:style-name="P1"><text:span text:style-name="T1">DFF (clk50)</text:span></text:p>
          <text:p text:style-name="P1"><text:span text:style-name="T1">4015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1" draw:id="id61" draw:layer="layout" svg:width="2.1cm" svg:height="0.9cm" svg:x="22.101cm" svg:y="11.432cm">
          <text:p text:style-name="P1"><text:span text:style-name="T1">DFF (clk50)</text:span></text:p>
          <text:p text:style-name="P1"><text:span text:style-name="T1">4118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2" draw:id="id62" draw:layer="layout" svg:width="2.1cm" svg:height="0.9cm" svg:x="19.944cm" svg:y="11.432cm">
          <text:p text:style-name="P1"><text:span text:style-name="T1">DFF (clk50)</text:span></text:p>
          <text:p text:style-name="P1"><text:span text:style-name="T1">3713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8" draw:id="id68" draw:layer="layout" svg:width="2.1cm" svg:height="0.9cm" svg:x="33.201cm" svg:y="11.432cm">
          <text:p text:style-name="P1"><text:span text:style-name="T1">DFF (clk50)</text:span></text:p>
          <text:p text:style-name="P1"><text:span text:style-name="T1">3616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3" draw:id="id63" draw:layer="layout" svg:width="2.1cm" svg:height="0.9cm" svg:x="24.301cm" svg:y="11.432cm">
          <text:p text:style-name="P1"><text:span text:style-name="T1">DFF (clk50)</text:span></text:p>
          <text:p text:style-name="P1"><text:span text:style-name="T1">3917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7" draw:id="id57" draw:layer="layout" svg:width="2.1cm" svg:height="0.9cm" svg:x="29.801cm" svg:y="8.071cm">
          <text:p text:style-name="P1"><text:span text:style-name="T1">DFF (clk48)</text:span></text:p>
          <text:p text:style-name="P1"><text:span text:style-name="T1">361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cm" svg:height="0.9cm" svg:x="7.037cm" svg:y="19.232cm">
          <text:p text:style-name="P1"><text:span text:style-name="T1">3NOR</text:span></text:p>
          <text:p text:style-name="P1"><text:span text:style-name="T1">3918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cm" svg:height="0.9cm" svg:x="8.137cm" svg:y="21.632cm">
          <text:p text:style-name="P1"><text:span text:style-name="T1">AND</text:span></text:p>
          <text:p text:style-name="P1"><text:span text:style-name="T1">38187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8.322cm" svg:y1="24.074cm" svg:x2="8.637cm" svg:y2="22.532cm" draw:end-shape="id1" draw:end-glue-point="2" svg:d="M8322 24074l315-1542" svg:viewBox="0 0 316 1543">
          <text:p text:style-name="P1"><text:span text:style-name="T2">3_X4</text:span></text:p>
        </draw:connector>
        <draw:connector draw:style-name="gr3" draw:text-style-name="P4" draw:layer="layout" draw:type="line" svg:x1="9.244cm" svg:y1="24.618cm" svg:x2="8.637cm" svg:y2="22.532cm" draw:end-shape="id1" draw:end-glue-point="2" svg:d="M9244 24618l-607-2086" svg:viewBox="0 0 608 2087">
          <text:p text:style-name="P1"><text:span text:style-name="T2">4_X3</text:span></text:p>
        </draw:connector>
        <draw:connector draw:style-name="gr3" draw:text-style-name="P4" draw:layer="layout" draw:type="line" svg:x1="6.411cm" svg:y1="23.959cm" svg:x2="6.437cm" svg:y2="22.532cm" draw:end-shape="id2" draw:end-glue-point="2" svg:d="M6411 23959l26-1427" svg:viewBox="0 0 27 1428">
          <text:p text:style-name="P1"><text:span text:style-name="T2">4_X3</text:span></text:p>
        </draw:connector>
        <draw:custom-shape draw:style-name="gr1" draw:text-style-name="P2" xml:id="id2" draw:id="id2" draw:layer="layout" svg:width="1cm" svg:height="0.9cm" svg:x="5.937cm" svg:y="21.632cm">
          <text:p text:style-name="P1"><text:span text:style-name="T1">AND (ground)</text:span></text:p>
          <text:p text:style-name="P1"><text:span text:style-name="T1">3818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cm" svg:height="0.9cm" svg:x="7.037cm" svg:y="21.632cm">
          <text:p text:style-name="P1"><text:span text:style-name="T1">AND (ground)</text:span></text:p>
          <text:p text:style-name="P1"><text:span text:style-name="T1">3919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637cm" svg:y1="21.632cm" svg:x2="7.537cm" svg:y2="20.132cm" draw:start-shape="id1" draw:start-glue-point="0" draw:end-shape="id3" draw:end-glue-point="2" svg:d="M8637 21632l-1100-1500" svg:viewBox="0 0 1101 1501">
          <text:p/>
        </draw:connector>
        <draw:connector draw:style-name="gr4" draw:text-style-name="P5" draw:layer="layout" draw:type="line" svg:x1="6.437cm" svg:y1="21.632cm" svg:x2="7.537cm" svg:y2="20.132cm" draw:start-shape="id2" draw:start-glue-point="0" draw:end-shape="id3" draw:end-glue-point="2" svg:d="M6437 21632l1100-1500" svg:viewBox="0 0 1101 1501">
          <text:p/>
        </draw:connector>
        <draw:connector draw:style-name="gr3" draw:text-style-name="P4" draw:layer="layout" draw:type="line" svg:x1="7.549cm" svg:y1="23.906cm" svg:x2="7.537cm" svg:y2="22.532cm" draw:end-shape="id4" draw:end-glue-point="2" svg:d="M7549 23906l-12-1374" svg:viewBox="0 0 13 1375">
          <text:p text:style-name="P1"><text:span text:style-name="T2">3_X4</text:span></text:p>
        </draw:connector>
        <draw:connector draw:style-name="gr4" draw:text-style-name="P5" draw:layer="layout" draw:type="line" svg:x1="7.537cm" svg:y1="21.632cm" svg:x2="7.537cm" svg:y2="20.132cm" draw:start-shape="id4" draw:start-glue-point="0" draw:end-shape="id3" draw:end-glue-point="2" svg:d="M7537 21632v-1500" svg:viewBox="0 0 1 1501">
          <text:p/>
        </draw:connector>
        <draw:connector draw:style-name="gr3" draw:text-style-name="P4" draw:layer="layout" draw:type="line" svg:x1="7.537cm" svg:y1="19.232cm" svg:x2="7.537cm" svg:y2="17.832cm" draw:start-shape="id3" draw:start-glue-point="0" svg:d="M7537 19232v-1400" svg:viewBox="0 0 1 1401">
          <text:p text:style-name="P1"><text:span text:style-name="T2">/carryx2</text:span></text:p>
        </draw:connector>
        <draw:custom-shape draw:style-name="gr1" draw:text-style-name="P2" xml:id="id5" draw:id="id5" draw:layer="layout" svg:width="1cm" svg:height="0.9cm" svg:x="9.893cm" svg:y="16.832cm">
          <text:p text:style-name="P1"><text:span text:style-name="T1">XOR</text:span></text:p>
          <text:p text:style-name="P1"><text:span text:style-name="T1">38169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9.926cm" svg:y1="19.177cm" svg:x2="10.393cm" svg:y2="17.732cm" draw:end-shape="id5" draw:end-glue-point="2" svg:d="M9926 19177l467-1445" svg:viewBox="0 0 468 1446">
          <text:p text:style-name="P1"><text:span text:style-name="T2">3_X4</text:span></text:p>
        </draw:connector>
        <draw:connector draw:style-name="gr5" draw:text-style-name="P7" draw:layer="layout" draw:type="line" svg:x1="6.595cm" svg:y1="31.524cm" svg:x2="6.955cm" svg:y2="30.255cm" draw:end-shape="id6" draw:end-glue-point="2" svg:d="M6595 31524l360-1269" svg:viewBox="0 0 361 1270">
          <text:p text:style-name="P1"><text:span text:style-name="T2">3_X3</text:span></text:p>
        </draw:connector>
        <draw:custom-shape draw:style-name="gr1" draw:text-style-name="P2" xml:id="id6" draw:id="id6" draw:layer="layout" svg:width="1cm" svg:height="0.9cm" svg:x="6.455cm" svg:y="29.355cm">
          <text:p text:style-name="P1"><text:span text:style-name="T1">NAND</text:span></text:p>
          <text:p text:style-name="P1"><text:span text:style-name="T1">4016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cm" svg:height="0.9cm" svg:x="8.655cm" svg:y="29.455cm">
          <text:p text:style-name="P1"><text:span text:style-name="T1">NOR</text:span></text:p>
          <text:p text:style-name="P1"><text:span text:style-name="T1">40168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8.844cm" svg:y1="31.682cm" svg:x2="9.155cm" svg:y2="30.355cm" draw:end-shape="id7" draw:end-glue-point="2" svg:d="M8844 31682l311-1327" svg:viewBox="0 0 312 1328">
          <text:p text:style-name="P1"><text:span text:style-name="T2">3_X3</text:span></text:p>
        </draw:connector>
        <draw:custom-shape draw:style-name="gr1" draw:text-style-name="P2" xml:id="id8" draw:id="id8" draw:layer="layout" svg:width="1cm" svg:height="0.9cm" svg:x="12.144cm" svg:y="28.632cm">
          <text:p text:style-name="P1"><text:span text:style-name="T1">22-OAI</text:span></text:p>
          <text:p text:style-name="P1"><text:span text:style-name="T1">41194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3.052cm" svg:y1="31.791cm" svg:x2="12.644cm" svg:y2="29.532cm" draw:end-shape="id8" draw:end-glue-point="2" svg:d="M13052 31791l-408-2259" svg:viewBox="0 0 409 2260">
          <text:p text:style-name="P1"><text:span text:style-name="T2">3_X3/b</text:span></text:p>
        </draw:connector>
        <draw:custom-shape draw:style-name="gr1" draw:text-style-name="P2" xml:id="id9" draw:id="id9" draw:layer="layout" svg:width="1cm" svg:height="0.9cm" svg:x="13.244cm" svg:y="28.632cm">
          <text:p text:style-name="P1"><text:span text:style-name="T1">NAND|NOR</text:span></text:p>
          <text:p text:style-name="P1"><text:span text:style-name="T1">41195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4.348cm" svg:y1="31.817cm" svg:x2="13.744cm" svg:y2="29.532cm" draw:end-shape="id9" draw:end-glue-point="2" svg:d="M14348 31817l-604-2285" svg:viewBox="0 0 605 2286">
          <text:p text:style-name="P1"><text:span text:style-name="T2">3_X3/b</text:span></text:p>
        </draw:connector>
        <draw:custom-shape draw:style-name="gr1" draw:text-style-name="P2" xml:id="id10" draw:id="id10" draw:layer="layout" svg:width="1cm" svg:height="0.9cm" svg:x="12.112cm" svg:y="16.786cm">
          <text:p text:style-name="P1"><text:span text:style-name="T1">XOR</text:span></text:p>
          <text:p text:style-name="P1"><text:span text:style-name="T1">42187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12.109cm" svg:y1="18.879cm" svg:x2="12.612cm" svg:y2="17.686cm" draw:end-shape="id10" draw:end-glue-point="2" svg:d="M12109 18879l503-1193" svg:viewBox="0 0 504 1194">
          <text:p text:style-name="P1"><text:span text:style-name="T2">3_X3</text:span></text:p>
        </draw:connector>
        <draw:custom-shape draw:style-name="gr1" draw:text-style-name="P2" xml:id="id20" draw:id="id20" draw:layer="layout" svg:width="1cm" svg:height="0.9cm" svg:x="25.196cm" svg:y="27.655cm">
          <text:p text:style-name="P1"><text:span text:style-name="T1">NAND</text:span></text:p>
          <text:p text:style-name="P1"><text:span text:style-name="T1">3816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cm" svg:height="0.9cm" svg:x="16.748cm" svg:y="27.657cm">
          <text:p text:style-name="P1"><text:span text:style-name="T1">IMUX</text:span></text:p>
          <text:p text:style-name="P1"><text:span text:style-name="T1">4118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cm" svg:height="0.9cm" svg:x="27.796cm" svg:y="24.655cm">
          <text:p text:style-name="P1"><text:span text:style-name="T1">22-AAOI</text:span></text:p>
          <text:p text:style-name="P1"><text:span text:style-name="T1">3816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cm" svg:height="0.9cm" svg:x="27.044cm" svg:y="15.055cm">
          <text:p text:style-name="P1"><text:span text:style-name="T1">XNOR</text:span></text:p>
          <text:p text:style-name="P1"><text:span text:style-name="T1">4015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cm" svg:height="0.9cm" svg:x="24.821cm" svg:y="15.055cm">
          <text:p text:style-name="P1"><text:span text:style-name="T1">IMUX</text:span></text:p>
          <text:p text:style-name="P1"><text:span text:style-name="T1">3815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4" draw:id="id44" draw:layer="layout" svg:width="1cm" svg:height="0.9cm" svg:x="20.444cm" svg:y="15.055cm">
          <text:p text:style-name="P1"><text:span text:style-name="T1">XNOR</text:span></text:p>
          <text:p text:style-name="P1"><text:span text:style-name="T1">381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7" draw:id="id47" draw:layer="layout" svg:width="1cm" svg:height="0.9cm" svg:x="20.636cm" svg:y="21.153cm">
          <text:p text:style-name="P1"><text:span text:style-name="T1">12-OAI</text:span></text:p>
          <text:p text:style-name="P1"><text:span text:style-name="T1">3616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cm" svg:height="0.9cm" svg:x="28.731cm" svg:y="27.59cm">
          <text:p text:style-name="P1"><text:span text:style-name="T3">NAND|NOR</text:span></text:p>
          <text:p text:style-name="P1"><text:span text:style-name="T1">3816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cm" svg:height="0.9cm" svg:x="26.819cm" svg:y="27.618cm">
          <text:p text:style-name="P1"><text:span text:style-name="T1">22-OAI</text:span></text:p>
          <text:p text:style-name="P1"><text:span text:style-name="T1">3816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cm" svg:height="0.9cm" svg:x="18.698cm" svg:y="16.589cm">
          <text:p text:style-name="P1"><text:span text:style-name="T1">XOR</text:span></text:p>
          <text:p text:style-name="P1"><text:span text:style-name="T1">4118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cm" svg:height="0.9cm" svg:x="17.848cm" svg:y="30.057cm">
          <text:p text:style-name="P1"><text:span text:style-name="T1">AND</text:span></text:p>
          <text:p text:style-name="P1"><text:span text:style-name="T1">41189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8.87cm" svg:y1="18.859cm" svg:x2="19.198cm" svg:y2="17.489cm" draw:end-shape="id11" draw:end-glue-point="2" svg:d="M18870 18859l328-1370" svg:viewBox="0 0 329 1371">
          <text:p text:style-name="P1"><text:span text:style-name="T2">3_00</text:span></text:p>
        </draw:connector>
        <draw:connector draw:style-name="gr3" draw:text-style-name="P4" draw:layer="layout" draw:type="line" svg:x1="18.033cm" svg:y1="32.499cm" svg:x2="18.348cm" svg:y2="30.957cm" draw:end-shape="id12" draw:end-glue-point="2" svg:d="M18033 32499l315-1542" svg:viewBox="0 0 316 1543">
          <text:p text:style-name="P1"><text:span text:style-name="T2">3_00</text:span></text:p>
        </draw:connector>
        <draw:connector draw:style-name="gr3" draw:text-style-name="P4" draw:layer="layout" draw:type="line" svg:x1="19.744cm" svg:y1="19.355cm" svg:x2="19.198cm" svg:y2="17.489cm" draw:end-shape="id11" draw:end-glue-point="2" svg:d="M19744 19355l-546-1866" svg:viewBox="0 0 547 1867">
          <text:p text:style-name="P1"><text:span text:style-name="T2">4_01</text:span></text:p>
        </draw:connector>
        <draw:connector draw:style-name="gr3" draw:text-style-name="P4" draw:layer="layout" draw:type="line" svg:x1="18.955cm" svg:y1="33.043cm" svg:x2="18.348cm" svg:y2="30.957cm" draw:end-shape="id12" draw:end-glue-point="2" svg:d="M18955 33043l-607-2086" svg:viewBox="0 0 608 2087">
          <text:p text:style-name="P1"><text:span text:style-name="T2">4_01</text:span></text:p>
        </draw:connector>
        <draw:connector draw:style-name="gr3" draw:text-style-name="P4" draw:layer="layout" draw:type="line" svg:x1="16.521cm" svg:y1="33.232cm" svg:x2="16.148cm" svg:y2="30.957cm" draw:end-shape="id13" draw:end-glue-point="2" svg:d="M16521 33232l-373-2275" svg:viewBox="0 0 374 2276">
          <text:p text:style-name="P1"><text:span text:style-name="T2">4_01</text:span></text:p>
        </draw:connector>
        <draw:custom-shape draw:style-name="gr1" draw:text-style-name="P2" xml:id="id13" draw:id="id13" draw:layer="layout" svg:width="1cm" svg:height="0.9cm" svg:x="15.648cm" svg:y="30.057cm">
          <text:p text:style-name="P1"><text:span text:style-name="T1">OR</text:span></text:p>
          <text:p text:style-name="P1"><text:span text:style-name="T1">41187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624cm" svg:y1="32.546cm" svg:x2="16.148cm" svg:y2="30.957cm" draw:end-shape="id13" draw:end-glue-point="2" svg:d="M15624 32546l524-1589" svg:viewBox="0 0 525 1590">
          <text:p text:style-name="P1"><text:span text:style-name="T2">3_00</text:span></text:p>
        </draw:connector>
        <draw:custom-shape draw:style-name="gr1" draw:text-style-name="P2" xml:id="id14" draw:id="id14" draw:layer="layout" svg:width="1cm" svg:height="0.9cm" svg:x="18.244cm" svg:y="15.055cm">
          <text:p text:style-name="P1"><text:span text:style-name="T1">XNOR</text:span></text:p>
          <text:p text:style-name="P1"><text:span text:style-name="T1">41186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7.607cm" svg:y1="17.305cm" svg:x2="18.744cm" svg:y2="15.955cm" draw:end-shape="id14" draw:end-glue-point="2" svg:d="M17607 17305l1137-1350" svg:viewBox="0 0 1138 1351">
          <text:p text:style-name="P1"><text:span text:style-name="T2">/carry0</text:span></text:p>
        </draw:connector>
        <draw:connector draw:style-name="gr3" draw:text-style-name="P4" draw:layer="layout" draw:type="line" svg:x1="26.344cm" svg:y1="30.632cm" svg:x2="27.319cm" svg:y2="28.518cm" draw:end-shape="id15" draw:end-glue-point="2" svg:d="M26344 30632l975-2114" svg:viewBox="0 0 976 2115">
          <text:p text:style-name="P1"><text:span text:style-name="T2">3_01/b</text:span></text:p>
        </draw:connector>
        <draw:connector draw:style-name="gr3" draw:text-style-name="P4" draw:layer="layout" draw:type="line" svg:x1="28.396cm" svg:y1="30.555cm" svg:x2="29.231cm" svg:y2="28.49cm" draw:end-shape="id16" draw:end-glue-point="2" svg:d="M28396 30555l835-2065" svg:viewBox="0 0 836 2066">
          <text:p text:style-name="P1"><text:span text:style-name="T2">3_01/b</text:span></text:p>
        </draw:connector>
        <draw:custom-shape draw:style-name="gr1" draw:text-style-name="P2" xml:id="id17" draw:id="id17" draw:layer="layout" svg:width="1cm" svg:height="0.9cm" svg:x="20.844cm" svg:y="16.555cm">
          <text:p text:style-name="P1"><text:span text:style-name="T1">XOR</text:span></text:p>
          <text:p text:style-name="P1"><text:span text:style-name="T1">38164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0.825cm" svg:y1="18.769cm" svg:x2="21.344cm" svg:y2="17.455cm" draw:end-shape="id17" draw:end-glue-point="2" svg:d="M20825 18769l519-1314" svg:viewBox="0 0 520 1315">
          <text:p text:style-name="P1"><text:span text:style-name="T2">3_01</text:span></text:p>
        </draw:connector>
        <draw:custom-shape draw:style-name="gr1" draw:text-style-name="P2" xml:id="id18" draw:id="id18" draw:layer="layout" svg:width="1cm" svg:height="0.9cm" svg:x="19.745cm" svg:y="30.053cm">
          <text:p text:style-name="P1"><text:span text:style-name="T1">NAND</text:span></text:p>
          <text:p text:style-name="P1"><text:span text:style-name="T1">37146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9.655cm" svg:y1="32.319cm" svg:x2="20.245cm" svg:y2="30.953cm" draw:end-shape="id18" draw:end-glue-point="2" svg:d="M19655 32319l590-1366" svg:viewBox="0 0 591 1367">
          <text:p text:style-name="P1"><text:span text:style-name="T2">3_01</text:span></text:p>
        </draw:connector>
        <draw:custom-shape draw:style-name="gr1" draw:text-style-name="P2" xml:id="id19" draw:id="id19" draw:layer="layout" svg:width="1cm" svg:height="0.9cm" svg:x="21.645cm" svg:y="30.053cm">
          <text:p text:style-name="P1"><text:span text:style-name="T1">NOR</text:span></text:p>
          <text:p text:style-name="P1"><text:span text:style-name="T1">3714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1.669cm" svg:y1="32.618cm" svg:x2="22.145cm" svg:y2="30.953cm" draw:end-shape="id19" draw:end-glue-point="2" svg:d="M21669 32618l476-1665" svg:viewBox="0 0 477 1666">
          <text:p text:style-name="P1"><text:span text:style-name="T2">3_01</text:span></text:p>
        </draw:connector>
        <draw:connector draw:style-name="gr3" draw:text-style-name="P4" draw:layer="layout" draw:type="line" svg:x1="21.723cm" svg:y1="19.265cm" svg:x2="21.344cm" svg:y2="17.455cm" draw:end-shape="id17" draw:end-glue-point="2" svg:d="M21723 19265l-379-1810" svg:viewBox="0 0 380 1811">
          <text:p text:style-name="P1"><text:span text:style-name="T2">4_02</text:span></text:p>
        </draw:connector>
        <draw:connector draw:style-name="gr3" draw:text-style-name="P4" draw:layer="layout" draw:type="line" svg:x1="20.482cm" svg:y1="32.981cm" svg:x2="20.245cm" svg:y2="30.953cm" draw:end-shape="id18" draw:end-glue-point="2" svg:d="M20482 32981l-237-2028" svg:viewBox="0 0 238 2029">
          <text:p text:style-name="P1"><text:span text:style-name="T2">4_02</text:span></text:p>
        </draw:connector>
        <draw:connector draw:style-name="gr3" draw:text-style-name="P4" draw:layer="layout" draw:type="line" svg:x1="22.401cm" svg:y1="33.232cm" svg:x2="22.145cm" svg:y2="30.953cm" draw:end-shape="id19" draw:end-glue-point="2" svg:d="M22401 33232l-256-2279" svg:viewBox="0 0 257 2280">
          <text:p text:style-name="P1"><text:span text:style-name="T2">4_02</text:span></text:p>
        </draw:connector>
        <draw:connector draw:style-name="gr3" draw:text-style-name="P4" draw:layer="layout" draw:type="line" svg:x1="28.396cm" svg:y1="29.681cm" svg:x2="29.231cm" svg:y2="28.49cm" draw:end-shape="id16" draw:end-glue-point="2" svg:d="M28396 29681l835-1191" svg:viewBox="0 0 836 1192">
          <text:p text:style-name="P1"><text:span text:style-name="T2">4_02/a</text:span></text:p>
        </draw:connector>
        <draw:connector draw:style-name="gr3" draw:text-style-name="P4" draw:layer="layout" draw:type="line" svg:x1="26.296cm" svg:y1="29.71cm" svg:x2="27.319cm" svg:y2="28.518cm" draw:end-shape="id15" draw:end-glue-point="2" svg:d="M26296 29710l1023-1192" svg:viewBox="0 0 1024 1193">
          <text:p text:style-name="P1"><text:span text:style-name="T2">4_02/a</text:span></text:p>
        </draw:connector>
        <draw:connector draw:style-name="gr3" draw:text-style-name="P4" draw:layer="layout" draw:type="line" svg:x1="28.044cm" svg:y1="29.71cm" svg:x2="27.319cm" svg:y2="28.518cm" draw:end-shape="id15" draw:end-glue-point="2" svg:d="M28044 29710l-725-1192" svg:viewBox="0 0 726 1193">
          <text:p text:style-name="P1"><text:span text:style-name="T2">3_02/c</text:span></text:p>
        </draw:connector>
        <draw:connector draw:style-name="gr3" draw:text-style-name="P4" draw:layer="layout" draw:type="line" svg:x1="30.121cm" svg:y1="30.532cm" svg:x2="29.231cm" svg:y2="28.49cm" draw:end-shape="id16" draw:end-glue-point="2" svg:d="M30121 30532l-890-2042" svg:viewBox="0 0 891 2043">
          <text:p text:style-name="P1"><text:span text:style-name="T2">3_02/d</text:span></text:p>
        </draw:connector>
        <draw:connector draw:style-name="gr3" draw:text-style-name="P4" draw:layer="layout" draw:type="line" svg:x1="25.204cm" svg:y1="29.95cm" svg:x2="25.696cm" svg:y2="28.555cm" draw:end-shape="id20" draw:end-glue-point="2" svg:d="M25204 29950l492-1395" svg:viewBox="0 0 493 1396">
          <text:p text:style-name="P1"><text:span text:style-name="T2">3_02</text:span></text:p>
        </draw:connector>
        <draw:custom-shape draw:style-name="gr6" draw:text-style-name="P2" xml:id="id21" draw:id="id21" draw:layer="layout" svg:width="1cm" svg:height="0.9cm" svg:x="23.144cm" svg:y="19.793cm">
          <text:p text:style-name="P1"><text:span text:style-name="T1">OR</text:span></text:p>
          <text:p text:style-name="P1"><text:span text:style-name="T1">39175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3.186cm" svg:y1="22.112cm" svg:x2="23.644cm" svg:y2="20.693cm" draw:end-shape="id21" draw:end-glue-point="2" svg:d="M23186 22112l458-1419" svg:viewBox="0 0 459 1420">
          <text:p text:style-name="P1"><text:span text:style-name="T2">3_02</text:span></text:p>
        </draw:connector>
        <draw:connector draw:style-name="gr3" draw:text-style-name="P4" draw:layer="layout" draw:type="line" svg:x1="24.083cm" svg:y1="22.655cm" svg:x2="23.644cm" svg:y2="20.693cm" draw:end-shape="id21" draw:end-glue-point="2" svg:d="M24083 22655l-439-1962" svg:viewBox="0 0 440 1963">
          <text:p text:style-name="P1"><text:span text:style-name="T2">4_03</text:span></text:p>
        </draw:connector>
        <draw:connector draw:style-name="gr3" draw:text-style-name="P4" draw:layer="layout" draw:type="line" svg:x1="25.936cm" svg:y1="30.493cm" svg:x2="25.696cm" svg:y2="28.555cm" draw:end-shape="id20" draw:end-glue-point="2" svg:d="M25936 30493l-240-1938" svg:viewBox="0 0 241 1939">
          <text:p text:style-name="P1"><text:span text:style-name="T2">4_03</text:span></text:p>
        </draw:connector>
        <draw:connector draw:style-name="gr3" draw:text-style-name="P4" draw:layer="layout" draw:type="line" svg:x1="28.068cm" svg:y1="30.655cm" svg:x2="27.319cm" svg:y2="28.518cm" draw:end-shape="id15" draw:end-glue-point="2" svg:d="M28068 30655l-749-2137" svg:viewBox="0 0 750 2138">
          <text:p text:style-name="P1"><text:span text:style-name="T2">4_03/d</text:span></text:p>
        </draw:connector>
        <draw:connector draw:style-name="gr3" draw:text-style-name="P4" draw:layer="layout" draw:type="line" svg:x1="30.144cm" svg:y1="29.729cm" svg:x2="29.231cm" svg:y2="28.49cm" draw:end-shape="id16" draw:end-glue-point="2" svg:d="M30144 29729l-913-1239" svg:viewBox="0 0 914 1240">
          <text:p text:style-name="P1"><text:span text:style-name="T2">4_03/c</text:span></text:p>
        </draw:connector>
        <draw:custom-shape draw:style-name="gr1" draw:text-style-name="P2" xml:id="id22" draw:id="id22" draw:layer="layout" svg:width="1cm" svg:height="0.9cm" svg:x="23.144cm" svg:y="16.555cm">
          <text:p text:style-name="P1"><text:span text:style-name="T1">XOR</text:span></text:p>
          <text:p text:style-name="P1"><text:span text:style-name="T1">38154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4.227cm" svg:y1="19.218cm" svg:x2="23.644cm" svg:y2="17.455cm" draw:end-shape="id22" draw:end-glue-point="2" svg:d="M24227 19218l-583-1763" svg:viewBox="0 0 584 1764">
          <text:p text:style-name="P1"><text:span text:style-name="T2">4_03</text:span></text:p>
        </draw:connector>
        <draw:connector draw:style-name="gr3" draw:text-style-name="P4" draw:layer="layout" draw:type="line" svg:x1="23.211cm" svg:y1="18.769cm" svg:x2="23.644cm" svg:y2="17.455cm" draw:end-shape="id22" draw:end-glue-point="2" svg:d="M23211 18769l433-1314" svg:viewBox="0 0 434 1315">
          <text:p text:style-name="P1"><text:span text:style-name="T2">3_02</text:span></text:p>
        </draw:connector>
        <draw:custom-shape draw:style-name="gr1" draw:text-style-name="P2" xml:id="id23" draw:id="id23" draw:layer="layout" svg:width="1cm" svg:height="0.9cm" svg:x="29.053cm" svg:y="24.655cm">
          <text:p text:style-name="P1"><text:span text:style-name="T1">OR</text:span></text:p>
          <text:p text:style-name="P1"><text:span text:style-name="T1">39178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9.088cm" svg:y1="26.798cm" svg:x2="29.553cm" svg:y2="25.555cm" draw:end-shape="id23" draw:end-glue-point="2" svg:d="M29088 26798l465-1243" svg:viewBox="0 0 466 1244">
          <text:p text:style-name="P1"><text:span text:style-name="T2">3_03</text:span></text:p>
        </draw:connector>
        <draw:custom-shape draw:style-name="gr1" draw:text-style-name="P2" xml:id="id24" draw:id="id24" draw:layer="layout" svg:width="1cm" svg:height="0.9cm" svg:x="24.096cm" svg:y="27.655cm">
          <text:p text:style-name="P1"><text:span text:style-name="T1">XNOR</text:span></text:p>
          <text:p text:style-name="P1"><text:span text:style-name="T1">39177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4.171cm" svg:y1="30.021cm" svg:x2="24.596cm" svg:y2="28.555cm" draw:end-shape="id24" draw:end-glue-point="2" svg:d="M24171 30021l425-1466" svg:viewBox="0 0 426 1467">
          <text:p text:style-name="P1"><text:span text:style-name="T2">3_03</text:span></text:p>
        </draw:connector>
        <draw:connector draw:style-name="gr3" draw:text-style-name="P4" draw:layer="layout" draw:type="line" svg:x1="30.033cm" svg:y1="27.341cm" svg:x2="29.553cm" svg:y2="25.555cm" draw:end-shape="id23" draw:end-glue-point="2" svg:d="M30033 27341l-480-1786" svg:viewBox="0 0 481 1787">
          <text:p text:style-name="P1"><text:span text:style-name="T2">4_04</text:span></text:p>
        </draw:connector>
        <draw:connector draw:style-name="gr3" draw:text-style-name="P4" draw:layer="layout" draw:type="line" svg:x1="24.975cm" svg:y1="30.541cm" svg:x2="24.596cm" svg:y2="28.555cm" draw:end-shape="id24" draw:end-glue-point="2" svg:d="M24975 30541l-379-1986" svg:viewBox="0 0 380 1987">
          <text:p text:style-name="P1"><text:span text:style-name="T2">4_04</text:span></text:p>
        </draw:connector>
        <draw:custom-shape draw:style-name="gr1" draw:text-style-name="P2" xml:id="id25" draw:id="id25" draw:layer="layout" svg:width="1cm" svg:height="0.9cm" svg:x="27.657cm" svg:y="16.655cm">
          <text:p text:style-name="P1"><text:span text:style-name="T1">XOR</text:span></text:p>
          <text:p text:style-name="P1"><text:span text:style-name="T1">40159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7.644cm" svg:y1="18.8cm" svg:x2="28.157cm" svg:y2="17.555cm" draw:end-shape="id25" draw:end-glue-point="2" svg:d="M27644 18800l513-1245" svg:viewBox="0 0 514 1246">
          <text:p text:style-name="P1"><text:span text:style-name="T2">3_04</text:span></text:p>
        </draw:connector>
        <draw:custom-shape draw:style-name="gr1" draw:text-style-name="P2" xml:id="id26" draw:id="id26" draw:layer="layout" svg:width="1cm" svg:height="0.9cm" svg:x="15.875cm" svg:y="23.479cm">
          <text:p text:style-name="P1"><text:span text:style-name="T1">OR</text:span></text:p>
          <text:p text:style-name="P1"><text:span text:style-name="T1">39181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655cm" svg:y1="25.68cm" svg:x2="16.375cm" svg:y2="24.379cm" draw:end-shape="id26" draw:end-glue-point="2" svg:d="M15655 25680l720-1301" svg:viewBox="0 0 721 1302">
          <text:p text:style-name="P1"><text:span text:style-name="T2">3_04</text:span></text:p>
        </draw:connector>
        <draw:custom-shape draw:style-name="gr1" draw:text-style-name="P2" xml:id="id27" draw:id="id27" draw:layer="layout" svg:width="1cm" svg:height="0.9cm" svg:x="17.755cm" svg:y="23.479cm">
          <text:p text:style-name="P1"><text:span text:style-name="T1">AND</text:span></text:p>
          <text:p text:style-name="P1"><text:span text:style-name="T1">39182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7.64cm" svg:y1="25.68cm" svg:x2="18.255cm" svg:y2="24.379cm" draw:end-shape="id27" draw:end-glue-point="2" svg:d="M17640 25680l615-1301" svg:viewBox="0 0 616 1302">
          <text:p text:style-name="P1"><text:span text:style-name="T2">3_04</text:span></text:p>
        </draw:connector>
        <draw:connector draw:style-name="gr3" draw:text-style-name="P4" draw:layer="layout" draw:type="line" svg:x1="28.636cm" svg:y1="19.272cm" svg:x2="28.157cm" svg:y2="17.555cm" draw:end-shape="id25" draw:end-glue-point="2" svg:d="M28636 19272l-479-1717" svg:viewBox="0 0 480 1718">
          <text:p text:style-name="P1"><text:span text:style-name="T2">4_05</text:span></text:p>
        </draw:connector>
        <draw:connector draw:style-name="gr3" draw:text-style-name="P4" draw:layer="layout" draw:type="line" svg:x1="16.576cm" svg:y1="26.129cm" svg:x2="16.375cm" svg:y2="24.379cm" draw:end-shape="id26" draw:end-glue-point="2" svg:d="M16576 26129l-201-1750" svg:viewBox="0 0 202 1751">
          <text:p text:style-name="P1"><text:span text:style-name="T2">4_05</text:span></text:p>
        </draw:connector>
        <draw:connector draw:style-name="gr3" draw:text-style-name="P4" draw:layer="layout" draw:type="line" svg:x1="18.584cm" svg:y1="26.152cm" svg:x2="18.255cm" svg:y2="24.379cm" draw:end-shape="id27" draw:end-glue-point="2" svg:d="M18584 26152l-329-1773" svg:viewBox="0 0 330 1774">
          <text:p text:style-name="P1"><text:span text:style-name="T2">4_05</text:span></text:p>
        </draw:connector>
        <draw:custom-shape draw:style-name="gr1" draw:text-style-name="P2" xml:id="id28" draw:id="id28" draw:layer="layout" svg:width="1cm" svg:height="0.9cm" svg:x="29.944cm" svg:y="16.555cm">
          <text:p text:style-name="P1"><text:span text:style-name="T1">XOR</text:span></text:p>
          <text:p text:style-name="P1"><text:span text:style-name="T1">36158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30.06cm" svg:y1="18.746cm" svg:x2="30.444cm" svg:y2="17.455cm" draw:end-shape="id28" draw:end-glue-point="2" svg:d="M30060 18746l384-1291" svg:viewBox="0 0 385 1292">
          <text:p text:style-name="P1"><text:span text:style-name="T2">3_05</text:span></text:p>
        </draw:connector>
        <draw:custom-shape draw:style-name="gr1" draw:text-style-name="P2" xml:id="id29" draw:id="id29" draw:layer="layout" svg:width="1cm" svg:height="0.9cm" svg:x="19.632cm" svg:y="23.495cm">
          <text:p text:style-name="P1"><text:span text:style-name="T1">NAND</text:span></text:p>
          <text:p text:style-name="P1"><text:span text:style-name="T1">36159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9.536cm" svg:y1="25.726cm" svg:x2="20.132cm" svg:y2="24.395cm" draw:end-shape="id29" draw:end-glue-point="2" svg:d="M19536 25726l596-1331" svg:viewBox="0 0 597 1332">
          <text:p text:style-name="P1"><text:span text:style-name="T2">3_05</text:span></text:p>
        </draw:connector>
        <draw:custom-shape draw:style-name="gr1" draw:text-style-name="P2" xml:id="id30" draw:id="id30" draw:layer="layout" svg:width="1cm" svg:height="0.9cm" svg:x="21.436cm" svg:y="23.481cm">
          <text:p text:style-name="P1"><text:span text:style-name="T1">NOR</text:span></text:p>
          <text:p text:style-name="P1"><text:span text:style-name="T1">36160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1.489cm" svg:y1="25.627cm" svg:x2="21.936cm" svg:y2="24.381cm" draw:end-shape="id30" draw:end-glue-point="2" svg:d="M21489 25627l447-1246" svg:viewBox="0 0 448 1247">
          <text:p text:style-name="P1"><text:span text:style-name="T2">3_05</text:span></text:p>
        </draw:connector>
        <draw:connector draw:style-name="gr3" draw:text-style-name="P4" draw:layer="layout" draw:type="line" svg:x1="30.863cm" svg:y1="19.431cm" svg:x2="30.444cm" svg:y2="17.455cm" draw:end-shape="id28" draw:end-glue-point="2" svg:d="M30863 19431l-419-1976" svg:viewBox="0 0 420 1977">
          <text:p text:style-name="P1"><text:span text:style-name="T2">4_06</text:span></text:p>
        </draw:connector>
        <draw:connector draw:style-name="gr3" draw:text-style-name="P4" draw:layer="layout" draw:type="line" svg:x1="20.6cm" svg:y1="26.163cm" svg:x2="20.132cm" svg:y2="24.395cm" draw:end-shape="id29" draw:end-glue-point="2" svg:d="M20600 26163l-468-1768" svg:viewBox="0 0 469 1769">
          <text:p text:style-name="P1"><text:span text:style-name="T2">4_06</text:span></text:p>
        </draw:connector>
        <draw:connector draw:style-name="gr3" draw:text-style-name="P4" draw:layer="layout" draw:type="line" svg:x1="22.553cm" svg:y1="26.063cm" svg:x2="21.936cm" svg:y2="24.381cm" draw:end-shape="id30" draw:end-glue-point="2" svg:d="M22553 26063l-617-1682" svg:viewBox="0 0 618 1683">
          <text:p text:style-name="P1"><text:span text:style-name="T2">4_06</text:span></text:p>
        </draw:connector>
        <draw:custom-shape draw:style-name="gr1" draw:text-style-name="P2" xml:id="id31" draw:id="id31" draw:layer="layout" svg:width="1cm" svg:height="0.9cm" svg:x="32.058cm" svg:y="16.555cm">
          <text:p text:style-name="P1"><text:span text:style-name="T1">XOR</text:span></text:p>
          <text:p text:style-name="P1"><text:span text:style-name="T1">36164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32.044cm" svg:y1="18.967cm" svg:x2="32.558cm" svg:y2="17.455cm" draw:end-shape="id31" draw:end-glue-point="2" svg:d="M32044 18967l514-1512" svg:viewBox="0 0 515 1513">
          <text:p text:style-name="P1"><text:span text:style-name="T2">3_06</text:span></text:p>
        </draw:connector>
        <draw:custom-shape draw:style-name="gr1" draw:text-style-name="P2" xml:id="id32" draw:id="id32" draw:layer="layout" svg:width="1cm" svg:height="0.9cm" svg:x="31.912cm" svg:y="21.655cm">
          <text:p text:style-name="P1"><text:span text:style-name="T1">OR</text:span></text:p>
          <text:p text:style-name="P1"><text:span text:style-name="T1">37147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31.644cm" svg:y1="23.493cm" svg:x2="32.412cm" svg:y2="22.555cm" draw:end-shape="id32" draw:end-glue-point="2" svg:d="M31644 23493l768-938" svg:viewBox="0 0 769 939">
          <text:p text:style-name="P1"><text:span text:style-name="T2">3_06</text:span></text:p>
        </draw:connector>
        <draw:custom-shape draw:style-name="gr1" draw:text-style-name="P2" xml:id="id33" draw:id="id33" draw:layer="layout" svg:width="1cm" svg:height="0.9cm" svg:x="34.144cm" svg:y="25.632cm">
          <text:p text:style-name="P1"><text:span text:style-name="T1">NAND</text:span></text:p>
          <text:p text:style-name="P1"><text:span text:style-name="T1">36166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34.148cm" svg:y1="27.837cm" svg:x2="34.644cm" svg:y2="26.532cm" draw:end-shape="id33" draw:end-glue-point="2" svg:d="M34148 27837l496-1305" svg:viewBox="0 0 497 1306">
          <text:p text:style-name="P1"><text:span text:style-name="T2">3_06</text:span></text:p>
        </draw:connector>
        <draw:connector draw:style-name="gr3" draw:text-style-name="P4" draw:layer="layout" draw:type="line" svg:x1="33.08cm" svg:y1="19.513cm" svg:x2="32.558cm" svg:y2="17.455cm" draw:end-shape="id31" draw:end-glue-point="2" svg:d="M33080 19513l-522-2058" svg:viewBox="0 0 523 2059">
          <text:p text:style-name="P1"><text:span text:style-name="T2">4_07</text:span></text:p>
        </draw:connector>
        <draw:connector draw:style-name="gr3" draw:text-style-name="P4" draw:layer="layout" draw:type="line" svg:x1="32.82cm" svg:y1="23.958cm" svg:x2="32.412cm" svg:y2="22.555cm" draw:end-shape="id32" draw:end-glue-point="2" svg:d="M32820 23958l-408-1403" svg:viewBox="0 0 409 1404">
          <text:p text:style-name="P1"><text:span text:style-name="T2">4_07</text:span></text:p>
        </draw:connector>
        <draw:connector draw:style-name="gr3" draw:text-style-name="P4" draw:layer="layout" draw:type="line" svg:x1="35.006cm" svg:y1="28.376cm" svg:x2="34.644cm" svg:y2="26.532cm" draw:end-shape="id33" draw:end-glue-point="2" svg:d="M35006 28376l-362-1844" svg:viewBox="0 0 363 1845">
          <text:p text:style-name="P1"><text:span text:style-name="T2">4_07</text:span></text:p>
        </draw:connector>
        <draw:custom-shape draw:style-name="gr1" draw:text-style-name="P2" xml:id="id34" draw:id="id34" draw:layer="layout" svg:width="1cm" svg:height="0.9cm" svg:x="32.744cm" svg:y="25.633cm">
          <text:p text:style-name="P1"><text:span text:style-name="T1">XNOR</text:span></text:p>
          <text:p text:style-name="P1"><text:span text:style-name="T1">36168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32.677cm" svg:y1="27.446cm" svg:x2="33.244cm" svg:y2="26.533cm" draw:end-shape="id34" draw:end-glue-point="2" svg:d="M32677 27446l567-913" svg:viewBox="0 0 568 914">
          <text:p text:style-name="P1"><text:span text:style-name="T2">3_07</text:span></text:p>
        </draw:connector>
        <draw:connector draw:style-name="gr3" draw:text-style-name="P4" draw:layer="layout" draw:type="line" svg:x1="33.706cm" svg:y1="28.132cm" svg:x2="33.244cm" svg:y2="26.533cm" draw:end-shape="id34" draw:end-glue-point="2" svg:d="M33706 28132l-462-1599" svg:viewBox="0 0 463 1600">
          <text:p text:style-name="P1"><text:span text:style-name="T2">4_08</text:span></text:p>
        </draw:connector>
        <draw:custom-shape draw:style-name="gr1" draw:text-style-name="P2" xml:id="id35" draw:id="id35" draw:layer="layout" svg:width="1cm" svg:height="0.9cm" svg:x="24.244cm" svg:y="17.755cm">
          <text:p text:style-name="P1"><text:span text:style-name="T1">XOR</text:span></text:p>
          <text:p text:style-name="P1"><text:span text:style-name="T1">3917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3.644cm" svg:y1="19.793cm" svg:x2="24.744cm" svg:y2="18.655cm" draw:start-shape="id21" draw:start-glue-point="0" draw:end-shape="id35" draw:end-glue-point="2" svg:d="M23644 19793l1100-1138" svg:viewBox="0 0 1101 1139">
          <text:p/>
        </draw:connector>
        <draw:custom-shape draw:style-name="gr1" draw:text-style-name="P2" xml:id="id36" draw:id="id36" draw:layer="layout" svg:width="1cm" svg:height="0.9cm" svg:x="25.444cm" svg:y="17.755cm">
          <text:p text:style-name="P1"><text:span text:style-name="T1">XNOR</text:span></text:p>
          <text:p text:style-name="P1"><text:span text:style-name="T1">3815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5.696cm" svg:y1="27.655cm" svg:x2="25.944cm" svg:y2="18.655cm" draw:start-shape="id20" draw:start-glue-point="0" draw:end-shape="id36" draw:end-glue-point="2" svg:d="M25696 27655l248-9000" svg:viewBox="0 0 249 9001">
          <text:p/>
        </draw:connector>
        <draw:connector draw:style-name="gr4" draw:text-style-name="P5" draw:layer="layout" draw:type="line" svg:x1="24.596cm" svg:y1="27.655cm" svg:x2="25.944cm" svg:y2="18.655cm" draw:start-shape="id24" draw:start-glue-point="0" draw:end-shape="id36" draw:end-glue-point="2" svg:d="M24596 27655l1348-9000" svg:viewBox="0 0 1349 9001">
          <text:p/>
        </draw:connector>
        <draw:connector draw:style-name="gr4" draw:text-style-name="P5" draw:layer="layout" draw:type="line" svg:x1="24.596cm" svg:y1="27.655cm" svg:x2="24.744cm" svg:y2="18.655cm" draw:start-shape="id24" draw:start-glue-point="0" draw:end-shape="id35" draw:end-glue-point="2" svg:d="M24596 27655l148-9000" svg:viewBox="0 0 149 9001">
          <text:p/>
        </draw:connector>
        <draw:custom-shape draw:style-name="gr1" draw:text-style-name="P2" xml:id="id37" draw:id="id37" draw:layer="layout" svg:width="1cm" svg:height="0.9cm" svg:x="28.396cm" svg:y="22.35cm">
          <text:p text:style-name="P1"><text:span text:style-name="T1">IMUX</text:span></text:p>
          <text:p text:style-name="P1"><text:span text:style-name="T1">39179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4.596cm" svg:y1="27.655cm" svg:x2="28.896cm" svg:y2="23.25cm" draw:start-shape="id24" draw:start-glue-point="0" draw:end-shape="id37" draw:end-glue-point="2" svg:d="M24596 27655l4300-4405" svg:viewBox="0 0 4301 4406">
          <text:p text:style-name="P1"><text:span text:style-name="T2">a</text:span></text:p>
        </draw:connector>
        <draw:connector draw:style-name="gr3" draw:text-style-name="P4" draw:layer="layout" draw:type="line" svg:x1="29.553cm" svg:y1="24.655cm" svg:x2="28.896cm" svg:y2="23.25cm" draw:start-shape="id23" draw:start-glue-point="0" draw:end-shape="id37" draw:end-glue-point="2" svg:d="M29553 24655l-657-1405" svg:viewBox="0 0 658 1406">
          <text:p text:style-name="P1"><text:span text:style-name="T2">c</text:span></text:p>
        </draw:connector>
        <draw:custom-shape draw:style-name="gr1" draw:text-style-name="P2" xml:id="id40" draw:id="id40" draw:layer="layout" svg:width="1cm" svg:height="0.9cm" svg:x="22.644cm" svg:y="15.055cm">
          <text:p text:style-name="P1"><text:span text:style-name="T1">XOR</text:span></text:p>
          <text:p text:style-name="P1"><text:span text:style-name="T1">3815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8.157cm" svg:y1="16.655cm" svg:x2="27.544cm" svg:y2="15.955cm" draw:start-shape="id25" draw:start-glue-point="0" draw:end-shape="id38" draw:end-glue-point="2" svg:d="M28157 16655l-613-700" svg:viewBox="0 0 614 701">
          <text:p/>
        </draw:connector>
        <draw:custom-shape draw:style-name="gr1" draw:text-style-name="P2" xml:id="id39" draw:id="id39" draw:layer="layout" svg:width="1cm" svg:height="0.9cm" svg:x="16.855cm" svg:y="21.079cm">
          <text:p text:style-name="P1"><text:span text:style-name="T1">IMUX</text:span></text:p>
          <text:p text:style-name="P1"><text:span text:style-name="T1">391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6.375cm" svg:y1="23.479cm" svg:x2="17.355cm" svg:y2="21.979cm" draw:start-shape="id26" draw:start-glue-point="0" draw:end-shape="id39" draw:end-glue-point="2" svg:d="M16375 23479l980-1500" svg:viewBox="0 0 981 1501">
          <text:p text:style-name="P1"><text:span text:style-name="T2">b</text:span></text:p>
        </draw:connector>
        <draw:connector draw:style-name="gr3" draw:text-style-name="P4" draw:layer="layout" draw:type="line" svg:x1="18.255cm" svg:y1="23.479cm" svg:x2="17.355cm" svg:y2="21.979cm" draw:start-shape="id27" draw:start-glue-point="0" draw:end-shape="id39" draw:end-glue-point="2" svg:d="M18255 23479l-900-1500" svg:viewBox="0 0 901 1501">
          <text:p text:style-name="P1"><text:span text:style-name="T2">c</text:span></text:p>
        </draw:connector>
        <draw:connector draw:style-name="gr3" draw:text-style-name="P4" draw:layer="layout" draw:type="line" svg:x1="17.31cm" svg:y1="24.222cm" svg:x2="17.355cm" svg:y2="21.979cm" draw:end-shape="id39" draw:end-glue-point="2" svg:d="M17310 24222l45-2243" svg:viewBox="0 0 46 2244">
          <text:p text:style-name="P1"><text:span text:style-name="T2">/carry4/a</text:span></text:p>
        </draw:connector>
        <draw:connector draw:style-name="gr3" draw:text-style-name="P4" draw:layer="layout" draw:type="line" svg:x1="28.896cm" svg:y1="22.35cm" svg:x2="28.874cm" svg:y2="20.655cm" draw:start-shape="id37" draw:start-glue-point="0" svg:d="M28896 22350l-22-1695" svg:viewBox="0 0 23 1696">
          <text:p text:style-name="P1"><text:span text:style-name="T2">/carry4</text:span></text:p>
        </draw:connector>
        <draw:connector draw:style-name="gr4" draw:text-style-name="P5" draw:layer="layout" draw:type="line" svg:x1="23.644cm" svg:y1="16.555cm" svg:x2="23.144cm" svg:y2="15.955cm" draw:start-shape="id22" draw:start-glue-point="0" draw:end-shape="id40" draw:end-glue-point="2" svg:d="M23644 16555l-500-600" svg:viewBox="0 0 501 601">
          <text:p/>
        </draw:connector>
        <draw:connector draw:style-name="gr3" draw:text-style-name="P4" draw:layer="layout" draw:type="line" svg:x1="29.231cm" svg:y1="27.59cm" svg:x2="28.296cm" svg:y2="25.555cm" draw:start-shape="id16" draw:start-glue-point="0" draw:end-shape="id41" draw:end-glue-point="2" svg:d="M29231 27590l-935-2035" svg:viewBox="0 0 936 2036">
          <text:p text:style-name="P1"><text:span text:style-name="T2">a</text:span></text:p>
        </draw:connector>
        <draw:connector draw:style-name="gr3" draw:text-style-name="P4" draw:layer="layout" draw:type="line" svg:x1="28.296cm" svg:y1="24.655cm" svg:x2="28.896cm" svg:y2="23.25cm" draw:start-shape="id41" draw:start-glue-point="0" draw:end-shape="id37" draw:end-glue-point="2" svg:d="M28296 24655l600-1405" svg:viewBox="0 0 601 1406">
          <text:p text:style-name="P1"><text:span text:style-name="T2">b</text:span></text:p>
        </draw:connector>
        <draw:connector draw:style-name="gr3" draw:text-style-name="P4" draw:layer="layout" draw:type="line" svg:x1="27.319cm" svg:y1="27.618cm" svg:x2="28.296cm" svg:y2="25.555cm" draw:start-shape="id15" draw:start-glue-point="0" draw:end-shape="id41" draw:end-glue-point="2" svg:d="M27319 27618l977-2063" svg:viewBox="0 0 978 2064">
          <text:p text:style-name="P1"><text:span text:style-name="T2">c</text:span></text:p>
        </draw:connector>
        <draw:connector draw:style-name="gr3" draw:text-style-name="P4" draw:layer="layout" draw:type="line" svg:x1="22.145cm" svg:y1="30.053cm" svg:x2="21.222cm" svg:y2="28.6cm" draw:start-shape="id19" draw:start-glue-point="0" draw:end-shape="id42" draw:end-glue-point="2" svg:d="M22145 30053l-923-1453" svg:viewBox="0 0 924 1454">
          <text:p text:style-name="P1"><text:span text:style-name="T2">c</text:span></text:p>
        </draw:connector>
        <draw:connector draw:style-name="gr3" draw:text-style-name="P4" draw:layer="layout" draw:type="line" svg:x1="22.172cm" svg:y1="17.163cm" svg:x2="23.144cm" svg:y2="15.955cm" draw:end-shape="id40" draw:end-glue-point="2" svg:d="M22172 17163l972-1208" svg:viewBox="0 0 973 1209">
          <text:p text:style-name="P1"><text:span text:style-name="T2">carry2</text:span></text:p>
        </draw:connector>
        <draw:connector draw:style-name="gr3" draw:text-style-name="P4" draw:layer="layout" draw:type="line" svg:x1="25.337cm" svg:y1="17.304cm" svg:x2="25.321cm" svg:y2="15.955cm" draw:end-shape="id43" draw:end-glue-point="2" svg:d="M25337 17304l-16-1349" svg:viewBox="0 0 17 1350">
          <text:p text:style-name="P1"><text:span text:style-name="T2">carry2/a</text:span></text:p>
        </draw:connector>
        <draw:connector draw:style-name="gr3" draw:text-style-name="P4" draw:layer="layout" draw:type="line" svg:x1="20.245cm" svg:y1="30.053cm" svg:x2="21.222cm" svg:y2="28.6cm" draw:start-shape="id18" draw:start-glue-point="0" draw:end-shape="id42" draw:end-glue-point="2" svg:d="M20245 30053l977-1453" svg:viewBox="0 0 978 1454">
          <text:p text:style-name="P1"><text:span text:style-name="T2">a</text:span></text:p>
        </draw:connector>
        <draw:connector draw:style-name="gr4" draw:text-style-name="P5" draw:layer="layout" draw:type="line" svg:x1="21.344cm" svg:y1="16.555cm" svg:x2="20.944cm" svg:y2="15.955cm" draw:start-shape="id17" draw:start-glue-point="0" draw:end-shape="id44" draw:end-glue-point="2" svg:d="M21344 16555l-400-600" svg:viewBox="0 0 401 601">
          <text:p/>
        </draw:connector>
        <draw:connector draw:style-name="gr3" draw:text-style-name="P4" draw:layer="layout" draw:type="line" svg:x1="18.348cm" svg:y1="30.057cm" svg:x2="17.248cm" svg:y2="28.557cm" draw:start-shape="id12" draw:start-glue-point="0" draw:end-shape="id45" draw:end-glue-point="2" svg:d="M18348 30057l-1100-1500" svg:viewBox="0 0 1101 1501">
          <text:p text:style-name="P1"><text:span text:style-name="T2">c</text:span></text:p>
        </draw:connector>
        <draw:connector draw:style-name="gr4" draw:text-style-name="P5" draw:layer="layout" draw:type="line" svg:x1="19.198cm" svg:y1="16.589cm" svg:x2="18.744cm" svg:y2="15.955cm" draw:start-shape="id11" draw:start-glue-point="0" draw:end-shape="id14" draw:end-glue-point="2" svg:d="M19198 16589l-454-634" svg:viewBox="0 0 455 635">
          <text:p/>
        </draw:connector>
        <draw:custom-shape draw:style-name="gr1" draw:text-style-name="P2" xml:id="id46" draw:id="id46" draw:layer="layout" svg:width="1cm" svg:height="0.9cm" svg:x="29.244cm" svg:y="15.055cm">
          <text:p text:style-name="P1"><text:span text:style-name="T1">XNOR</text:span></text:p>
          <text:p text:style-name="P1"><text:span text:style-name="T1">3615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0.444cm" svg:y1="16.555cm" svg:x2="29.744cm" svg:y2="15.955cm" draw:start-shape="id28" draw:start-glue-point="0" draw:end-shape="id46" draw:end-glue-point="2" svg:d="M30444 16555l-700-600" svg:viewBox="0 0 701 601">
          <text:p/>
        </draw:connector>
        <draw:connector draw:style-name="gr3" draw:text-style-name="P4" draw:layer="layout" draw:type="line" svg:x1="20.132cm" svg:y1="23.495cm" svg:x2="21.136cm" svg:y2="22.053cm" draw:start-shape="id29" draw:start-glue-point="0" draw:end-shape="id47" draw:end-glue-point="2" svg:d="M20132 23495l1004-1442" svg:viewBox="0 0 1005 1443">
          <text:p text:style-name="P1"><text:span text:style-name="T2">a</text:span></text:p>
        </draw:connector>
        <draw:connector draw:style-name="gr3" draw:text-style-name="P4" draw:layer="layout" draw:type="line" svg:x1="21.936cm" svg:y1="23.481cm" svg:x2="21.136cm" svg:y2="22.053cm" draw:start-shape="id30" draw:start-glue-point="0" draw:end-shape="id47" draw:end-glue-point="2" svg:d="M21936 23481l-800-1428" svg:viewBox="0 0 801 1429">
          <text:p text:style-name="P1"><text:span text:style-name="T2">c</text:span></text:p>
        </draw:connector>
        <draw:custom-shape draw:style-name="gr1" draw:text-style-name="P2" xml:id="id48" draw:id="id48" draw:layer="layout" svg:width="1cm" svg:height="0.9cm" svg:x="31.444cm" svg:y="15.055cm">
          <text:p text:style-name="P1"><text:span text:style-name="T1">XOR</text:span></text:p>
          <text:p text:style-name="P1"><text:span text:style-name="T1">3515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2.558cm" svg:y1="16.555cm" svg:x2="31.944cm" svg:y2="15.955cm" draw:start-shape="id31" draw:start-glue-point="0" draw:end-shape="id48" draw:end-glue-point="2" svg:d="M32558 16555l-614-600" svg:viewBox="0 0 615 601">
          <text:p/>
        </draw:connector>
        <draw:custom-shape draw:style-name="gr1" draw:text-style-name="P2" xml:id="id49" draw:id="id49" draw:layer="layout" svg:width="1cm" svg:height="0.9cm" svg:x="33.644cm" svg:y="15.055cm">
          <text:p text:style-name="P1"><text:span text:style-name="T1">IMUX</text:span></text:p>
          <text:p text:style-name="P1"><text:span text:style-name="T1">3616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31.326cm" svg:y1="17.265cm" svg:x2="31.944cm" svg:y2="15.955cm" draw:end-shape="id48" draw:end-glue-point="2" svg:d="M31326 17265l618-1310" svg:viewBox="0 0 619 1311">
          <text:p text:style-name="P1"><text:span text:style-name="T2">carry6</text:span></text:p>
        </draw:connector>
        <draw:connector draw:style-name="gr3" draw:text-style-name="P4" draw:layer="layout" draw:type="line" svg:x1="34.099cm" svg:y1="18.025cm" svg:x2="34.144cm" svg:y2="15.955cm" draw:end-shape="id49" draw:end-glue-point="2" svg:d="M34099 18025l45-2070" svg:viewBox="0 0 46 2071">
          <text:p text:style-name="P1"><text:span text:style-name="T2">carry6/a</text:span></text:p>
        </draw:connector>
        <draw:custom-shape draw:style-name="gr1" draw:text-style-name="P2" xml:id="id50" draw:id="id50" draw:layer="layout" svg:width="1cm" svg:height="0.9cm" svg:x="32.944cm" svg:y="19.355cm">
          <text:p text:style-name="P1"><text:span text:style-name="T1">XOR</text:span></text:p>
          <text:p text:style-name="P1"><text:span text:style-name="T1">3714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2.412cm" svg:y1="21.655cm" svg:x2="33.444cm" svg:y2="20.255cm" draw:start-shape="id32" draw:start-glue-point="0" draw:end-shape="id50" draw:end-glue-point="2" svg:d="M32412 21655l1032-1400" svg:viewBox="0 0 1033 1401">
          <text:p/>
        </draw:connector>
        <draw:custom-shape draw:style-name="gr1" draw:text-style-name="P2" xml:id="id51" draw:id="id51" draw:layer="layout" svg:width="1cm" svg:height="0.9cm" svg:x="34.344cm" svg:y="19.355cm">
          <text:p text:style-name="P1"><text:span text:style-name="T1">XNOR</text:span></text:p>
          <text:p text:style-name="P1"><text:span text:style-name="T1">3616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4.644cm" svg:y1="25.632cm" svg:x2="34.844cm" svg:y2="20.255cm" draw:start-shape="id33" draw:start-glue-point="0" draw:end-shape="id51" draw:end-glue-point="2" svg:d="M34644 25632l200-5377" svg:viewBox="0 0 201 5378">
          <text:p/>
        </draw:connector>
        <draw:connector draw:style-name="gr4" draw:text-style-name="P5" draw:layer="layout" draw:type="line" svg:x1="33.244cm" svg:y1="25.633cm" svg:x2="34.844cm" svg:y2="20.255cm" draw:start-shape="id34" draw:start-glue-point="0" draw:end-shape="id51" draw:end-glue-point="2" svg:d="M33244 25633l1600-5378" svg:viewBox="0 0 1601 5379">
          <text:p/>
        </draw:connector>
        <draw:connector draw:style-name="gr4" draw:text-style-name="P5" draw:layer="layout" draw:type="line" svg:x1="33.244cm" svg:y1="25.633cm" svg:x2="33.444cm" svg:y2="20.255cm" draw:start-shape="id34" draw:start-glue-point="0" draw:end-shape="id50" draw:end-glue-point="2" svg:d="M33244 25633l200-5378" svg:viewBox="0 0 201 5379">
          <text:p/>
        </draw:connector>
        <draw:connector draw:style-name="gr3" draw:text-style-name="P4" draw:layer="layout" draw:type="line" svg:x1="17.355cm" svg:y1="21.079cm" svg:x2="17.359cm" svg:y2="19.763cm" draw:start-shape="id39" draw:start-glue-point="0" svg:d="M17355 21079l4-1316" svg:viewBox="0 0 5 1317">
          <text:p text:style-name="P1"><text:span text:style-name="T2">/carry5</text:span></text:p>
        </draw:connector>
        <draw:connector draw:style-name="gr3" draw:text-style-name="P4" draw:layer="layout" draw:type="line" svg:x1="21.057cm" svg:y1="24.306cm" svg:x2="21.136cm" svg:y2="22.053cm" draw:end-shape="id47" draw:end-glue-point="2" svg:d="M21057 24306l79-2253" svg:viewBox="0 0 80 2254">
          <text:p text:style-name="P1"><text:span text:style-name="T2">/carry5/b</text:span></text:p>
        </draw:connector>
        <draw:connector draw:style-name="gr3" draw:text-style-name="P4" draw:layer="layout" draw:type="line" svg:x1="34.844cm" svg:y1="19.355cm" svg:x2="34.144cm" svg:y2="15.955cm" draw:start-shape="id51" draw:start-glue-point="0" draw:end-shape="id49" draw:end-glue-point="2" svg:d="M34844 19355l-700-3400" svg:viewBox="0 0 701 3401">
          <text:p text:style-name="P1"><text:span text:style-name="T2">b</text:span></text:p>
        </draw:connector>
        <draw:connector draw:style-name="gr3" draw:text-style-name="P4" draw:layer="layout" draw:type="line" svg:x1="33.444cm" svg:y1="19.355cm" svg:x2="34.144cm" svg:y2="15.955cm" draw:start-shape="id50" draw:start-glue-point="0" draw:end-shape="id49" draw:end-glue-point="2" svg:d="M33444 19355l700-3400" svg:viewBox="0 0 701 3401">
          <text:p text:style-name="P1"><text:span text:style-name="T2">c</text:span></text:p>
        </draw:connector>
        <draw:connector draw:style-name="gr3" draw:text-style-name="P4" draw:layer="layout" draw:type="line" svg:x1="19.951cm" svg:y1="17.186cm" svg:x2="20.944cm" svg:y2="15.955cm" draw:end-shape="id44" draw:end-glue-point="2" svg:d="M19951 17186l993-1231" svg:viewBox="0 0 994 1232">
          <text:p text:style-name="P1"><text:span text:style-name="T2">/carry1</text:span></text:p>
        </draw:connector>
        <draw:connector draw:style-name="gr3" draw:text-style-name="P4" draw:layer="layout" draw:type="line" svg:x1="21.217cm" svg:y1="30.64cm" svg:x2="21.222cm" svg:y2="28.6cm" draw:end-shape="id42" draw:end-glue-point="2" svg:d="M21217 30640l5-2040" svg:viewBox="0 0 6 2041">
          <text:p text:style-name="P1"><text:span text:style-name="T2">/carry1/b</text:span></text:p>
        </draw:connector>
        <draw:connector draw:style-name="gr3" draw:text-style-name="P4" draw:layer="layout" draw:type="line" svg:x1="28.303cm" svg:y1="28.392cm" svg:x2="28.296cm" svg:y2="25.555cm" draw:end-shape="id41" draw:end-glue-point="2" svg:d="M28303 28392l-7-2837" svg:viewBox="0 0 8 2838">
          <text:p text:style-name="P1"><text:span text:style-name="T2">/carry1/d</text:span></text:p>
        </draw:connector>
        <draw:connector draw:style-name="gr3" draw:text-style-name="P4" draw:layer="layout" draw:type="line" svg:x1="25.944cm" svg:y1="17.755cm" svg:x2="25.321cm" svg:y2="15.955cm" draw:start-shape="id36" draw:start-glue-point="0" draw:end-shape="id43" draw:end-glue-point="2" svg:d="M25944 17755l-623-1800" svg:viewBox="0 0 624 1801">
          <text:p text:style-name="P1"><text:span text:style-name="T2">b</text:span></text:p>
        </draw:connector>
        <draw:connector draw:style-name="gr3" draw:text-style-name="P4" draw:layer="layout" draw:type="line" svg:x1="24.744cm" svg:y1="17.755cm" svg:x2="25.321cm" svg:y2="15.955cm" draw:start-shape="id35" draw:start-glue-point="0" draw:end-shape="id43" draw:end-glue-point="2" svg:d="M24744 17755l577-1800" svg:viewBox="0 0 578 1801">
          <text:p text:style-name="P1"><text:span text:style-name="T2">c</text:span></text:p>
        </draw:connector>
        <draw:connector draw:style-name="gr3" draw:text-style-name="P4" draw:layer="layout" draw:type="line" svg:x1="25.696cm" svg:y1="27.655cm" svg:x2="28.296cm" svg:y2="25.555cm" draw:start-shape="id20" draw:start-glue-point="0" draw:end-shape="id41" draw:end-glue-point="2" svg:d="M25696 27655l2600-2100" svg:viewBox="0 0 2601 2101">
          <text:p text:style-name="P1"><text:span text:style-name="T2">b</text:span></text:p>
        </draw:connector>
        <draw:connector draw:style-name="gr3" draw:text-style-name="P4" draw:layer="layout" draw:type="line" svg:x1="16.148cm" svg:y1="30.057cm" svg:x2="17.248cm" svg:y2="28.557cm" draw:start-shape="id13" draw:start-glue-point="0" draw:end-shape="id45" draw:end-glue-point="2" svg:d="M16148 30057l1100-1500" svg:viewBox="0 0 1101 1501">
          <text:p text:style-name="P1"><text:span text:style-name="T2">b</text:span></text:p>
        </draw:connector>
        <draw:connector draw:style-name="gr3" draw:text-style-name="P4" draw:layer="layout" draw:type="line" svg:x1="17.248cm" svg:y1="30.057cm" svg:x2="17.248cm" svg:y2="28.557cm" draw:end-shape="id45" draw:end-glue-point="2" svg:d="M17248 30057v-1500" svg:viewBox="0 0 1 1501">
          <text:p text:style-name="P1"><text:span text:style-name="T2">/carry0/a</text:span></text:p>
        </draw:connector>
        <draw:custom-shape draw:style-name="gr1" draw:text-style-name="P2" xml:id="id42" draw:id="id42" draw:layer="layout" svg:width="1cm" svg:height="0.9cm" svg:x="20.722cm" svg:y="27.7cm">
          <text:p text:style-name="P1"><text:span text:style-name="T1">12-OAI</text:span></text:p>
          <text:p text:style-name="P1"><text:span text:style-name="T1">37145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7.248cm" svg:y1="27.657cm" svg:x2="17.248cm" svg:y2="26.257cm" draw:start-shape="id45" draw:start-glue-point="0" svg:d="M17248 27657v-1400" svg:viewBox="0 0 1 1401">
          <text:p text:style-name="P1"><text:span text:style-name="T2">/carry1</text:span></text:p>
        </draw:connector>
        <draw:connector draw:style-name="gr3" draw:text-style-name="P4" draw:layer="layout" draw:type="line" svg:x1="21.222cm" svg:y1="27.7cm" svg:x2="21.255cm" svg:y2="26.253cm" draw:start-shape="id42" draw:start-glue-point="0" svg:d="M21222 27700l33-1447" svg:viewBox="0 0 34 1448">
          <text:p text:style-name="P1"><text:span text:style-name="T2">carry2</text:span></text:p>
        </draw:connector>
        <draw:connector draw:style-name="gr3" draw:text-style-name="P4" draw:layer="layout" draw:type="line" svg:x1="26.714cm" svg:y1="17.167cm" svg:x2="27.544cm" svg:y2="15.955cm" draw:end-shape="id38" draw:end-glue-point="2" svg:d="M26714 17167l830-1212" svg:viewBox="0 0 831 1213">
          <text:p text:style-name="P1"><text:span text:style-name="T2">/carry4</text:span></text:p>
        </draw:connector>
        <draw:connector draw:style-name="gr3" draw:text-style-name="P4" draw:layer="layout" draw:type="line" svg:x1="28.944cm" svg:y1="17.167cm" svg:x2="29.744cm" svg:y2="15.955cm" draw:end-shape="id46" draw:end-glue-point="2" svg:d="M28944 17167l800-1212" svg:viewBox="0 0 801 1213">
          <text:p text:style-name="P1"><text:span text:style-name="T2">/carry5</text:span></text:p>
        </draw:connector>
        <draw:connector draw:style-name="gr3" draw:text-style-name="P4" draw:layer="layout" draw:type="line" svg:x1="21.136cm" svg:y1="21.153cm" svg:x2="21.188cm" svg:y2="19.763cm" draw:start-shape="id47" draw:start-glue-point="0" svg:d="M21136 21153l52-1390" svg:viewBox="0 0 53 1391">
          <text:p text:style-name="P1"><text:span text:style-name="T2">carry6</text:span></text:p>
        </draw:connector>
        <draw:connector draw:style-name="gr7" draw:text-style-name="P6" draw:layer="layout" draw:type="line" svg:x1="18.744cm" svg:y1="15.055cm" svg:x2="18.794cm" svg:y2="12.332cm" draw:start-shape="id14" draw:start-glue-point="0" draw:end-shape="id52" draw:end-glue-point="2" svg:d="M18744 15055l50-2723" svg:viewBox="0 0 51 2724">
          <text:p/>
        </draw:connector>
        <draw:connector draw:style-name="gr7" draw:text-style-name="P6" draw:layer="layout" draw:type="line" svg:x1="20.944cm" svg:y1="15.055cm" svg:x2="22.094cm" svg:y2="8.971cm" draw:start-shape="id44" draw:start-glue-point="0" draw:end-shape="id53" draw:end-glue-point="2" svg:d="M20944 15055l1150-6084" svg:viewBox="0 0 1151 6085">
          <text:p/>
        </draw:connector>
        <draw:connector draw:style-name="gr7" draw:text-style-name="P6" draw:layer="layout" draw:type="line" svg:x1="23.144cm" svg:y1="15.055cm" svg:x2="24.301cm" svg:y2="8.971cm" draw:start-shape="id40" draw:start-glue-point="0" draw:end-shape="id54" draw:end-glue-point="2" svg:d="M23144 15055l1157-6084" svg:viewBox="0 0 1158 6085">
          <text:p/>
        </draw:connector>
        <draw:connector draw:style-name="gr7" draw:text-style-name="P6" draw:layer="layout" draw:type="line" svg:x1="25.321cm" svg:y1="15.055cm" svg:x2="26.451cm" svg:y2="8.971cm" draw:start-shape="id43" draw:start-glue-point="0" draw:end-shape="id55" draw:end-glue-point="2" svg:d="M25321 15055l1130-6084" svg:viewBox="0 0 1131 6085">
          <text:p/>
        </draw:connector>
        <draw:connector draw:style-name="gr7" draw:text-style-name="P6" draw:layer="layout" draw:type="line" svg:x1="27.544cm" svg:y1="15.055cm" svg:x2="28.651cm" svg:y2="8.971cm" draw:start-shape="id38" draw:start-glue-point="0" draw:end-shape="id56" draw:end-glue-point="2" svg:d="M27544 15055l1107-6084" svg:viewBox="0 0 1108 6085">
          <text:p/>
        </draw:connector>
        <draw:connector draw:style-name="gr7" draw:text-style-name="P6" draw:layer="layout" draw:type="line" svg:x1="29.744cm" svg:y1="15.055cm" svg:x2="30.851cm" svg:y2="8.971cm" draw:start-shape="id46" draw:start-glue-point="0" draw:end-shape="id57" draw:end-glue-point="2" svg:d="M29744 15055l1107-6084" svg:viewBox="0 0 1108 6085">
          <text:p/>
        </draw:connector>
        <draw:connector draw:style-name="gr7" draw:text-style-name="P6" draw:layer="layout" draw:type="line" svg:x1="31.944cm" svg:y1="15.055cm" svg:x2="31.994cm" svg:y2="12.332cm" draw:start-shape="id48" draw:start-glue-point="0" draw:end-shape="id58" draw:end-glue-point="2" svg:d="M31944 15055l50-2723" svg:viewBox="0 0 51 2724">
          <text:p/>
        </draw:connector>
        <draw:connector draw:style-name="gr7" draw:text-style-name="P6" draw:layer="layout" draw:type="line" svg:x1="34.144cm" svg:y1="15.055cm" svg:x2="35.251cm" svg:y2="8.971cm" draw:start-shape="id49" draw:start-glue-point="0" draw:end-shape="id59" draw:end-glue-point="2" svg:d="M34144 15055l1107-6084" svg:viewBox="0 0 1108 6085">
          <text:p/>
        </draw:connector>
        <draw:custom-shape draw:style-name="gr1" draw:text-style-name="P2" xml:id="id60" draw:id="id60" draw:layer="layout" svg:width="1cm" svg:height="0.9cm" svg:x="10.644cm" svg:y="20.732cm">
          <text:p text:style-name="P1"><text:span text:style-name="T1">IMUX</text:span></text:p>
          <text:p text:style-name="P1"><text:span text:style-name="T1">41190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1.144cm" svg:y1="20.732cm" svg:x2="11.144cm" svg:y2="19.332cm" draw:start-shape="id60" draw:start-glue-point="0" svg:d="M11144 20732v-1400" svg:viewBox="0 0 1 1401">
          <text:p text:style-name="P1"><text:span text:style-name="T2">/carry0</text:span></text:p>
        </draw:connector>
        <draw:custom-shape draw:style-name="gr2" draw:text-style-name="P3" xml:id="id53" draw:id="id53" draw:layer="layout" svg:width="2.1cm" svg:height="0.9cm" svg:x="21.044cm" svg:y="8.071cm">
          <text:p text:style-name="P1"><text:span text:style-name="T1">DFF (clk48)</text:span></text:p>
          <text:p text:style-name="P1"><text:span text:style-name="T1">37140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54" draw:id="id54" draw:layer="layout" svg:width="2cm" svg:height="0.9cm" svg:x="23.301cm" svg:y="8.071cm">
          <text:p text:style-name="P1"><text:span text:style-name="T1">DFF (clk48)</text:span></text:p>
          <text:p text:style-name="P1"><text:span text:style-name="T1">40152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23.144cm" svg:y1="15.055cm" svg:x2="23.151cm" svg:y2="12.332cm" draw:start-shape="id40" draw:start-glue-point="0" draw:end-shape="id61" draw:end-glue-point="2" svg:d="M23144 15055l7-2723" svg:viewBox="0 0 8 2724">
          <text:p/>
        </draw:connector>
        <draw:connector draw:style-name="gr7" draw:text-style-name="P7" draw:layer="layout" draw:type="line" svg:x1="20.944cm" svg:y1="15.055cm" svg:x2="20.994cm" svg:y2="12.332cm" draw:start-shape="id44" draw:start-glue-point="0" draw:end-shape="id62" draw:end-glue-point="2" svg:d="M20944 15055l50-2723" svg:viewBox="0 0 51 2724">
          <text:p/>
        </draw:connector>
        <draw:custom-shape draw:style-name="gr2" draw:text-style-name="P3" xml:id="id55" draw:id="id55" draw:layer="layout" svg:width="2.1cm" svg:height="0.9cm" svg:x="25.401cm" svg:y="8.071cm">
          <text:p text:style-name="P1"><text:span text:style-name="T1">DFF (clk48)</text:span></text:p>
          <text:p text:style-name="P1"><text:span text:style-name="T1">39173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25.321cm" svg:y1="15.055cm" svg:x2="25.351cm" svg:y2="12.332cm" draw:start-shape="id43" draw:start-glue-point="0" draw:end-shape="id63" draw:end-glue-point="2" svg:d="M25321 15055l30-2723" svg:viewBox="0 0 31 2724">
          <text:p/>
        </draw:connector>
        <draw:custom-shape draw:style-name="gr2" draw:text-style-name="P3" xml:id="id56" draw:id="id56" draw:layer="layout" svg:width="2.1cm" svg:height="0.9cm" svg:x="27.601cm" svg:y="8.071cm">
          <text:p text:style-name="P1"><text:span text:style-name="T1">DFF (clk48)</text:span></text:p>
          <text:p text:style-name="P1"><text:span text:style-name="T1">40154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27.544cm" svg:y1="15.055cm" svg:x2="27.551cm" svg:y2="12.332cm" draw:start-shape="id38" draw:start-glue-point="0" draw:end-shape="id64" draw:end-glue-point="2" svg:d="M27544 15055l7-2723" svg:viewBox="0 0 8 2724">
          <text:p/>
        </draw:connector>
        <draw:custom-shape draw:style-name="gr2" draw:text-style-name="P3" xml:id="id52" draw:id="id52" draw:layer="layout" svg:width="2.1cm" svg:height="0.9cm" svg:x="17.744cm" svg:y="11.432cm">
          <text:p text:style-name="P1"><text:span text:style-name="T1">DFF (clk50)</text:span></text:p>
          <text:p text:style-name="P1"><text:span text:style-name="T1">4318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6" draw:id="id66" draw:layer="layout" svg:width="2.1cm" svg:height="0.9cm" svg:x="18.844cm" svg:y="8.071cm">
          <text:p text:style-name="P1"><text:span text:style-name="T1">DFF (clk48)</text:span></text:p>
          <text:p text:style-name="P1"><text:span text:style-name="T1">42182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29.744cm" svg:y1="15.055cm" svg:x2="29.751cm" svg:y2="12.332cm" draw:start-shape="id46" draw:start-glue-point="0" draw:end-shape="id65" draw:end-glue-point="2" svg:d="M29744 15055l7-2723" svg:viewBox="0 0 8 2724">
          <text:p/>
        </draw:connector>
        <draw:connector draw:style-name="gr7" draw:text-style-name="P7" draw:layer="layout" draw:type="line" svg:x1="18.744cm" svg:y1="15.055cm" svg:x2="19.894cm" svg:y2="8.971cm" draw:start-shape="id14" draw:start-glue-point="0" draw:end-shape="id66" draw:end-glue-point="2" svg:d="M18744 15055l1150-6084" svg:viewBox="0 0 1151 6085">
          <text:p/>
        </draw:connector>
        <draw:custom-shape draw:style-name="gr2" draw:text-style-name="P3" xml:id="id58" draw:id="id58" draw:layer="layout" svg:width="2.1cm" svg:height="0.9cm" svg:x="30.944cm" svg:y="11.432cm">
          <text:p text:style-name="P1"><text:span text:style-name="T1">DFF (clk50)</text:span></text:p>
          <text:p text:style-name="P1"><text:span text:style-name="T1">3515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7" draw:id="id67" draw:layer="layout" svg:width="2.1cm" svg:height="0.9cm" svg:x="32.001cm" svg:y="8.071cm">
          <text:p text:style-name="P1"><text:span text:style-name="T1">DFF (clk48)</text:span></text:p>
          <text:p text:style-name="P1"><text:span text:style-name="T1">35157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31.944cm" svg:y1="15.055cm" svg:x2="33.051cm" svg:y2="8.971cm" draw:start-shape="id48" draw:start-glue-point="0" draw:end-shape="id67" draw:end-glue-point="2" svg:d="M31944 15055l1107-6084" svg:viewBox="0 0 1108 6085">
          <text:p/>
        </draw:connector>
        <draw:custom-shape draw:style-name="gr2" draw:text-style-name="P3" xml:id="id59" draw:id="id59" draw:layer="layout" svg:width="2.1cm" svg:height="0.9cm" svg:x="34.201cm" svg:y="8.071cm">
          <text:p text:style-name="P1"><text:span text:style-name="T1">DFF (clk48)</text:span></text:p>
          <text:p text:style-name="P1"><text:span text:style-name="T1">36162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34.144cm" svg:y1="15.055cm" svg:x2="34.251cm" svg:y2="12.332cm" draw:start-shape="id49" draw:start-glue-point="0" draw:end-shape="id68" draw:end-glue-point="2" svg:d="M34144 15055l107-2723" svg:viewBox="0 0 108 2724">
          <text:p/>
        </draw:connector>
        <draw:custom-shape draw:style-name="gr1" draw:text-style-name="P2" xml:id="id69" draw:id="id69" draw:layer="layout" svg:width="1cm" svg:height="0.9cm" svg:x="11.647cm" svg:y="23.448cm">
          <text:p text:style-name="P1"><text:span text:style-name="T1">XNOR</text:span></text:p>
          <text:p text:style-name="P1"><text:span text:style-name="T1">40160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602cm" svg:y1="25.925cm" svg:x2="12.147cm" svg:y2="24.348cm" draw:end-shape="id69" draw:end-glue-point="2" svg:d="M12602 25925l-455-1577" svg:viewBox="0 0 456 1578">
          <text:p text:style-name="P1"><text:span text:style-name="T2">4_00</text:span></text:p>
        </draw:connector>
        <draw:custom-shape draw:style-name="gr1" draw:text-style-name="P2" xml:id="id70" draw:id="id70" draw:layer="layout" svg:width="1cm" svg:height="0.9cm" svg:x="13.872cm" svg:y="23.425cm">
          <text:p text:style-name="P1"><text:span text:style-name="T1">OR</text:span></text:p>
          <text:p text:style-name="P1"><text:span text:style-name="T1">40161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4.944cm" svg:y1="25.932cm" svg:x2="14.372cm" svg:y2="24.325cm" draw:end-shape="id70" draw:end-glue-point="2" svg:d="M14944 25932l-572-1607" svg:viewBox="0 0 573 1608">
          <text:p text:style-name="P1"><text:span text:style-name="T2">4_00</text:span></text:p>
        </draw:connector>
        <draw:connector draw:style-name="gr5" draw:text-style-name="P6" draw:layer="layout" draw:type="line" svg:x1="12.147cm" svg:y1="23.448cm" svg:x2="11.144cm" svg:y2="21.632cm" draw:start-shape="id69" draw:start-glue-point="0" draw:end-shape="id60" draw:end-glue-point="2" svg:d="M12147 23448l-1003-1816" svg:viewBox="0 0 1004 1817">
          <text:p text:style-name="P1"><text:span text:style-name="T2">a</text:span></text:p>
        </draw:connector>
        <draw:connector draw:style-name="gr5" draw:text-style-name="P6" draw:layer="layout" draw:type="line" svg:x1="14.372cm" svg:y1="23.425cm" svg:x2="11.144cm" svg:y2="21.632cm" draw:start-shape="id70" draw:start-glue-point="0" draw:end-shape="id60" draw:end-glue-point="2" svg:d="M14372 23425l-3228-1793" svg:viewBox="0 0 3229 1794">
          <text:p text:style-name="P1"><text:span text:style-name="T2">c</text:span></text:p>
        </draw:connector>
        <draw:connector draw:style-name="gr3" draw:text-style-name="P4" draw:layer="layout" draw:type="line" svg:x1="11.544cm" svg:y1="25.555cm" svg:x2="12.147cm" svg:y2="24.348cm" draw:end-shape="id69" draw:end-glue-point="2" svg:d="M11544 25555l603-1207" svg:viewBox="0 0 604 1208">
          <text:p text:style-name="P1"><text:span text:style-name="T2">3_X1</text:span></text:p>
        </draw:connector>
        <draw:connector draw:style-name="gr3" draw:text-style-name="P4" draw:layer="layout" draw:type="line" svg:x1="13.769cm" svg:y1="25.54cm" svg:x2="14.372cm" svg:y2="24.325cm" draw:end-shape="id70" draw:end-glue-point="2" svg:d="M13769 25540l603-1215" svg:viewBox="0 0 604 1216">
          <text:p text:style-name="P1"><text:span text:style-name="T2">3_X1</text:span></text:p>
        </draw:connector>
        <draw:custom-shape draw:style-name="gr1" draw:text-style-name="P2" xml:id="id71" draw:id="id71" draw:layer="layout" svg:width="1cm" svg:height="0.9cm" svg:x="12.744cm" svg:y="23.425cm">
          <text:p text:style-name="P1"><text:span text:style-name="T1">22-AAOI</text:span></text:p>
          <text:p text:style-name="P1"><text:span text:style-name="T1">41193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3.244cm" svg:y1="23.425cm" svg:x2="11.144cm" svg:y2="21.632cm" draw:start-shape="id71" draw:start-glue-point="0" draw:end-shape="id60" draw:end-glue-point="2" svg:d="M13244 23425l-2100-1793" svg:viewBox="0 0 2101 1794">
          <text:p text:style-name="P1"><text:span text:style-name="T2">b</text:span></text:p>
        </draw:connector>
        <draw:connector draw:style-name="gr5" draw:text-style-name="P6" draw:layer="layout" draw:type="line" svg:x1="12.644cm" svg:y1="28.632cm" svg:x2="13.244cm" svg:y2="24.325cm" draw:start-shape="id8" draw:start-glue-point="0" draw:end-shape="id71" draw:end-glue-point="2" svg:d="M12644 28632l600-4307" svg:viewBox="0 0 601 4308">
          <text:p text:style-name="P1"><text:span text:style-name="T2">a</text:span></text:p>
        </draw:connector>
        <draw:connector draw:style-name="gr5" draw:text-style-name="P6" draw:layer="layout" draw:type="line" svg:x1="13.744cm" svg:y1="28.632cm" svg:x2="13.244cm" svg:y2="24.325cm" draw:start-shape="id9" draw:start-glue-point="0" draw:end-shape="id71" draw:end-glue-point="2" svg:d="M13744 28632l-500-4307" svg:viewBox="0 0 501 4308">
          <text:p text:style-name="P1"><text:span text:style-name="T2">c</text:span></text:p>
        </draw:connector>
        <draw:custom-shape draw:style-name="gr1" draw:text-style-name="P2" xml:id="id72" draw:id="id72" draw:layer="layout" svg:width="1cm" svg:height="0.9cm" svg:x="7.555cm" svg:y="27.355cm">
          <text:p text:style-name="P1"><text:span text:style-name="T1">12-OAI</text:span></text:p>
          <text:p text:style-name="P1"><text:span text:style-name="T1">40167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.955cm" svg:y1="29.355cm" svg:x2="8.055cm" svg:y2="28.255cm" draw:start-shape="id6" draw:start-glue-point="0" draw:end-shape="id72" draw:end-glue-point="2" svg:d="M6955 29355l1100-1100" svg:viewBox="0 0 1101 1101">
          <text:p text:style-name="P1"><text:span text:style-name="T2">a</text:span></text:p>
        </draw:connector>
        <draw:connector draw:style-name="gr5" draw:text-style-name="P6" draw:layer="layout" draw:type="line" svg:x1="9.155cm" svg:y1="29.455cm" svg:x2="8.055cm" svg:y2="28.255cm" draw:start-shape="id7" draw:start-glue-point="0" draw:end-shape="id72" draw:end-glue-point="2" svg:d="M9155 29455l-1100-1200" svg:viewBox="0 0 1101 1201">
          <text:p text:style-name="P1"><text:span text:style-name="T2">c</text:span></text:p>
        </draw:connector>
        <draw:custom-shape draw:style-name="gr1" draw:text-style-name="P2" xml:id="id73" draw:id="id73" draw:layer="layout" svg:width="1cm" svg:height="0.9cm" svg:x="16.044cm" svg:y="15.132cm">
          <text:p text:style-name="P1"><text:span text:style-name="T1">XOR</text:span></text:p>
          <text:p text:style-name="P1"><text:span text:style-name="T1">39186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5.313cm" svg:y1="17.312cm" svg:x2="16.544cm" svg:y2="16.032cm" draw:end-shape="id73" draw:end-glue-point="2" svg:d="M15313 17312l1231-1280" svg:viewBox="0 0 1232 1281">
          <text:p text:style-name="P1"><text:span text:style-name="T2">carryx1</text:span></text:p>
        </draw:connector>
        <draw:custom-shape draw:style-name="gr1" draw:text-style-name="P2" xml:id="id74" draw:id="id74" draw:layer="layout" svg:width="1cm" svg:height="0.9cm" svg:x="16.544cm" svg:y="16.732cm">
          <text:p text:style-name="P1"><text:span text:style-name="T1">XOR</text:span></text:p>
          <text:p text:style-name="P1"><text:span text:style-name="T1">39185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6.595cm" svg:y1="18.827cm" svg:x2="17.044cm" svg:y2="17.632cm" draw:end-shape="id74" draw:end-glue-point="2" svg:d="M16595 18827l449-1195" svg:viewBox="0 0 450 1196">
          <text:p text:style-name="P1"><text:span text:style-name="T2">3_X2</text:span></text:p>
        </draw:connector>
        <draw:connector draw:style-name="gr5" draw:text-style-name="P6" draw:layer="layout" draw:type="line" svg:x1="13.026cm" svg:y1="32.479cm" svg:x2="12.644cm" svg:y2="29.532cm" draw:end-shape="id8" draw:end-glue-point="2" svg:d="M13026 32479l-382-2947" svg:viewBox="0 0 383 2948">
          <text:p text:style-name="P1"><text:span text:style-name="T2">3_X2/c</text:span></text:p>
        </draw:connector>
        <draw:connector draw:style-name="gr5" draw:text-style-name="P6" draw:layer="layout" draw:type="line" svg:x1="14.216cm" svg:y1="33.246cm" svg:x2="13.744cm" svg:y2="29.532cm" draw:end-shape="id9" draw:end-glue-point="2" svg:d="M14216 33246l-472-3714" svg:viewBox="0 0 473 3715">
          <text:p text:style-name="P1"><text:span text:style-name="T2">3_X2/d</text:span></text:p>
        </draw:connector>
        <draw:custom-shape draw:style-name="gr1" draw:text-style-name="P2" xml:id="id75" draw:id="id75" draw:layer="layout" svg:width="1cm" svg:height="0.9cm" svg:x="14.844cm" svg:y="18.332cm">
          <text:p text:style-name="P1"><text:span text:style-name="T1">XNOR</text:span></text:p>
          <text:p text:style-name="P1"><text:span text:style-name="T1">41191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15.882cm" svg:y1="20.599cm" svg:x2="15.344cm" svg:y2="19.232cm" draw:end-shape="id75" draw:end-glue-point="2" svg:d="M15882 20599l-538-1367" svg:viewBox="0 0 539 1368">
          <text:p text:style-name="P1"><text:span text:style-name="T2">3_X2</text:span></text:p>
        </draw:connector>
        <draw:custom-shape draw:style-name="gr1" draw:text-style-name="P2" xml:id="id76" draw:id="id76" draw:layer="layout" svg:width="1cm" svg:height="0.9cm" svg:x="11.044cm" svg:y="28.632cm">
          <text:p text:style-name="P1"><text:span text:style-name="T1">NAND</text:span></text:p>
          <text:p text:style-name="P1"><text:span text:style-name="T1">41192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11.041cm" svg:y1="31.076cm" svg:x2="11.544cm" svg:y2="29.532cm" draw:end-shape="id76" draw:end-glue-point="2" svg:d="M11041 31076l503-1544" svg:viewBox="0 0 504 1545">
          <text:p text:style-name="P1"><text:span text:style-name="T2">3_X2</text:span></text:p>
        </draw:connector>
        <draw:custom-shape draw:style-name="gr1" draw:text-style-name="P2" xml:id="id77" draw:id="id77" draw:layer="layout" svg:width="1cm" svg:height="0.9cm" svg:x="14.744cm" svg:y="20.832cm">
          <text:p text:style-name="P1"><text:span text:style-name="T1">OR</text:span></text:p>
          <text:p text:style-name="P1"><text:span text:style-name="T1">40164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4.752cm" svg:y1="23.103cm" svg:x2="15.244cm" svg:y2="21.732cm" draw:end-shape="id77" draw:end-glue-point="2" svg:d="M14752 23103l492-1371" svg:viewBox="0 0 493 1372">
          <text:p text:style-name="P1"><text:span text:style-name="T2">3_X2</text:span></text:p>
        </draw:connector>
        <draw:connector draw:style-name="gr5" draw:text-style-name="P6" draw:layer="layout" draw:type="line" svg:x1="13.395cm" svg:y1="17.265cm" svg:x2="14.344cm" svg:y2="16.032cm" draw:end-shape="id78" draw:end-glue-point="2" svg:d="M13395 17265l949-1233" svg:viewBox="0 0 950 1234">
          <text:p text:style-name="P1"><text:span text:style-name="T2">carryx1/a</text:span></text:p>
        </draw:connector>
        <draw:custom-shape draw:style-name="gr1" draw:text-style-name="P2" xml:id="id78" draw:id="id78" draw:layer="layout" svg:width="1cm" svg:height="0.9cm" svg:x="13.844cm" svg:y="15.132cm">
          <text:p text:style-name="P1"><text:span text:style-name="T1">IMUX</text:span></text:p>
          <text:p text:style-name="P1"><text:span text:style-name="T1">40163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1.544cm" svg:y1="28.632cm" svg:x2="13.244cm" svg:y2="24.325cm" draw:start-shape="id76" draw:start-glue-point="0" draw:end-shape="id71" draw:end-glue-point="2" svg:d="M11544 28632l1700-4307" svg:viewBox="0 0 1701 4308">
          <text:p text:style-name="P1"><text:span text:style-name="T2">b</text:span></text:p>
        </draw:connector>
        <draw:custom-shape draw:style-name="gr1" draw:text-style-name="P2" xml:id="id79" draw:id="id79" draw:layer="layout" svg:width="1cm" svg:height="0.9cm" svg:x="11.644cm" svg:y="15.132cm">
          <text:p text:style-name="P1"><text:span text:style-name="T1">XNOR</text:span></text:p>
          <text:p text:style-name="P1"><text:span text:style-name="T1">42185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2.612cm" svg:y1="16.786cm" svg:x2="12.144cm" svg:y2="16.032cm" draw:start-shape="id10" draw:start-glue-point="0" draw:end-shape="id79" draw:end-glue-point="2" svg:d="M12612 16786l-468-754" svg:viewBox="0 0 469 755">
          <text:p/>
        </draw:connector>
        <draw:connector draw:style-name="gr5" draw:text-style-name="P6" draw:layer="layout" draw:type="line" svg:x1="14.269cm" svg:y1="32.531cm" svg:x2="13.744cm" svg:y2="29.532cm" draw:end-shape="id9" draw:end-glue-point="2" svg:d="M14269 32531l-525-2999" svg:viewBox="0 0 526 3000">
          <text:p text:style-name="P1"><text:span text:style-name="T2">4_X1/c</text:span></text:p>
        </draw:connector>
        <draw:connector draw:style-name="gr5" draw:text-style-name="P6" draw:layer="layout" draw:type="line" svg:x1="12.973cm" svg:y1="33.246cm" svg:x2="12.644cm" svg:y2="29.532cm" draw:end-shape="id8" draw:end-glue-point="2" svg:d="M12973 33246l-329-3714" svg:viewBox="0 0 330 3715">
          <text:p text:style-name="P1"><text:span text:style-name="T2">4_X1/d</text:span></text:p>
        </draw:connector>
        <draw:connector draw:style-name="gr5" draw:text-style-name="P6" draw:layer="layout" draw:type="line" svg:x1="11.835cm" svg:y1="31.738cm" svg:x2="11.544cm" svg:y2="29.532cm" draw:end-shape="id76" draw:end-glue-point="2" svg:d="M11835 31738l-291-2206" svg:viewBox="0 0 292 2207">
          <text:p text:style-name="P1"><text:span text:style-name="T2">4_X1</text:span></text:p>
        </draw:connector>
        <draw:connector draw:style-name="gr5" draw:text-style-name="P6" draw:layer="layout" draw:type="line" svg:x1="15.678cm" svg:y1="23.738cm" svg:x2="15.244cm" svg:y2="21.732cm" draw:end-shape="id77" draw:end-glue-point="2" svg:d="M15678 23738l-434-2006" svg:viewBox="0 0 435 2007">
          <text:p text:style-name="P1"><text:span text:style-name="T2">4_X1</text:span></text:p>
        </draw:connector>
        <draw:connector draw:style-name="gr5" draw:text-style-name="P6" xml:id="id82" draw:id="id82" draw:layer="layout" draw:type="line" svg:x1="13.035cm" svg:y1="32.48cm" svg:x2="12.653cm" svg:y2="29.533cm" svg:d="M13035 32480l-382-2947" svg:viewBox="0 0 383 2948">
          <text:p text:style-name="P1"><text:span text:style-name="T2">3_X2/c</text:span></text:p>
        </draw:connector>
        <draw:connector draw:style-name="gr5" draw:text-style-name="P6" draw:layer="layout" draw:type="line" svg:x1="17.521cm" svg:y1="19.303cm" svg:x2="17.044cm" svg:y2="17.632cm" draw:end-shape="id74" draw:end-glue-point="2" svg:d="M17521 19303l-477-1671" svg:viewBox="0 0 478 1672">
          <text:p text:style-name="P1"><text:span text:style-name="T2">4_X1</text:span></text:p>
        </draw:connector>
        <draw:custom-shape draw:style-name="gr2" draw:text-style-name="P3" xml:id="id80" draw:id="id80" draw:layer="layout" svg:width="2.1cm" svg:height="0.9cm" svg:x="15.544cm" svg:y="11.432cm">
          <text:p text:style-name="P1"><text:span text:style-name="T1">DFF (clk50)</text:span></text:p>
          <text:p text:style-name="P1"><text:span text:style-name="T1">4016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1" draw:id="id81" draw:layer="layout" svg:width="2.1cm" svg:height="0.9cm" svg:x="16.644cm" svg:y="8.071cm">
          <text:p text:style-name="P1"><text:span text:style-name="T1">DFF (clk48)</text:span></text:p>
          <text:p text:style-name="P1"><text:span text:style-name="T1">39183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7.044cm" svg:y1="16.732cm" svg:x2="16.544cm" svg:y2="16.032cm" draw:end-shape="id73" draw:end-glue-point="2" svg:d="M17044 16732l-500-700" svg:viewBox="0 0 501 701">
          <text:p/>
        </draw:connector>
        <draw:connector draw:style-name="gr5" draw:text-style-name="P6" draw:layer="layout" draw:type="line" svg:x1="8.055cm" svg:y1="27.355cm" svg:x2="8.077cm" svg:y2="25.359cm" draw:start-shape="id72" draw:start-glue-point="0" svg:d="M8055 27355l22-1996" svg:viewBox="0 0 23 1997">
          <text:p text:style-name="P1"><text:span text:style-name="T2">carryx1</text:span></text:p>
        </draw:connector>
        <draw:connector draw:style-name="gr7" draw:text-style-name="P7" draw:layer="layout" draw:type="line" svg:x1="16.544cm" svg:y1="15.132cm" svg:x2="16.594cm" svg:y2="12.332cm" draw:start-shape="id73" draw:start-glue-point="0" draw:end-shape="id80" draw:end-glue-point="2" svg:d="M16544 15132l50-2800" svg:viewBox="0 0 51 2801">
          <text:p/>
        </draw:connector>
        <draw:connector draw:style-name="gr7" draw:text-style-name="P7" draw:layer="layout" draw:type="line" svg:x1="16.544cm" svg:y1="15.132cm" svg:x2="17.694cm" svg:y2="8.971cm" draw:start-shape="id73" draw:start-glue-point="0" draw:end-shape="id81" draw:end-glue-point="2" svg:d="M16544 15132l1150-6161" svg:viewBox="0 0 1151 6162">
          <text:p/>
        </draw:connector>
        <draw:connector draw:style-name="gr5" draw:text-style-name="P6" draw:layer="layout" draw:type="line" svg:x1="13.131cm" svg:y1="31.05cm" svg:x2="12.653cm" svg:y2="29.533cm" draw:end-shape="id82" draw:end-glue-point="3" svg:d="M13131 31050l-478-1517" svg:viewBox="0 0 479 1518">
          <text:p text:style-name="P1"><text:span text:style-name="T2">4_X2/a</text:span></text:p>
        </draw:connector>
        <draw:connector draw:style-name="gr5" draw:text-style-name="P6" draw:layer="layout" draw:type="line" svg:x1="14.322cm" svg:y1="31.076cm" svg:x2="13.744cm" svg:y2="29.532cm" draw:end-shape="id9" draw:end-glue-point="2" svg:d="M14322 31076l-578-1544" svg:viewBox="0 0 579 1545">
          <text:p text:style-name="P1"><text:span text:style-name="T2">4_X2/a</text:span></text:p>
        </draw:connector>
        <draw:connector draw:style-name="gr5" draw:text-style-name="P6" draw:layer="layout" draw:type="line" svg:x1="9.744cm" svg:y1="32.132cm" svg:x2="9.155cm" svg:y2="30.355cm" draw:end-shape="id7" draw:end-glue-point="2" svg:d="M9744 32132l-589-1777" svg:viewBox="0 0 590 1778">
          <text:p text:style-name="P1"><text:span text:style-name="T2">4_X2</text:span></text:p>
        </draw:connector>
        <draw:connector draw:style-name="gr5" draw:text-style-name="P6" draw:layer="layout" draw:type="line" svg:x1="7.544cm" svg:y1="32.055cm" svg:x2="6.955cm" svg:y2="30.255cm" draw:end-shape="id6" draw:end-glue-point="2" svg:d="M7544 32055l-589-1800" svg:viewBox="0 0 590 1801">
          <text:p text:style-name="P1"><text:span text:style-name="T2">4_X2</text:span></text:p>
        </draw:connector>
        <draw:connector draw:style-name="gr5" draw:text-style-name="P6" draw:layer="layout" draw:type="line" svg:x1="13.244cm" svg:y1="19.486cm" svg:x2="12.612cm" svg:y2="17.686cm" draw:end-shape="id10" draw:end-glue-point="2" svg:d="M13244 19486l-632-1800" svg:viewBox="0 0 633 1801">
          <text:p text:style-name="P1"><text:span text:style-name="T2">4_X2</text:span></text:p>
        </draw:connector>
        <draw:connector draw:style-name="gr7" draw:text-style-name="P7" draw:layer="layout" draw:type="line" svg:x1="12.147cm" svg:y1="23.448cm" svg:x2="15.344cm" svg:y2="19.232cm" draw:start-shape="id69" draw:start-glue-point="0" draw:end-shape="id75" draw:end-glue-point="2" svg:d="M12147 23448l3197-4216" svg:viewBox="0 0 3198 4217">
          <text:p/>
        </draw:connector>
        <draw:connector draw:style-name="gr7" draw:text-style-name="P7" draw:layer="layout" draw:type="line" svg:x1="12.147cm" svg:y1="23.448cm" svg:x2="14.144cm" svg:y2="19.232cm" draw:start-shape="id69" draw:start-glue-point="0" draw:end-shape="id83" draw:end-glue-point="2" svg:d="M12147 23448l1997-4216" svg:viewBox="0 0 1998 4217">
          <text:p/>
        </draw:connector>
        <draw:custom-shape draw:style-name="gr1" draw:text-style-name="P2" xml:id="id83" draw:id="id83" draw:layer="layout" svg:width="1cm" svg:height="0.9cm" svg:x="13.644cm" svg:y="18.332cm">
          <text:p text:style-name="P1"><text:span text:style-name="T1">XOR</text:span></text:p>
          <text:p text:style-name="P1"><text:span text:style-name="T1">4016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15.344cm" svg:y1="18.332cm" svg:x2="14.344cm" svg:y2="16.032cm" draw:start-shape="id75" draw:start-glue-point="0" draw:end-shape="id78" draw:end-glue-point="2" svg:d="M15344 18332l-1000-2300" svg:viewBox="0 0 1001 2301">
          <text:p text:style-name="P1"><text:span text:style-name="T2">b</text:span></text:p>
        </draw:connector>
        <draw:connector draw:style-name="gr5" draw:text-style-name="P6" draw:layer="layout" draw:type="line" svg:x1="14.144cm" svg:y1="18.332cm" svg:x2="14.344cm" svg:y2="16.032cm" draw:start-shape="id83" draw:start-glue-point="0" draw:end-shape="id78" draw:end-glue-point="2" svg:d="M14144 18332l200-2300" svg:viewBox="0 0 201 2301">
          <text:p text:style-name="P1"><text:span text:style-name="T2">c</text:span></text:p>
        </draw:connector>
        <draw:connector draw:style-name="gr7" draw:text-style-name="P7" draw:layer="layout" draw:type="line" svg:x1="15.244cm" svg:y1="20.832cm" svg:x2="14.144cm" svg:y2="19.232cm" draw:start-shape="id77" draw:start-glue-point="0" draw:end-shape="id83" draw:end-glue-point="2" svg:d="M15244 20832l-1100-1600" svg:viewBox="0 0 1101 1601">
          <text:p/>
        </draw:connector>
        <draw:connector draw:style-name="gr5" draw:text-style-name="P7" draw:layer="layout" draw:type="line" svg:x1="8.051cm" svg:y1="30.23cm" svg:x2="8.055cm" svg:y2="28.255cm" draw:end-shape="id72" draw:end-glue-point="2" svg:d="M8051 30230l4-1975" svg:viewBox="0 0 5 1976">
          <text:p text:style-name="P1"><text:span text:style-name="T2">/carryx2/b</text:span></text:p>
        </draw:connector>
        <draw:connector draw:style-name="gr5" draw:text-style-name="P7" draw:layer="layout" draw:type="line" svg:x1="14.444cm" svg:y1="27.932cm" svg:x2="13.244cm" svg:y2="24.325cm" draw:end-shape="id71" draw:end-glue-point="2" svg:d="M14444 27932l-1200-3607" svg:viewBox="0 0 1201 3608">
          <text:p text:style-name="P1"><text:span text:style-name="T2">/carryx2/d</text:span></text:p>
        </draw:connector>
        <draw:connector draw:style-name="gr5" draw:text-style-name="P6" draw:layer="layout" draw:type="line" svg:x1="11.052cm" svg:y1="17.166cm" svg:x2="12.144cm" svg:y2="16.032cm" draw:end-shape="id79" draw:end-glue-point="2" svg:d="M11052 17166l1092-1134" svg:viewBox="0 0 1093 1135">
          <text:p text:style-name="P1"><text:span text:style-name="T2">/carryx2</text:span></text:p>
        </draw:connector>
        <draw:custom-shape draw:style-name="gr2" draw:text-style-name="P3" xml:id="id84" draw:id="id84" draw:layer="layout" svg:width="2.1cm" svg:height="0.9cm" svg:x="13.344cm" svg:y="11.432cm">
          <text:p text:style-name="P1"><text:span text:style-name="T1">DFF (clk50)</text:span></text:p>
          <text:p text:style-name="P1"><text:span text:style-name="T1">4218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5" draw:id="id85" draw:layer="layout" svg:width="2.1cm" svg:height="0.9cm" svg:x="14.444cm" svg:y="8.071cm">
          <text:p text:style-name="P1"><text:span text:style-name="T1">DFF (clk48)</text:span></text:p>
          <text:p text:style-name="P1"><text:span text:style-name="T1">40157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4.344cm" svg:y1="15.132cm" svg:x2="14.394cm" svg:y2="12.332cm" draw:start-shape="id78" draw:start-glue-point="0" draw:end-shape="id84" draw:end-glue-point="2" svg:d="M14344 15132l50-2800" svg:viewBox="0 0 51 2801">
          <text:p/>
        </draw:connector>
        <draw:connector draw:style-name="gr7" draw:text-style-name="P7" draw:layer="layout" draw:type="line" svg:x1="14.344cm" svg:y1="15.132cm" svg:x2="15.494cm" svg:y2="8.971cm" draw:start-shape="id78" draw:start-glue-point="0" draw:end-shape="id85" draw:end-glue-point="2" svg:d="M14344 15132l1150-6161" svg:viewBox="0 0 1151 6162">
          <text:p/>
        </draw:connector>
        <draw:custom-shape draw:style-name="gr2" draw:text-style-name="P3" xml:id="id86" draw:id="id86" draw:layer="layout" svg:width="2.1cm" svg:height="0.9cm" svg:x="12.201cm" svg:y="8.071cm">
          <text:p text:style-name="P1"><text:span text:style-name="T1">DFF (clk48)</text:span></text:p>
          <text:p text:style-name="P1"><text:span text:style-name="T1">4218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7" draw:id="id87" draw:layer="layout" svg:width="2.1cm" svg:height="0.9cm" svg:x="11.101cm" svg:y="11.432cm">
          <text:p text:style-name="P1"><text:span text:style-name="T1">DFF (clk50)</text:span></text:p>
          <text:p text:style-name="P1"><text:span text:style-name="T1">43186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2.144cm" svg:y1="15.132cm" svg:x2="13.251cm" svg:y2="8.971cm" draw:start-shape="id79" draw:start-glue-point="0" draw:end-shape="id86" draw:end-glue-point="2" svg:d="M12144 15132l1107-6161" svg:viewBox="0 0 1108 6162">
          <text:p/>
        </draw:connector>
        <draw:connector draw:style-name="gr7" draw:text-style-name="P7" draw:layer="layout" draw:type="line" svg:x1="12.144cm" svg:y1="15.132cm" svg:x2="12.151cm" svg:y2="12.332cm" draw:start-shape="id79" draw:start-glue-point="0" draw:end-shape="id87" draw:end-glue-point="2" svg:d="M12144 15132l7-2800" svg:viewBox="0 0 8 2801">
          <text:p/>
        </draw:connector>
        <draw:connector draw:style-name="gr5" draw:text-style-name="P6" draw:layer="layout" draw:type="line" svg:x1="11.144cm" svg:y1="19.627cm" svg:x2="10.393cm" svg:y2="17.732cm" draw:end-shape="id5" draw:end-glue-point="2" svg:d="M11144 19627l-751-1895" svg:viewBox="0 0 752 1896">
          <text:p text:style-name="P1"><text:span text:style-name="T2">4_X3</text:span></text:p>
        </draw:connector>
        <draw:custom-shape draw:style-name="gr1" draw:text-style-name="P2" xml:id="id88" draw:id="id88" draw:layer="layout" svg:width="1cm" svg:height="0.9cm" svg:x="9.465cm" svg:y="15.232cm">
          <text:p text:style-name="P1"><text:span text:style-name="T1">XOR (ground)</text:span></text:p>
          <text:p text:style-name="P1"><text:span text:style-name="T1">38167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0.393cm" svg:y1="16.832cm" svg:x2="9.965cm" svg:y2="16.132cm" draw:start-shape="id5" draw:start-glue-point="0" draw:end-shape="id88" draw:end-glue-point="2" svg:d="M10393 16832l-428-700" svg:viewBox="0 0 429 701">
          <text:p/>
        </draw:connector>
        <draw:custom-shape draw:style-name="gr2" draw:text-style-name="P3" xml:id="id89" draw:id="id89" draw:layer="layout" svg:width="2.1cm" svg:height="0.9cm" svg:x="8.901cm" svg:y="11.432cm">
          <text:p text:style-name="P1"><text:span text:style-name="T1">DFF (clk50)</text:span></text:p>
          <text:p text:style-name="P1"><text:span text:style-name="T1">3715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0" draw:id="id90" draw:layer="layout" svg:width="2.1cm" svg:height="0.9cm" svg:x="10.001cm" svg:y="8.071cm">
          <text:p text:style-name="P1"><text:span text:style-name="T1">DFF (clk48)</text:span></text:p>
          <text:p text:style-name="P1"><text:span text:style-name="T1">38168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9.965cm" svg:y1="15.232cm" svg:x2="9.951cm" svg:y2="12.332cm" draw:start-shape="id88" draw:start-glue-point="0" draw:end-shape="id89" draw:end-glue-point="2" svg:d="M9965 15232l-14-2900" svg:viewBox="0 0 15 2901">
          <text:p/>
        </draw:connector>
        <draw:connector draw:style-name="gr7" draw:text-style-name="P7" draw:layer="layout" draw:type="line" svg:x1="9.965cm" svg:y1="15.232cm" svg:x2="11.051cm" svg:y2="8.971cm" draw:start-shape="id88" draw:start-glue-point="0" draw:end-shape="id90" draw:end-glue-point="2" svg:d="M9965 15232l1086-6261" svg:viewBox="0 0 1087 6262">
          <text:p/>
        </draw:connector>
        <draw:connector draw:style-name="gr5" draw:text-style-name="P6" draw:layer="layout" draw:type="line" svg:x1="17.694cm" svg:y1="8.071cm" svg:x2="17.656cm" svg:y2="6.432cm" draw:start-shape="id81" draw:start-glue-point="0" svg:d="M17694 8071l-38-1639" svg:viewBox="0 0 39 1640">
          <text:p text:style-name="P1"><text:span text:style-name="T2">res2_03</text:span></text:p>
        </draw:connector>
        <draw:connector draw:style-name="gr5" draw:text-style-name="P6" draw:layer="layout" draw:type="line" svg:x1="22.094cm" svg:y1="8.071cm" svg:x2="22.044cm" svg:y2="6.432cm" draw:start-shape="id53" draw:start-glue-point="0" svg:d="M22094 8071l-50-1639" svg:viewBox="0 0 51 1640">
          <text:p text:style-name="P1"><text:span text:style-name="T2">res2_05</text:span></text:p>
        </draw:connector>
        <draw:connector draw:style-name="gr5" draw:text-style-name="P6" draw:layer="layout" draw:type="line" svg:x1="11.051cm" svg:y1="8.071cm" svg:x2="11.046cm" svg:y2="6.433cm" draw:start-shape="id90" draw:start-glue-point="0" svg:d="M11051 8071l-5-1638" svg:viewBox="0 0 6 1639">
          <text:p text:style-name="P1"><text:span text:style-name="T2">res2_00</text:span></text:p>
        </draw:connector>
        <draw:connector draw:style-name="gr5" draw:text-style-name="P6" draw:layer="layout" draw:type="line" svg:x1="13.251cm" svg:y1="8.071cm" svg:x2="13.237cm" svg:y2="6.434cm" draw:start-shape="id86" draw:start-glue-point="0" svg:d="M13251 8071l-14-1637" svg:viewBox="0 0 15 1638">
          <text:p text:style-name="P1"><text:span text:style-name="T2">res2_01</text:span></text:p>
        </draw:connector>
        <draw:connector draw:style-name="gr5" draw:text-style-name="P6" draw:layer="layout" draw:type="line" svg:x1="15.494cm" svg:y1="8.071cm" svg:x2="15.524cm" svg:y2="6.435cm" draw:start-shape="id85" draw:start-glue-point="0" svg:d="M15494 8071l30-1636" svg:viewBox="0 0 31 1637">
          <text:p text:style-name="P1"><text:span text:style-name="T2">res2_02</text:span></text:p>
        </draw:connector>
        <draw:connector draw:style-name="gr5" draw:text-style-name="P6" draw:layer="layout" draw:type="line" svg:x1="19.894cm" svg:y1="8.071cm" svg:x2="19.846cm" svg:y2="6.433cm" draw:start-shape="id66" draw:start-glue-point="0" svg:d="M19894 8071l-48-1638" svg:viewBox="0 0 49 1639">
          <text:p text:style-name="P1"><text:span text:style-name="T2">res2_04</text:span></text:p>
        </draw:connector>
        <draw:connector draw:style-name="gr5" draw:text-style-name="P6" draw:layer="layout" draw:type="line" svg:x1="24.301cm" svg:y1="8.071cm" svg:x2="24.234cm" svg:y2="6.433cm" draw:start-shape="id54" draw:start-glue-point="0" svg:d="M24301 8071l-67-1638" svg:viewBox="0 0 68 1639">
          <text:p text:style-name="P1"><text:span text:style-name="T2">res2_06</text:span></text:p>
        </draw:connector>
        <draw:connector draw:style-name="gr5" draw:text-style-name="P6" draw:layer="layout" draw:type="line" svg:x1="26.451cm" svg:y1="8.071cm" svg:x2="26.526cm" svg:y2="6.434cm" draw:start-shape="id55" draw:start-glue-point="0" svg:d="M26451 8071l75-1637" svg:viewBox="0 0 76 1638">
          <text:p text:style-name="P1"><text:span text:style-name="T2">res2_07</text:span></text:p>
        </draw:connector>
        <draw:connector draw:style-name="gr5" draw:text-style-name="P6" draw:layer="layout" draw:type="line" svg:x1="28.651cm" svg:y1="8.071cm" svg:x2="28.618cm" svg:y2="6.435cm" draw:start-shape="id56" draw:start-glue-point="0" svg:d="M28651 8071l-33-1636" svg:viewBox="0 0 34 1637">
          <text:p text:style-name="P1"><text:span text:style-name="T2">res2_08</text:span></text:p>
        </draw:connector>
        <draw:connector draw:style-name="gr5" draw:text-style-name="P6" draw:layer="layout" draw:type="line" svg:x1="30.851cm" svg:y1="8.071cm" svg:x2="30.909cm" svg:y2="6.436cm" draw:start-shape="id57" draw:start-glue-point="0" svg:d="M30851 8071l58-1635" svg:viewBox="0 0 59 1636">
          <text:p text:style-name="P1"><text:span text:style-name="T2">res2_09</text:span></text:p>
        </draw:connector>
        <draw:connector draw:style-name="gr5" draw:text-style-name="P6" draw:layer="layout" draw:type="line" svg:x1="33.051cm" svg:y1="8.071cm" svg:x2="32.999cm" svg:y2="6.437cm" draw:start-shape="id67" draw:start-glue-point="0" svg:d="M33051 8071l-52-1634" svg:viewBox="0 0 53 1635">
          <text:p text:style-name="P1"><text:span text:style-name="T2">res2_10</text:span></text:p>
        </draw:connector>
        <draw:connector draw:style-name="gr5" draw:text-style-name="P6" draw:layer="layout" draw:type="line" svg:x1="35.251cm" svg:y1="8.071cm" svg:x2="35.189cm" svg:y2="6.438cm" draw:start-shape="id59" draw:start-glue-point="0" svg:d="M35251 8071l-62-1633" svg:viewBox="0 0 63 1634">
          <text:p text:style-name="P1"><text:span text:style-name="T2">res2_11</text:span></text:p>
        </draw:connector>
        <draw:connector draw:style-name="gr5" draw:text-style-name="P6" draw:layer="layout" draw:type="line" svg:x1="9.951cm" svg:y1="11.432cm" svg:x2="9.899cm" svg:y2="9.795cm" draw:start-shape="id89" draw:start-glue-point="0" svg:d="M9951 11432l-52-1637" svg:viewBox="0 0 53 1638">
          <text:p text:style-name="P1"><text:span text:style-name="T2">res3_00</text:span></text:p>
        </draw:connector>
        <draw:connector draw:style-name="gr5" draw:text-style-name="P6" draw:layer="layout" draw:type="line" svg:x1="12.151cm" svg:y1="11.432cm" svg:x2="12.089cm" svg:y2="9.796cm" draw:start-shape="id87" draw:start-glue-point="0" svg:d="M12151 11432l-62-1636" svg:viewBox="0 0 63 1637">
          <text:p text:style-name="P1"><text:span text:style-name="T2">res3_01</text:span></text:p>
        </draw:connector>
        <draw:connector draw:style-name="gr5" draw:text-style-name="P6" draw:layer="layout" draw:type="line" svg:x1="14.394cm" svg:y1="11.432cm" svg:x2="14.276cm" svg:y2="9.797cm" draw:start-shape="id84" draw:start-glue-point="0" svg:d="M14394 11432l-118-1635" svg:viewBox="0 0 119 1636">
          <text:p text:style-name="P1"><text:span text:style-name="T2">res3_02</text:span></text:p>
        </draw:connector>
        <draw:connector draw:style-name="gr5" draw:text-style-name="P6" draw:layer="layout" draw:type="line" svg:x1="16.594cm" svg:y1="11.432cm" svg:x2="16.664cm" svg:y2="9.798cm" draw:start-shape="id80" draw:start-glue-point="0" svg:d="M16594 11432l70-1634" svg:viewBox="0 0 71 1635">
          <text:p text:style-name="P1"><text:span text:style-name="T2">res3_03</text:span></text:p>
        </draw:connector>
        <draw:connector draw:style-name="gr5" draw:text-style-name="P6" draw:layer="layout" draw:type="line" svg:x1="18.794cm" svg:y1="11.432cm" svg:x2="18.871cm" svg:y2="9.798cm" draw:start-shape="id52" draw:start-glue-point="0" svg:d="M18794 11432l77-1634" svg:viewBox="0 0 78 1635">
          <text:p text:style-name="P1"><text:span text:style-name="T2">res3_04</text:span></text:p>
        </draw:connector>
        <draw:connector draw:style-name="gr5" draw:text-style-name="P6" draw:layer="layout" draw:type="line" svg:x1="20.994cm" svg:y1="11.432cm" svg:x2="21.065cm" svg:y2="9.799cm" draw:start-shape="id62" draw:start-glue-point="0" svg:d="M20994 11432l71-1633" svg:viewBox="0 0 72 1634">
          <text:p text:style-name="P1"><text:span text:style-name="T2">res3_05</text:span></text:p>
        </draw:connector>
        <draw:connector draw:style-name="gr5" draw:text-style-name="P6" draw:layer="layout" draw:type="line" svg:x1="23.151cm" svg:y1="11.432cm" svg:x2="23.155cm" svg:y2="9.8cm" draw:start-shape="id61" draw:start-glue-point="0" svg:d="M23151 11432l4-1632" svg:viewBox="0 0 5 1633">
          <text:p text:style-name="P1"><text:span text:style-name="T2">res3_06</text:span></text:p>
        </draw:connector>
        <draw:connector draw:style-name="gr5" draw:text-style-name="P6" draw:layer="layout" draw:type="line" svg:x1="25.351cm" svg:y1="11.432cm" svg:x2="25.346cm" svg:y2="9.801cm" draw:start-shape="id63" draw:start-glue-point="0" svg:d="M25351 11432l-5-1631" svg:viewBox="0 0 6 1632">
          <text:p text:style-name="P1"><text:span text:style-name="T2">res3_07</text:span></text:p>
        </draw:connector>
        <draw:connector draw:style-name="gr5" draw:text-style-name="P6" draw:layer="layout" draw:type="line" svg:x1="27.551cm" svg:y1="11.432cm" svg:x2="27.538cm" svg:y2="9.802cm" draw:start-shape="id64" draw:start-glue-point="0" svg:d="M27551 11432l-13-1630" svg:viewBox="0 0 14 1631">
          <text:p text:style-name="P1"><text:span text:style-name="T2">res3_08</text:span></text:p>
        </draw:connector>
        <draw:connector draw:style-name="gr5" draw:text-style-name="P6" draw:layer="layout" draw:type="line" svg:x1="29.751cm" svg:y1="11.432cm" svg:x2="29.829cm" svg:y2="9.803cm" draw:start-shape="id65" draw:start-glue-point="0" svg:d="M29751 11432l78-1629" svg:viewBox="0 0 79 1630">
          <text:p text:style-name="P1"><text:span text:style-name="T2">res3_09</text:span></text:p>
        </draw:connector>
        <draw:connector draw:style-name="gr5" draw:text-style-name="P6" draw:layer="layout" draw:type="line" svg:x1="31.994cm" svg:y1="11.432cm" svg:x2="32.019cm" svg:y2="9.804cm" draw:start-shape="id58" draw:start-glue-point="0" svg:d="M31994 11432l25-1628" svg:viewBox="0 0 26 1629">
          <text:p text:style-name="P1"><text:span text:style-name="T2">res3_10</text:span></text:p>
        </draw:connector>
        <draw:connector draw:style-name="gr5" draw:text-style-name="P6" draw:layer="layout" draw:type="line" svg:x1="34.251cm" svg:y1="11.432cm" svg:x2="34.226cm" svg:y2="9.804cm" draw:start-shape="id68" draw:start-glue-point="0" svg:d="M34251 11432l-25-1628" svg:viewBox="0 0 26 1629">
          <text:p text:style-name="P1"><text:span text:style-name="T2">res3_11</text:span></text:p>
        </draw:connector>
        <draw:custom-shape draw:style-name="gr1" draw:text-style-name="P2" xml:id="id129" draw:id="id129" draw:layer="layout" svg:width="1cm" svg:height="0.9cm" svg:x="71.331cm" svg:y="26.086cm">
          <text:p text:style-name="P1"><text:span text:style-name="T1">AND</text:span></text:p>
          <text:p text:style-name="P1"><text:span text:style-name="T1">3614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7" draw:id="id127" draw:layer="layout" svg:width="1cm" svg:height="0.9cm" svg:x="74.631cm" svg:y="26.186cm">
          <text:p text:style-name="P1"><text:span text:style-name="T1">AND</text:span></text:p>
          <text:p text:style-name="P1"><text:span text:style-name="T1">3513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1" draw:id="id91" draw:layer="layout" svg:width="1cm" svg:height="0.9cm" svg:x="55.967cm" svg:y="29.586cm">
          <text:p text:style-name="P1"><text:span text:style-name="T1">IMUX</text:span></text:p>
          <text:p text:style-name="P1"><text:span text:style-name="T1">40153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5.574cm" svg:y1="31.915cm" svg:x2="56.467cm" svg:y2="30.486cm" draw:end-shape="id91" draw:end-glue-point="2" svg:d="M55574 31915l893-1429" svg:viewBox="0 0 894 1430">
          <text:p text:style-name="P1"><text:span text:style-name="T2">4_05/b</text:span></text:p>
        </draw:connector>
        <draw:custom-shape draw:style-name="gr1" draw:text-style-name="P2" xml:id="id92" draw:id="id92" draw:layer="layout" svg:width="1cm" svg:height="0.9cm" svg:x="53.767cm" svg:y="29.592cm">
          <text:p text:style-name="P1"><text:span text:style-name="T1">IMUX</text:span></text:p>
          <text:p text:style-name="P1"><text:span text:style-name="T1">39172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3.374cm" svg:y1="31.921cm" svg:x2="54.267cm" svg:y2="30.492cm" draw:end-shape="id92" draw:end-glue-point="2" svg:d="M53374 31921l893-1429" svg:viewBox="0 0 894 1430">
          <text:p text:style-name="P1"><text:span text:style-name="T2">4_04/b</text:span></text:p>
        </draw:connector>
        <draw:custom-shape draw:style-name="gr1" draw:text-style-name="P2" xml:id="id93" draw:id="id93" draw:layer="layout" svg:width="1cm" svg:height="0.9cm" svg:x="51.574cm" svg:y="29.557cm">
          <text:p text:style-name="P1"><text:span text:style-name="T1">IMUX</text:span></text:p>
          <text:p text:style-name="P1"><text:span text:style-name="T1">38148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1.181cm" svg:y1="31.886cm" svg:x2="52.074cm" svg:y2="30.457cm" draw:end-shape="id93" draw:end-glue-point="2" svg:d="M51181 31886l893-1429" svg:viewBox="0 0 894 1430">
          <text:p text:style-name="P1"><text:span text:style-name="T2">4_03/b</text:span></text:p>
        </draw:connector>
        <draw:custom-shape draw:style-name="gr1" draw:text-style-name="P2" xml:id="id94" draw:id="id94" draw:layer="layout" svg:width="1cm" svg:height="0.9cm" svg:x="77.331cm" svg:y="23.786cm">
          <text:p text:style-name="P1"><text:span text:style-name="T1">AND</text:span></text:p>
          <text:p text:style-name="P1"><text:span text:style-name="T1">37126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8.592cm" svg:y1="26.011cm" svg:x2="77.831cm" svg:y2="24.686cm" draw:end-shape="id94" draw:end-glue-point="2" svg:d="M78592 26011l-761-1325" svg:viewBox="0 0 762 1326">
          <text:p text:style-name="P1"><text:span text:style-name="T2">4_03</text:span></text:p>
        </draw:connector>
        <draw:custom-shape draw:style-name="gr1" draw:text-style-name="P2" xml:id="id95" draw:id="id95" draw:layer="layout" svg:width="1cm" svg:height="0.9cm" svg:x="49.374cm" svg:y="29.587cm">
          <text:p text:style-name="P1"><text:span text:style-name="T1">IMUX</text:span></text:p>
          <text:p text:style-name="P1"><text:span text:style-name="T1">37135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8.981cm" svg:y1="31.916cm" svg:x2="49.874cm" svg:y2="30.487cm" draw:end-shape="id95" draw:end-glue-point="2" svg:d="M48981 31916l893-1429" svg:viewBox="0 0 894 1430">
          <text:p text:style-name="P1"><text:span text:style-name="T2">4_02/b</text:span></text:p>
        </draw:connector>
        <draw:custom-shape draw:style-name="gr1" draw:text-style-name="P2" xml:id="id96" draw:id="id96" draw:layer="layout" svg:width="1cm" svg:height="0.9cm" svg:x="47.174cm" svg:y="29.586cm">
          <text:p text:style-name="P1"><text:span text:style-name="T1">IMUX</text:span></text:p>
          <text:p text:style-name="P1"><text:span text:style-name="T1">41184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6.781cm" svg:y1="31.915cm" svg:x2="47.674cm" svg:y2="30.486cm" draw:end-shape="id96" draw:end-glue-point="2" svg:d="M46781 31915l893-1429" svg:viewBox="0 0 894 1430">
          <text:p text:style-name="P1"><text:span text:style-name="T2">4_01/b</text:span></text:p>
        </draw:connector>
        <draw:custom-shape draw:style-name="gr1" draw:text-style-name="P2" xml:id="id97" draw:id="id97" draw:layer="layout" svg:width="1cm" svg:height="0.9cm" svg:x="58.167cm" svg:y="29.557cm">
          <text:p text:style-name="P1"><text:span text:style-name="T1">IMUX</text:span></text:p>
          <text:p text:style-name="P1"><text:span text:style-name="T1">36154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7.774cm" svg:y1="31.886cm" svg:x2="58.667cm" svg:y2="30.457cm" draw:end-shape="id97" draw:end-glue-point="2" svg:d="M57774 31886l893-1429" svg:viewBox="0 0 894 1430">
          <text:p text:style-name="P1"><text:span text:style-name="T2">4_06/b</text:span></text:p>
        </draw:connector>
        <draw:custom-shape draw:style-name="gr1" draw:text-style-name="P2" xml:id="id98" draw:id="id98" draw:layer="layout" svg:width="1cm" svg:height="0.9cm" svg:x="60.374cm" svg:y="29.557cm">
          <text:p text:style-name="P1"><text:span text:style-name="T1">IMUX</text:span></text:p>
          <text:p text:style-name="P1"><text:span text:style-name="T1">35146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9.981cm" svg:y1="31.886cm" svg:x2="60.874cm" svg:y2="30.457cm" draw:end-shape="id98" draw:end-glue-point="2" svg:d="M59981 31886l893-1429" svg:viewBox="0 0 894 1430">
          <text:p text:style-name="P1"><text:span text:style-name="T2">4_07/b</text:span></text:p>
        </draw:connector>
        <draw:custom-shape draw:style-name="gr1" draw:text-style-name="P2" xml:id="id99" draw:id="id99" draw:layer="layout" svg:width="1cm" svg:height="0.9cm" svg:x="62.567cm" svg:y="29.557cm">
          <text:p text:style-name="P1"><text:span text:style-name="T1">IMUX</text:span></text:p>
          <text:p text:style-name="P1"><text:span text:style-name="T1">37132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2.174cm" svg:y1="31.886cm" svg:x2="63.067cm" svg:y2="30.457cm" draw:end-shape="id99" draw:end-glue-point="2" svg:d="M62174 31886l893-1429" svg:viewBox="0 0 894 1430">
          <text:p text:style-name="P1"><text:span text:style-name="T2">4_07/b</text:span></text:p>
        </draw:connector>
        <draw:custom-shape draw:style-name="gr1" draw:text-style-name="P2" xml:id="id100" draw:id="id100" draw:layer="layout" svg:width="1cm" svg:height="0.9cm" svg:x="61.667cm" svg:y="9.457cm">
          <text:p text:style-name="P1"><text:span text:style-name="T1">4-MUX</text:span></text:p>
          <text:p text:style-name="P1"><text:span text:style-name="T1">37123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1.91cm" svg:y1="12.437cm" svg:x2="62.167cm" svg:y2="10.357cm" draw:end-shape="id100" draw:end-glue-point="2" svg:d="M61910 12437l257-2080" svg:viewBox="0 0 258 2081">
          <text:p text:style-name="P1"><text:span text:style-name="T2">4_07/1</text:span></text:p>
        </draw:connector>
        <draw:custom-shape draw:style-name="gr1" draw:text-style-name="P2" xml:id="id101" draw:id="id101" draw:layer="layout" svg:width="1cm" svg:height="0.9cm" svg:x="44.967cm" svg:y="29.586cm">
          <text:p text:style-name="P1"><text:span text:style-name="T1">IMUX</text:span></text:p>
          <text:p text:style-name="P1"><text:span text:style-name="T1">40156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4.574cm" svg:y1="31.915cm" svg:x2="45.467cm" svg:y2="30.486cm" draw:end-shape="id101" draw:end-glue-point="2" svg:d="M44574 31915l893-1429" svg:viewBox="0 0 894 1430">
          <text:p text:style-name="P1"><text:span text:style-name="T2">4_00/b</text:span></text:p>
        </draw:connector>
        <draw:connector draw:style-name="gr7" draw:text-style-name="P7" draw:layer="layout" draw:type="line" svg:x1="49.874cm" svg:y1="29.587cm" svg:x2="50.074cm" svg:y2="14.686cm" draw:start-shape="id95" draw:start-glue-point="0" draw:end-shape="id102" draw:end-glue-point="2" svg:d="M49874 29587l200-14901" svg:viewBox="0 0 201 14902">
          <text:p/>
        </draw:connector>
        <draw:custom-shape draw:style-name="gr1" draw:text-style-name="P2" xml:id="id102" draw:id="id102" draw:layer="layout" svg:width="1cm" svg:height="0.9cm" svg:x="49.574cm" svg:y="13.786cm">
          <text:p text:style-name="P1"><text:span text:style-name="T1">XOR</text:span></text:p>
          <text:p text:style-name="P1"><text:span text:style-name="T1">361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3" draw:id="id103" draw:layer="layout" svg:width="1cm" svg:height="0.9cm" svg:x="72.353cm" svg:y="28.668cm">
          <text:p text:style-name="P1"><text:span text:style-name="T1">3-NOR</text:span></text:p>
          <text:p text:style-name="P1"><text:span text:style-name="T1">36144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2.031cm" svg:y1="30.731cm" svg:x2="72.853cm" svg:y2="29.568cm" draw:end-shape="id103" draw:end-glue-point="2" svg:d="M72031 30731l822-1163" svg:viewBox="0 0 823 1164">
          <text:p text:style-name="P1"><text:span text:style-name="T2">r02</text:span></text:p>
        </draw:connector>
        <draw:custom-shape draw:style-name="gr1" draw:text-style-name="P2" xml:id="id104" draw:id="id104" draw:layer="layout" svg:width="1cm" svg:height="0.9cm" svg:x="68.245cm" svg:y="28.586cm">
          <text:p text:style-name="P1"><text:span text:style-name="T1">3-NOR</text:span></text:p>
          <text:p text:style-name="P1"><text:span text:style-name="T1">36136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9.762cm" svg:y1="30.812cm" svg:x2="68.745cm" svg:y2="29.486cm" draw:end-shape="id104" draw:end-glue-point="2" svg:d="M69762 30812l-1017-1326" svg:viewBox="0 0 1018 1327">
          <text:p text:style-name="P1"><text:span text:style-name="T2">r02</text:span></text:p>
        </draw:connector>
        <draw:custom-shape draw:style-name="gr1" draw:text-style-name="P2" xml:id="id105" draw:id="id105" draw:layer="layout" svg:width="1cm" svg:height="0.9cm" svg:x="49.574cm" svg:y="11.186cm">
          <text:p text:style-name="P1"><text:span text:style-name="T1">21-AOI </text:span></text:p>
          <text:p text:style-name="P1"><text:span text:style-name="T1">34121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0.074cm" svg:y1="13.786cm" svg:x2="50.074cm" svg:y2="12.086cm" draw:start-shape="id102" draw:start-glue-point="0" draw:end-shape="id105" draw:end-glue-point="2" svg:d="M50074 13786v-1700" svg:viewBox="0 0 1 1701">
          <text:p text:style-name="P1"><text:span text:style-name="T2">b</text:span></text:p>
        </draw:connector>
        <draw:connector draw:style-name="gr5" draw:text-style-name="P6" draw:layer="layout" draw:type="line" svg:x1="50.074cm" svg:y1="11.186cm" svg:x2="50.067cm" svg:y2="9.146cm" draw:start-shape="id105" draw:start-glue-point="0" svg:d="M50074 11186l-7-2040" svg:viewBox="0 0 8 2041">
          <text:p text:style-name="P1"><text:span text:style-name="T2">p02</text:span></text:p>
        </draw:connector>
        <draw:connector draw:style-name="gr5" draw:text-style-name="P6" draw:layer="layout" draw:type="line" svg:x1="72.772cm" svg:y1="31.286cm" svg:x2="72.853cm" svg:y2="29.568cm" draw:end-shape="id103" draw:end-glue-point="2" svg:d="M72772 31286l81-1718" svg:viewBox="0 0 82 1719">
          <text:p text:style-name="P1"><text:span text:style-name="T2">r03</text:span></text:p>
        </draw:connector>
        <draw:custom-shape draw:style-name="gr1" draw:text-style-name="P2" xml:id="id106" draw:id="id106" draw:layer="layout" svg:width="1cm" svg:height="0.9cm" svg:x="77.314cm" svg:y="28.586cm">
          <text:p text:style-name="P1"><text:span text:style-name="T1">NOR</text:span></text:p>
          <text:p text:style-name="P1"><text:span text:style-name="T1">36139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7.231cm" svg:y1="30.952cm" svg:x2="77.814cm" svg:y2="29.486cm" draw:end-shape="id106" draw:end-glue-point="2" svg:d="M77231 30952l583-1466" svg:viewBox="0 0 584 1467">
          <text:p text:style-name="P1"><text:span text:style-name="T2">r03</text:span></text:p>
        </draw:connector>
        <draw:custom-shape draw:style-name="gr1" draw:text-style-name="P2" xml:id="id107" draw:id="id107" draw:layer="layout" svg:width="1cm" svg:height="0.9cm" svg:x="51.774cm" svg:y="13.786cm">
          <text:p text:style-name="P1"><text:span text:style-name="T1">XNOR</text:span></text:p>
          <text:p text:style-name="P1"><text:span text:style-name="T1">36132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2.074cm" svg:y1="29.557cm" svg:x2="52.274cm" svg:y2="14.686cm" draw:start-shape="id93" draw:start-glue-point="0" draw:end-shape="id107" draw:end-glue-point="2" svg:d="M52074 29557l200-14871" svg:viewBox="0 0 201 14872">
          <text:p/>
        </draw:connector>
        <draw:connector draw:style-name="gr5" draw:text-style-name="P6" draw:layer="layout" draw:type="line" svg:x1="75.86cm" svg:y1="19.986cm" svg:x2="75.831cm" svg:y2="18.732cm" draw:end-shape="id108" draw:end-glue-point="2" svg:d="M75860 19986l-29-1254" svg:viewBox="0 0 30 1255">
          <text:p text:style-name="P1"><text:span text:style-name="T2">r03</text:span></text:p>
        </draw:connector>
        <draw:custom-shape draw:style-name="gr1" draw:text-style-name="P2" xml:id="id108" draw:id="id108" draw:layer="layout" svg:width="1cm" svg:height="0.9cm" svg:x="75.331cm" svg:y="17.832cm">
          <text:p text:style-name="P1"><text:span text:style-name="T1">NOT</text:span></text:p>
          <text:p text:style-name="P1"><text:span text:style-name="T1">371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9" draw:id="id109" draw:layer="layout" svg:width="1cm" svg:height="0.9cm" svg:x="51.774cm" svg:y="11.186cm">
          <text:p text:style-name="P1"><text:span text:style-name="T1">21-AOI </text:span></text:p>
          <text:p text:style-name="P1"><text:span text:style-name="T1">36127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2.274cm" svg:y1="11.186cm" svg:x2="52.241cm" svg:y2="9.225cm" draw:start-shape="id109" draw:start-glue-point="0" svg:d="M52274 11186l-33-1961" svg:viewBox="0 0 34 1962">
          <text:p text:style-name="P1"><text:span text:style-name="T2">p03</text:span></text:p>
        </draw:connector>
        <draw:connector draw:style-name="gr7" draw:text-style-name="P7" draw:layer="layout" draw:type="line" svg:x1="52.274cm" svg:y1="13.786cm" svg:x2="52.274cm" svg:y2="12.086cm" draw:start-shape="id107" draw:start-glue-point="0" draw:end-shape="id109" draw:end-glue-point="2" svg:d="M52274 13786v-1700" svg:viewBox="0 0 1 1701">
          <text:p/>
        </draw:connector>
        <draw:custom-shape draw:style-name="gr1" draw:text-style-name="P2" xml:id="id110" draw:id="id110" draw:layer="layout" svg:width="1cm" svg:height="0.9cm" svg:x="70.379cm" svg:y="28.635cm">
          <text:p text:style-name="P1"><text:span text:style-name="T1">3-NOR</text:span></text:p>
          <text:p text:style-name="P1"><text:span text:style-name="T1">37129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1.931cm" svg:y1="30.703cm" svg:x2="70.879cm" svg:y2="29.535cm" draw:end-shape="id110" draw:end-glue-point="2" svg:d="M71931 30703l-1052-1168" svg:viewBox="0 0 1053 1169">
          <text:p text:style-name="P1"><text:span text:style-name="T2">r01</text:span></text:p>
        </draw:connector>
        <draw:connector draw:style-name="gr5" draw:text-style-name="P6" draw:layer="layout" draw:type="line" svg:x1="68.783cm" svg:y1="30.945cm" svg:x2="68.745cm" svg:y2="29.486cm" draw:end-shape="id104" draw:end-glue-point="2" svg:d="M68783 30945l-38-1459" svg:viewBox="0 0 39 1460">
          <text:p text:style-name="P1"><text:span text:style-name="T2">r01</text:span></text:p>
        </draw:connector>
        <draw:custom-shape draw:style-name="gr1" draw:text-style-name="P2" xml:id="id111" draw:id="id111" draw:layer="layout" svg:width="1cm" svg:height="0.9cm" svg:x="50.631cm" svg:y="15.386cm">
          <text:p text:style-name="P1"><text:span text:style-name="T1">3-OR</text:span></text:p>
          <text:p text:style-name="P1"><text:span text:style-name="T1">36130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47.674cm" svg:y1="29.586cm" svg:x2="51.131cm" svg:y2="16.286cm" draw:start-shape="id96" draw:start-glue-point="0" draw:end-shape="id111" draw:end-glue-point="2" svg:d="M47674 29586l3457-13300" svg:viewBox="0 0 3458 13301">
          <text:p/>
        </draw:connector>
        <draw:custom-shape draw:style-name="gr1" draw:text-style-name="P2" xml:id="id112" draw:id="id112" draw:layer="layout" svg:width="1cm" svg:height="0.9cm" svg:x="47.374cm" svg:y="13.786cm">
          <text:p text:style-name="P1"><text:span text:style-name="T1">XOR</text:span></text:p>
          <text:p text:style-name="P1"><text:span text:style-name="T1">361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3" draw:id="id113" draw:layer="layout" svg:width="1cm" svg:height="0.9cm" svg:x="47.374cm" svg:y="11.186cm">
          <text:p text:style-name="P1"><text:span text:style-name="T1">21-AOI </text:span></text:p>
          <text:p text:style-name="P1"><text:span text:style-name="T1">36126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7.874cm" svg:y1="13.786cm" svg:x2="47.874cm" svg:y2="12.086cm" draw:start-shape="id112" draw:start-glue-point="0" draw:end-shape="id113" draw:end-glue-point="2" svg:d="M47874 13786v-1700" svg:viewBox="0 0 1 1701">
          <text:p text:style-name="P1"><text:span text:style-name="T2">b</text:span></text:p>
        </draw:connector>
        <draw:connector draw:style-name="gr5" draw:text-style-name="P6" draw:layer="layout" draw:type="line" svg:x1="47.874cm" svg:y1="11.186cm" svg:x2="47.867cm" svg:y2="9.186cm" draw:start-shape="id113" draw:start-glue-point="0" svg:d="M47874 11186l-7-2000" svg:viewBox="0 0 8 2001">
          <text:p text:style-name="P1"><text:span text:style-name="T2">p01</text:span></text:p>
        </draw:connector>
        <draw:connector draw:style-name="gr7" draw:text-style-name="P7" draw:layer="layout" draw:type="line" svg:x1="47.674cm" svg:y1="29.586cm" svg:x2="47.874cm" svg:y2="14.686cm" draw:start-shape="id96" draw:start-glue-point="0" draw:end-shape="id112" draw:end-glue-point="2" svg:d="M47674 29586l200-14900" svg:viewBox="0 0 201 14901">
          <text:p/>
        </draw:connector>
        <draw:connector draw:style-name="gr5" draw:text-style-name="P6" draw:layer="layout" draw:type="line" svg:x1="73.592cm" svg:y1="30.863cm" svg:x2="72.853cm" svg:y2="29.568cm" draw:end-shape="id103" draw:end-glue-point="2" svg:d="M73592 30863l-739-1295" svg:viewBox="0 0 740 1296">
          <text:p text:style-name="P1"><text:span text:style-name="T2">r04</text:span></text:p>
        </draw:connector>
        <draw:connector draw:style-name="gr5" draw:text-style-name="P6" draw:layer="layout" draw:type="line" svg:x1="78.448cm" svg:y1="30.899cm" svg:x2="77.814cm" svg:y2="29.486cm" draw:end-shape="id106" draw:end-glue-point="2" svg:d="M78448 30899l-634-1413" svg:viewBox="0 0 635 1414">
          <text:p text:style-name="P1"><text:span text:style-name="T2">r04</text:span></text:p>
        </draw:connector>
        <draw:custom-shape draw:style-name="gr1" draw:text-style-name="P2" xml:id="id114" draw:id="id114" draw:layer="layout" svg:width="1cm" svg:height="0.9cm" svg:x="59.131cm" svg:y="15.186cm">
          <text:p text:style-name="P1"><text:span text:style-name="T1">3-OR</text:span></text:p>
          <text:p text:style-name="P1"><text:span text:style-name="T1">3513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5" draw:id="id115" draw:layer="layout" svg:width="1cm" svg:height="0.9cm" svg:x="42.323cm" svg:y="18.186cm">
          <text:p text:style-name="P1"><text:span text:style-name="T1">3-OR</text:span></text:p>
          <text:p text:style-name="P1"><text:span text:style-name="T1">35135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4.267cm" svg:y1="29.592cm" svg:x2="59.631cm" svg:y2="16.086cm" draw:start-shape="id92" draw:start-glue-point="0" draw:end-shape="id114" draw:end-glue-point="2" svg:d="M54267 29592l5364-13506" svg:viewBox="0 0 5365 13507">
          <text:p/>
        </draw:connector>
        <draw:connector draw:style-name="gr5" draw:text-style-name="P6" draw:layer="layout" draw:type="line" svg:x1="41.913cm" svg:y1="20.219cm" svg:x2="42.823cm" svg:y2="19.086cm" draw:end-shape="id115" draw:end-glue-point="2" svg:d="M41913 20219l910-1133" svg:viewBox="0 0 911 1134">
          <text:p text:style-name="P1"><text:span text:style-name="T2">r04</text:span></text:p>
        </draw:connector>
        <draw:custom-shape draw:style-name="gr1" draw:text-style-name="P2" xml:id="id116" draw:id="id116" draw:layer="layout" svg:width="1cm" svg:height="0.9cm" svg:x="57.131cm" svg:y="15.086cm">
          <text:p text:style-name="P1"><text:span text:style-name="T1">OR</text:span></text:p>
          <text:p text:style-name="P1"><text:span text:style-name="T1">35133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4.267cm" svg:y1="29.592cm" svg:x2="57.631cm" svg:y2="15.986cm" draw:start-shape="id92" draw:start-glue-point="0" draw:end-shape="id116" draw:end-glue-point="2" svg:d="M54267 29592l3364-13606" svg:viewBox="0 0 3365 13607">
          <text:p/>
        </draw:connector>
        <draw:custom-shape draw:style-name="gr1" draw:text-style-name="P2" xml:id="id117" draw:id="id117" draw:layer="layout" svg:width="1cm" svg:height="0.9cm" svg:x="53.974cm" svg:y="13.786cm">
          <text:p text:style-name="P1"><text:span text:style-name="T1">XOR</text:span></text:p>
          <text:p text:style-name="P1"><text:span text:style-name="T1">351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8" draw:id="id118" draw:layer="layout" svg:width="1cm" svg:height="0.9cm" svg:x="53.974cm" svg:y="11.186cm">
          <text:p text:style-name="P1"><text:span text:style-name="T1">21-AOI </text:span></text:p>
          <text:p text:style-name="P1"><text:span text:style-name="T1">35128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4.474cm" svg:y1="13.786cm" svg:x2="54.474cm" svg:y2="12.086cm" draw:start-shape="id117" draw:start-glue-point="0" draw:end-shape="id118" draw:end-glue-point="2" svg:d="M54474 13786v-1700" svg:viewBox="0 0 1 1701">
          <text:p text:style-name="P1"><text:span text:style-name="T2">b</text:span></text:p>
        </draw:connector>
        <draw:connector draw:style-name="gr5" draw:text-style-name="P6" draw:layer="layout" draw:type="line" svg:x1="54.474cm" svg:y1="11.186cm" svg:x2="54.467cm" svg:y2="9.112cm" draw:start-shape="id118" draw:start-glue-point="0" svg:d="M54474 11186l-7-2074" svg:viewBox="0 0 8 2075">
          <text:p text:style-name="P1"><text:span text:style-name="T2">p04</text:span></text:p>
        </draw:connector>
        <draw:connector draw:style-name="gr7" draw:text-style-name="P7" draw:layer="layout" draw:type="line" svg:x1="54.267cm" svg:y1="29.592cm" svg:x2="54.474cm" svg:y2="14.686cm" draw:start-shape="id92" draw:start-glue-point="0" draw:end-shape="id117" draw:end-glue-point="2" svg:d="M54267 29592l207-14906" svg:viewBox="0 0 208 14907">
          <text:p/>
        </draw:connector>
        <draw:connector draw:style-name="gr5" draw:text-style-name="P6" draw:layer="layout" draw:type="line" svg:x1="42.786cm" svg:y1="20.907cm" svg:x2="42.823cm" svg:y2="19.086cm" draw:end-shape="id115" draw:end-glue-point="2" svg:d="M42786 20907l37-1821" svg:viewBox="0 0 38 1822">
          <text:p text:style-name="P1"><text:span text:style-name="T2">r05</text:span></text:p>
        </draw:connector>
        <draw:connector draw:style-name="gr7" draw:text-style-name="P7" draw:layer="layout" draw:type="line" svg:x1="56.467cm" svg:y1="29.586cm" svg:x2="59.631cm" svg:y2="16.086cm" draw:start-shape="id91" draw:start-glue-point="0" draw:end-shape="id114" draw:end-glue-point="2" svg:d="M56467 29586l3164-13500" svg:viewBox="0 0 3165 13501">
          <text:p/>
        </draw:connector>
        <draw:custom-shape draw:style-name="gr1" draw:text-style-name="P2" xml:id="id119" draw:id="id119" draw:layer="layout" svg:width="1cm" svg:height="0.9cm" svg:x="56.074cm" svg:y="13.786cm">
          <text:p text:style-name="P1"><text:span text:style-name="T1">XOR</text:span></text:p>
          <text:p text:style-name="P1"><text:span text:style-name="T1">341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0" draw:id="id120" draw:layer="layout" svg:width="1cm" svg:height="0.9cm" svg:x="56.115cm" svg:y="11.186cm">
          <text:p text:style-name="P1"><text:span text:style-name="T1">21-AOI </text:span></text:p>
          <text:p text:style-name="P1"><text:span text:style-name="T1">34122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6.574cm" svg:y1="13.786cm" svg:x2="56.615cm" svg:y2="12.086cm" draw:start-shape="id119" draw:start-glue-point="0" draw:end-shape="id120" draw:end-glue-point="2" svg:d="M56574 13786l41-1700" svg:viewBox="0 0 42 1701">
          <text:p text:style-name="P1"><text:span text:style-name="T2">b</text:span></text:p>
        </draw:connector>
        <draw:connector draw:style-name="gr5" draw:text-style-name="P6" draw:layer="layout" draw:type="line" svg:x1="56.615cm" svg:y1="11.186cm" svg:x2="56.608cm" svg:y2="9.172cm" draw:start-shape="id120" draw:start-glue-point="0" svg:d="M56615 11186l-7-2014" svg:viewBox="0 0 8 2015">
          <text:p text:style-name="P1"><text:span text:style-name="T2">p05</text:span></text:p>
        </draw:connector>
        <draw:connector draw:style-name="gr7" draw:text-style-name="P7" draw:layer="layout" draw:type="line" svg:x1="56.467cm" svg:y1="29.586cm" svg:x2="56.574cm" svg:y2="14.686cm" draw:start-shape="id91" draw:start-glue-point="0" draw:end-shape="id119" draw:end-glue-point="2" svg:d="M56467 29586l107-14900" svg:viewBox="0 0 108 14901">
          <text:p/>
        </draw:connector>
        <draw:custom-shape draw:style-name="gr1" draw:text-style-name="P2" xml:id="id121" draw:id="id121" draw:layer="layout" svg:width="1cm" svg:height="0.9cm" svg:x="74.618cm" svg:y="28.686cm">
          <text:p text:style-name="P1"><text:span text:style-name="T1">3-NOR</text:span></text:p>
          <text:p text:style-name="P1"><text:span text:style-name="T1">35140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4.297cm" svg:y1="30.746cm" svg:x2="75.118cm" svg:y2="29.586cm" draw:end-shape="id121" draw:end-glue-point="2" svg:d="M74297 30746l821-1160" svg:viewBox="0 0 822 1161">
          <text:p text:style-name="P1"><text:span text:style-name="T2">r05</text:span></text:p>
        </draw:connector>
        <draw:connector draw:style-name="gr5" draw:text-style-name="P6" draw:layer="layout" draw:type="line" svg:x1="75.064cm" svg:y1="31.275cm" svg:x2="75.118cm" svg:y2="29.586cm" draw:end-shape="id121" draw:end-glue-point="2" svg:d="M75064 31275l54-1689" svg:viewBox="0 0 55 1690">
          <text:p text:style-name="P1"><text:span text:style-name="T2">r06</text:span></text:p>
        </draw:connector>
        <draw:connector draw:style-name="gr5" draw:text-style-name="P6" draw:layer="layout" draw:type="line" svg:x1="43.685cm" svg:y1="20.272cm" svg:x2="42.823cm" svg:y2="19.086cm" draw:end-shape="id115" draw:end-glue-point="2" svg:d="M43685 20272l-862-1186" svg:viewBox="0 0 863 1187">
          <text:p text:style-name="P1"><text:span text:style-name="T2">r06</text:span></text:p>
        </draw:connector>
        <draw:custom-shape draw:style-name="gr1" draw:text-style-name="P2" xml:id="id122" draw:id="id122" draw:layer="layout" svg:width="1cm" svg:height="0.9cm" svg:x="58.174cm" svg:y="13.786cm">
          <text:p text:style-name="P1"><text:span text:style-name="T1">XOR</text:span></text:p>
          <text:p text:style-name="P1"><text:span text:style-name="T1">341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3" draw:id="id123" draw:layer="layout" svg:width="1cm" svg:height="0.9cm" svg:x="58.274cm" svg:y="11.186cm">
          <text:p text:style-name="P1"><text:span text:style-name="T1">21-AOI </text:span></text:p>
          <text:p text:style-name="P1"><text:span text:style-name="T1">34120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8.674cm" svg:y1="13.786cm" svg:x2="58.774cm" svg:y2="12.086cm" draw:start-shape="id122" draw:start-glue-point="0" draw:end-shape="id123" draw:end-glue-point="2" svg:d="M58674 13786l100-1700" svg:viewBox="0 0 101 1701">
          <text:p text:style-name="P1"><text:span text:style-name="T2">b</text:span></text:p>
        </draw:connector>
        <draw:connector draw:style-name="gr5" draw:text-style-name="P6" draw:layer="layout" draw:type="line" svg:x1="58.774cm" svg:y1="11.186cm" svg:x2="58.767cm" svg:y2="9.146cm" draw:start-shape="id123" draw:start-glue-point="0" svg:d="M58774 11186l-7-2040" svg:viewBox="0 0 8 2041">
          <text:p text:style-name="P1"><text:span text:style-name="T2">p06</text:span></text:p>
        </draw:connector>
        <draw:connector draw:style-name="gr7" draw:text-style-name="P7" draw:layer="layout" draw:type="line" svg:x1="58.667cm" svg:y1="29.557cm" svg:x2="58.674cm" svg:y2="14.686cm" draw:start-shape="id97" draw:start-glue-point="0" draw:end-shape="id122" draw:end-glue-point="2" svg:d="M58667 29557l7-14871" svg:viewBox="0 0 8 14872">
          <text:p/>
        </draw:connector>
        <draw:connector draw:style-name="gr5" draw:text-style-name="P6" draw:layer="layout" draw:type="line" svg:x1="75.831cm" svg:y1="30.667cm" svg:x2="75.118cm" svg:y2="29.586cm" draw:end-shape="id121" draw:end-glue-point="2" svg:d="M75831 30667l-713-1081" svg:viewBox="0 0 714 1082">
          <text:p text:style-name="P1"><text:span text:style-name="T2">r07</text:span></text:p>
        </draw:connector>
        <draw:custom-shape draw:style-name="gr1" draw:text-style-name="P2" xml:id="id124" draw:id="id124" draw:layer="layout" svg:width="1cm" svg:height="0.9cm" svg:x="41.523cm" svg:y="14.486cm">
          <text:p text:style-name="P1"><text:span text:style-name="T1">XOR</text:span></text:p>
          <text:p text:style-name="P1"><text:span text:style-name="T1">35137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type="line" svg:x1="42.023cm" svg:y1="14.486cm" svg:x2="41.523cm" svg:y2="13.486cm" draw:start-shape="id124" draw:start-glue-point="0" draw:end-shape="id125" draw:end-glue-point="2" svg:d="M42023 14486l-500-1000" svg:viewBox="0 0 501 1001">
          <text:p/>
        </draw:connector>
        <draw:connector draw:style-name="gr5" draw:text-style-name="P6" draw:layer="layout" draw:type="line" svg:x1="40.855cm" svg:y1="16.489cm" svg:x2="42.023cm" svg:y2="15.386cm" draw:end-shape="id124" draw:end-glue-point="2" svg:d="M40855 16489l1168-1103" svg:viewBox="0 0 1169 1104">
          <text:p text:style-name="P1"><text:span text:style-name="T2">r07</text:span></text:p>
        </draw:connector>
        <draw:custom-shape draw:style-name="gr1" draw:text-style-name="P2" xml:id="id125" draw:id="id125" draw:layer="layout" svg:width="1cm" svg:height="0.9cm" svg:x="41.023cm" svg:y="12.586cm">
          <text:p text:style-name="P1"><text:span text:style-name="T1">AND</text:span></text:p>
          <text:p text:style-name="P1"><text:span text:style-name="T1">3513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6" draw:id="id126" draw:layer="layout" svg:width="1cm" svg:height="0.9cm" svg:x="42.131cm" svg:y="12.586cm">
          <text:p text:style-name="P1"><text:span text:style-name="T1">OR</text:span></text:p>
          <text:p text:style-name="P1"><text:span text:style-name="T1">35131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42.023cm" svg:y1="14.486cm" svg:x2="42.631cm" svg:y2="13.486cm" draw:start-shape="id124" draw:start-glue-point="0" draw:end-shape="id126" draw:end-glue-point="2" svg:d="M42023 14486l608-1000" svg:viewBox="0 0 609 1001">
          <text:p/>
        </draw:connector>
        <draw:connector draw:style-name="gr5" draw:text-style-name="P6" draw:layer="layout" draw:type="line" svg:x1="40.431cm" svg:y1="14.663cm" svg:x2="41.523cm" svg:y2="13.486cm" draw:end-shape="id125" draw:end-glue-point="2" svg:d="M40431 14663l1092-1177" svg:viewBox="0 0 1093 1178">
          <text:p text:style-name="P1"><text:span text:style-name="T2">r08</text:span></text:p>
        </draw:connector>
        <draw:connector draw:style-name="gr5" draw:text-style-name="P6" draw:layer="layout" draw:type="line" svg:x1="43.527cm" svg:y1="14.769cm" svg:x2="42.631cm" svg:y2="13.486cm" draw:end-shape="id126" draw:end-glue-point="2" svg:d="M43527 14769l-896-1283" svg:viewBox="0 0 897 1284">
          <text:p text:style-name="P1"><text:span text:style-name="T2">r08</text:span></text:p>
        </draw:connector>
        <draw:connector draw:style-name="gr5" draw:text-style-name="P6" draw:layer="layout" draw:type="line" svg:x1="76.181cm" svg:y1="28.31cm" svg:x2="75.131cm" svg:y2="27.086cm" draw:end-shape="id127" draw:end-glue-point="2" svg:d="M76181 28310l-1050-1224" svg:viewBox="0 0 1051 1225">
          <text:p text:style-name="P1"><text:span text:style-name="T2">r08</text:span></text:p>
        </draw:connector>
        <draw:connector draw:style-name="gr7" draw:text-style-name="P7" draw:layer="layout" draw:type="line" svg:x1="75.118cm" svg:y1="28.686cm" svg:x2="75.131cm" svg:y2="27.086cm" draw:start-shape="id121" draw:start-glue-point="0" draw:end-shape="id127" draw:end-glue-point="2" svg:d="M75118 28686l13-1600" svg:viewBox="0 0 14 1601">
          <text:p/>
        </draw:connector>
        <draw:connector draw:style-name="gr5" draw:text-style-name="P6" draw:layer="layout" draw:type="line" svg:x1="75.147cm" svg:y1="25.265cm" svg:x2="74.131cm" svg:y2="23.786cm" draw:end-shape="id128" draw:end-glue-point="2" svg:d="M75147 25265l-1016-1479" svg:viewBox="0 0 1017 1480">
          <text:p text:style-name="P1"><text:span text:style-name="T2">r08</text:span></text:p>
        </draw:connector>
        <draw:connector draw:style-name="gr7" draw:text-style-name="P7" draw:layer="layout" draw:type="line" svg:x1="72.853cm" svg:y1="28.668cm" svg:x2="71.831cm" svg:y2="26.986cm" draw:start-shape="id103" draw:start-glue-point="0" draw:end-shape="id129" draw:end-glue-point="2" svg:d="M72853 28668l-1022-1682" svg:viewBox="0 0 1023 1683">
          <text:p/>
        </draw:connector>
        <draw:custom-shape draw:style-name="gr1" draw:text-style-name="P2" xml:id="id128" draw:id="id128" draw:layer="layout" svg:width="1cm" svg:height="0.9cm" svg:x="73.631cm" svg:y="22.886cm">
          <text:p text:style-name="P1"><text:span text:style-name="T1">3-NAND</text:span></text:p>
          <text:p text:style-name="P1"><text:span text:style-name="T1">3712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7" draw:layer="layout" draw:type="line" svg:x1="72.853cm" svg:y1="28.668cm" svg:x2="74.131cm" svg:y2="23.786cm" draw:start-shape="id103" draw:start-glue-point="0" draw:end-shape="id128" draw:end-glue-point="2" svg:d="M72853 28668l1278-4882" svg:viewBox="0 0 1279 4883">
          <text:p/>
        </draw:connector>
        <draw:custom-shape draw:style-name="gr1" draw:text-style-name="P2" xml:id="id130" draw:id="id130" draw:layer="layout" svg:width="1cm" svg:height="0.9cm" svg:x="77.394cm" svg:y="26.086cm">
          <text:p text:style-name="P1"><text:span text:style-name="T1">3-NAND</text:span></text:p>
          <text:p text:style-name="P1"><text:span text:style-name="T1">36141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8.789cm" svg:y1="28.429cm" svg:x2="77.894cm" svg:y2="26.986cm" draw:end-shape="id130" draw:end-glue-point="2" svg:d="M78789 28429l-895-1443" svg:viewBox="0 0 896 1444">
          <text:p text:style-name="P1"><text:span text:style-name="T2">r08</text:span></text:p>
        </draw:connector>
        <draw:custom-shape draw:style-name="gr1" draw:text-style-name="P2" xml:id="id131" draw:id="id131" draw:layer="layout" svg:width="1cm" svg:height="0.9cm" svg:x="62.138cm" svg:y="16.186cm">
          <text:p text:style-name="P1"><text:span text:style-name="T1">3-AND</text:span></text:p>
          <text:p text:style-name="P1"><text:span text:style-name="T1">37127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2.853cm" svg:y1="28.668cm" svg:x2="62.638cm" svg:y2="17.086cm" draw:start-shape="id103" draw:start-glue-point="0" draw:end-shape="id131" draw:end-glue-point="2" svg:d="M72853 28668l-10215-11582" svg:viewBox="0 0 10216 11583">
          <text:p/>
        </draw:connector>
        <draw:custom-shape draw:style-name="gr1" draw:text-style-name="P2" xml:id="id132" draw:id="id132" draw:layer="layout" svg:width="1cm" svg:height="0.9cm" svg:x="63.137cm" svg:y="11.611cm">
          <text:p text:style-name="P1"><text:span text:style-name="T1">12-AOI</text:span></text:p>
          <text:p text:style-name="P1"><text:span text:style-name="T1">37125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2.853cm" svg:y1="28.668cm" svg:x2="63.637cm" svg:y2="12.511cm" draw:start-shape="id103" draw:start-glue-point="0" draw:end-shape="id132" draw:end-glue-point="2" svg:d="M72853 28668l-9216-16157" svg:viewBox="0 0 9217 16158">
          <text:p/>
        </draw:connector>
        <draw:connector draw:style-name="gr7" draw:text-style-name="P7" draw:layer="layout" draw:type="line" svg:x1="59.631cm" svg:y1="15.186cm" svg:x2="58.674cm" svg:y2="14.686cm" draw:start-shape="id114" draw:start-glue-point="0" draw:end-shape="id122" draw:end-glue-point="2" svg:d="M59631 15186l-957-500" svg:viewBox="0 0 958 501">
          <text:p/>
        </draw:connector>
        <draw:custom-shape draw:style-name="gr1" draw:text-style-name="P2" xml:id="id133" draw:id="id133" draw:layer="layout" svg:width="1cm" svg:height="0.9cm" svg:x="42.323cm" svg:y="16.386cm">
          <text:p text:style-name="P1"><text:span text:style-name="T1">OR</text:span></text:p>
          <text:p text:style-name="P1"><text:span text:style-name="T1">35136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42.823cm" svg:y1="18.186cm" svg:x2="42.823cm" svg:y2="17.286cm" draw:start-shape="id115" draw:start-glue-point="0" draw:end-shape="id133" draw:end-glue-point="2" svg:d="M42823 18186v-900" svg:viewBox="0 0 1 901">
          <text:p/>
        </draw:connector>
        <draw:connector draw:style-name="gr7" draw:text-style-name="P7" draw:layer="layout" draw:type="line" svg:x1="58.674cm" svg:y1="13.786cm" svg:x2="58.674cm" svg:y2="13.786cm" draw:start-shape="id122" draw:start-glue-point="0" draw:end-shape="id122" svg:d="M58674 13786z" svg:viewBox="0 0 1 1">
          <text:p/>
        </draw:connector>
        <draw:connector draw:style-name="gr7" draw:text-style-name="P7" draw:layer="layout" draw:type="line" svg:x1="42.823cm" svg:y1="16.386cm" svg:x2="42.023cm" svg:y2="15.386cm" draw:start-shape="id133" draw:start-glue-point="0" draw:end-shape="id124" draw:end-glue-point="2" svg:d="M42823 16386l-800-1000" svg:viewBox="0 0 801 1001">
          <text:p/>
        </draw:connector>
        <draw:custom-shape draw:style-name="gr1" draw:text-style-name="P2" xml:id="id134" draw:id="id134" draw:layer="layout" svg:width="1cm" svg:height="0.9cm" svg:x="71.331cm" svg:y="24.086cm">
          <text:p text:style-name="P1"><text:span text:style-name="T1">NAND</text:span></text:p>
          <text:p text:style-name="P1"><text:span text:style-name="T1">36142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5.131cm" svg:y1="26.186cm" svg:x2="71.831cm" svg:y2="24.986cm" draw:start-shape="id127" draw:start-glue-point="0" draw:end-shape="id134" draw:end-glue-point="2" svg:d="M75131 26186l-3300-1200" svg:viewBox="0 0 3301 1201">
          <text:p/>
        </draw:connector>
        <draw:connector draw:style-name="gr5" draw:text-style-name="P6" draw:layer="layout" draw:type="line" svg:x1="70.185cm" svg:y1="30.677cm" svg:x2="70.879cm" svg:y2="29.535cm" draw:end-shape="id110" draw:end-glue-point="2" svg:d="M70185 30677l694-1142" svg:viewBox="0 0 695 1143">
          <text:p text:style-name="P1"><text:span text:style-name="T2">r00</text:span></text:p>
        </draw:connector>
        <draw:connector draw:style-name="gr5" draw:text-style-name="P6" draw:layer="layout" draw:type="line" svg:x1="67.831cm" svg:y1="30.997cm" svg:x2="68.745cm" svg:y2="29.486cm" draw:end-shape="id104" draw:end-glue-point="2" svg:d="M67831 30997l914-1511" svg:viewBox="0 0 915 1512">
          <text:p text:style-name="P1"><text:span text:style-name="T2">r00</text:span></text:p>
        </draw:connector>
        <draw:connector draw:style-name="gr7" draw:text-style-name="P7" draw:layer="layout" draw:type="line" svg:x1="45.467cm" svg:y1="29.586cm" svg:x2="51.131cm" svg:y2="16.286cm" draw:start-shape="id101" draw:start-glue-point="0" draw:end-shape="id111" draw:end-glue-point="2" svg:d="M45467 29586l5664-13300" svg:viewBox="0 0 5665 13301">
          <text:p/>
        </draw:connector>
        <draw:custom-shape draw:style-name="gr1" draw:text-style-name="P2" xml:id="id135" draw:id="id135" draw:layer="layout" svg:width="1cm" svg:height="0.9cm" svg:x="71.431cm" svg:y="21.486cm">
          <text:p text:style-name="P1"><text:span text:style-name="T1">3-NAND</text:span></text:p>
          <text:p text:style-name="P1"><text:span text:style-name="T1">36135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8.745cm" svg:y1="28.586cm" svg:x2="71.931cm" svg:y2="22.386cm" draw:start-shape="id104" draw:start-glue-point="0" draw:end-shape="id135" draw:end-glue-point="2" svg:d="M68745 28586l3186-6200" svg:viewBox="0 0 3187 6201">
          <text:p/>
        </draw:connector>
        <draw:connector draw:style-name="gr7" draw:text-style-name="P7" draw:layer="layout" draw:type="line" svg:x1="77.814cm" svg:y1="28.586cm" svg:x2="77.894cm" svg:y2="26.986cm" draw:start-shape="id106" draw:start-glue-point="0" draw:end-shape="id130" draw:end-glue-point="2" svg:d="M77814 28586l80-1600" svg:viewBox="0 0 81 1601">
          <text:p/>
        </draw:connector>
        <draw:custom-shape draw:style-name="gr1" draw:text-style-name="P2" xml:id="id136" draw:id="id136" draw:layer="layout" svg:width="1cm" svg:height="0.9cm" svg:x="60.531cm" svg:y="11.586cm">
          <text:p text:style-name="P1"><text:span text:style-name="T1">12-AOI</text:span></text:p>
          <text:p text:style-name="P1"><text:span text:style-name="T1">36140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7.814cm" svg:y1="28.586cm" svg:x2="61.031cm" svg:y2="12.486cm" draw:start-shape="id106" draw:start-glue-point="0" draw:end-shape="id136" draw:end-glue-point="2" svg:d="M77814 28586l-16783-16100" svg:viewBox="0 0 16784 16101">
          <text:p text:style-name="P1"><text:span text:style-name="T2">c</text:span></text:p>
        </draw:connector>
        <draw:custom-shape draw:style-name="gr1" draw:text-style-name="P2" xml:id="id137" draw:id="id137" draw:layer="layout" svg:width="1cm" svg:height="0.9cm" svg:x="75.374cm" svg:y="16.086cm">
          <text:p text:style-name="P1"><text:span text:style-name="T1">AND</text:span></text:p>
          <text:p text:style-name="P1"><text:span text:style-name="T1">37120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5.831cm" svg:y1="17.832cm" svg:x2="75.874cm" svg:y2="16.986cm" draw:start-shape="id108" draw:start-glue-point="0" draw:end-shape="id137" draw:end-glue-point="2" svg:d="M75831 17832l43-846" svg:viewBox="0 0 44 847">
          <text:p/>
        </draw:connector>
        <draw:custom-shape draw:style-name="gr1" draw:text-style-name="P2" xml:id="id138" draw:id="id138" draw:layer="layout" svg:width="1cm" svg:height="0.9cm" svg:x="61.667cm" svg:y="7.457cm">
          <text:p text:style-name="P1"><text:span text:style-name="T1">NOT</text:span></text:p>
          <text:p text:style-name="P1"><text:span text:style-name="T1">3787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2.167cm" svg:y1="9.457cm" svg:x2="62.167cm" svg:y2="8.357cm" draw:start-shape="id100" draw:start-glue-point="0" draw:end-shape="id138" draw:end-glue-point="2" svg:d="M62167 9457v-1100" svg:viewBox="0 0 1 1101">
          <text:p/>
        </draw:connector>
        <draw:custom-shape draw:style-name="gr1" draw:text-style-name="P2" xml:id="id139" draw:id="id139" draw:layer="layout" svg:width="1cm" svg:height="0.9cm" svg:x="72.631cm" svg:y="18.286cm">
          <text:p text:style-name="P1"><text:span text:style-name="T1">IMUX</text:span></text:p>
          <text:p text:style-name="P1"><text:span text:style-name="T1">36133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3.601cm" svg:y1="15.719cm" svg:x2="52.274cm" svg:y2="14.686cm" draw:end-shape="id107" draw:end-glue-point="2" svg:d="M53601 15719l-1327-1033" svg:viewBox="0 0 1328 1034">
          <text:p text:style-name="P1"><text:span text:style-name="T2">f01</text:span></text:p>
        </draw:connector>
        <draw:connector draw:style-name="gr7" draw:text-style-name="P7" draw:layer="layout" draw:type="line" svg:x1="73.131cm" svg:y1="18.286cm" svg:x2="75.874cm" svg:y2="16.986cm" draw:start-shape="id139" draw:start-glue-point="0" draw:end-shape="id137" draw:end-glue-point="2" svg:d="M73131 18286l2743-1300" svg:viewBox="0 0 2744 1301">
          <text:p/>
        </draw:connector>
        <draw:custom-shape draw:style-name="gr1" draw:text-style-name="P2" xml:id="id140" draw:id="id140" draw:layer="layout" svg:width="1cm" svg:height="0.9cm" svg:x="75.431cm" svg:y="13.886cm">
          <text:p text:style-name="P1"><text:span text:style-name="T1">IMUX</text:span></text:p>
          <text:p text:style-name="P1"><text:span text:style-name="T1">37122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5.874cm" svg:y1="16.086cm" svg:x2="75.931cm" svg:y2="14.786cm" draw:start-shape="id137" draw:start-glue-point="0" draw:end-shape="id140" draw:end-glue-point="2" svg:d="M75874 16086l57-1300" svg:viewBox="0 0 58 1301">
          <text:p/>
        </draw:connector>
        <draw:connector draw:style-name="gr5" draw:text-style-name="P6" draw:layer="layout" draw:type="line" svg:x1="60.454cm" svg:y1="16.936cm" svg:x2="59.631cm" svg:y2="16.086cm" draw:end-shape="id114" draw:end-glue-point="2" svg:d="M60454 16936l-823-850" svg:viewBox="0 0 824 851">
          <text:p text:style-name="P1"><text:span text:style-name="T2">f02</text:span></text:p>
        </draw:connector>
        <draw:connector draw:style-name="gr5" draw:text-style-name="P6" draw:layer="layout" draw:type="line" svg:x1="44.109cm" svg:y1="18.473cm" svg:x2="42.823cm" svg:y2="17.286cm" draw:end-shape="id133" draw:end-glue-point="2" svg:d="M44109 18473l-1286-1187" svg:viewBox="0 0 1287 1188">
          <text:p text:style-name="P1"><text:span text:style-name="T2">f02</text:span></text:p>
        </draw:connector>
        <draw:connector draw:style-name="gr5" draw:text-style-name="P6" draw:layer="layout" draw:type="line" svg:x1="55.797cm" svg:y1="15.798cm" svg:x2="54.474cm" svg:y2="14.686cm" draw:end-shape="id117" draw:end-glue-point="2" svg:d="M55797 15798l-1323-1112" svg:viewBox="0 0 1324 1113">
          <text:p text:style-name="P1"><text:span text:style-name="T2">f02</text:span></text:p>
        </draw:connector>
        <draw:connector draw:style-name="gr5" draw:text-style-name="P6" draw:layer="layout" draw:type="line" svg:x1="58.523cm" svg:y1="16.883cm" svg:x2="57.631cm" svg:y2="15.986cm" draw:end-shape="id116" draw:end-glue-point="2" svg:d="M58523 16883l-892-897" svg:viewBox="0 0 893 898">
          <text:p text:style-name="P1"><text:span text:style-name="T2">f02</text:span></text:p>
        </draw:connector>
        <draw:connector draw:style-name="gr7" draw:text-style-name="P7" draw:layer="layout" draw:type="line" svg:x1="57.631cm" svg:y1="15.086cm" svg:x2="56.574cm" svg:y2="14.686cm" draw:start-shape="id116" draw:start-glue-point="0" draw:end-shape="id119" draw:end-glue-point="2" svg:d="M57631 15086l-1057-400" svg:viewBox="0 0 1058 401">
          <text:p/>
        </draw:connector>
        <draw:connector draw:style-name="gr7" draw:text-style-name="P7" draw:layer="layout" draw:type="line" svg:x1="71.831cm" svg:y1="24.086cm" svg:x2="71.931cm" svg:y2="22.386cm" draw:start-shape="id134" draw:start-glue-point="0" draw:end-shape="id135" draw:end-glue-point="2" svg:d="M71831 24086l100-1700" svg:viewBox="0 0 101 1701">
          <text:p/>
        </draw:connector>
        <draw:custom-shape draw:style-name="gr1" draw:text-style-name="P2" xml:id="id141" draw:id="id141" draw:layer="layout" svg:width="1cm" svg:height="0.9cm" svg:x="66.831cm" svg:y="21.786cm">
          <text:p text:style-name="P1"><text:span text:style-name="T1">NAND</text:span></text:p>
          <text:p text:style-name="P1"><text:span text:style-name="T1">36134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1.831cm" svg:y1="24.086cm" svg:x2="67.331cm" svg:y2="22.686cm" draw:start-shape="id134" draw:start-glue-point="0" draw:end-shape="id141" draw:end-glue-point="2" svg:d="M71831 24086l-4500-1400" svg:viewBox="0 0 4501 1401">
          <text:p/>
        </draw:connector>
        <draw:connector draw:style-name="gr5" draw:text-style-name="P6" draw:layer="layout" draw:type="line" svg:x1="52.173cm" svg:y1="17.174cm" svg:x2="51.131cm" svg:y2="16.286cm" draw:end-shape="id111" draw:end-glue-point="2" svg:d="M52173 17174l-1042-888" svg:viewBox="0 0 1043 889">
          <text:p text:style-name="P1"><text:span text:style-name="T2">f00</text:span></text:p>
        </draw:connector>
        <draw:custom-shape draw:style-name="gr1" draw:text-style-name="P2" xml:id="id142" draw:id="id142" draw:layer="layout" svg:width="1cm" svg:height="0.9cm" svg:x="48.474cm" svg:y="15.386cm">
          <text:p text:style-name="P1"><text:span text:style-name="T1">OR</text:span></text:p>
          <text:p text:style-name="P1"><text:span text:style-name="T1">36129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0.056cm" svg:y1="17.359cm" svg:x2="48.974cm" svg:y2="16.286cm" draw:end-shape="id142" draw:end-glue-point="2" svg:d="M50056 17359l-1082-1073" svg:viewBox="0 0 1083 1074">
          <text:p text:style-name="P1"><text:span text:style-name="T2">f00</text:span></text:p>
        </draw:connector>
        <draw:custom-shape draw:style-name="gr1" draw:text-style-name="P2" xml:id="id143" draw:id="id143" draw:layer="layout" svg:width="1cm" svg:height="0.9cm" svg:x="45.174cm" svg:y="13.786cm">
          <text:p text:style-name="P1"><text:span text:style-name="T1">XOR</text:span></text:p>
          <text:p text:style-name="P1"><text:span text:style-name="T1">351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46.854cm" svg:y1="15.851cm" svg:x2="45.674cm" svg:y2="14.686cm" draw:end-shape="id143" draw:end-glue-point="2" svg:d="M46854 15851l-1180-1165" svg:viewBox="0 0 1181 1166">
          <text:p text:style-name="P1"><text:span text:style-name="T2">f00</text:span></text:p>
        </draw:connector>
        <draw:custom-shape draw:style-name="gr1" draw:text-style-name="P2" xml:id="id144" draw:id="id144" draw:layer="layout" svg:width="1cm" svg:height="0.9cm" svg:x="45.174cm" svg:y="11.186cm">
          <text:p text:style-name="P1"><text:span text:style-name="T1">21-AOI </text:span></text:p>
          <text:p text:style-name="P1"><text:span text:style-name="T1">35127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5.674cm" svg:y1="13.786cm" svg:x2="45.674cm" svg:y2="12.086cm" draw:start-shape="id143" draw:start-glue-point="0" draw:end-shape="id144" draw:end-glue-point="2" svg:d="M45674 13786v-1700" svg:viewBox="0 0 1 1701">
          <text:p text:style-name="P1"><text:span text:style-name="T2">b</text:span></text:p>
        </draw:connector>
        <draw:connector draw:style-name="gr5" draw:text-style-name="P6" draw:layer="layout" draw:type="line" svg:x1="45.674cm" svg:y1="11.186cm" svg:x2="45.667cm" svg:y2="9.072cm" draw:start-shape="id144" draw:start-glue-point="0" svg:d="M45674 11186l-7-2114" svg:viewBox="0 0 8 2115">
          <text:p text:style-name="P1"><text:span text:style-name="T2">p00</text:span></text:p>
        </draw:connector>
        <draw:connector draw:style-name="gr7" draw:text-style-name="P7" draw:layer="layout" draw:type="line" svg:x1="51.131cm" svg:y1="15.386cm" svg:x2="50.074cm" svg:y2="14.686cm" draw:start-shape="id111" draw:start-glue-point="0" draw:end-shape="id102" draw:end-glue-point="2" svg:d="M51131 15386l-1057-700" svg:viewBox="0 0 1058 701">
          <text:p/>
        </draw:connector>
        <draw:connector draw:style-name="gr5" draw:text-style-name="P6" draw:layer="layout" draw:type="line" svg:x1="71.931cm" svg:y1="21.486cm" svg:x2="73.131cm" svg:y2="19.186cm" draw:start-shape="id135" draw:start-glue-point="0" draw:end-shape="id139" draw:end-glue-point="2" svg:d="M71931 21486l1200-2300" svg:viewBox="0 0 1201 2301">
          <text:p text:style-name="P1"><text:span text:style-name="T2">c</text:span></text:p>
        </draw:connector>
        <draw:connector draw:style-name="gr7" draw:text-style-name="P7" draw:layer="layout" draw:type="line" svg:x1="77.894cm" svg:y1="26.086cm" svg:x2="77.831cm" svg:y2="24.686cm" draw:start-shape="id130" draw:start-glue-point="0" draw:end-shape="id94" draw:end-glue-point="2" svg:d="M77894 26086l-63-1400" svg:viewBox="0 0 64 1401">
          <text:p/>
        </draw:connector>
        <draw:connector draw:style-name="gr5" draw:text-style-name="P6" draw:layer="layout" draw:type="line" svg:x1="77.831cm" svg:y1="23.786cm" svg:x2="75.931cm" svg:y2="14.786cm" draw:start-shape="id94" draw:start-glue-point="0" draw:end-shape="id140" draw:end-glue-point="2" svg:d="M77831 23786l-1900-9000" svg:viewBox="0 0 1901 9001">
          <text:p text:style-name="P1"><text:span text:style-name="T2">c</text:span></text:p>
        </draw:connector>
        <draw:custom-shape draw:style-name="gr1" draw:text-style-name="P2" xml:id="id145" draw:id="id145" draw:layer="layout" svg:width="1cm" svg:height="0.9cm" svg:x="73.641cm" svg:y="20.486cm">
          <text:p text:style-name="P1"><text:span text:style-name="T1">NAND</text:span></text:p>
          <text:p text:style-name="P1"><text:span text:style-name="T1">371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74.141cm" svg:y1="20.486cm" svg:x2="73.131cm" svg:y2="19.186cm" draw:start-shape="id145" draw:start-glue-point="0" draw:end-shape="id139" draw:end-glue-point="2" svg:d="M74141 20486l-1010-1300" svg:viewBox="0 0 1011 1301">
          <text:p text:style-name="P1"><text:span text:style-name="T2">b</text:span></text:p>
        </draw:connector>
        <draw:connector draw:style-name="gr7" draw:text-style-name="P7" draw:layer="layout" draw:type="line" svg:x1="74.131cm" svg:y1="22.886cm" svg:x2="74.141cm" svg:y2="21.386cm" draw:start-shape="id128" draw:start-glue-point="0" draw:end-shape="id145" draw:end-glue-point="2" svg:d="M74131 22886l10-1500" svg:viewBox="0 0 11 1501">
          <text:p/>
        </draw:connector>
        <draw:connector draw:style-name="gr7" draw:text-style-name="P7" draw:layer="layout" draw:type="line" svg:x1="70.879cm" svg:y1="28.635cm" svg:x2="62.638cm" svg:y2="17.086cm" draw:start-shape="id110" draw:start-glue-point="0" draw:end-shape="id131" draw:end-glue-point="2" svg:d="M70879 28635l-8241-11549" svg:viewBox="0 0 8242 11550">
          <text:p/>
        </draw:connector>
        <draw:connector draw:style-name="gr7" draw:text-style-name="P7" draw:layer="layout" draw:type="line" svg:x1="62.638cm" svg:y1="16.186cm" svg:x2="62.631cm" svg:y2="14.386cm" draw:start-shape="id131" draw:start-glue-point="0" draw:end-shape="id146" draw:end-glue-point="2" svg:d="M62638 16186l-7-1800" svg:viewBox="0 0 8 1801">
          <text:p/>
        </draw:connector>
        <draw:connector draw:style-name="gr5" draw:text-style-name="P6" draw:layer="layout" draw:type="line" svg:x1="62.631cm" svg:y1="13.486cm" svg:x2="62.167cm" svg:y2="10.357cm" draw:start-shape="id146" draw:start-glue-point="0" draw:end-shape="id100" draw:end-glue-point="2" svg:d="M62631 13486l-464-3129" svg:viewBox="0 0 465 3130">
          <text:p text:style-name="P1"><text:span text:style-name="T2">2</text:span></text:p>
        </draw:connector>
        <draw:connector draw:style-name="gr5" draw:text-style-name="P6" draw:layer="layout" draw:type="line" svg:x1="42.631cm" svg:y1="12.586cm" svg:x2="54.474cm" svg:y2="12.086cm" draw:start-shape="id126" draw:start-glue-point="0" draw:end-shape="id118" draw:end-glue-point="2" svg:d="M42631 12586l11843-500" svg:viewBox="0 0 11844 501">
          <text:p text:style-name="P1"><text:span text:style-name="T2">a</text:span></text:p>
        </draw:connector>
        <draw:connector draw:style-name="gr5" draw:text-style-name="P6" draw:layer="layout" draw:type="line" svg:x1="42.631cm" svg:y1="12.586cm" svg:x2="56.615cm" svg:y2="12.086cm" draw:start-shape="id126" draw:start-glue-point="0" draw:end-shape="id120" draw:end-glue-point="2" svg:d="M42631 12586l13984-500" svg:viewBox="0 0 13985 501">
          <text:p text:style-name="P1"><text:span text:style-name="T2">a</text:span></text:p>
        </draw:connector>
        <draw:connector draw:style-name="gr5" draw:text-style-name="P6" draw:layer="layout" draw:type="line" svg:x1="42.631cm" svg:y1="12.586cm" svg:x2="58.774cm" svg:y2="12.086cm" draw:start-shape="id126" draw:start-glue-point="0" draw:end-shape="id123" draw:end-glue-point="2" svg:d="M42631 12586l16143-500" svg:viewBox="0 0 16144 501">
          <text:p text:style-name="P1"><text:span text:style-name="T2">a</text:span></text:p>
        </draw:connector>
        <draw:connector draw:style-name="gr5" draw:text-style-name="P6" draw:layer="layout" draw:type="line" svg:x1="42.631cm" svg:y1="12.586cm" svg:x2="50.074cm" svg:y2="12.086cm" draw:start-shape="id126" draw:start-glue-point="0" draw:end-shape="id105" draw:end-glue-point="2" svg:d="M42631 12586l7443-500" svg:viewBox="0 0 7444 501">
          <text:p text:style-name="P1"><text:span text:style-name="T2">a</text:span></text:p>
        </draw:connector>
        <draw:connector draw:style-name="gr5" draw:text-style-name="P6" draw:layer="layout" draw:type="line" svg:x1="42.631cm" svg:y1="12.586cm" svg:x2="45.674cm" svg:y2="12.086cm" draw:start-shape="id126" draw:start-glue-point="0" draw:end-shape="id144" draw:end-glue-point="2" svg:d="M42631 12586l3043-500" svg:viewBox="0 0 3044 501">
          <text:p text:style-name="P1"><text:span text:style-name="T2">a</text:span></text:p>
        </draw:connector>
        <draw:connector draw:style-name="gr5" draw:text-style-name="P6" draw:layer="layout" draw:type="line" svg:x1="42.631cm" svg:y1="12.586cm" svg:x2="52.274cm" svg:y2="12.086cm" draw:start-shape="id126" draw:start-glue-point="0" draw:end-shape="id109" draw:end-glue-point="2" svg:d="M42631 12586l9643-500" svg:viewBox="0 0 9644 501">
          <text:p text:style-name="P1"><text:span text:style-name="T2">a</text:span></text:p>
        </draw:connector>
        <draw:connector draw:style-name="gr5" draw:text-style-name="P6" draw:layer="layout" draw:type="line" svg:x1="42.631cm" svg:y1="12.586cm" svg:x2="47.874cm" svg:y2="12.086cm" draw:start-shape="id126" draw:start-glue-point="0" draw:end-shape="id113" draw:end-glue-point="2" svg:d="M42631 12586l5243-500" svg:viewBox="0 0 5244 501">
          <text:p text:style-name="P1"><text:span text:style-name="T2">a</text:span></text:p>
        </draw:connector>
        <draw:connector draw:style-name="gr5" draw:text-style-name="P6" draw:layer="layout" draw:type="line" svg:x1="41.523cm" svg:y1="12.586cm" svg:x2="45.674cm" svg:y2="12.086cm" draw:start-shape="id125" draw:start-glue-point="0" draw:end-shape="id144" draw:end-glue-point="2" svg:d="M41523 12586l4151-500" svg:viewBox="0 0 4152 501">
          <text:p text:style-name="P1"><text:span text:style-name="T2">c</text:span></text:p>
        </draw:connector>
        <draw:connector draw:style-name="gr5" draw:text-style-name="P6" draw:layer="layout" draw:type="line" svg:x1="41.523cm" svg:y1="12.586cm" svg:x2="56.615cm" svg:y2="12.086cm" draw:start-shape="id125" draw:start-glue-point="0" draw:end-shape="id120" draw:end-glue-point="2" svg:d="M41523 12586l15092-500" svg:viewBox="0 0 15093 501">
          <text:p text:style-name="P1"><text:span text:style-name="T2">c</text:span></text:p>
        </draw:connector>
        <draw:connector draw:style-name="gr5" draw:text-style-name="P6" draw:layer="layout" draw:type="line" svg:x1="41.523cm" svg:y1="12.586cm" svg:x2="58.774cm" svg:y2="12.086cm" draw:start-shape="id125" draw:start-glue-point="0" draw:end-shape="id123" draw:end-glue-point="2" svg:d="M41523 12586l17251-500" svg:viewBox="0 0 17252 501">
          <text:p text:style-name="P1"><text:span text:style-name="T2">c</text:span></text:p>
        </draw:connector>
        <draw:connector draw:style-name="gr5" draw:text-style-name="P6" draw:layer="layout" draw:type="line" svg:x1="41.523cm" svg:y1="12.586cm" svg:x2="50.074cm" svg:y2="12.086cm" draw:start-shape="id125" draw:start-glue-point="0" draw:end-shape="id105" draw:end-glue-point="2" svg:d="M41523 12586l8551-500" svg:viewBox="0 0 8552 501">
          <text:p text:style-name="P1"><text:span text:style-name="T2">c</text:span></text:p>
        </draw:connector>
        <draw:connector draw:style-name="gr5" draw:text-style-name="P6" draw:layer="layout" draw:type="line" svg:x1="41.523cm" svg:y1="12.586cm" svg:x2="54.474cm" svg:y2="12.086cm" draw:start-shape="id125" draw:start-glue-point="0" draw:end-shape="id118" draw:end-glue-point="2" svg:d="M41523 12586l12951-500" svg:viewBox="0 0 12952 501">
          <text:p text:style-name="P1"><text:span text:style-name="T2">c</text:span></text:p>
        </draw:connector>
        <draw:connector draw:style-name="gr5" draw:text-style-name="P6" draw:layer="layout" draw:type="line" svg:x1="41.523cm" svg:y1="12.586cm" svg:x2="52.274cm" svg:y2="12.086cm" draw:start-shape="id125" draw:start-glue-point="0" draw:end-shape="id109" draw:end-glue-point="2" svg:d="M41523 12586l10751-500" svg:viewBox="0 0 10752 501">
          <text:p text:style-name="P1"><text:span text:style-name="T2">c</text:span></text:p>
        </draw:connector>
        <draw:connector draw:style-name="gr5" draw:text-style-name="P6" draw:layer="layout" draw:type="line" svg:x1="41.523cm" svg:y1="12.586cm" svg:x2="47.874cm" svg:y2="12.086cm" draw:start-shape="id125" draw:start-glue-point="0" draw:end-shape="id113" draw:end-glue-point="2" svg:d="M41523 12586l6351-500" svg:viewBox="0 0 6352 501">
          <text:p text:style-name="P1"><text:span text:style-name="T2">c</text:span></text:p>
        </draw:connector>
        <draw:connector draw:style-name="gr7" draw:text-style-name="P7" draw:layer="layout" draw:type="line" svg:x1="48.974cm" svg:y1="15.386cm" svg:x2="47.874cm" svg:y2="14.686cm" draw:start-shape="id142" draw:start-glue-point="0" draw:end-shape="id112" draw:end-glue-point="2" svg:d="M48974 15386l-1100-700" svg:viewBox="0 0 1101 701">
          <text:p/>
        </draw:connector>
        <draw:connector draw:style-name="gr7" draw:text-style-name="P7" draw:layer="layout" draw:type="line" svg:x1="45.467cm" svg:y1="29.586cm" svg:x2="48.974cm" svg:y2="16.286cm" draw:start-shape="id101" draw:start-glue-point="0" draw:end-shape="id142" draw:end-glue-point="2" svg:d="M45467 29586l3507-13300" svg:viewBox="0 0 3508 13301">
          <text:p/>
        </draw:connector>
        <draw:connector draw:style-name="gr7" draw:text-style-name="P7" draw:layer="layout" draw:type="line" svg:x1="45.467cm" svg:y1="29.586cm" svg:x2="45.674cm" svg:y2="14.686cm" draw:start-shape="id101" draw:start-glue-point="0" draw:end-shape="id143" draw:end-glue-point="2" svg:d="M45467 29586l207-14900" svg:viewBox="0 0 208 14901">
          <text:p/>
        </draw:connector>
        <draw:custom-shape draw:style-name="gr1" draw:text-style-name="P2" xml:id="id147" draw:id="id147" draw:layer="layout" svg:width="1cm" svg:height="0.9cm" svg:x="66.631cm" svg:y="28.586cm">
          <text:p text:style-name="P1"><text:span text:style-name="T1">3-AND</text:span></text:p>
          <text:p text:style-name="P1"><text:span text:style-name="T1">36137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7.131cm" svg:y1="28.586cm" svg:x2="67.331cm" svg:y2="22.686cm" draw:start-shape="id147" draw:start-glue-point="0" draw:end-shape="id141" draw:end-glue-point="2" svg:d="M67131 28586l200-5900" svg:viewBox="0 0 201 5901">
          <text:p/>
        </draw:connector>
        <draw:connector draw:style-name="gr7" draw:text-style-name="P7" draw:layer="layout" draw:type="line" svg:x1="67.131cm" svg:y1="28.586cm" svg:x2="71.931cm" svg:y2="22.386cm" draw:start-shape="id147" draw:start-glue-point="0" draw:end-shape="id135" draw:end-glue-point="2" svg:d="M67131 28586l4800-6200" svg:viewBox="0 0 4801 6201">
          <text:p/>
        </draw:connector>
        <draw:connector draw:style-name="gr7" draw:text-style-name="P7" draw:layer="layout" draw:type="line" svg:x1="71.831cm" svg:y1="26.086cm" svg:x2="71.831cm" svg:y2="24.986cm" draw:start-shape="id129" draw:start-glue-point="0" draw:end-shape="id134" draw:end-glue-point="2" svg:d="M71831 26086v-1100" svg:viewBox="0 0 1 1101">
          <text:p/>
        </draw:connector>
        <draw:connector draw:style-name="gr7" draw:text-style-name="P7" draw:layer="layout" draw:type="line" svg:x1="70.879cm" svg:y1="28.635cm" svg:x2="71.831cm" svg:y2="26.986cm" draw:start-shape="id110" draw:start-glue-point="0" draw:end-shape="id129" draw:end-glue-point="2" svg:d="M70879 28635l952-1649" svg:viewBox="0 0 953 1650">
          <text:p/>
        </draw:connector>
        <draw:connector draw:style-name="gr7" draw:text-style-name="P7" draw:layer="layout" draw:type="line" svg:x1="75.118cm" svg:y1="28.686cm" svg:x2="74.131cm" svg:y2="23.786cm" draw:start-shape="id121" draw:start-glue-point="0" draw:end-shape="id128" draw:end-glue-point="2" svg:d="M75118 28686l-987-4900" svg:viewBox="0 0 988 4901">
          <text:p/>
        </draw:connector>
        <draw:connector draw:style-name="gr7" draw:text-style-name="P7" draw:layer="layout" draw:type="line" svg:x1="75.118cm" svg:y1="28.686cm" svg:x2="62.638cm" svg:y2="17.086cm" draw:start-shape="id121" draw:start-glue-point="0" draw:end-shape="id131" draw:end-glue-point="2" svg:d="M75118 28686l-12480-11600" svg:viewBox="0 0 12481 11601">
          <text:p/>
        </draw:connector>
        <draw:connector draw:style-name="gr5" draw:text-style-name="P6" draw:layer="layout" draw:type="line" svg:x1="75.118cm" svg:y1="28.686cm" svg:x2="63.637cm" svg:y2="12.511cm" draw:start-shape="id121" draw:start-glue-point="0" draw:end-shape="id132" draw:end-glue-point="2" svg:d="M75118 28686l-11481-16175" svg:viewBox="0 0 11482 16176">
          <text:p text:style-name="P1"><text:span text:style-name="T2">b</text:span></text:p>
        </draw:connector>
        <draw:connector draw:style-name="gr5" draw:text-style-name="P6" draw:layer="layout" draw:type="line" svg:x1="75.118cm" svg:y1="28.686cm" svg:x2="61.031cm" svg:y2="12.486cm" draw:start-shape="id121" draw:start-glue-point="0" draw:end-shape="id136" draw:end-glue-point="2" svg:d="M75118 28686l-14087-16200" svg:viewBox="0 0 14088 16201">
          <text:p text:style-name="P1"><text:span text:style-name="T2">b</text:span></text:p>
        </draw:connector>
        <draw:connector draw:style-name="gr7" draw:text-style-name="P7" draw:layer="layout" draw:type="line" svg:x1="75.118cm" svg:y1="28.686cm" svg:x2="77.894cm" svg:y2="26.986cm" draw:start-shape="id121" draw:start-glue-point="0" draw:end-shape="id130" draw:end-glue-point="2" svg:d="M75118 28686l2776-1700" svg:viewBox="0 0 2777 1701">
          <text:p/>
        </draw:connector>
        <draw:custom-shape draw:style-name="gr1" draw:text-style-name="P2" xml:id="id148" draw:id="id148" draw:layer="layout" svg:width="1cm" svg:height="0.9cm" svg:x="70.393cm" svg:y="31.035cm">
          <text:p text:style-name="P1"><text:span text:style-name="T1">NOT</text:span></text:p>
          <text:p text:style-name="P1"><text:span text:style-name="T1">38142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0.893cm" svg:y1="31.035cm" svg:x2="70.879cm" svg:y2="29.535cm" draw:start-shape="id148" draw:start-glue-point="0" draw:end-shape="id110" draw:end-glue-point="2" svg:d="M70893 31035l-14-1500" svg:viewBox="0 0 15 1501">
          <text:p/>
        </draw:connector>
        <draw:connector draw:style-name="gr5" draw:text-style-name="P7" draw:layer="layout" draw:type="line" svg:x1="70.881cm" svg:y1="33.386cm" svg:x2="70.893cm" svg:y2="31.935cm" draw:end-shape="id148" draw:end-glue-point="2" svg:d="M70881 33386l12-1451" svg:viewBox="0 0 13 1452">
          <text:p text:style-name="P1"><text:span text:style-name="T2">res2_03</text:span></text:p>
        </draw:connector>
        <draw:connector draw:style-name="gr5" draw:text-style-name="P7" draw:layer="layout" draw:type="line" svg:x1="66.275cm" svg:y1="30.799cm" svg:x2="67.131cm" svg:y2="29.486cm" draw:end-shape="id147" draw:end-glue-point="2" svg:d="M66275 30799l856-1313" svg:viewBox="0 0 857 1314">
          <text:p text:style-name="P1"><text:span text:style-name="T2">res2_03</text:span></text:p>
        </draw:connector>
        <draw:connector draw:style-name="gr5" draw:text-style-name="P6" draw:layer="layout" draw:type="line" svg:x1="63.637cm" svg:y1="11.611cm" svg:x2="62.167cm" svg:y2="10.357cm" draw:start-shape="id132" draw:start-glue-point="0" draw:end-shape="id100" draw:end-glue-point="2" svg:d="M63637 11611l-1470-1254" svg:viewBox="0 0 1471 1255">
          <text:p text:style-name="P1"><text:span text:style-name="T2">3</text:span></text:p>
        </draw:connector>
        <draw:connector draw:style-name="gr5" draw:text-style-name="P6" draw:layer="layout" draw:type="line" svg:x1="61.031cm" svg:y1="11.586cm" svg:x2="62.167cm" svg:y2="10.357cm" draw:start-shape="id136" draw:start-glue-point="0" draw:end-shape="id100" draw:end-glue-point="2" svg:d="M61031 11586l1136-1229" svg:viewBox="0 0 1137 1230">
          <text:p text:style-name="P1"><text:span text:style-name="T2">0</text:span></text:p>
        </draw:connector>
        <draw:connector draw:style-name="gr5" draw:text-style-name="P6" draw:layer="layout" draw:type="line" svg:x1="59.947cm" svg:y1="13.751cm" svg:x2="61.031cm" svg:y2="12.486cm" draw:end-shape="id136" draw:end-glue-point="2" svg:d="M59947 13751l1084-1265" svg:viewBox="0 0 1085 1266">
          <text:p text:style-name="P1"><text:span text:style-name="T2">r08/a</text:span></text:p>
        </draw:connector>
        <draw:connector draw:style-name="gr5" draw:text-style-name="P6" draw:layer="layout" draw:type="line" svg:x1="63.611cm" svg:y1="14.232cm" svg:x2="63.637cm" svg:y2="12.511cm" draw:end-shape="id132" draw:end-glue-point="2" svg:d="M63611 14232l26-1721" svg:viewBox="0 0 27 1722">
          <text:p text:style-name="P1"><text:span text:style-name="T2">r08/a</text:span></text:p>
        </draw:connector>
        <draw:connector draw:style-name="gr5" draw:text-style-name="P6" draw:layer="layout" draw:type="line" svg:x1="61.441cm" svg:y1="15.555cm" svg:x2="62.631cm" svg:y2="14.386cm" draw:end-shape="id146" draw:end-glue-point="2" svg:d="M61441 15555l1190-1169" svg:viewBox="0 0 1191 1170">
          <text:p text:style-name="P1"><text:span text:style-name="T2">r08</text:span></text:p>
        </draw:connector>
        <draw:connector draw:style-name="gr5" draw:text-style-name="P7" draw:layer="layout" draw:type="line" svg:x1="49.791cm" svg:y1="32.546cm" svg:x2="49.874cm" svg:y2="30.487cm" draw:end-shape="id95" draw:end-glue-point="2" svg:d="M49791 32546l83-2059" svg:viewBox="0 0 84 2060">
          <text:p text:style-name="P1"><text:span text:style-name="T2">res2_05/c</text:span></text:p>
        </draw:connector>
        <draw:connector draw:style-name="gr5" draw:text-style-name="P7" draw:layer="layout" draw:type="line" svg:x1="75.431cm" svg:y1="22.516cm" svg:x2="74.141cm" svg:y2="21.386cm" draw:end-shape="id145" draw:end-glue-point="2" svg:d="M75431 22516l-1290-1130" svg:viewBox="0 0 1291 1131">
          <text:p text:style-name="P1"><text:span text:style-name="T2">res2_05</text:span></text:p>
        </draw:connector>
        <draw:connector draw:style-name="gr5" draw:text-style-name="P6" draw:layer="layout" draw:type="line" svg:x1="65.431cm" svg:y1="28.486cm" svg:x2="73.131cm" svg:y2="19.186cm" draw:start-shape="id149" draw:start-glue-point="0" draw:end-shape="id139" draw:end-glue-point="2" svg:d="M65431 28486l7700-9300" svg:viewBox="0 0 7701 9301">
          <text:p text:style-name="P1"><text:span text:style-name="T2">a</text:span></text:p>
        </draw:connector>
        <draw:custom-shape draw:style-name="gr1" draw:text-style-name="P2" xml:id="id149" draw:id="id149" draw:layer="layout" svg:width="1cm" svg:height="0.9cm" svg:x="64.931cm" svg:y="28.486cm">
          <text:p text:style-name="P1"><text:span text:style-name="T1">NAND</text:span></text:p>
          <text:p text:style-name="P1"><text:span text:style-name="T1">34119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5.431cm" svg:y1="28.486cm" svg:x2="65.455cm" svg:y2="26.99cm" draw:start-shape="id149" draw:start-glue-point="0" svg:d="M65431 28486l24-1496" svg:viewBox="0 0 25 1497">
          <text:p text:style-name="P1"><text:span text:style-name="T2">do_not03</text:span></text:p>
        </draw:connector>
        <draw:custom-shape draw:style-name="gr1" draw:text-style-name="P2" xml:id="id150" draw:id="id150" draw:layer="layout" svg:width="1cm" svg:height="0.9cm" svg:x="61.667cm" svg:y="5.786cm">
          <text:p text:style-name="P1"><text:span text:style-name="T1">XOR</text:span></text:p>
          <text:p text:style-name="P1"><text:span text:style-name="T1">3783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2.167cm" svg:y1="7.457cm" svg:x2="62.167cm" svg:y2="6.686cm" draw:start-shape="id138" draw:start-glue-point="0" draw:end-shape="id150" draw:end-glue-point="2" svg:d="M62167 7457v-771" svg:viewBox="0 0 1 772">
          <text:p/>
        </draw:connector>
        <draw:connector draw:style-name="gr5" draw:text-style-name="P6" draw:layer="layout" draw:type="line" svg:x1="62.167cm" svg:y1="5.786cm" svg:x2="62.167cm" svg:y2="3.746cm" draw:start-shape="id150" draw:start-glue-point="0" svg:d="M62167 5786v-2040" svg:viewBox="0 0 1 2041">
          <text:p text:style-name="P1"><text:span text:style-name="T2">p07</text:span></text:p>
        </draw:connector>
        <draw:connector draw:style-name="gr5" draw:text-style-name="P6" draw:layer="layout" draw:type="line" svg:x1="45.373cm" svg:y1="32.599cm" svg:x2="45.467cm" svg:y2="30.486cm" draw:end-shape="id101" draw:end-glue-point="2" svg:d="M45373 32599l94-2113" svg:viewBox="0 0 95 2114">
          <text:p text:style-name="P1"><text:span text:style-name="T2">res2_02/c</text:span></text:p>
        </draw:connector>
        <draw:connector draw:style-name="gr5" draw:text-style-name="P6" draw:layer="layout" draw:type="line" svg:x1="47.648cm" svg:y1="32.52cm" svg:x2="47.674cm" svg:y2="30.486cm" draw:end-shape="id96" draw:end-glue-point="2" svg:d="M47648 32520l26-2034" svg:viewBox="0 0 27 2035">
          <text:p text:style-name="P1"><text:span text:style-name="T2">res2_04/c</text:span></text:p>
        </draw:connector>
        <draw:connector draw:style-name="gr5" draw:text-style-name="P7" draw:layer="layout" draw:type="line" svg:x1="52.04cm" svg:y1="32.573cm" svg:x2="52.074cm" svg:y2="30.457cm" draw:end-shape="id93" draw:end-glue-point="2" svg:d="M52040 32573l34-2116" svg:viewBox="0 0 35 2117">
          <text:p text:style-name="P1"><text:span text:style-name="T2">res2_06/c</text:span></text:p>
        </draw:connector>
        <draw:connector draw:style-name="gr5" draw:text-style-name="P7" draw:layer="layout" draw:type="line" svg:x1="54.245cm" svg:y1="32.574cm" svg:x2="54.267cm" svg:y2="30.492cm" draw:end-shape="id92" draw:end-glue-point="2" svg:d="M54245 32574l22-2082" svg:viewBox="0 0 23 2083">
          <text:p text:style-name="P1"><text:span text:style-name="T2">res2_07/c</text:span></text:p>
        </draw:connector>
        <draw:connector draw:style-name="gr5" draw:text-style-name="P7" draw:layer="layout" draw:type="line" svg:x1="56.45cm" svg:y1="32.575cm" svg:x2="56.467cm" svg:y2="30.486cm" draw:end-shape="id91" draw:end-glue-point="2" svg:d="M56450 32575l17-2089" svg:viewBox="0 0 18 2090">
          <text:p text:style-name="P1"><text:span text:style-name="T2">res2_08/c</text:span></text:p>
        </draw:connector>
        <draw:connector draw:style-name="gr5" draw:text-style-name="P7" draw:layer="layout" draw:type="line" svg:x1="58.655cm" svg:y1="32.576cm" svg:x2="58.667cm" svg:y2="30.457cm" draw:end-shape="id97" draw:end-glue-point="2" svg:d="M58655 32576l12-2119" svg:viewBox="0 0 13 2120">
          <text:p text:style-name="P1"><text:span text:style-name="T2">res2_09/c</text:span></text:p>
        </draw:connector>
        <draw:connector draw:style-name="gr5" draw:text-style-name="P7" draw:layer="layout" draw:type="line" svg:x1="60.86cm" svg:y1="32.577cm" svg:x2="60.874cm" svg:y2="30.457cm" draw:end-shape="id98" draw:end-glue-point="2" svg:d="M60860 32577l14-2120" svg:viewBox="0 0 15 2121">
          <text:p text:style-name="P1"><text:span text:style-name="T2">res2_10/c</text:span></text:p>
        </draw:connector>
        <draw:connector draw:style-name="gr5" draw:text-style-name="P7" draw:layer="layout" draw:type="line" svg:x1="63.065cm" svg:y1="32.578cm" svg:x2="63.067cm" svg:y2="30.457cm" draw:end-shape="id99" draw:end-glue-point="2" svg:d="M63065 32578l2-2121" svg:viewBox="0 0 3 2122">
          <text:p text:style-name="P1"><text:span text:style-name="T2">res2_11/c</text:span></text:p>
        </draw:connector>
        <draw:connector draw:style-name="gr5" draw:text-style-name="P6" draw:layer="layout" draw:type="line" svg:x1="46.325cm" svg:y1="31.911cm" svg:x2="45.467cm" svg:y2="30.486cm" draw:end-shape="id101" draw:end-glue-point="2" svg:d="M46325 31911l-858-1425" svg:viewBox="0 0 859 1426">
          <text:p text:style-name="P1"><text:span text:style-name="T2">do1/a</text:span></text:p>
        </draw:connector>
        <draw:connector draw:style-name="gr5" draw:text-style-name="P6" draw:layer="layout" draw:type="line" svg:x1="48.526cm" svg:y1="31.912cm" svg:x2="47.674cm" svg:y2="30.486cm" draw:end-shape="id96" draw:end-glue-point="2" svg:d="M48526 31912l-852-1426" svg:viewBox="0 0 853 1427">
          <text:p text:style-name="P1"><text:span text:style-name="T2">do1/a</text:span></text:p>
        </draw:connector>
        <draw:connector draw:style-name="gr5" draw:text-style-name="P6" draw:layer="layout" draw:type="line" svg:x1="57.327cm" svg:y1="31.913cm" svg:x2="56.467cm" svg:y2="30.486cm" draw:end-shape="id91" draw:end-glue-point="2" svg:d="M57327 31913l-860-1427" svg:viewBox="0 0 861 1428">
          <text:p text:style-name="P1"><text:span text:style-name="T2">do1/a</text:span></text:p>
        </draw:connector>
        <draw:connector draw:style-name="gr5" draw:text-style-name="P6" draw:layer="layout" draw:type="line" svg:x1="55.128cm" svg:y1="31.914cm" svg:x2="54.267cm" svg:y2="30.492cm" draw:end-shape="id92" draw:end-glue-point="2" svg:d="M55128 31914l-861-1422" svg:viewBox="0 0 862 1423">
          <text:p text:style-name="P1"><text:span text:style-name="T2">do1/a</text:span></text:p>
        </draw:connector>
        <draw:connector draw:style-name="gr5" draw:text-style-name="P6" draw:layer="layout" draw:type="line" svg:x1="52.929cm" svg:y1="31.915cm" svg:x2="52.074cm" svg:y2="30.457cm" draw:end-shape="id93" draw:end-glue-point="2" svg:d="M52929 31915l-855-1458" svg:viewBox="0 0 856 1459">
          <text:p text:style-name="P1"><text:span text:style-name="T2">do1/a</text:span></text:p>
        </draw:connector>
        <draw:connector draw:style-name="gr5" draw:text-style-name="P6" draw:layer="layout" draw:type="line" svg:x1="50.727cm" svg:y1="31.913cm" svg:x2="49.874cm" svg:y2="30.487cm" draw:end-shape="id95" draw:end-glue-point="2" svg:d="M50727 31913l-853-1426" svg:viewBox="0 0 854 1427">
          <text:p text:style-name="P1"><text:span text:style-name="T2">do1/a</text:span></text:p>
        </draw:connector>
        <draw:connector draw:style-name="gr5" draw:text-style-name="P6" draw:layer="layout" draw:type="line" svg:x1="61.728cm" svg:y1="31.914cm" svg:x2="60.874cm" svg:y2="30.457cm" draw:end-shape="id98" draw:end-glue-point="2" svg:d="M61728 31914l-854-1457" svg:viewBox="0 0 855 1458">
          <text:p text:style-name="P1"><text:span text:style-name="T2">do1/a</text:span></text:p>
        </draw:connector>
        <draw:connector draw:style-name="gr5" draw:text-style-name="P6" draw:layer="layout" draw:type="line" svg:x1="63.929cm" svg:y1="31.915cm" svg:x2="63.067cm" svg:y2="30.457cm" draw:end-shape="id99" draw:end-glue-point="2" svg:d="M63929 31915l-862-1458" svg:viewBox="0 0 863 1459">
          <text:p text:style-name="P1"><text:span text:style-name="T2">do1/a</text:span></text:p>
        </draw:connector>
        <draw:connector draw:style-name="gr5" draw:text-style-name="P6" draw:layer="layout" draw:type="line" svg:x1="59.529cm" svg:y1="31.915cm" svg:x2="58.667cm" svg:y2="30.457cm" draw:end-shape="id97" draw:end-glue-point="2" svg:d="M59529 31915l-862-1458" svg:viewBox="0 0 863 1459">
          <text:p text:style-name="P1"><text:span text:style-name="T2">do1/a</text:span></text:p>
        </draw:connector>
        <draw:connector draw:style-name="gr5" draw:text-style-name="P6" draw:layer="layout" draw:type="line" svg:x1="68.206cm" svg:y1="30.906cm" svg:x2="67.131cm" svg:y2="29.486cm" draw:end-shape="id147" draw:end-glue-point="2" svg:d="M68206 30906l-1075-1420" svg:viewBox="0 0 1076 1421">
          <text:p text:style-name="P1"><text:span text:style-name="T2">do1</text:span></text:p>
        </draw:connector>
        <draw:connector draw:style-name="gr5" draw:text-style-name="P6" draw:layer="layout" draw:type="line" svg:x1="64.74cm" svg:y1="9.977cm" svg:x2="62.667cm" svg:y2="9.907cm" draw:end-shape="id100" draw:end-glue-point="1" svg:d="M64740 9977l-2073-70" svg:viewBox="0 0 2074 71">
          <text:p text:style-name="P1"><text:span text:style-name="T2">do1/s1</text:span></text:p>
        </draw:connector>
        <draw:custom-shape draw:style-name="gr1" draw:text-style-name="P2" xml:id="id151" draw:id="id151" draw:layer="layout" svg:width="1cm" svg:height="0.9cm" svg:x="77.131cm" svg:y="16.107cm">
          <text:p text:style-name="P1"><text:span text:style-name="T1">NOR</text:span></text:p>
          <text:p text:style-name="P1"><text:span text:style-name="T1">37121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8.419cm" svg:y1="18.444cm" svg:x2="77.631cm" svg:y2="17.007cm" draw:end-shape="id151" draw:end-glue-point="2" svg:d="M78419 18444l-788-1437" svg:viewBox="0 0 789 1438">
          <text:p text:style-name="P1"><text:span text:style-name="T2">do1</text:span></text:p>
        </draw:connector>
        <draw:connector draw:style-name="gr5" draw:text-style-name="P6" draw:layer="layout" draw:type="line" svg:x1="77.631cm" svg:y1="16.107cm" svg:x2="75.931cm" svg:y2="14.786cm" draw:start-shape="id151" draw:start-glue-point="0" draw:end-shape="id140" draw:end-glue-point="2" svg:d="M77631 16107l-1700-1321" svg:viewBox="0 0 1701 1322">
          <text:p text:style-name="P1"><text:span text:style-name="T2">a</text:span></text:p>
        </draw:connector>
        <draw:connector draw:style-name="gr5" draw:text-style-name="P6" draw:layer="layout" draw:type="line" svg:x1="45.467cm" svg:y1="29.586cm" svg:x2="44.473cm" svg:y2="28.101cm" draw:start-shape="id101" draw:start-glue-point="0" svg:d="M45467 29586l-994-1485" svg:viewBox="0 0 995 1486">
          <text:p text:style-name="P1"><text:span text:style-name="T2">r00</text:span></text:p>
        </draw:connector>
        <draw:connector draw:style-name="gr5" draw:text-style-name="P6" draw:layer="layout" draw:type="line" svg:x1="47.674cm" svg:y1="29.586cm" svg:x2="46.674cm" svg:y2="28.102cm" draw:start-shape="id96" draw:start-glue-point="0" svg:d="M47674 29586l-1000-1484" svg:viewBox="0 0 1001 1485">
          <text:p text:style-name="P1"><text:span text:style-name="T2">r01</text:span></text:p>
        </draw:connector>
        <draw:connector draw:style-name="gr5" draw:text-style-name="P6" draw:layer="layout" draw:type="line" svg:x1="49.874cm" svg:y1="29.587cm" svg:x2="48.875cm" svg:y2="28.103cm" draw:start-shape="id95" draw:start-glue-point="0" svg:d="M49874 29587l-999-1484" svg:viewBox="0 0 1000 1485">
          <text:p text:style-name="P1"><text:span text:style-name="T2">r02</text:span></text:p>
        </draw:connector>
        <draw:connector draw:style-name="gr5" draw:text-style-name="P6" draw:layer="layout" draw:type="line" svg:x1="52.074cm" svg:y1="29.557cm" svg:x2="51.076cm" svg:y2="28.104cm" draw:start-shape="id93" draw:start-glue-point="0" svg:d="M52074 29557l-998-1453" svg:viewBox="0 0 999 1454">
          <text:p text:style-name="P1"><text:span text:style-name="T2">r03</text:span></text:p>
        </draw:connector>
        <draw:connector draw:style-name="gr5" draw:text-style-name="P6" draw:layer="layout" draw:type="line" svg:x1="54.267cm" svg:y1="29.592cm" svg:x2="53.277cm" svg:y2="28.105cm" draw:start-shape="id92" draw:start-glue-point="0" svg:d="M54267 29592l-990-1487" svg:viewBox="0 0 991 1488">
          <text:p text:style-name="P1"><text:span text:style-name="T2">r04</text:span></text:p>
        </draw:connector>
        <draw:connector draw:style-name="gr5" draw:text-style-name="P6" draw:layer="layout" draw:type="line" svg:x1="56.467cm" svg:y1="29.586cm" svg:x2="55.478cm" svg:y2="28.106cm" draw:start-shape="id91" draw:start-glue-point="0" svg:d="M56467 29586l-989-1480" svg:viewBox="0 0 990 1481">
          <text:p text:style-name="P1"><text:span text:style-name="T2">r05</text:span></text:p>
        </draw:connector>
        <draw:connector draw:style-name="gr5" draw:text-style-name="P6" draw:layer="layout" draw:type="line" svg:x1="58.667cm" svg:y1="29.557cm" svg:x2="57.679cm" svg:y2="28.107cm" draw:start-shape="id97" draw:start-glue-point="0" svg:d="M58667 29557l-988-1450" svg:viewBox="0 0 989 1451">
          <text:p text:style-name="P1"><text:span text:style-name="T2">r06</text:span></text:p>
        </draw:connector>
        <draw:connector draw:style-name="gr5" draw:text-style-name="P6" draw:layer="layout" draw:type="line" svg:x1="60.874cm" svg:y1="29.557cm" svg:x2="59.88cm" svg:y2="28.108cm" draw:start-shape="id98" draw:start-glue-point="0" svg:d="M60874 29557l-994-1449" svg:viewBox="0 0 995 1450">
          <text:p text:style-name="P1"><text:span text:style-name="T2">r07</text:span></text:p>
        </draw:connector>
        <draw:connector draw:style-name="gr5" draw:text-style-name="P6" draw:layer="layout" draw:type="line" svg:x1="63.067cm" svg:y1="29.557cm" svg:x2="62.081cm" svg:y2="28.109cm" draw:start-shape="id99" draw:start-glue-point="0" svg:d="M63067 29557l-986-1448" svg:viewBox="0 0 987 1449">
          <text:p text:style-name="P1"><text:span text:style-name="T2">r08</text:span></text:p>
        </draw:connector>
        <draw:connector draw:style-name="gr5" draw:text-style-name="P6" draw:layer="layout" draw:type="line" svg:x1="67.331cm" svg:y1="21.786cm" svg:x2="67.36cm" svg:y2="20.137cm" draw:start-shape="id141" draw:start-glue-point="0" svg:d="M67331 21786l29-1649" svg:viewBox="0 0 30 1650">
          <text:p text:style-name="P1"><text:span text:style-name="T2">f00</text:span></text:p>
        </draw:connector>
        <draw:connector draw:style-name="gr5" draw:text-style-name="P6" draw:layer="layout" draw:type="line" svg:x1="73.131cm" svg:y1="18.286cm" svg:x2="73.128cm" svg:y2="16.645cm" draw:start-shape="id139" draw:start-glue-point="0" svg:d="M73131 18286l-3-1641" svg:viewBox="0 0 4 1642">
          <text:p text:style-name="P1"><text:span text:style-name="T2">f01</text:span></text:p>
        </draw:connector>
        <draw:connector draw:style-name="gr5" draw:text-style-name="P6" draw:layer="layout" draw:type="line" svg:x1="75.931cm" svg:y1="13.886cm" svg:x2="75.985cm" svg:y2="12.2cm" draw:start-shape="id140" draw:start-glue-point="0" svg:d="M75931 13886l54-1686" svg:viewBox="0 0 55 1687">
          <text:p text:style-name="P1"><text:span text:style-name="T2">f02</text:span></text:p>
        </draw:connector>
        <draw:custom-shape draw:style-name="gr1" draw:text-style-name="P2" xml:id="id152" draw:id="id152" draw:layer="layout" svg:width="1cm" svg:height="0.9cm" svg:x="66.631cm" svg:y="30.674cm">
          <text:p text:style-name="P1"><text:span text:style-name="T1">NOT</text:span></text:p>
          <text:p text:style-name="P1"><text:span text:style-name="T1">36138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7.131cm" svg:y1="30.674cm" svg:x2="67.131cm" svg:y2="29.486cm" draw:start-shape="id152" draw:start-glue-point="0" draw:end-shape="id147" draw:end-glue-point="2" svg:d="M67131 30674v-1188" svg:viewBox="0 0 1 1189">
          <text:p/>
        </draw:connector>
        <draw:connector draw:style-name="gr5" draw:text-style-name="P6" draw:layer="layout" draw:type="line" svg:x1="76.964cm" svg:y1="18.285cm" svg:x2="77.631cm" svg:y2="17.007cm" draw:end-shape="id151" draw:end-glue-point="2" svg:d="M76964 18285l667-1278" svg:viewBox="0 0 668 1279">
          <text:p text:style-name="P1"><text:span text:style-name="T2">do0</text:span></text:p>
        </draw:connector>
        <draw:connector draw:style-name="gr5" draw:text-style-name="P6" draw:layer="layout" draw:type="line" svg:x1="60.004cm" svg:y1="9.924cm" svg:x2="61.667cm" svg:y2="9.907cm" draw:end-shape="id100" draw:end-glue-point="3" svg:d="M60004 9924l1663-17" svg:viewBox="0 0 1664 18">
          <text:p text:style-name="P1"><text:span text:style-name="T2">do0/s0</text:span></text:p>
        </draw:connector>
        <draw:connector draw:style-name="gr5" draw:text-style-name="P6" draw:layer="layout" draw:type="line" svg:x1="67.148cm" svg:y1="32.886cm" svg:x2="67.131cm" svg:y2="31.574cm" draw:end-shape="id152" draw:end-glue-point="2" svg:d="M67148 32886l-17-1312" svg:viewBox="0 0 18 1313">
          <text:p text:style-name="P1"><text:span text:style-name="T2">do0</text:span></text:p>
        </draw:connector>
        <draw:connector draw:style-name="gr5" draw:text-style-name="P6" draw:layer="layout" draw:type="line" svg:x1="64.846cm" svg:y1="30.747cm" svg:x2="65.431cm" svg:y2="29.386cm" draw:end-shape="id149" draw:end-glue-point="2" svg:d="M64846 30747l585-1361" svg:viewBox="0 0 586 1362">
          <text:p text:style-name="P1"><text:span text:style-name="T2">do0</text:span></text:p>
        </draw:connector>
        <draw:connector draw:style-name="gr5" draw:text-style-name="P6" draw:layer="layout" draw:type="line" svg:x1="65.878cm" svg:y1="30.773cm" svg:x2="65.431cm" svg:y2="29.386cm" draw:end-shape="id149" draw:end-glue-point="2" svg:d="M65878 30773l-447-1387" svg:viewBox="0 0 448 1388">
          <text:p text:style-name="P1"><text:span text:style-name="T2">do1</text:span></text:p>
        </draw:connector>
        <draw:connector draw:style-name="gr5" draw:text-style-name="P6" draw:layer="layout" draw:type="line" svg:x1="64.311cm" svg:y1="8.132cm" svg:x2="62.167cm" svg:y2="6.686cm" draw:end-shape="id150" draw:end-glue-point="2" svg:d="M64311 8132l-2144-1446" svg:viewBox="0 0 2145 1447">
          <text:p text:style-name="P1"><text:span text:style-name="T2">dos</text:span></text:p>
        </draw:connector>
        <draw:custom-shape draw:style-name="gr2" draw:text-style-name="P3" xml:id="id219" draw:id="id219" draw:layer="layout" svg:width="2.1cm" svg:height="0.9cm" svg:x="28.989cm" svg:y="41.345cm">
          <text:p text:style-name="P1"><text:span text:style-name="T1">DFF (clk46)</text:span></text:p>
          <text:p text:style-name="P1"><text:span text:style-name="T1">2_210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24" draw:id="id224" draw:layer="layout" svg:width="2.1cm" svg:height="0.9cm" svg:x="17.989cm" svg:y="41.345cm">
          <text:p text:style-name="P1"><text:span text:style-name="T1">DFF (clk46)</text:span></text:p>
          <text:p text:style-name="P1"><text:span text:style-name="T1">3817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25" draw:id="id225" draw:layer="layout" svg:width="2.1cm" svg:height="0.9cm" svg:x="15.789cm" svg:y="41.345cm">
          <text:p text:style-name="P1"><text:span text:style-name="T1">DFF (clk46)</text:span></text:p>
          <text:p text:style-name="P1"><text:span text:style-name="T1">2_250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20" draw:id="id220" draw:layer="layout" svg:width="2.1cm" svg:height="0.9cm" svg:x="26.789cm" svg:y="41.345cm">
          <text:p text:style-name="P1"><text:span text:style-name="T1">DFF (ck46)</text:span></text:p>
          <text:p text:style-name="P1"><text:span text:style-name="T1">3617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26" draw:id="id226" draw:layer="layout" svg:width="2.1cm" svg:height="0.9cm" svg:x="13.589cm" svg:y="41.345cm">
          <text:p text:style-name="P1"><text:span text:style-name="T1">DFF (clk46)</text:span></text:p>
          <text:p text:style-name="P1"><text:span text:style-name="T1">2_240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18" draw:id="id218" draw:layer="layout" svg:width="2.1cm" svg:height="0.9cm" svg:x="31.189cm" svg:y="41.345cm">
          <text:p text:style-name="P1"><text:span text:style-name="T1">DFF (clk46)</text:span></text:p>
          <text:p text:style-name="P1"><text:span text:style-name="T1">2_200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21" draw:id="id221" draw:layer="layout" svg:width="2.1cm" svg:height="0.9cm" svg:x="24.589cm" svg:y="41.345cm">
          <text:p text:style-name="P1"><text:span text:style-name="T1">DFF (clk46)</text:span></text:p>
          <text:p text:style-name="P1"><text:span text:style-name="T1">2_220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17" draw:id="id217" draw:layer="layout" svg:width="2.1cm" svg:height="0.9cm" svg:x="11.332cm" svg:y="47.72cm">
          <text:p text:style-name="P1"><text:span text:style-name="T1">DFF (clk47)</text:span></text:p>
          <text:p text:style-name="P1"><text:span text:style-name="T1">2_230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13" draw:id="id213" draw:layer="layout" svg:width="2.1cm" svg:height="0.9cm" svg:x="22.332cm" svg:y="47.72cm">
          <text:p text:style-name="P1"><text:span text:style-name="T1">DFF (clk47)</text:span></text:p>
          <text:p text:style-name="P1"><text:span text:style-name="T1">2_2207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34.027cm" svg:y1="55.57cm" svg:x2="34.511cm" svg:y2="53.269cm" draw:end-shape="id153" draw:end-glue-point="2" svg:d="M34027 55570l484-2301" svg:viewBox="0 0 485 2302">
          <text:p text:style-name="P1"><text:span text:style-name="T2">a02</text:span></text:p>
        </draw:connector>
        <draw:custom-shape draw:style-name="gr1" draw:text-style-name="P2" xml:id="id183" draw:id="id183" draw:layer="layout" svg:width="1cm" svg:height="0.9cm" svg:x="31.011cm" svg:y="54.269cm">
          <text:p text:style-name="P1"><text:span text:style-name="T1">22-AOI</text:span></text:p>
          <text:p text:style-name="P1"><text:span text:style-name="T1">2_18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2" draw:id="id162" draw:layer="layout" svg:width="1cm" svg:height="0.9cm" svg:x="16.763cm" svg:y="64.969cm">
          <text:p text:style-name="P1"><text:span text:style-name="T1">NAND</text:span></text:p>
          <text:p text:style-name="P1"><text:span text:style-name="T1">2_252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1" draw:id="id191" draw:layer="layout" svg:width="1cm" svg:height="0.9cm" svg:x="19.363cm" svg:y="61.969cm">
          <text:p text:style-name="P1"><text:span text:style-name="T1">22-AAOI</text:span></text:p>
          <text:p text:style-name="P1"><text:span text:style-name="T1">2_24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8" draw:id="id188" draw:layer="layout" svg:width="1cm" svg:height="0.9cm" svg:x="18.611cm" svg:y="52.369cm">
          <text:p text:style-name="P1"><text:span text:style-name="T1">XNOR</text:span></text:p>
          <text:p text:style-name="P1"><text:span text:style-name="T1">2_23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3" draw:id="id193" draw:layer="layout" svg:width="1cm" svg:height="0.9cm" svg:x="16.388cm" svg:y="52.369cm">
          <text:p text:style-name="P1"><text:span text:style-name="T1">IMUX</text:span></text:p>
          <text:p text:style-name="P1"><text:span text:style-name="T1">2_25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4" draw:id="id194" draw:layer="layout" svg:width="1cm" svg:height="0.9cm" svg:x="12.011cm" svg:y="52.369cm">
          <text:p text:style-name="P1"><text:span text:style-name="T1">XNOR</text:span></text:p>
          <text:p text:style-name="P1"><text:span text:style-name="T1">2_24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3" draw:id="id203" draw:layer="layout" svg:width="1cm" svg:height="0.9cm" svg:x="29.711cm" svg:y="57.469cm">
          <text:p text:style-name="P1"><text:span text:style-name="T1">12-OAI</text:span></text:p>
          <text:p text:style-name="P1"><text:span text:style-name="T1">2_19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6" draw:id="id196" draw:layer="layout" svg:width="1cm" svg:height="0.9cm" svg:x="12.203cm" svg:y="58.467cm">
          <text:p text:style-name="P1"><text:span text:style-name="T1">12-OAI</text:span></text:p>
          <text:p text:style-name="P1"><text:span text:style-name="T1">2_21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7" draw:id="id197" draw:layer="layout" svg:width="1cm" svg:height="0.9cm" svg:x="27.611cm" svg:y="62.369cm">
          <text:p text:style-name="P1"><text:span text:style-name="T1">22-AAOI</text:span></text:p>
          <text:p text:style-name="P1"><text:span text:style-name="T1">2_211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8" draw:id="id158" draw:layer="layout" svg:width="1cm" svg:height="0.9cm" svg:x="20.298cm" svg:y="64.904cm">
          <text:p text:style-name="P1"><text:span text:style-name="T3">NAND|NOR</text:span></text:p>
          <text:p text:style-name="P1"><text:span text:style-name="T1">2_24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7" draw:id="id157" draw:layer="layout" svg:width="1cm" svg:height="0.9cm" svg:x="18.386cm" svg:y="64.932cm">
          <text:p text:style-name="P1"><text:span text:style-name="T1">22-OAI</text:span></text:p>
          <text:p text:style-name="P1"><text:span text:style-name="T1">2_24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3" draw:id="id153" draw:layer="layout" svg:width="1cm" svg:height="0.9cm" svg:x="34.011cm" svg:y="52.369cm">
          <text:p text:style-name="P1"><text:span text:style-name="T1">NAND</text:span></text:p>
          <text:p text:style-name="P1"><text:span text:style-name="T1">2_211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4" draw:id="id154" draw:layer="layout" svg:width="2.1cm" svg:height="0.9cm" svg:x="31.132cm" svg:y="47.72cm">
          <text:p text:style-name="P1"><text:span text:style-name="T1">DFF (clk47)</text:span></text:p>
          <text:p text:style-name="P1"><text:span text:style-name="T1">2_2118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32.125cm" svg:y1="50.28cm" svg:x2="32.182cm" svg:y2="48.62cm" draw:end-shape="id154" draw:end-glue-point="2" svg:d="M32125 50280l57-1660" svg:viewBox="0 0 58 1661">
          <text:p text:style-name="P1"><text:span text:style-name="T2">11</text:span></text:p>
        </draw:connector>
        <draw:custom-shape draw:style-name="gr1" draw:text-style-name="P2" xml:id="id155" draw:id="id155" draw:layer="layout" svg:width="1cm" svg:height="0.9cm" svg:x="10.265cm" svg:y="53.903cm">
          <text:p text:style-name="P1"><text:span text:style-name="T1">XOR</text:span></text:p>
          <text:p text:style-name="P1"><text:span text:style-name="T1">2_2216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0.437cm" svg:y1="56.173cm" svg:x2="10.765cm" svg:y2="54.803cm" draw:end-shape="id155" draw:end-glue-point="2" svg:d="M10437 56173l328-1370" svg:viewBox="0 0 329 1371">
          <text:p text:style-name="P1"><text:span text:style-name="T2">1_00</text:span></text:p>
        </draw:connector>
        <draw:connector draw:style-name="gr3" draw:text-style-name="P4" draw:layer="layout" draw:type="line" svg:x1="11.311cm" svg:y1="56.669cm" svg:x2="10.765cm" svg:y2="54.803cm" draw:end-shape="id155" draw:end-glue-point="2" svg:d="M11311 56669l-546-1866" svg:viewBox="0 0 547 1867">
          <text:p text:style-name="P1"><text:span text:style-name="T2">2_01</text:span></text:p>
        </draw:connector>
        <draw:connector draw:style-name="gr3" draw:text-style-name="P4" draw:layer="layout" draw:type="line" svg:x1="35.111cm" svg:y1="54.565cm" svg:x2="34.511cm" svg:y2="53.269cm" draw:end-shape="id153" draw:end-glue-point="2" svg:d="M35111 54565l-600-1296" svg:viewBox="0 0 601 1297">
          <text:p text:style-name="P1"><text:span text:style-name="T2">carry0</text:span></text:p>
        </draw:connector>
        <draw:custom-shape draw:style-name="gr1" draw:text-style-name="P2" xml:id="id156" draw:id="id156" draw:layer="layout" svg:width="1cm" svg:height="0.9cm" svg:x="9.811cm" svg:y="52.369cm">
          <text:p text:style-name="P1"><text:span text:style-name="T1">XOR</text:span></text:p>
          <text:p text:style-name="P1"><text:span text:style-name="T1">2_2214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9.174cm" svg:y1="54.619cm" svg:x2="10.311cm" svg:y2="53.269cm" draw:end-shape="id156" draw:end-glue-point="2" svg:d="M9174 54619l1137-1350" svg:viewBox="0 0 1138 1351">
          <text:p text:style-name="P1"><text:span text:style-name="T2">carry0</text:span></text:p>
        </draw:connector>
        <draw:connector draw:style-name="gr3" draw:text-style-name="P4" draw:layer="layout" draw:type="line" svg:x1="17.911cm" svg:y1="67.946cm" svg:x2="18.886cm" svg:y2="65.832cm" draw:end-shape="id157" draw:end-glue-point="2" svg:d="M17911 67946l975-2114" svg:viewBox="0 0 976 2115">
          <text:p text:style-name="P1"><text:span text:style-name="T2">1_01/b</text:span></text:p>
        </draw:connector>
        <draw:connector draw:style-name="gr3" draw:text-style-name="P4" draw:layer="layout" draw:type="line" svg:x1="19.963cm" svg:y1="67.869cm" svg:x2="20.798cm" svg:y2="65.804cm" draw:end-shape="id158" draw:end-glue-point="2" svg:d="M19963 67869l835-2065" svg:viewBox="0 0 836 2066">
          <text:p text:style-name="P1"><text:span text:style-name="T2">1_01/b</text:span></text:p>
        </draw:connector>
        <draw:custom-shape draw:style-name="gr1" draw:text-style-name="P2" xml:id="id159" draw:id="id159" draw:layer="layout" svg:width="1cm" svg:height="0.9cm" svg:x="12.411cm" svg:y="53.869cm">
          <text:p text:style-name="P1"><text:span text:style-name="T1">XOR</text:span></text:p>
          <text:p text:style-name="P1"><text:span text:style-name="T1">2_2412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2.392cm" svg:y1="56.083cm" svg:x2="12.911cm" svg:y2="54.769cm" draw:end-shape="id159" draw:end-glue-point="2" svg:d="M12392 56083l519-1314" svg:viewBox="0 0 520 1315">
          <text:p text:style-name="P1"><text:span text:style-name="T2">1_01</text:span></text:p>
        </draw:connector>
        <draw:custom-shape draw:style-name="gr1" draw:text-style-name="P2" xml:id="id160" draw:id="id160" draw:layer="layout" svg:width="1cm" svg:height="0.9cm" svg:x="11.312cm" svg:y="67.367cm">
          <text:p text:style-name="P1"><text:span text:style-name="T1">NAND</text:span></text:p>
          <text:p text:style-name="P1"><text:span text:style-name="T1">2_2416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1.222cm" svg:y1="69.633cm" svg:x2="11.812cm" svg:y2="68.267cm" draw:end-shape="id160" draw:end-glue-point="2" svg:d="M11222 69633l590-1366" svg:viewBox="0 0 591 1367">
          <text:p text:style-name="P1"><text:span text:style-name="T2">1_01</text:span></text:p>
        </draw:connector>
        <draw:custom-shape draw:style-name="gr1" draw:text-style-name="P2" xml:id="id161" draw:id="id161" draw:layer="layout" svg:width="1cm" svg:height="0.9cm" svg:x="13.212cm" svg:y="67.367cm">
          <text:p text:style-name="P1"><text:span text:style-name="T1">NOR</text:span></text:p>
          <text:p text:style-name="P1"><text:span text:style-name="T1">2_24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3.236cm" svg:y1="69.932cm" svg:x2="13.712cm" svg:y2="68.267cm" draw:end-shape="id161" draw:end-glue-point="2" svg:d="M13236 69932l476-1665" svg:viewBox="0 0 477 1666">
          <text:p text:style-name="P1"><text:span text:style-name="T2">1_01</text:span></text:p>
        </draw:connector>
        <draw:connector draw:style-name="gr3" draw:text-style-name="P4" draw:layer="layout" draw:type="line" svg:x1="13.29cm" svg:y1="56.579cm" svg:x2="12.911cm" svg:y2="54.769cm" draw:end-shape="id159" draw:end-glue-point="2" svg:d="M13290 56579l-379-1810" svg:viewBox="0 0 380 1811">
          <text:p text:style-name="P1"><text:span text:style-name="T2">2_02</text:span></text:p>
        </draw:connector>
        <draw:connector draw:style-name="gr3" draw:text-style-name="P4" draw:layer="layout" draw:type="line" svg:x1="12.049cm" svg:y1="70.295cm" svg:x2="11.812cm" svg:y2="68.267cm" draw:end-shape="id160" draw:end-glue-point="2" svg:d="M12049 70295l-237-2028" svg:viewBox="0 0 238 2029">
          <text:p text:style-name="P1"><text:span text:style-name="T2">2_02</text:span></text:p>
        </draw:connector>
        <draw:connector draw:style-name="gr3" draw:text-style-name="P4" draw:layer="layout" draw:type="line" svg:x1="13.968cm" svg:y1="70.546cm" svg:x2="13.712cm" svg:y2="68.267cm" draw:end-shape="id161" draw:end-glue-point="2" svg:d="M13968 70546l-256-2279" svg:viewBox="0 0 257 2280">
          <text:p text:style-name="P1"><text:span text:style-name="T2">2_02</text:span></text:p>
        </draw:connector>
        <draw:connector draw:style-name="gr3" draw:text-style-name="P4" draw:layer="layout" draw:type="line" svg:x1="19.963cm" svg:y1="66.995cm" svg:x2="20.798cm" svg:y2="65.804cm" draw:end-shape="id158" draw:end-glue-point="2" svg:d="M19963 66995l835-1191" svg:viewBox="0 0 836 1192">
          <text:p text:style-name="P1"><text:span text:style-name="T2">2_02/a</text:span></text:p>
        </draw:connector>
        <draw:connector draw:style-name="gr3" draw:text-style-name="P4" draw:layer="layout" draw:type="line" svg:x1="17.863cm" svg:y1="67.024cm" svg:x2="18.886cm" svg:y2="65.832cm" draw:end-shape="id157" draw:end-glue-point="2" svg:d="M17863 67024l1023-1192" svg:viewBox="0 0 1024 1193">
          <text:p text:style-name="P1"><text:span text:style-name="T2">2_02/a</text:span></text:p>
        </draw:connector>
        <draw:connector draw:style-name="gr3" draw:text-style-name="P4" draw:layer="layout" draw:type="line" svg:x1="19.611cm" svg:y1="67.024cm" svg:x2="18.886cm" svg:y2="65.832cm" draw:end-shape="id157" draw:end-glue-point="2" svg:d="M19611 67024l-725-1192" svg:viewBox="0 0 726 1193">
          <text:p text:style-name="P1"><text:span text:style-name="T2">1_02/c</text:span></text:p>
        </draw:connector>
        <draw:connector draw:style-name="gr3" draw:text-style-name="P4" draw:layer="layout" draw:type="line" svg:x1="21.688cm" svg:y1="67.846cm" svg:x2="20.798cm" svg:y2="65.804cm" draw:end-shape="id158" draw:end-glue-point="2" svg:d="M21688 67846l-890-2042" svg:viewBox="0 0 891 2043">
          <text:p text:style-name="P1"><text:span text:style-name="T2">1_02/d</text:span></text:p>
        </draw:connector>
        <draw:connector draw:style-name="gr3" draw:text-style-name="P4" draw:layer="layout" draw:type="line" svg:x1="16.771cm" svg:y1="67.264cm" svg:x2="17.263cm" svg:y2="65.869cm" draw:end-shape="id162" draw:end-glue-point="2" svg:d="M16771 67264l492-1395" svg:viewBox="0 0 493 1396">
          <text:p text:style-name="P1"><text:span text:style-name="T2">1_02</text:span></text:p>
        </draw:connector>
        <draw:custom-shape draw:style-name="gr6" draw:text-style-name="P2" xml:id="id163" draw:id="id163" draw:layer="layout" svg:width="1cm" svg:height="0.9cm" svg:x="14.711cm" svg:y="57.107cm">
          <text:p text:style-name="P1"><text:span text:style-name="T1">OR</text:span></text:p>
          <text:p text:style-name="P1"><text:span text:style-name="T1">2_2523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4.753cm" svg:y1="59.426cm" svg:x2="15.211cm" svg:y2="58.007cm" draw:end-shape="id163" draw:end-glue-point="2" svg:d="M14753 59426l458-1419" svg:viewBox="0 0 459 1420">
          <text:p text:style-name="P1"><text:span text:style-name="T2">1_02</text:span></text:p>
        </draw:connector>
        <draw:connector draw:style-name="gr3" draw:text-style-name="P4" draw:layer="layout" draw:type="line" svg:x1="15.65cm" svg:y1="59.969cm" svg:x2="15.211cm" svg:y2="58.007cm" draw:end-shape="id163" draw:end-glue-point="2" svg:d="M15650 59969l-439-1962" svg:viewBox="0 0 440 1963">
          <text:p text:style-name="P1"><text:span text:style-name="T2">2_03</text:span></text:p>
        </draw:connector>
        <draw:connector draw:style-name="gr3" draw:text-style-name="P4" draw:layer="layout" draw:type="line" svg:x1="17.503cm" svg:y1="67.807cm" svg:x2="17.263cm" svg:y2="65.869cm" draw:end-shape="id162" draw:end-glue-point="2" svg:d="M17503 67807l-240-1938" svg:viewBox="0 0 241 1939">
          <text:p text:style-name="P1"><text:span text:style-name="T2">2_03</text:span></text:p>
        </draw:connector>
        <draw:connector draw:style-name="gr3" draw:text-style-name="P4" draw:layer="layout" draw:type="line" svg:x1="19.635cm" svg:y1="67.969cm" svg:x2="18.886cm" svg:y2="65.832cm" draw:end-shape="id157" draw:end-glue-point="2" svg:d="M19635 67969l-749-2137" svg:viewBox="0 0 750 2138">
          <text:p text:style-name="P1"><text:span text:style-name="T2">2_03/d</text:span></text:p>
        </draw:connector>
        <draw:connector draw:style-name="gr3" draw:text-style-name="P4" draw:layer="layout" draw:type="line" svg:x1="21.711cm" svg:y1="67.043cm" svg:x2="20.798cm" svg:y2="65.804cm" draw:end-shape="id158" draw:end-glue-point="2" svg:d="M21711 67043l-913-1239" svg:viewBox="0 0 914 1240">
          <text:p text:style-name="P1"><text:span text:style-name="T2">2_03/c</text:span></text:p>
        </draw:connector>
        <draw:custom-shape draw:style-name="gr1" draw:text-style-name="P2" xml:id="id164" draw:id="id164" draw:layer="layout" svg:width="1cm" svg:height="0.9cm" svg:x="14.711cm" svg:y="53.869cm">
          <text:p text:style-name="P1"><text:span text:style-name="T1">XOR</text:span></text:p>
          <text:p text:style-name="P1"><text:span text:style-name="T1">2_2520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794cm" svg:y1="56.532cm" svg:x2="15.211cm" svg:y2="54.769cm" draw:end-shape="id164" draw:end-glue-point="2" svg:d="M15794 56532l-583-1763" svg:viewBox="0 0 584 1764">
          <text:p text:style-name="P1"><text:span text:style-name="T2">2_03</text:span></text:p>
        </draw:connector>
        <draw:connector draw:style-name="gr3" draw:text-style-name="P4" draw:layer="layout" draw:type="line" svg:x1="14.778cm" svg:y1="56.083cm" svg:x2="15.211cm" svg:y2="54.769cm" draw:end-shape="id164" draw:end-glue-point="2" svg:d="M14778 56083l433-1314" svg:viewBox="0 0 434 1315">
          <text:p text:style-name="P1"><text:span text:style-name="T2">1_02</text:span></text:p>
        </draw:connector>
        <draw:custom-shape draw:style-name="gr1" draw:text-style-name="P2" xml:id="id165" draw:id="id165" draw:layer="layout" svg:width="1cm" svg:height="0.9cm" svg:x="20.62cm" svg:y="61.969cm">
          <text:p text:style-name="P1"><text:span text:style-name="T1">OR</text:span></text:p>
          <text:p text:style-name="P1"><text:span text:style-name="T1">2_2323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0.655cm" svg:y1="64.112cm" svg:x2="21.12cm" svg:y2="62.869cm" draw:end-shape="id165" draw:end-glue-point="2" svg:d="M20655 64112l465-1243" svg:viewBox="0 0 466 1244">
          <text:p text:style-name="P1"><text:span text:style-name="T2">1_03</text:span></text:p>
        </draw:connector>
        <draw:custom-shape draw:style-name="gr1" draw:text-style-name="P2" xml:id="id166" draw:id="id166" draw:layer="layout" svg:width="1cm" svg:height="0.9cm" svg:x="15.663cm" svg:y="64.969cm">
          <text:p text:style-name="P1"><text:span text:style-name="T1">XNOR</text:span></text:p>
          <text:p text:style-name="P1"><text:span text:style-name="T1">2_2322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5.738cm" svg:y1="67.335cm" svg:x2="16.163cm" svg:y2="65.869cm" draw:end-shape="id166" draw:end-glue-point="2" svg:d="M15738 67335l425-1466" svg:viewBox="0 0 426 1467">
          <text:p text:style-name="P1"><text:span text:style-name="T2">1_03</text:span></text:p>
        </draw:connector>
        <draw:connector draw:style-name="gr3" draw:text-style-name="P4" draw:layer="layout" draw:type="line" svg:x1="21.6cm" svg:y1="64.655cm" svg:x2="21.12cm" svg:y2="62.869cm" draw:end-shape="id165" draw:end-glue-point="2" svg:d="M21600 64655l-480-1786" svg:viewBox="0 0 481 1787">
          <text:p text:style-name="P1"><text:span text:style-name="T2">2_04</text:span></text:p>
        </draw:connector>
        <draw:connector draw:style-name="gr3" draw:text-style-name="P4" draw:layer="layout" draw:type="line" svg:x1="16.542cm" svg:y1="67.855cm" svg:x2="16.163cm" svg:y2="65.869cm" draw:end-shape="id166" draw:end-glue-point="2" svg:d="M16542 67855l-379-1986" svg:viewBox="0 0 380 1987">
          <text:p text:style-name="P1"><text:span text:style-name="T2">2_04</text:span></text:p>
        </draw:connector>
        <draw:custom-shape draw:style-name="gr1" draw:text-style-name="P2" xml:id="id167" draw:id="id167" draw:layer="layout" svg:width="1cm" svg:height="0.9cm" svg:x="19.224cm" svg:y="53.969cm">
          <text:p text:style-name="P1"><text:span text:style-name="T1">XOR</text:span></text:p>
          <text:p text:style-name="P1"><text:span text:style-name="T1">2_2227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9.211cm" svg:y1="56.114cm" svg:x2="19.724cm" svg:y2="54.869cm" draw:end-shape="id167" draw:end-glue-point="2" svg:d="M19211 56114l513-1245" svg:viewBox="0 0 514 1246">
          <text:p text:style-name="P1"><text:span text:style-name="T2">1_04</text:span></text:p>
        </draw:connector>
        <draw:custom-shape draw:style-name="gr1" draw:text-style-name="P2" xml:id="id168" draw:id="id168" draw:layer="layout" svg:width="1cm" svg:height="0.9cm" svg:x="7.442cm" svg:y="60.793cm">
          <text:p text:style-name="P1"><text:span text:style-name="T1">OR</text:span></text:p>
          <text:p text:style-name="P1"><text:span text:style-name="T1">2_2225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7.222cm" svg:y1="62.994cm" svg:x2="7.942cm" svg:y2="61.693cm" draw:end-shape="id168" draw:end-glue-point="2" svg:d="M7222 62994l720-1301" svg:viewBox="0 0 721 1302">
          <text:p text:style-name="P1"><text:span text:style-name="T2">1_04</text:span></text:p>
        </draw:connector>
        <draw:custom-shape draw:style-name="gr1" draw:text-style-name="P2" xml:id="id169" draw:id="id169" draw:layer="layout" svg:width="1cm" svg:height="0.9cm" svg:x="9.322cm" svg:y="60.793cm">
          <text:p text:style-name="P1"><text:span text:style-name="T1">AND</text:span></text:p>
          <text:p text:style-name="P1"><text:span text:style-name="T1">2_2223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9.207cm" svg:y1="62.994cm" svg:x2="9.822cm" svg:y2="61.693cm" draw:end-shape="id169" draw:end-glue-point="2" svg:d="M9207 62994l615-1301" svg:viewBox="0 0 616 1302">
          <text:p text:style-name="P1"><text:span text:style-name="T2">1_04</text:span></text:p>
        </draw:connector>
        <draw:connector draw:style-name="gr3" draw:text-style-name="P4" draw:layer="layout" draw:type="line" svg:x1="20.203cm" svg:y1="56.586cm" svg:x2="19.724cm" svg:y2="54.869cm" draw:end-shape="id167" draw:end-glue-point="2" svg:d="M20203 56586l-479-1717" svg:viewBox="0 0 480 1718">
          <text:p text:style-name="P1"><text:span text:style-name="T2">2_05</text:span></text:p>
        </draw:connector>
        <draw:connector draw:style-name="gr3" draw:text-style-name="P4" draw:layer="layout" draw:type="line" svg:x1="8.143cm" svg:y1="63.443cm" svg:x2="7.942cm" svg:y2="61.693cm" draw:end-shape="id168" draw:end-glue-point="2" svg:d="M8143 63443l-201-1750" svg:viewBox="0 0 202 1751">
          <text:p text:style-name="P1"><text:span text:style-name="T2">2_05</text:span></text:p>
        </draw:connector>
        <draw:connector draw:style-name="gr3" draw:text-style-name="P4" draw:layer="layout" draw:type="line" svg:x1="10.151cm" svg:y1="63.466cm" svg:x2="9.822cm" svg:y2="61.693cm" draw:end-shape="id169" draw:end-glue-point="2" svg:d="M10151 63466l-329-1773" svg:viewBox="0 0 330 1774">
          <text:p text:style-name="P1"><text:span text:style-name="T2">2_05</text:span></text:p>
        </draw:connector>
        <draw:custom-shape draw:style-name="gr1" draw:text-style-name="P2" xml:id="id170" draw:id="id170" draw:layer="layout" svg:width="1cm" svg:height="0.9cm" svg:x="21.511cm" svg:y="53.869cm">
          <text:p text:style-name="P1"><text:span text:style-name="T1">XOR</text:span></text:p>
          <text:p text:style-name="P1"><text:span text:style-name="T1">2_2208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1.627cm" svg:y1="56.06cm" svg:x2="22.011cm" svg:y2="54.769cm" draw:end-shape="id170" draw:end-glue-point="2" svg:d="M21627 56060l384-1291" svg:viewBox="0 0 385 1292">
          <text:p text:style-name="P1"><text:span text:style-name="T2">1_05</text:span></text:p>
        </draw:connector>
        <draw:custom-shape draw:style-name="gr1" draw:text-style-name="P2" xml:id="id171" draw:id="id171" draw:layer="layout" svg:width="1cm" svg:height="0.9cm" svg:x="11.199cm" svg:y="60.809cm">
          <text:p text:style-name="P1"><text:span text:style-name="T1">NAND</text:span></text:p>
          <text:p text:style-name="P1"><text:span text:style-name="T1">2_2109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1.103cm" svg:y1="63.04cm" svg:x2="11.699cm" svg:y2="61.709cm" draw:end-shape="id171" draw:end-glue-point="2" svg:d="M11103 63040l596-1331" svg:viewBox="0 0 597 1332">
          <text:p text:style-name="P1"><text:span text:style-name="T2">1_05</text:span></text:p>
        </draw:connector>
        <draw:custom-shape draw:style-name="gr1" draw:text-style-name="P2" xml:id="id172" draw:id="id172" draw:layer="layout" svg:width="1cm" svg:height="0.9cm" svg:x="13.003cm" svg:y="60.795cm">
          <text:p text:style-name="P1"><text:span text:style-name="T1">NOR</text:span></text:p>
          <text:p text:style-name="P1"><text:span text:style-name="T1">2_2111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3.056cm" svg:y1="62.941cm" svg:x2="13.503cm" svg:y2="61.695cm" draw:end-shape="id172" draw:end-glue-point="2" svg:d="M13056 62941l447-1246" svg:viewBox="0 0 448 1247">
          <text:p text:style-name="P1"><text:span text:style-name="T2">1_05</text:span></text:p>
        </draw:connector>
        <draw:custom-shape draw:style-name="gr1" draw:text-style-name="P2" xml:id="id173" draw:id="id173" draw:layer="layout" svg:width="1cm" svg:height="0.9cm" svg:x="27.874cm" svg:y="66.269cm">
          <text:p text:style-name="P1"><text:span text:style-name="T3">NAND|NOR</text:span></text:p>
          <text:p text:style-name="P1"><text:span text:style-name="T1">2_21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4" draw:id="id174" draw:layer="layout" svg:width="1cm" svg:height="0.9cm" svg:x="29.899cm" svg:y="66.306cm">
          <text:p text:style-name="P1"><text:span text:style-name="T1">22-OAI</text:span></text:p>
          <text:p text:style-name="P1"><text:span text:style-name="T1">2_2113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7.255cm" svg:y1="68.861cm" svg:x2="28.374cm" svg:y2="67.169cm" draw:end-shape="id173" draw:end-glue-point="2" svg:d="M27255 68861l1119-1692" svg:viewBox="0 0 1120 1693">
          <text:p text:style-name="P1"><text:span text:style-name="T2">1_05/b</text:span></text:p>
        </draw:connector>
        <draw:connector draw:style-name="gr3" draw:text-style-name="P4" draw:layer="layout" draw:type="line" svg:x1="29.574cm" svg:y1="68.969cm" svg:x2="30.399cm" svg:y2="67.206cm" draw:end-shape="id174" draw:end-glue-point="2" svg:d="M29574 68969l825-1763" svg:viewBox="0 0 826 1764">
          <text:p text:style-name="P1"><text:span text:style-name="T2">1_05/b</text:span></text:p>
        </draw:connector>
        <draw:connector draw:style-name="gr3" draw:text-style-name="P4" draw:layer="layout" draw:type="line" svg:x1="22.43cm" svg:y1="56.745cm" svg:x2="22.011cm" svg:y2="54.769cm" draw:end-shape="id170" draw:end-glue-point="2" svg:d="M22430 56745l-419-1976" svg:viewBox="0 0 420 1977">
          <text:p text:style-name="P1"><text:span text:style-name="T2">2_06</text:span></text:p>
        </draw:connector>
        <draw:connector draw:style-name="gr3" draw:text-style-name="P4" draw:layer="layout" draw:type="line" svg:x1="12.167cm" svg:y1="63.477cm" svg:x2="11.699cm" svg:y2="61.709cm" draw:end-shape="id171" draw:end-glue-point="2" svg:d="M12167 63477l-468-1768" svg:viewBox="0 0 469 1769">
          <text:p text:style-name="P1"><text:span text:style-name="T2">2_06</text:span></text:p>
        </draw:connector>
        <draw:connector draw:style-name="gr3" draw:text-style-name="P4" draw:layer="layout" draw:type="line" svg:x1="14.12cm" svg:y1="63.377cm" svg:x2="13.503cm" svg:y2="61.695cm" draw:end-shape="id172" draw:end-glue-point="2" svg:d="M14120 63377l-617-1682" svg:viewBox="0 0 618 1683">
          <text:p text:style-name="P1"><text:span text:style-name="T2">2_06</text:span></text:p>
        </draw:connector>
        <draw:connector draw:style-name="gr3" draw:text-style-name="P4" draw:layer="layout" draw:type="line" svg:x1="27.328cm" svg:y1="68.175cm" svg:x2="28.374cm" svg:y2="67.169cm" draw:end-shape="id173" draw:end-glue-point="2" svg:d="M27328 68175l1046-1006" svg:viewBox="0 0 1047 1007">
          <text:p text:style-name="P1"><text:span text:style-name="T2">2_06/a</text:span></text:p>
        </draw:connector>
        <draw:connector draw:style-name="gr3" draw:text-style-name="P4" draw:layer="layout" draw:type="line" svg:x1="29.598cm" svg:y1="68.258cm" svg:x2="30.399cm" svg:y2="67.206cm" draw:end-shape="id174" draw:end-glue-point="2" svg:d="M29598 68258l801-1052" svg:viewBox="0 0 802 1053">
          <text:p text:style-name="P1"><text:span text:style-name="T2">2_06/a</text:span></text:p>
        </draw:connector>
        <draw:custom-shape draw:style-name="gr1" draw:text-style-name="P2" xml:id="id175" draw:id="id175" draw:layer="layout" svg:width="1cm" svg:height="0.9cm" svg:x="23.625cm" svg:y="53.869cm">
          <text:p text:style-name="P1"><text:span text:style-name="T1">XOR</text:span></text:p>
          <text:p text:style-name="P1"><text:span text:style-name="T1">2_2108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3.611cm" svg:y1="56.281cm" svg:x2="24.125cm" svg:y2="54.769cm" draw:end-shape="id175" draw:end-glue-point="2" svg:d="M23611 56281l514-1512" svg:viewBox="0 0 515 1513">
          <text:p text:style-name="P1"><text:span text:style-name="T2">1_06</text:span></text:p>
        </draw:connector>
        <draw:custom-shape draw:style-name="gr1" draw:text-style-name="P2" xml:id="id176" draw:id="id176" draw:layer="layout" svg:width="1cm" svg:height="0.9cm" svg:x="23.479cm" svg:y="58.969cm">
          <text:p text:style-name="P1"><text:span text:style-name="T1">OR</text:span></text:p>
          <text:p text:style-name="P1"><text:span text:style-name="T1">2_2011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3.211cm" svg:y1="60.807cm" svg:x2="23.979cm" svg:y2="59.869cm" draw:end-shape="id176" draw:end-glue-point="2" svg:d="M23211 60807l768-938" svg:viewBox="0 0 769 939">
          <text:p text:style-name="P1"><text:span text:style-name="T2">1_06</text:span></text:p>
        </draw:connector>
        <draw:connector draw:style-name="gr3" draw:text-style-name="P4" draw:layer="layout" draw:type="line" svg:x1="29.337cm" svg:y1="68.812cm" svg:x2="28.374cm" svg:y2="67.169cm" draw:end-shape="id173" draw:end-glue-point="2" svg:d="M29337 68812l-963-1643" svg:viewBox="0 0 964 1644">
          <text:p text:style-name="P1"><text:span text:style-name="T2">1_06/d</text:span></text:p>
        </draw:connector>
        <draw:connector draw:style-name="gr3" draw:text-style-name="P4" draw:layer="layout" draw:type="line" svg:x1="31.362cm" svg:y1="68.969cm" svg:x2="30.399cm" svg:y2="67.206cm" draw:end-shape="id174" draw:end-glue-point="2" svg:d="M31362 68969l-963-1763" svg:viewBox="0 0 964 1764">
          <text:p text:style-name="P1"><text:span text:style-name="T2">1_06/d</text:span></text:p>
        </draw:connector>
        <draw:custom-shape draw:style-name="gr1" draw:text-style-name="P2" xml:id="id177" draw:id="id177" draw:layer="layout" svg:width="1cm" svg:height="0.9cm" svg:x="25.811cm" svg:y="66.325cm">
          <text:p text:style-name="P1"><text:span text:style-name="T1">NAND</text:span></text:p>
          <text:p text:style-name="P1"><text:span text:style-name="T1">2_2013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5.815cm" svg:y1="68.53cm" svg:x2="26.311cm" svg:y2="67.225cm" draw:end-shape="id177" draw:end-glue-point="2" svg:d="M25815 68530l496-1305" svg:viewBox="0 0 497 1306">
          <text:p text:style-name="P1"><text:span text:style-name="T2">1_06</text:span></text:p>
        </draw:connector>
        <draw:connector draw:style-name="gr3" draw:text-style-name="P4" draw:layer="layout" draw:type="line" svg:x1="24.647cm" svg:y1="56.827cm" svg:x2="24.125cm" svg:y2="54.769cm" draw:end-shape="id175" draw:end-glue-point="2" svg:d="M24647 56827l-522-2058" svg:viewBox="0 0 523 2059">
          <text:p text:style-name="P1"><text:span text:style-name="T2">2_07</text:span></text:p>
        </draw:connector>
        <draw:connector draw:style-name="gr3" draw:text-style-name="P4" draw:layer="layout" draw:type="line" svg:x1="24.387cm" svg:y1="61.272cm" svg:x2="23.979cm" svg:y2="59.869cm" draw:end-shape="id176" draw:end-glue-point="2" svg:d="M24387 61272l-408-1403" svg:viewBox="0 0 409 1404">
          <text:p text:style-name="P1"><text:span text:style-name="T2">2_07</text:span></text:p>
        </draw:connector>
        <draw:connector draw:style-name="gr3" draw:text-style-name="P4" draw:layer="layout" draw:type="line" svg:x1="31.411cm" svg:y1="68.283cm" svg:x2="30.399cm" svg:y2="67.206cm" draw:end-shape="id174" draw:end-glue-point="2" svg:d="M31411 68283l-1012-1077" svg:viewBox="0 0 1013 1078">
          <text:p text:style-name="P1"><text:span text:style-name="T2">2_07/c</text:span></text:p>
        </draw:connector>
        <draw:connector draw:style-name="gr3" draw:text-style-name="P4" draw:layer="layout" draw:type="line" svg:x1="26.673cm" svg:y1="69.069cm" svg:x2="26.311cm" svg:y2="67.225cm" draw:end-shape="id177" draw:end-glue-point="2" svg:d="M26673 69069l-362-1844" svg:viewBox="0 0 363 1845">
          <text:p text:style-name="P1"><text:span text:style-name="T2">2_07</text:span></text:p>
        </draw:connector>
        <draw:connector draw:style-name="gr3" draw:text-style-name="P4" draw:layer="layout" draw:type="line" svg:x1="29.361cm" svg:y1="68.175cm" svg:x2="28.374cm" svg:y2="67.169cm" draw:end-shape="id173" draw:end-glue-point="2" svg:d="M29361 68175l-987-1006" svg:viewBox="0 0 988 1007">
          <text:p text:style-name="P1"><text:span text:style-name="T2">2_07/c</text:span></text:p>
        </draw:connector>
        <draw:custom-shape draw:style-name="gr1" draw:text-style-name="P2" xml:id="id178" draw:id="id178" draw:layer="layout" svg:width="1cm" svg:height="0.9cm" svg:x="24.178cm" svg:y="62.969cm">
          <text:p text:style-name="P1"><text:span text:style-name="T1">XNOR</text:span></text:p>
          <text:p text:style-name="P1"><text:span text:style-name="T1">2_2020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4.111cm" svg:y1="64.782cm" svg:x2="24.678cm" svg:y2="63.869cm" draw:end-shape="id178" draw:end-glue-point="2" svg:d="M24111 64782l567-913" svg:viewBox="0 0 568 914">
          <text:p text:style-name="P1"><text:span text:style-name="T2">1_07</text:span></text:p>
        </draw:connector>
        <draw:custom-shape draw:style-name="gr1" draw:text-style-name="P2" xml:id="id179" draw:id="id179" draw:layer="layout" svg:width="1cm" svg:height="0.9cm" svg:x="28.8cm" svg:y="62.345cm">
          <text:p text:style-name="P1"><text:span text:style-name="T1">OR</text:span></text:p>
          <text:p text:style-name="P1"><text:span text:style-name="T1">2_2021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8.711cm" svg:y1="64.183cm" svg:x2="29.3cm" svg:y2="63.245cm" draw:end-shape="id179" draw:end-glue-point="2" svg:d="M28711 64183l589-938" svg:viewBox="0 0 590 939">
          <text:p text:style-name="P1"><text:span text:style-name="T2">1_07</text:span></text:p>
        </draw:connector>
        <draw:connector draw:style-name="gr3" draw:text-style-name="P4" draw:layer="layout" draw:type="line" svg:x1="25.14cm" svg:y1="65.468cm" svg:x2="24.678cm" svg:y2="63.869cm" draw:end-shape="id178" draw:end-glue-point="2" svg:d="M25140 65468l-462-1599" svg:viewBox="0 0 463 1600">
          <text:p text:style-name="P1"><text:span text:style-name="T2">2_08</text:span></text:p>
        </draw:connector>
        <draw:connector draw:style-name="gr3" draw:text-style-name="P4" draw:layer="layout" draw:type="line" svg:x1="29.838cm" svg:y1="64.869cm" svg:x2="29.3cm" svg:y2="63.245cm" draw:end-shape="id179" draw:end-glue-point="2" svg:d="M29838 64869l-538-1624" svg:viewBox="0 0 539 1625">
          <text:p text:style-name="P1"><text:span text:style-name="T2">2_08</text:span></text:p>
        </draw:connector>
        <draw:custom-shape draw:style-name="gr1" draw:text-style-name="P2" xml:id="id180" draw:id="id180" draw:layer="layout" svg:width="1cm" svg:height="0.9cm" svg:x="29.9cm" svg:y="62.345cm">
          <text:p text:style-name="P1"><text:span text:style-name="T1">NAND</text:span></text:p>
          <text:p text:style-name="P1"><text:span text:style-name="T1">2_1917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9.936cm" svg:y1="64.281cm" svg:x2="30.4cm" svg:y2="63.245cm" draw:end-shape="id180" draw:end-glue-point="2" svg:d="M29936 64281l464-1036" svg:viewBox="0 0 465 1037">
          <text:p text:style-name="P1"><text:span text:style-name="T2">1_08</text:span></text:p>
        </draw:connector>
        <draw:custom-shape draw:style-name="gr1" draw:text-style-name="P2" xml:id="id181" draw:id="id181" draw:layer="layout" svg:width="1cm" svg:height="0.9cm" svg:x="27.411cm" svg:y="59.172cm">
          <text:p text:style-name="P1"><text:span text:style-name="T1">XNOR</text:span></text:p>
          <text:p text:style-name="P1"><text:span text:style-name="T1">2_1916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7.474cm" svg:y1="61.108cm" svg:x2="27.911cm" svg:y2="60.072cm" draw:end-shape="id181" draw:end-glue-point="2" svg:d="M27474 61108l437-1036" svg:viewBox="0 0 438 1037">
          <text:p text:style-name="P1"><text:span text:style-name="T2">1_08</text:span></text:p>
        </draw:connector>
        <draw:connector draw:style-name="gr3" draw:text-style-name="P4" draw:layer="layout" draw:type="line" svg:x1="30.99cm" svg:y1="64.844cm" svg:x2="30.4cm" svg:y2="63.245cm" draw:end-shape="id180" draw:end-glue-point="2" svg:d="M30990 64844l-590-1599" svg:viewBox="0 0 591 1600">
          <text:p text:style-name="P1"><text:span text:style-name="T2">2_09</text:span></text:p>
        </draw:connector>
        <draw:connector draw:style-name="gr3" draw:text-style-name="P4" draw:layer="layout" draw:type="line" svg:x1="28.405cm" svg:y1="61.769cm" svg:x2="27.911cm" svg:y2="60.072cm" draw:end-shape="id181" draw:end-glue-point="2" svg:d="M28405 61769l-494-1697" svg:viewBox="0 0 495 1698">
          <text:p text:style-name="P1"><text:span text:style-name="T2">2_09</text:span></text:p>
        </draw:connector>
        <draw:custom-shape draw:style-name="gr1" draw:text-style-name="P2" xml:id="id182" draw:id="id182" draw:layer="layout" svg:width="1cm" svg:height="0.9cm" svg:x="31.111cm" svg:y="59.809cm">
          <text:p text:style-name="P1"><text:span text:style-name="T1">XOR</text:span></text:p>
          <text:p text:style-name="P1"><text:span text:style-name="T1">2_18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31.119cm" svg:y1="61.928cm" svg:x2="31.611cm" svg:y2="60.709cm" draw:end-shape="id182" draw:end-glue-point="2" svg:d="M31119 61928l492-1219" svg:viewBox="0 0 493 1220">
          <text:p text:style-name="P1"><text:span text:style-name="T2">1_09</text:span></text:p>
        </draw:connector>
        <draw:connector draw:style-name="gr3" draw:text-style-name="P4" draw:layer="layout" draw:type="line" svg:x1="32.348cm" svg:y1="56.311cm" svg:x2="31.511cm" svg:y2="55.169cm" draw:end-shape="id183" draw:end-glue-point="2" svg:d="M32348 56311l-837-1142" svg:viewBox="0 0 838 1143">
          <text:p text:style-name="P1"><text:span text:style-name="T2">1_09/c</text:span></text:p>
        </draw:connector>
        <draw:connector draw:style-name="gr3" draw:text-style-name="P4" draw:layer="layout" draw:type="line" svg:x1="32.075cm" svg:y1="62.369cm" svg:x2="31.611cm" svg:y2="60.709cm" draw:end-shape="id182" draw:end-glue-point="2" svg:d="M32075 62369l-464-1660" svg:viewBox="0 0 465 1661">
          <text:p text:style-name="P1"><text:span text:style-name="T2">2_10</text:span></text:p>
        </draw:connector>
        <draw:connector draw:style-name="gr3" draw:text-style-name="P4" draw:layer="layout" draw:type="line" svg:x1="32.338cm" svg:y1="57.169cm" svg:x2="31.511cm" svg:y2="55.169cm" draw:end-shape="id183" draw:end-glue-point="2" svg:d="M32338 57169l-827-2000" svg:viewBox="0 0 828 2001">
          <text:p text:style-name="P1"><text:span text:style-name="T2">2_10/d</text:span></text:p>
        </draw:connector>
        <draw:custom-shape draw:style-name="gr1" draw:text-style-name="P2" xml:id="id184" draw:id="id184" draw:layer="layout" svg:width="1cm" svg:height="0.9cm" svg:x="32.535cm" svg:y="54.267cm">
          <text:p text:style-name="P1"><text:span text:style-name="T1">XNOR</text:span></text:p>
          <text:p text:style-name="P1"><text:span text:style-name="T1">2_1816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33.421cm" svg:y1="57.274cm" svg:x2="33.035cm" svg:y2="55.167cm" draw:end-shape="id184" draw:end-glue-point="2" svg:d="M33421 57274l-386-2107" svg:viewBox="0 0 387 2108">
          <text:p text:style-name="P1"><text:span text:style-name="T2">2_10</text:span></text:p>
        </draw:connector>
        <draw:connector draw:style-name="gr3" draw:text-style-name="P4" draw:layer="layout" draw:type="line" svg:x1="32.784cm" svg:y1="56.514cm" svg:x2="33.035cm" svg:y2="55.167cm" draw:end-shape="id184" draw:end-glue-point="2" svg:d="M32784 56514l251-1347" svg:viewBox="0 0 252 1348">
          <text:p text:style-name="P1"><text:span text:style-name="T2">1_10</text:span></text:p>
        </draw:connector>
        <draw:custom-shape draw:style-name="gr1" draw:text-style-name="P2" xml:id="id185" draw:id="id185" draw:layer="layout" svg:width="1cm" svg:height="0.9cm" svg:x="15.811cm" svg:y="55.069cm">
          <text:p text:style-name="P1"><text:span text:style-name="T1">XOR</text:span></text:p>
          <text:p text:style-name="P1"><text:span text:style-name="T1">2_2524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5.211cm" svg:y1="57.107cm" svg:x2="16.311cm" svg:y2="55.969cm" draw:start-shape="id163" draw:start-glue-point="0" draw:end-shape="id185" draw:end-glue-point="2" svg:d="M15211 57107l1100-1138" svg:viewBox="0 0 1101 1139">
          <text:p/>
        </draw:connector>
        <draw:custom-shape draw:style-name="gr1" draw:text-style-name="P2" xml:id="id186" draw:id="id186" draw:layer="layout" svg:width="1cm" svg:height="0.9cm" svg:x="17.011cm" svg:y="55.069cm">
          <text:p text:style-name="P1"><text:span text:style-name="T1">XNOR</text:span></text:p>
          <text:p text:style-name="P1"><text:span text:style-name="T1">2_252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7.263cm" svg:y1="64.969cm" svg:x2="17.511cm" svg:y2="55.969cm" draw:start-shape="id162" draw:start-glue-point="0" draw:end-shape="id186" draw:end-glue-point="2" svg:d="M17263 64969l248-9000" svg:viewBox="0 0 249 9001">
          <text:p/>
        </draw:connector>
        <draw:connector draw:style-name="gr4" draw:text-style-name="P5" draw:layer="layout" draw:type="line" svg:x1="16.163cm" svg:y1="64.969cm" svg:x2="17.511cm" svg:y2="55.969cm" draw:start-shape="id166" draw:start-glue-point="0" draw:end-shape="id186" draw:end-glue-point="2" svg:d="M16163 64969l1348-9000" svg:viewBox="0 0 1349 9001">
          <text:p/>
        </draw:connector>
        <draw:connector draw:style-name="gr4" draw:text-style-name="P5" draw:layer="layout" draw:type="line" svg:x1="16.163cm" svg:y1="64.969cm" svg:x2="16.311cm" svg:y2="55.969cm" draw:start-shape="id166" draw:start-glue-point="0" draw:end-shape="id185" draw:end-glue-point="2" svg:d="M16163 64969l148-9000" svg:viewBox="0 0 149 9001">
          <text:p/>
        </draw:connector>
        <draw:custom-shape draw:style-name="gr1" draw:text-style-name="P2" xml:id="id187" draw:id="id187" draw:layer="layout" svg:width="1cm" svg:height="0.9cm" svg:x="19.963cm" svg:y="59.664cm">
          <text:p text:style-name="P1"><text:span text:style-name="T1">IMUX</text:span></text:p>
          <text:p text:style-name="P1"><text:span text:style-name="T1">2_2420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6.163cm" svg:y1="64.969cm" svg:x2="20.463cm" svg:y2="60.564cm" draw:start-shape="id166" draw:start-glue-point="0" draw:end-shape="id187" draw:end-glue-point="2" svg:d="M16163 64969l4300-4405" svg:viewBox="0 0 4301 4406">
          <text:p text:style-name="P1"><text:span text:style-name="T2">a</text:span></text:p>
        </draw:connector>
        <draw:connector draw:style-name="gr3" draw:text-style-name="P4" draw:layer="layout" draw:type="line" svg:x1="21.12cm" svg:y1="61.969cm" svg:x2="20.463cm" svg:y2="60.564cm" draw:start-shape="id165" draw:start-glue-point="0" draw:end-shape="id187" draw:end-glue-point="2" svg:d="M21120 61969l-657-1405" svg:viewBox="0 0 658 1406">
          <text:p text:style-name="P1"><text:span text:style-name="T2">c</text:span></text:p>
        </draw:connector>
        <draw:custom-shape draw:style-name="gr1" draw:text-style-name="P2" xml:id="id190" draw:id="id190" draw:layer="layout" svg:width="1cm" svg:height="0.9cm" svg:x="14.211cm" svg:y="52.369cm">
          <text:p text:style-name="P1"><text:span text:style-name="T1">XOR</text:span></text:p>
          <text:p text:style-name="P1"><text:span text:style-name="T1">2_241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19.724cm" svg:y1="53.969cm" svg:x2="19.111cm" svg:y2="53.269cm" draw:start-shape="id167" draw:start-glue-point="0" draw:end-shape="id188" draw:end-glue-point="2" svg:d="M19724 53969l-613-700" svg:viewBox="0 0 614 701">
          <text:p/>
        </draw:connector>
        <draw:custom-shape draw:style-name="gr1" draw:text-style-name="P2" xml:id="id189" draw:id="id189" draw:layer="layout" svg:width="1cm" svg:height="0.9cm" svg:x="8.422cm" svg:y="58.393cm">
          <text:p text:style-name="P1"><text:span text:style-name="T1">IMUX</text:span></text:p>
          <text:p text:style-name="P1"><text:span text:style-name="T1">2_22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7.942cm" svg:y1="60.793cm" svg:x2="8.922cm" svg:y2="59.293cm" draw:start-shape="id168" draw:start-glue-point="0" draw:end-shape="id189" draw:end-glue-point="2" svg:d="M7942 60793l980-1500" svg:viewBox="0 0 981 1501">
          <text:p text:style-name="P1"><text:span text:style-name="T2">b</text:span></text:p>
        </draw:connector>
        <draw:connector draw:style-name="gr3" draw:text-style-name="P4" draw:layer="layout" draw:type="line" svg:x1="9.822cm" svg:y1="60.793cm" svg:x2="8.922cm" svg:y2="59.293cm" draw:start-shape="id169" draw:start-glue-point="0" draw:end-shape="id189" draw:end-glue-point="2" svg:d="M9822 60793l-900-1500" svg:viewBox="0 0 901 1501">
          <text:p text:style-name="P1"><text:span text:style-name="T2">c</text:span></text:p>
        </draw:connector>
        <draw:connector draw:style-name="gr3" draw:text-style-name="P4" draw:layer="layout" draw:type="line" svg:x1="8.877cm" svg:y1="61.536cm" svg:x2="8.922cm" svg:y2="59.293cm" draw:end-shape="id189" draw:end-glue-point="2" svg:d="M8877 61536l45-2243" svg:viewBox="0 0 46 2244">
          <text:p text:style-name="P1"><text:span text:style-name="T2">/carry4/a</text:span></text:p>
        </draw:connector>
        <draw:connector draw:style-name="gr3" draw:text-style-name="P4" draw:layer="layout" draw:type="line" svg:x1="20.463cm" svg:y1="59.664cm" svg:x2="20.441cm" svg:y2="57.969cm" draw:start-shape="id187" draw:start-glue-point="0" svg:d="M20463 59664l-22-1695" svg:viewBox="0 0 23 1696">
          <text:p text:style-name="P1"><text:span text:style-name="T2">/carry4</text:span></text:p>
        </draw:connector>
        <draw:connector draw:style-name="gr4" draw:text-style-name="P5" draw:layer="layout" draw:type="line" svg:x1="15.211cm" svg:y1="53.869cm" svg:x2="14.711cm" svg:y2="53.269cm" draw:start-shape="id164" draw:start-glue-point="0" draw:end-shape="id190" draw:end-glue-point="2" svg:d="M15211 53869l-500-600" svg:viewBox="0 0 501 601">
          <text:p/>
        </draw:connector>
        <draw:connector draw:style-name="gr3" draw:text-style-name="P4" draw:layer="layout" draw:type="line" svg:x1="20.798cm" svg:y1="64.904cm" svg:x2="19.863cm" svg:y2="62.869cm" draw:start-shape="id158" draw:start-glue-point="0" draw:end-shape="id191" draw:end-glue-point="2" svg:d="M20798 64904l-935-2035" svg:viewBox="0 0 936 2036">
          <text:p text:style-name="P1"><text:span text:style-name="T2">a</text:span></text:p>
        </draw:connector>
        <draw:connector draw:style-name="gr3" draw:text-style-name="P4" draw:layer="layout" draw:type="line" svg:x1="19.863cm" svg:y1="61.969cm" svg:x2="20.463cm" svg:y2="60.564cm" draw:start-shape="id191" draw:start-glue-point="0" draw:end-shape="id187" draw:end-glue-point="2" svg:d="M19863 61969l600-1405" svg:viewBox="0 0 601 1406">
          <text:p text:style-name="P1"><text:span text:style-name="T2">b</text:span></text:p>
        </draw:connector>
        <draw:connector draw:style-name="gr3" draw:text-style-name="P4" draw:layer="layout" draw:type="line" svg:x1="18.886cm" svg:y1="64.932cm" svg:x2="19.863cm" svg:y2="62.869cm" draw:start-shape="id157" draw:start-glue-point="0" draw:end-shape="id191" draw:end-glue-point="2" svg:d="M18886 64932l977-2063" svg:viewBox="0 0 978 2064">
          <text:p text:style-name="P1"><text:span text:style-name="T2">c</text:span></text:p>
        </draw:connector>
        <draw:connector draw:style-name="gr3" draw:text-style-name="P4" draw:layer="layout" draw:type="line" svg:x1="13.712cm" svg:y1="67.367cm" svg:x2="12.789cm" svg:y2="65.914cm" draw:start-shape="id161" draw:start-glue-point="0" draw:end-shape="id192" draw:end-glue-point="2" svg:d="M13712 67367l-923-1453" svg:viewBox="0 0 924 1454">
          <text:p text:style-name="P1"><text:span text:style-name="T2">c</text:span></text:p>
        </draw:connector>
        <draw:connector draw:style-name="gr3" draw:text-style-name="P4" draw:layer="layout" draw:type="line" svg:x1="13.739cm" svg:y1="54.477cm" svg:x2="14.711cm" svg:y2="53.269cm" draw:end-shape="id190" draw:end-glue-point="2" svg:d="M13739 54477l972-1208" svg:viewBox="0 0 973 1209">
          <text:p text:style-name="P1"><text:span text:style-name="T2">carry2</text:span></text:p>
        </draw:connector>
        <draw:connector draw:style-name="gr3" draw:text-style-name="P4" draw:layer="layout" draw:type="line" svg:x1="16.904cm" svg:y1="54.618cm" svg:x2="16.888cm" svg:y2="53.269cm" draw:end-shape="id193" draw:end-glue-point="2" svg:d="M16904 54618l-16-1349" svg:viewBox="0 0 17 1350">
          <text:p text:style-name="P1"><text:span text:style-name="T2">carry2/a</text:span></text:p>
        </draw:connector>
        <draw:connector draw:style-name="gr3" draw:text-style-name="P4" draw:layer="layout" draw:type="line" svg:x1="11.812cm" svg:y1="67.367cm" svg:x2="12.789cm" svg:y2="65.914cm" draw:start-shape="id160" draw:start-glue-point="0" draw:end-shape="id192" draw:end-glue-point="2" svg:d="M11812 67367l977-1453" svg:viewBox="0 0 978 1454">
          <text:p text:style-name="P1"><text:span text:style-name="T2">a</text:span></text:p>
        </draw:connector>
        <draw:connector draw:style-name="gr4" draw:text-style-name="P5" draw:layer="layout" draw:type="line" svg:x1="12.911cm" svg:y1="53.869cm" svg:x2="12.511cm" svg:y2="53.269cm" draw:start-shape="id159" draw:start-glue-point="0" draw:end-shape="id194" draw:end-glue-point="2" svg:d="M12911 53869l-400-600" svg:viewBox="0 0 401 601">
          <text:p/>
        </draw:connector>
        <draw:connector draw:style-name="gr4" draw:text-style-name="P5" draw:layer="layout" draw:type="line" svg:x1="10.765cm" svg:y1="53.903cm" svg:x2="10.311cm" svg:y2="53.269cm" draw:start-shape="id155" draw:start-glue-point="0" draw:end-shape="id156" draw:end-glue-point="2" svg:d="M10765 53903l-454-634" svg:viewBox="0 0 455 635">
          <text:p/>
        </draw:connector>
        <draw:custom-shape draw:style-name="gr1" draw:text-style-name="P2" xml:id="id195" draw:id="id195" draw:layer="layout" svg:width="1cm" svg:height="0.9cm" svg:x="20.811cm" svg:y="52.369cm">
          <text:p text:style-name="P1"><text:span text:style-name="T1">XNOR</text:span></text:p>
          <text:p text:style-name="P1"><text:span text:style-name="T1">2_2209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2.011cm" svg:y1="53.869cm" svg:x2="21.311cm" svg:y2="53.269cm" draw:start-shape="id170" draw:start-glue-point="0" draw:end-shape="id195" draw:end-glue-point="2" svg:d="M22011 53869l-700-600" svg:viewBox="0 0 701 601">
          <text:p/>
        </draw:connector>
        <draw:connector draw:style-name="gr3" draw:text-style-name="P4" draw:layer="layout" draw:type="line" svg:x1="11.699cm" svg:y1="60.809cm" svg:x2="12.703cm" svg:y2="59.367cm" draw:start-shape="id171" draw:start-glue-point="0" draw:end-shape="id196" draw:end-glue-point="2" svg:d="M11699 60809l1004-1442" svg:viewBox="0 0 1005 1443">
          <text:p text:style-name="P1"><text:span text:style-name="T2">a</text:span></text:p>
        </draw:connector>
        <draw:connector draw:style-name="gr3" draw:text-style-name="P4" draw:layer="layout" draw:type="line" svg:x1="13.503cm" svg:y1="60.795cm" svg:x2="12.703cm" svg:y2="59.367cm" draw:start-shape="id172" draw:start-glue-point="0" draw:end-shape="id196" draw:end-glue-point="2" svg:d="M13503 60795l-800-1428" svg:viewBox="0 0 801 1429">
          <text:p text:style-name="P1"><text:span text:style-name="T2">c</text:span></text:p>
        </draw:connector>
        <draw:connector draw:style-name="gr3" draw:text-style-name="P4" draw:layer="layout" draw:type="line" svg:x1="28.374cm" svg:y1="66.269cm" svg:x2="28.111cm" svg:y2="63.269cm" draw:start-shape="id173" draw:start-glue-point="0" draw:end-shape="id197" draw:end-glue-point="2" svg:d="M28374 66269l-263-3000" svg:viewBox="0 0 264 3001">
          <text:p text:style-name="P1"><text:span text:style-name="T2">a</text:span></text:p>
        </draw:connector>
        <draw:connector draw:style-name="gr3" draw:text-style-name="P4" draw:layer="layout" draw:type="line" svg:x1="30.399cm" svg:y1="66.306cm" svg:x2="28.111cm" svg:y2="63.269cm" draw:start-shape="id174" draw:start-glue-point="0" draw:end-shape="id197" draw:end-glue-point="2" svg:d="M30399 66306l-2288-3037" svg:viewBox="0 0 2289 3038">
          <text:p text:style-name="P1"><text:span text:style-name="T2">c</text:span></text:p>
        </draw:connector>
        <draw:custom-shape draw:style-name="gr1" draw:text-style-name="P2" xml:id="id198" draw:id="id198" draw:layer="layout" svg:width="1cm" svg:height="0.9cm" svg:x="23.011cm" svg:y="52.369cm">
          <text:p text:style-name="P1"><text:span text:style-name="T1">XOR</text:span></text:p>
          <text:p text:style-name="P1"><text:span text:style-name="T1">2_210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4.125cm" svg:y1="53.869cm" svg:x2="23.511cm" svg:y2="53.269cm" draw:start-shape="id175" draw:start-glue-point="0" draw:end-shape="id198" draw:end-glue-point="2" svg:d="M24125 53869l-614-600" svg:viewBox="0 0 615 601">
          <text:p/>
        </draw:connector>
        <draw:custom-shape draw:style-name="gr1" draw:text-style-name="P2" xml:id="id199" draw:id="id199" draw:layer="layout" svg:width="1cm" svg:height="0.9cm" svg:x="25.211cm" svg:y="52.369cm">
          <text:p text:style-name="P1"><text:span text:style-name="T1">IMUX</text:span></text:p>
          <text:p text:style-name="P1"><text:span text:style-name="T1">2_21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22.893cm" svg:y1="54.579cm" svg:x2="23.511cm" svg:y2="53.269cm" draw:end-shape="id198" draw:end-glue-point="2" svg:d="M22893 54579l618-1310" svg:viewBox="0 0 619 1311">
          <text:p text:style-name="P1"><text:span text:style-name="T2">carry6</text:span></text:p>
        </draw:connector>
        <draw:connector draw:style-name="gr3" draw:text-style-name="P4" draw:layer="layout" draw:type="line" svg:x1="25.666cm" svg:y1="55.339cm" svg:x2="25.711cm" svg:y2="53.269cm" draw:end-shape="id199" draw:end-glue-point="2" svg:d="M25666 55339l45-2070" svg:viewBox="0 0 46 2071">
          <text:p text:style-name="P1"><text:span text:style-name="T2">carry6/a</text:span></text:p>
        </draw:connector>
        <draw:custom-shape draw:style-name="gr1" draw:text-style-name="P2" xml:id="id200" draw:id="id200" draw:layer="layout" svg:width="1cm" svg:height="0.9cm" svg:x="24.511cm" svg:y="56.669cm">
          <text:p text:style-name="P1"><text:span text:style-name="T1">XOR</text:span></text:p>
          <text:p text:style-name="P1"><text:span text:style-name="T1">2_201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3.979cm" svg:y1="58.969cm" svg:x2="25.011cm" svg:y2="57.569cm" draw:start-shape="id176" draw:start-glue-point="0" draw:end-shape="id200" draw:end-glue-point="2" svg:d="M23979 58969l1032-1400" svg:viewBox="0 0 1033 1401">
          <text:p/>
        </draw:connector>
        <draw:connector draw:style-name="gr3" draw:text-style-name="P4" draw:layer="layout" draw:type="line" svg:x1="26.311cm" svg:y1="66.325cm" svg:x2="28.111cm" svg:y2="63.269cm" draw:start-shape="id177" draw:start-glue-point="0" draw:end-shape="id197" draw:end-glue-point="2" svg:d="M26311 66325l1800-3056" svg:viewBox="0 0 1801 3057">
          <text:p text:style-name="P1"><text:span text:style-name="T2">b</text:span></text:p>
        </draw:connector>
        <draw:custom-shape draw:style-name="gr1" draw:text-style-name="P2" xml:id="id201" draw:id="id201" draw:layer="layout" svg:width="1cm" svg:height="0.9cm" svg:x="25.911cm" svg:y="56.669cm">
          <text:p text:style-name="P1"><text:span text:style-name="T1">XNOR</text:span></text:p>
          <text:p text:style-name="P1"><text:span text:style-name="T1">2_201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6.311cm" svg:y1="66.325cm" svg:x2="26.411cm" svg:y2="57.569cm" draw:start-shape="id177" draw:start-glue-point="0" draw:end-shape="id201" draw:end-glue-point="2" svg:d="M26311 66325l100-8756" svg:viewBox="0 0 101 8757">
          <text:p/>
        </draw:connector>
        <draw:connector draw:style-name="gr4" draw:text-style-name="P5" draw:layer="layout" draw:type="line" svg:x1="24.678cm" svg:y1="62.969cm" svg:x2="26.411cm" svg:y2="57.569cm" draw:start-shape="id178" draw:start-glue-point="0" draw:end-shape="id201" draw:end-glue-point="2" svg:d="M24678 62969l1733-5400" svg:viewBox="0 0 1734 5401">
          <text:p/>
        </draw:connector>
        <draw:connector draw:style-name="gr4" draw:text-style-name="P5" draw:layer="layout" draw:type="line" svg:x1="24.678cm" svg:y1="62.969cm" svg:x2="25.011cm" svg:y2="57.569cm" draw:start-shape="id178" draw:start-glue-point="0" draw:end-shape="id200" draw:end-glue-point="2" svg:d="M24678 62969l333-5400" svg:viewBox="0 0 334 5401">
          <text:p/>
        </draw:connector>
        <draw:custom-shape draw:style-name="gr1" draw:text-style-name="P2" xml:id="id202" draw:id="id202" draw:layer="layout" svg:width="1cm" svg:height="0.9cm" svg:x="28.811cm" svg:y="59.869cm">
          <text:p text:style-name="P1"><text:span text:style-name="T1">IMUX</text:span></text:p>
          <text:p text:style-name="P1"><text:span text:style-name="T1">2_2016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4.678cm" svg:y1="62.969cm" svg:x2="29.311cm" svg:y2="60.769cm" draw:start-shape="id178" draw:start-glue-point="0" draw:end-shape="id202" draw:end-glue-point="2" svg:d="M24678 62969l4633-2200" svg:viewBox="0 0 4634 2201">
          <text:p text:style-name="P1"><text:span text:style-name="T2">a</text:span></text:p>
        </draw:connector>
        <draw:connector draw:style-name="gr3" draw:text-style-name="P4" draw:layer="layout" draw:type="line" svg:x1="29.3cm" svg:y1="62.345cm" svg:x2="29.311cm" svg:y2="60.769cm" draw:start-shape="id179" draw:start-glue-point="0" draw:end-shape="id202" draw:end-glue-point="2" svg:d="M29300 62345l11-1576" svg:viewBox="0 0 12 1577">
          <text:p text:style-name="P1"><text:span text:style-name="T2">c</text:span></text:p>
        </draw:connector>
        <draw:connector draw:style-name="gr3" draw:text-style-name="P4" draw:layer="layout" draw:type="line" svg:x1="30.4cm" svg:y1="62.345cm" svg:x2="30.211cm" svg:y2="58.369cm" draw:start-shape="id180" draw:start-glue-point="0" draw:end-shape="id203" draw:end-glue-point="2" svg:d="M30400 62345l-189-3976" svg:viewBox="0 0 190 3977">
          <text:p text:style-name="P1"><text:span text:style-name="T2">a</text:span></text:p>
        </draw:connector>
        <draw:custom-shape draw:style-name="gr1" draw:text-style-name="P2" xml:id="id204" draw:id="id204" draw:layer="layout" svg:width="1cm" svg:height="0.9cm" svg:x="27.411cm" svg:y="52.369cm">
          <text:p text:style-name="P1"><text:span text:style-name="T1">XOR</text:span></text:p>
          <text:p text:style-name="P1"><text:span text:style-name="T1">2_191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7.911cm" svg:y1="59.172cm" svg:x2="27.911cm" svg:y2="53.269cm" draw:start-shape="id181" draw:start-glue-point="0" draw:end-shape="id204" draw:end-glue-point="2" svg:d="M27911 59172v-5903" svg:viewBox="0 0 1 5904">
          <text:p/>
        </draw:connector>
        <draw:connector draw:style-name="gr4" draw:text-style-name="P5" draw:layer="layout" draw:type="line" svg:x1="29.311cm" svg:y1="59.869cm" svg:x2="27.911cm" svg:y2="53.269cm" draw:start-shape="id202" draw:start-glue-point="0" draw:end-shape="id204" draw:end-glue-point="2" svg:d="M29311 59869l-1400-6600" svg:viewBox="0 0 1401 6601">
          <text:p/>
        </draw:connector>
        <draw:connector draw:style-name="gr3" draw:text-style-name="P4" draw:layer="layout" draw:type="line" svg:x1="29.311cm" svg:y1="59.869cm" svg:x2="30.211cm" svg:y2="58.369cm" draw:start-shape="id202" draw:start-glue-point="0" draw:end-shape="id203" draw:end-glue-point="2" svg:d="M29311 59869l900-1500" svg:viewBox="0 0 901 1501">
          <text:p text:style-name="P1"><text:span text:style-name="T2">b</text:span></text:p>
        </draw:connector>
        <draw:connector draw:style-name="gr3" draw:text-style-name="P4" draw:layer="layout" draw:type="line" svg:x1="31.611cm" svg:y1="59.809cm" svg:x2="31.511cm" svg:y2="55.169cm" draw:start-shape="id182" draw:start-glue-point="0" draw:end-shape="id183" draw:end-glue-point="2" svg:d="M31611 59809l-100-4640" svg:viewBox="0 0 101 4641">
          <text:p text:style-name="P1"><text:span text:style-name="T2">a</text:span></text:p>
        </draw:connector>
        <draw:custom-shape draw:style-name="gr1" draw:text-style-name="P2" xml:id="id205" draw:id="id205" draw:layer="layout" svg:width="1cm" svg:height="0.9cm" svg:x="29.611cm" svg:y="52.369cm">
          <text:p text:style-name="P1"><text:span text:style-name="T1">XOR</text:span></text:p>
          <text:p text:style-name="P1"><text:span text:style-name="T1">2_191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1.611cm" svg:y1="59.809cm" svg:x2="30.111cm" svg:y2="53.269cm" draw:start-shape="id182" draw:start-glue-point="0" draw:end-shape="id205" draw:end-glue-point="2" svg:d="M31611 59809l-1500-6540" svg:viewBox="0 0 1501 6541">
          <text:p/>
        </draw:connector>
        <draw:custom-shape draw:style-name="gr1" draw:text-style-name="P2" xml:id="id206" draw:id="id206" draw:layer="layout" svg:width="1cm" svg:height="0.9cm" svg:x="31.811cm" svg:y="52.369cm">
          <text:p text:style-name="P1"><text:span text:style-name="T1">XOR</text:span></text:p>
          <text:p text:style-name="P1"><text:span text:style-name="T1">2_181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33.035cm" svg:y1="54.267cm" svg:x2="32.311cm" svg:y2="53.269cm" draw:start-shape="id184" draw:start-glue-point="0" draw:end-shape="id206" draw:end-glue-point="2" svg:d="M33035 54267l-724-998" svg:viewBox="0 0 725 999">
          <text:p/>
        </draw:connector>
        <draw:custom-shape draw:style-name="gr2" draw:text-style-name="P3" xml:id="id207" draw:id="id207" draw:layer="layout" svg:width="2.1cm" svg:height="0.9cm" svg:x="28.932cm" svg:y="47.72cm">
          <text:p text:style-name="P1"><text:span text:style-name="T1">DFF (clk47)</text:span></text:p>
          <text:p text:style-name="P1"><text:span text:style-name="T1">2_2015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9.955cm" svg:y1="50.042cm" svg:x2="29.982cm" svg:y2="48.62cm" draw:end-shape="id207" draw:end-glue-point="2" svg:d="M29955 50042l27-1422" svg:viewBox="0 0 28 1423">
          <text:p text:style-name="P1"><text:span text:style-name="T2">10</text:span></text:p>
        </draw:connector>
        <draw:connector draw:style-name="gr4" draw:text-style-name="P5" draw:layer="layout" draw:type="line" svg:x1="31.511cm" svg:y1="54.269cm" svg:x2="32.311cm" svg:y2="53.269cm" draw:start-shape="id183" draw:start-glue-point="0" draw:end-shape="id206" draw:end-glue-point="2" svg:d="M31511 54269l800-1000" svg:viewBox="0 0 801 1001">
          <text:p/>
        </draw:connector>
        <draw:connector draw:style-name="gr3" draw:text-style-name="P4" draw:layer="layout" draw:type="line" svg:x1="30.211cm" svg:y1="57.469cm" svg:x2="31.511cm" svg:y2="55.169cm" draw:start-shape="id203" draw:start-glue-point="0" draw:end-shape="id183" draw:end-glue-point="2" svg:d="M30211 57469l1300-2300" svg:viewBox="0 0 1301 2301">
          <text:p text:style-name="P1"><text:span text:style-name="T2">b</text:span></text:p>
        </draw:connector>
        <draw:connector draw:style-name="gr4" draw:text-style-name="P5" draw:layer="layout" draw:type="line" svg:x1="30.211cm" svg:y1="57.469cm" svg:x2="30.111cm" svg:y2="53.269cm" draw:start-shape="id203" draw:start-glue-point="0" draw:end-shape="id205" draw:end-glue-point="2" svg:d="M30211 57469l-100-4200" svg:viewBox="0 0 101 4201">
          <text:p/>
        </draw:connector>
        <draw:custom-shape draw:style-name="gr2" draw:text-style-name="P3" xml:id="id208" draw:id="id208" draw:layer="layout" svg:width="2.1cm" svg:height="0.9cm" svg:x="26.732cm" svg:y="47.72cm">
          <text:p text:style-name="P1"><text:span text:style-name="T1">DFF (clk47)</text:span></text:p>
          <text:p text:style-name="P1"><text:span text:style-name="T1">2_1909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7.759cm" svg:y1="49.963cm" svg:x2="27.782cm" svg:y2="48.62cm" draw:end-shape="id208" draw:end-glue-point="2" svg:d="M27759 49963l23-1343" svg:viewBox="0 0 24 1344">
          <text:p text:style-name="P1"><text:span text:style-name="T2">09</text:span></text:p>
        </draw:connector>
        <draw:custom-shape draw:style-name="gr2" draw:text-style-name="P3" xml:id="id209" draw:id="id209" draw:layer="layout" svg:width="2.1cm" svg:height="0.9cm" svg:x="24.532cm" svg:y="47.72cm">
          <text:p text:style-name="P1"><text:span text:style-name="T1">DFF (clk47)</text:span></text:p>
          <text:p text:style-name="P1"><text:span text:style-name="T1">2_2008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5.563cm" svg:y1="50.148cm" svg:x2="25.582cm" svg:y2="48.62cm" draw:end-shape="id209" draw:end-glue-point="2" svg:d="M25563 50148l19-1528" svg:viewBox="0 0 20 1529">
          <text:p text:style-name="P1"><text:span text:style-name="T2">08</text:span></text:p>
        </draw:connector>
        <draw:custom-shape draw:style-name="gr2" draw:text-style-name="P3" xml:id="id210" draw:id="id210" draw:layer="layout" svg:width="2.1cm" svg:height="0.9cm" svg:x="20.189cm" svg:y="41.345cm">
          <text:p text:style-name="P1"><text:span text:style-name="T1">DFF (clk46)</text:span></text:p>
          <text:p text:style-name="P1"><text:span text:style-name="T1">2_2205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1.263cm" svg:y1="43.7cm" svg:x2="21.239cm" svg:y2="42.245cm" draw:end-shape="id210" draw:end-glue-point="2" svg:d="M21263 43700l-24-1455" svg:viewBox="0 0 25 1456">
          <text:p text:style-name="P1"><text:span text:style-name="T2">05</text:span></text:p>
        </draw:connector>
        <draw:connector draw:style-name="gr3" draw:text-style-name="P4" draw:layer="layout" draw:type="line" svg:x1="8.922cm" svg:y1="58.393cm" svg:x2="8.926cm" svg:y2="57.077cm" draw:start-shape="id189" draw:start-glue-point="0" svg:d="M8922 58393l4-1316" svg:viewBox="0 0 5 1317">
          <text:p text:style-name="P1"><text:span text:style-name="T2">/carry5</text:span></text:p>
        </draw:connector>
        <draw:connector draw:style-name="gr3" draw:text-style-name="P4" draw:layer="layout" draw:type="line" svg:x1="12.624cm" svg:y1="61.62cm" svg:x2="12.703cm" svg:y2="59.367cm" draw:end-shape="id196" draw:end-glue-point="2" svg:d="M12624 61620l79-2253" svg:viewBox="0 0 80 2254">
          <text:p text:style-name="P1"><text:span text:style-name="T2">/carry5/b</text:span></text:p>
        </draw:connector>
        <draw:connector draw:style-name="gr3" draw:text-style-name="P4" draw:layer="layout" draw:type="line" svg:x1="25.837cm" svg:y1="64.966cm" svg:x2="28.111cm" svg:y2="63.269cm" draw:end-shape="id197" draw:end-glue-point="2" svg:d="M25837 64966l2274-1697" svg:viewBox="0 0 2275 1698">
          <text:p text:style-name="P1"><text:span text:style-name="T2">/carry5/d</text:span></text:p>
        </draw:connector>
        <draw:custom-shape draw:style-name="gr2" draw:text-style-name="P3" xml:id="id211" draw:id="id211" draw:layer="layout" svg:width="2.1cm" svg:height="0.9cm" svg:x="20.132cm" svg:y="47.72cm">
          <text:p text:style-name="P1"><text:span text:style-name="T1">DFF (clk47)</text:span></text:p>
          <text:p text:style-name="P1"><text:span text:style-name="T1">2_2105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21.118cm" svg:y1="50.068cm" svg:x2="21.182cm" svg:y2="48.62cm" draw:end-shape="id211" draw:end-glue-point="2" svg:d="M21118 50068l64-1448" svg:viewBox="0 0 65 1449">
          <text:p text:style-name="P1"><text:span text:style-name="T2">06</text:span></text:p>
        </draw:connector>
        <draw:custom-shape draw:style-name="gr2" draw:text-style-name="P3" xml:id="id212" draw:id="id212" draw:layer="layout" svg:width="2.1cm" svg:height="0.9cm" svg:x="15.732cm" svg:y="47.72cm">
          <text:p text:style-name="P1"><text:span text:style-name="T1">DFF (clk47)</text:span></text:p>
          <text:p text:style-name="P1"><text:span text:style-name="T1">2_2311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6.779cm" svg:y1="49.91cm" svg:x2="16.782cm" svg:y2="48.62cm" draw:end-shape="id212" draw:end-glue-point="2" svg:d="M16779 49910l3-1290" svg:viewBox="0 0 4 1291">
          <text:p text:style-name="P1"><text:span text:style-name="T2">04</text:span></text:p>
        </draw:connector>
        <draw:connector draw:style-name="gr3" draw:text-style-name="P4" draw:layer="layout" draw:type="line" svg:x1="26.411cm" svg:y1="56.669cm" svg:x2="25.711cm" svg:y2="53.269cm" draw:start-shape="id201" draw:start-glue-point="0" draw:end-shape="id199" draw:end-glue-point="2" svg:d="M26411 56669l-700-3400" svg:viewBox="0 0 701 3401">
          <text:p text:style-name="P1"><text:span text:style-name="T2">b</text:span></text:p>
        </draw:connector>
        <draw:connector draw:style-name="gr3" draw:text-style-name="P4" draw:layer="layout" draw:type="line" svg:x1="25.011cm" svg:y1="56.669cm" svg:x2="25.711cm" svg:y2="53.269cm" draw:start-shape="id200" draw:start-glue-point="0" draw:end-shape="id199" draw:end-glue-point="2" svg:d="M25011 56669l700-3400" svg:viewBox="0 0 701 3401">
          <text:p text:style-name="P1"><text:span text:style-name="T2">c</text:span></text:p>
        </draw:connector>
        <draw:connector draw:style-name="gr3" draw:text-style-name="P4" draw:layer="layout" draw:type="line" svg:x1="23.341cm" svg:y1="50.227cm" svg:x2="23.382cm" svg:y2="48.62cm" draw:end-shape="id213" draw:end-glue-point="2" svg:d="M23341 50227l41-1607" svg:viewBox="0 0 42 1608">
          <text:p text:style-name="P1"><text:span text:style-name="T2">07</text:span></text:p>
        </draw:connector>
        <draw:custom-shape draw:style-name="gr2" draw:text-style-name="P3" xml:id="id214" draw:id="id214" draw:layer="layout" svg:width="2.1cm" svg:height="0.9cm" svg:x="9.189cm" svg:y="41.331cm">
          <text:p text:style-name="P1"><text:span text:style-name="T1">DFF (clk46)</text:span></text:p>
          <text:p text:style-name="P1"><text:span text:style-name="T1">2_2201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0.23cm" svg:y1="43.595cm" svg:x2="10.239cm" svg:y2="42.231cm" draw:end-shape="id214" draw:end-glue-point="2" svg:d="M10230 43595l9-1364" svg:viewBox="0 0 10 1365">
          <text:p text:style-name="P1"><text:span text:style-name="T2">00</text:span></text:p>
        </draw:connector>
        <draw:custom-shape draw:style-name="gr2" draw:text-style-name="P3" xml:id="id215" draw:id="id215" draw:layer="layout" svg:width="2.1cm" svg:height="0.9cm" svg:x="13.532cm" svg:y="47.72cm">
          <text:p text:style-name="P1"><text:span text:style-name="T1">DFF (clk47)</text:span></text:p>
          <text:p text:style-name="P1"><text:span text:style-name="T1">2_2516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4.609cm" svg:y1="49.989cm" svg:x2="14.582cm" svg:y2="48.62cm" draw:end-shape="id215" draw:end-glue-point="2" svg:d="M14609 49989l-27-1369" svg:viewBox="0 0 28 1370">
          <text:p text:style-name="P1"><text:span text:style-name="T2">03</text:span></text:p>
        </draw:connector>
        <draw:custom-shape draw:style-name="gr2" draw:text-style-name="P3" xml:id="id216" draw:id="id216" draw:layer="layout" svg:width="2.1cm" svg:height="0.9cm" svg:x="9.132cm" svg:y="47.72cm">
          <text:p text:style-name="P1"><text:span text:style-name="T1">DFF (clk47)</text:span></text:p>
          <text:p text:style-name="P1"><text:span text:style-name="T1">2_2306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0.164cm" svg:y1="49.91cm" svg:x2="10.182cm" svg:y2="48.62cm" draw:end-shape="id216" draw:end-glue-point="2" svg:d="M10164 49910l18-1290" svg:viewBox="0 0 19 1291">
          <text:p text:style-name="P1"><text:span text:style-name="T2">01</text:span></text:p>
        </draw:connector>
        <draw:connector draw:style-name="gr3" draw:text-style-name="P4" draw:layer="layout" draw:type="line" svg:x1="12.387cm" svg:y1="49.963cm" svg:x2="12.382cm" svg:y2="48.62cm" draw:end-shape="id217" draw:end-glue-point="2" svg:d="M12387 49963l-5-1343" svg:viewBox="0 0 6 1344">
          <text:p text:style-name="P1"><text:span text:style-name="T2">02</text:span></text:p>
        </draw:connector>
        <draw:connector draw:style-name="gr3" draw:text-style-name="P4" draw:layer="layout" draw:type="line" svg:x1="11.518cm" svg:y1="54.5cm" svg:x2="12.511cm" svg:y2="53.269cm" draw:end-shape="id194" draw:end-glue-point="2" svg:d="M11518 54500l993-1231" svg:viewBox="0 0 994 1232">
          <text:p text:style-name="P1"><text:span text:style-name="T2">/carry1</text:span></text:p>
        </draw:connector>
        <draw:connector draw:style-name="gr3" draw:text-style-name="P4" draw:layer="layout" draw:type="line" svg:x1="12.784cm" svg:y1="67.954cm" svg:x2="12.789cm" svg:y2="65.914cm" draw:end-shape="id192" draw:end-glue-point="2" svg:d="M12784 67954l5-2040" svg:viewBox="0 0 6 2041">
          <text:p text:style-name="P1"><text:span text:style-name="T2">/carry1/b</text:span></text:p>
        </draw:connector>
        <draw:connector draw:style-name="gr3" draw:text-style-name="P4" draw:layer="layout" draw:type="line" svg:x1="19.87cm" svg:y1="65.706cm" svg:x2="19.863cm" svg:y2="62.869cm" draw:end-shape="id191" draw:end-glue-point="2" svg:d="M19870 65706l-7-2837" svg:viewBox="0 0 8 2838">
          <text:p text:style-name="P1"><text:span text:style-name="T2">/carry1/d</text:span></text:p>
        </draw:connector>
        <draw:connector draw:style-name="gr3" draw:text-style-name="P4" draw:layer="layout" draw:type="line" svg:x1="17.511cm" svg:y1="55.069cm" svg:x2="16.888cm" svg:y2="53.269cm" draw:start-shape="id186" draw:start-glue-point="0" draw:end-shape="id193" draw:end-glue-point="2" svg:d="M17511 55069l-623-1800" svg:viewBox="0 0 624 1801">
          <text:p text:style-name="P1"><text:span text:style-name="T2">b</text:span></text:p>
        </draw:connector>
        <draw:connector draw:style-name="gr3" draw:text-style-name="P4" draw:layer="layout" draw:type="line" svg:x1="16.311cm" svg:y1="55.069cm" svg:x2="16.888cm" svg:y2="53.269cm" draw:start-shape="id185" draw:start-glue-point="0" draw:end-shape="id193" draw:end-glue-point="2" svg:d="M16311 55069l577-1800" svg:viewBox="0 0 578 1801">
          <text:p text:style-name="P1"><text:span text:style-name="T2">c</text:span></text:p>
        </draw:connector>
        <draw:connector draw:style-name="gr3" draw:text-style-name="P4" draw:layer="layout" draw:type="line" svg:x1="28.111cm" svg:y1="62.369cm" svg:x2="29.311cm" svg:y2="60.769cm" draw:start-shape="id197" draw:start-glue-point="0" draw:end-shape="id202" draw:end-glue-point="2" svg:d="M28111 62369l1200-1600" svg:viewBox="0 0 1201 1601">
          <text:p text:style-name="P1"><text:span text:style-name="T2">b</text:span></text:p>
        </draw:connector>
        <draw:connector draw:style-name="gr3" draw:text-style-name="P4" draw:layer="layout" draw:type="line" svg:x1="17.263cm" svg:y1="64.969cm" svg:x2="19.863cm" svg:y2="62.869cm" draw:start-shape="id162" draw:start-glue-point="0" draw:end-shape="id191" draw:end-glue-point="2" svg:d="M17263 64969l2600-2100" svg:viewBox="0 0 2601 2101">
          <text:p text:style-name="P1"><text:span text:style-name="T2">b</text:span></text:p>
        </draw:connector>
        <draw:connector draw:style-name="gr3" draw:text-style-name="P4" draw:layer="layout" draw:type="line" svg:x1="27.911cm" svg:y1="59.172cm" svg:x2="30.211cm" svg:y2="58.369cm" draw:start-shape="id181" draw:start-glue-point="0" draw:end-shape="id203" draw:end-glue-point="2" svg:d="M27911 59172l2300-803" svg:viewBox="0 0 2301 804">
          <text:p text:style-name="P1"><text:span text:style-name="T2">c</text:span></text:p>
        </draw:connector>
        <draw:custom-shape draw:style-name="gr1" draw:text-style-name="P2" xml:id="id192" draw:id="id192" draw:layer="layout" svg:width="1cm" svg:height="0.9cm" svg:x="12.289cm" svg:y="65.014cm">
          <text:p text:style-name="P1"><text:span text:style-name="T1">12-OAI</text:span></text:p>
          <text:p text:style-name="P1"><text:span text:style-name="T1">2_2415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2.789cm" svg:y1="65.014cm" svg:x2="12.822cm" svg:y2="63.567cm" draw:start-shape="id192" draw:start-glue-point="0" svg:d="M12789 65014l33-1447" svg:viewBox="0 0 34 1448">
          <text:p text:style-name="P1"><text:span text:style-name="T2">carry2</text:span></text:p>
        </draw:connector>
        <draw:connector draw:style-name="gr3" draw:text-style-name="P4" draw:layer="layout" draw:type="line" svg:x1="18.281cm" svg:y1="54.481cm" svg:x2="19.111cm" svg:y2="53.269cm" draw:end-shape="id188" draw:end-glue-point="2" svg:d="M18281 54481l830-1212" svg:viewBox="0 0 831 1213">
          <text:p text:style-name="P1"><text:span text:style-name="T2">/carry4</text:span></text:p>
        </draw:connector>
        <draw:connector draw:style-name="gr3" draw:text-style-name="P4" draw:layer="layout" draw:type="line" svg:x1="20.511cm" svg:y1="54.481cm" svg:x2="21.311cm" svg:y2="53.269cm" draw:end-shape="id195" draw:end-glue-point="2" svg:d="M20511 54481l800-1212" svg:viewBox="0 0 801 1213">
          <text:p text:style-name="P1"><text:span text:style-name="T2">/carry5</text:span></text:p>
        </draw:connector>
        <draw:connector draw:style-name="gr3" draw:text-style-name="P4" draw:layer="layout" draw:type="line" svg:x1="12.703cm" svg:y1="58.467cm" svg:x2="12.755cm" svg:y2="57.077cm" draw:start-shape="id196" draw:start-glue-point="0" svg:d="M12703 58467l52-1390" svg:viewBox="0 0 53 1391">
          <text:p text:style-name="P1"><text:span text:style-name="T2">carry6</text:span></text:p>
        </draw:connector>
        <draw:connector draw:style-name="gr5" draw:text-style-name="P6" draw:layer="layout" draw:type="line" svg:x1="32.19cm" svg:y1="43.595cm" svg:x2="32.239cm" svg:y2="42.245cm" draw:end-shape="id218" draw:end-glue-point="2" svg:d="M32190 43595l49-1350" svg:viewBox="0 0 50 1351">
          <text:p text:style-name="P1"><text:span text:style-name="T2">10</text:span></text:p>
        </draw:connector>
        <draw:connector draw:style-name="gr5" draw:text-style-name="P6" draw:layer="layout" draw:type="line" svg:x1="30.02cm" svg:y1="43.462cm" svg:x2="30.039cm" svg:y2="42.245cm" draw:end-shape="id219" draw:end-glue-point="2" svg:d="M30020 43462l19-1217" svg:viewBox="0 0 20 1218">
          <text:p text:style-name="P1"><text:span text:style-name="T2">09</text:span></text:p>
        </draw:connector>
        <draw:connector draw:style-name="gr5" draw:text-style-name="P6" draw:layer="layout" draw:type="line" svg:x1="27.877cm" svg:y1="43.568cm" svg:x2="27.839cm" svg:y2="42.245cm" draw:end-shape="id220" draw:end-glue-point="2" svg:d="M27877 43568l-38-1323" svg:viewBox="0 0 39 1324">
          <text:p text:style-name="P1"><text:span text:style-name="T2">08</text:span></text:p>
        </draw:connector>
        <draw:connector draw:style-name="gr5" draw:text-style-name="P6" draw:layer="layout" draw:type="line" svg:x1="25.629cm" svg:y1="43.78cm" svg:x2="25.639cm" svg:y2="42.245cm" draw:end-shape="id221" draw:end-glue-point="2" svg:d="M25629 43780l10-1535" svg:viewBox="0 0 11 1536">
          <text:p text:style-name="P1"><text:span text:style-name="T2">07</text:span></text:p>
        </draw:connector>
        <draw:custom-shape draw:style-name="gr2" draw:text-style-name="P3" xml:id="id222" draw:id="id222" draw:layer="layout" svg:width="2.1cm" svg:height="0.9cm" svg:x="22.389cm" svg:y="41.345cm">
          <text:p text:style-name="P1"><text:span text:style-name="T1">DFF (clk46)</text:span></text:p>
          <text:p text:style-name="P1"><text:span text:style-name="T1">2_2204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23.433cm" svg:y1="43.753cm" svg:x2="23.439cm" svg:y2="42.245cm" draw:end-shape="id222" draw:end-glue-point="2" svg:d="M23433 43753l6-1508" svg:viewBox="0 0 7 1509">
          <text:p text:style-name="P1"><text:span text:style-name="T2">06</text:span></text:p>
        </draw:connector>
        <draw:custom-shape draw:style-name="gr2" draw:text-style-name="P3" xml:id="id223" draw:id="id223" draw:layer="layout" svg:width="2.1cm" svg:height="0.9cm" svg:x="17.932cm" svg:y="47.72cm">
          <text:p text:style-name="P1"><text:span text:style-name="T1">DFF (clk47)</text:span></text:p>
          <text:p text:style-name="P1"><text:span text:style-name="T1">2_2212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8.975cm" svg:y1="50.095cm" svg:x2="18.982cm" svg:y2="48.62cm" draw:end-shape="id223" draw:end-glue-point="2" svg:d="M18975 50095l7-1475" svg:viewBox="0 0 8 1476">
          <text:p text:style-name="P1"><text:span text:style-name="T2">05</text:span></text:p>
        </draw:connector>
        <draw:connector draw:style-name="gr5" draw:text-style-name="P6" draw:layer="layout" draw:type="line" svg:x1="19.014cm" svg:y1="43.489cm" svg:x2="19.039cm" svg:y2="42.245cm" draw:end-shape="id224" draw:end-glue-point="2" svg:d="M19014 43489l25-1244" svg:viewBox="0 0 26 1245">
          <text:p text:style-name="P1"><text:span text:style-name="T2">04</text:span></text:p>
        </draw:connector>
        <draw:connector draw:style-name="gr5" draw:text-style-name="P6" draw:layer="layout" draw:type="line" svg:x1="16.818cm" svg:y1="43.568cm" svg:x2="16.839cm" svg:y2="42.245cm" draw:end-shape="id225" draw:end-glue-point="2" svg:d="M16818 43568l21-1323" svg:viewBox="0 0 22 1324">
          <text:p text:style-name="P1"><text:span text:style-name="T2">03</text:span></text:p>
        </draw:connector>
        <draw:connector draw:style-name="gr5" draw:text-style-name="P6" draw:layer="layout" draw:type="line" svg:x1="14.675cm" svg:y1="43.674cm" svg:x2="14.639cm" svg:y2="42.245cm" draw:end-shape="id226" draw:end-glue-point="2" svg:d="M14675 43674l-36-1429" svg:viewBox="0 0 37 1430">
          <text:p text:style-name="P1"><text:span text:style-name="T2">02</text:span></text:p>
        </draw:connector>
        <draw:custom-shape draw:style-name="gr2" draw:text-style-name="P3" xml:id="id227" draw:id="id227" draw:layer="layout" svg:width="2.1cm" svg:height="0.9cm" svg:x="11.389cm" svg:y="41.345cm">
          <text:p text:style-name="P1"><text:span text:style-name="T1">DFF (clk46)</text:span></text:p>
          <text:p text:style-name="P1"><text:span text:style-name="T1">2_2302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12.426cm" svg:y1="43.621cm" svg:x2="12.439cm" svg:y2="42.245cm" draw:end-shape="id227" draw:end-glue-point="2" svg:d="M12426 43621l13-1376" svg:viewBox="0 0 14 1377">
          <text:p text:style-name="P1"><text:span text:style-name="T2">01</text:span></text:p>
        </draw:connector>
        <draw:custom-shape draw:style-name="gr2" draw:text-style-name="P3" xml:id="id239" draw:id="id239" draw:layer="layout" svg:width="2.1cm" svg:height="0.9cm" svg:x="6.989cm" svg:y="41.307cm">
          <text:p text:style-name="P1"><text:span text:style-name="T1">DFF (clk46)</text:span></text:p>
          <text:p text:style-name="P1"><text:span text:style-name="T1">2_230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8" draw:id="id228" draw:layer="layout" svg:width="1cm" svg:height="0.9cm" svg:x="14.032cm" svg:y="46.02cm">
          <text:p text:style-name="P1"><text:span text:style-name="T1">NOT</text:span></text:p>
          <text:p text:style-name="P1"><text:span text:style-name="T1">2_2410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4.582cm" svg:y1="47.72cm" svg:x2="14.532cm" svg:y2="46.92cm" draw:start-shape="id215" draw:start-glue-point="0" draw:end-shape="id228" draw:end-glue-point="2" svg:d="M14582 47720l-50-800" svg:viewBox="0 0 51 801">
          <text:p/>
        </draw:connector>
        <draw:connector draw:style-name="gr5" draw:text-style-name="P6" draw:layer="layout" draw:type="line" svg:x1="14.532cm" svg:y1="46.02cm" svg:x2="14.539cm" svg:y2="44.16cm" draw:start-shape="id228" draw:start-glue-point="0" svg:d="M14532 46020l7-1860" svg:viewBox="0 0 8 1861">
          <text:p text:style-name="P1"><text:span text:style-name="T2">res04</text:span></text:p>
        </draw:connector>
        <draw:custom-shape draw:style-name="gr1" draw:text-style-name="P2" xml:id="id229" draw:id="id229" draw:layer="layout" svg:width="1cm" svg:height="0.9cm" svg:x="11.832cm" svg:y="46.02cm">
          <text:p text:style-name="P1"><text:span text:style-name="T1">NOT</text:span></text:p>
          <text:p text:style-name="P1"><text:span text:style-name="T1">2_2310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2.382cm" svg:y1="47.72cm" svg:x2="12.332cm" svg:y2="46.92cm" draw:start-shape="id217" draw:start-glue-point="0" draw:end-shape="id229" draw:end-glue-point="2" svg:d="M12382 47720l-50-800" svg:viewBox="0 0 51 801">
          <text:p/>
        </draw:connector>
        <draw:connector draw:style-name="gr5" draw:text-style-name="P6" draw:layer="layout" draw:type="line" svg:x1="12.332cm" svg:y1="46.02cm" svg:x2="12.339cm" svg:y2="44.16cm" draw:start-shape="id229" draw:start-glue-point="0" svg:d="M12332 46020l7-1860" svg:viewBox="0 0 8 1861">
          <text:p text:style-name="P1"><text:span text:style-name="T2">res03</text:span></text:p>
        </draw:connector>
        <draw:custom-shape draw:style-name="gr1" draw:text-style-name="P2" xml:id="id230" draw:id="id230" draw:layer="layout" svg:width="1cm" svg:height="0.9cm" svg:x="16.232cm" svg:y="46.02cm">
          <text:p text:style-name="P1"><text:span text:style-name="T1">NOT</text:span></text:p>
          <text:p text:style-name="P1"><text:span text:style-name="T1">2_2317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6.782cm" svg:y1="47.72cm" svg:x2="16.732cm" svg:y2="46.92cm" draw:start-shape="id212" draw:start-glue-point="0" draw:end-shape="id230" draw:end-glue-point="2" svg:d="M16782 47720l-50-800" svg:viewBox="0 0 51 801">
          <text:p/>
        </draw:connector>
        <draw:connector draw:style-name="gr5" draw:text-style-name="P6" draw:layer="layout" draw:type="line" svg:x1="16.732cm" svg:y1="46.02cm" svg:x2="16.739cm" svg:y2="44.16cm" draw:start-shape="id230" draw:start-glue-point="0" svg:d="M16732 46020l7-1860" svg:viewBox="0 0 8 1861">
          <text:p text:style-name="P1"><text:span text:style-name="T2">res05</text:span></text:p>
        </draw:connector>
        <draw:custom-shape draw:style-name="gr1" draw:text-style-name="P2" xml:id="id231" draw:id="id231" draw:layer="layout" svg:width="1cm" svg:height="0.9cm" svg:x="18.432cm" svg:y="46.02cm">
          <text:p text:style-name="P1"><text:span text:style-name="T1">NOT</text:span></text:p>
          <text:p text:style-name="P1"><text:span text:style-name="T1">2_2213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8.982cm" svg:y1="47.72cm" svg:x2="18.932cm" svg:y2="46.92cm" draw:start-shape="id223" draw:start-glue-point="0" draw:end-shape="id231" draw:end-glue-point="2" svg:d="M18982 47720l-50-800" svg:viewBox="0 0 51 801">
          <text:p/>
        </draw:connector>
        <draw:connector draw:style-name="gr5" draw:text-style-name="P6" draw:layer="layout" draw:type="line" svg:x1="18.932cm" svg:y1="46.02cm" svg:x2="18.939cm" svg:y2="44.16cm" draw:start-shape="id231" draw:start-glue-point="0" svg:d="M18932 46020l7-1860" svg:viewBox="0 0 8 1861">
          <text:p text:style-name="P1"><text:span text:style-name="T2">res06</text:span></text:p>
        </draw:connector>
        <draw:custom-shape draw:style-name="gr1" draw:text-style-name="P2" xml:id="id232" draw:id="id232" draw:layer="layout" svg:width="1cm" svg:height="0.9cm" svg:x="20.632cm" svg:y="46.02cm">
          <text:p text:style-name="P1"><text:span text:style-name="T1">NOT</text:span></text:p>
          <text:p text:style-name="P1"><text:span text:style-name="T1">2_2121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21.182cm" svg:y1="47.72cm" svg:x2="21.132cm" svg:y2="46.92cm" draw:start-shape="id211" draw:start-glue-point="0" draw:end-shape="id232" draw:end-glue-point="2" svg:d="M21182 47720l-50-800" svg:viewBox="0 0 51 801">
          <text:p/>
        </draw:connector>
        <draw:connector draw:style-name="gr5" draw:text-style-name="P6" draw:layer="layout" draw:type="line" svg:x1="21.132cm" svg:y1="46.02cm" svg:x2="21.139cm" svg:y2="44.16cm" draw:start-shape="id232" draw:start-glue-point="0" svg:d="M21132 46020l7-1860" svg:viewBox="0 0 8 1861">
          <text:p text:style-name="P1"><text:span text:style-name="T2">res07</text:span></text:p>
        </draw:connector>
        <draw:custom-shape draw:style-name="gr1" draw:text-style-name="P2" xml:id="id233" draw:id="id233" draw:layer="layout" svg:width="1cm" svg:height="0.9cm" svg:x="22.832cm" svg:y="46.021cm">
          <text:p text:style-name="P1"><text:span text:style-name="T1">NOT</text:span></text:p>
          <text:p text:style-name="P1"><text:span text:style-name="T1">2_2210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23.382cm" svg:y1="47.72cm" svg:x2="23.332cm" svg:y2="46.921cm" draw:start-shape="id213" draw:start-glue-point="0" draw:end-shape="id233" draw:end-glue-point="2" svg:d="M23382 47720l-50-799" svg:viewBox="0 0 51 800">
          <text:p/>
        </draw:connector>
        <draw:connector draw:style-name="gr5" draw:text-style-name="P6" draw:layer="layout" draw:type="line" svg:x1="23.332cm" svg:y1="46.021cm" svg:x2="23.339cm" svg:y2="44.161cm" draw:start-shape="id233" draw:start-glue-point="0" svg:d="M23332 46021l7-1860" svg:viewBox="0 0 8 1861">
          <text:p text:style-name="P1"><text:span text:style-name="T2">res08</text:span></text:p>
        </draw:connector>
        <draw:custom-shape draw:style-name="gr1" draw:text-style-name="P2" xml:id="id234" draw:id="id234" draw:layer="layout" svg:width="1cm" svg:height="0.9cm" svg:x="25.032cm" svg:y="46.022cm">
          <text:p text:style-name="P1"><text:span text:style-name="T1">NOT</text:span></text:p>
          <text:p text:style-name="P1"><text:span text:style-name="T1">2_2009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25.582cm" svg:y1="47.72cm" svg:x2="25.532cm" svg:y2="46.922cm" draw:start-shape="id209" draw:start-glue-point="0" draw:end-shape="id234" draw:end-glue-point="2" svg:d="M25582 47720l-50-798" svg:viewBox="0 0 51 799">
          <text:p/>
        </draw:connector>
        <draw:connector draw:style-name="gr5" draw:text-style-name="P6" draw:layer="layout" draw:type="line" svg:x1="25.532cm" svg:y1="46.022cm" svg:x2="25.539cm" svg:y2="44.162cm" draw:start-shape="id234" draw:start-glue-point="0" svg:d="M25532 46022l7-1860" svg:viewBox="0 0 8 1861">
          <text:p text:style-name="P1"><text:span text:style-name="T2">res09</text:span></text:p>
        </draw:connector>
        <draw:custom-shape draw:style-name="gr1" draw:text-style-name="P2" xml:id="id235" draw:id="id235" draw:layer="layout" svg:width="1cm" svg:height="0.9cm" svg:x="27.232cm" svg:y="46.023cm">
          <text:p text:style-name="P1"><text:span text:style-name="T1">NOT</text:span></text:p>
          <text:p text:style-name="P1"><text:span text:style-name="T1">2_1910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27.782cm" svg:y1="47.72cm" svg:x2="27.732cm" svg:y2="46.923cm" draw:start-shape="id208" draw:start-glue-point="0" draw:end-shape="id235" draw:end-glue-point="2" svg:d="M27782 47720l-50-797" svg:viewBox="0 0 51 798">
          <text:p/>
        </draw:connector>
        <draw:connector draw:style-name="gr5" draw:text-style-name="P6" draw:layer="layout" draw:type="line" svg:x1="27.732cm" svg:y1="46.023cm" svg:x2="27.739cm" svg:y2="44.163cm" draw:start-shape="id235" draw:start-glue-point="0" svg:d="M27732 46023l7-1860" svg:viewBox="0 0 8 1861">
          <text:p text:style-name="P1"><text:span text:style-name="T2">res10</text:span></text:p>
        </draw:connector>
        <draw:custom-shape draw:style-name="gr1" draw:text-style-name="P2" xml:id="id236" draw:id="id236" draw:layer="layout" svg:width="1cm" svg:height="0.9cm" svg:x="29.432cm" svg:y="46.024cm">
          <text:p text:style-name="P1"><text:span text:style-name="T1">NOT</text:span></text:p>
          <text:p text:style-name="P1"><text:span text:style-name="T1">2_2018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29.982cm" svg:y1="47.72cm" svg:x2="29.932cm" svg:y2="46.924cm" draw:start-shape="id207" draw:start-glue-point="0" draw:end-shape="id236" draw:end-glue-point="2" svg:d="M29982 47720l-50-796" svg:viewBox="0 0 51 797">
          <text:p/>
        </draw:connector>
        <draw:connector draw:style-name="gr5" draw:text-style-name="P6" draw:layer="layout" draw:type="line" svg:x1="29.932cm" svg:y1="46.024cm" svg:x2="29.939cm" svg:y2="44.164cm" draw:start-shape="id236" draw:start-glue-point="0" svg:d="M29932 46024l7-1860" svg:viewBox="0 0 8 1861">
          <text:p text:style-name="P1"><text:span text:style-name="T2">res11</text:span></text:p>
        </draw:connector>
        <draw:custom-shape draw:style-name="gr1" draw:text-style-name="P2" xml:id="id237" draw:id="id237" draw:layer="layout" svg:width="1cm" svg:height="0.9cm" svg:x="31.632cm" svg:y="46.02cm">
          <text:p text:style-name="P1"><text:span text:style-name="T1">NAND</text:span></text:p>
          <text:p text:style-name="P1"><text:span text:style-name="T1">2_2117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29.982cm" svg:y1="47.72cm" svg:x2="32.132cm" svg:y2="46.92cm" draw:start-shape="id207" draw:start-glue-point="0" draw:end-shape="id237" draw:end-glue-point="2" svg:d="M29982 47720l2150-800" svg:viewBox="0 0 2151 801">
          <text:p/>
        </draw:connector>
        <draw:connector draw:style-name="gr7" draw:text-style-name="P7" draw:layer="layout" draw:type="line" svg:x1="32.182cm" svg:y1="47.72cm" svg:x2="32.132cm" svg:y2="46.92cm" draw:start-shape="id154" draw:start-glue-point="0" draw:end-shape="id237" draw:end-glue-point="2" svg:d="M32182 47720l-50-800" svg:viewBox="0 0 51 801">
          <text:p/>
        </draw:connector>
        <draw:connector draw:style-name="gr5" draw:text-style-name="P6" draw:layer="layout" draw:type="line" svg:x1="32.132cm" svg:y1="46.02cm" svg:x2="32.134cm" svg:y2="44.165cm" draw:start-shape="id237" draw:start-glue-point="0" svg:d="M32132 46020l2-1855" svg:viewBox="0 0 3 1856">
          <text:p text:style-name="P1"><text:span text:style-name="T2">res12</text:span></text:p>
        </draw:connector>
        <draw:custom-shape draw:style-name="gr1" draw:text-style-name="P2" xml:id="id238" draw:id="id238" draw:layer="layout" svg:width="1cm" svg:height="0.9cm" svg:x="9.632cm" svg:y="46.02cm">
          <text:p text:style-name="P1"><text:span text:style-name="T1">BUF</text:span></text:p>
          <text:p text:style-name="P1"><text:span text:style-name="T1">2_2305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0.182cm" svg:y1="47.72cm" svg:x2="10.132cm" svg:y2="46.92cm" draw:end-shape="id238" draw:end-glue-point="2" svg:d="M10182 47720l-50-800" svg:viewBox="0 0 51 801">
          <text:p/>
        </draw:connector>
        <draw:connector draw:style-name="gr7" draw:text-style-name="P6" draw:layer="layout" draw:type="line" svg:x1="10.132cm" svg:y1="46.02cm" svg:x2="8.039cm" svg:y2="42.207cm" draw:start-shape="id238" draw:start-glue-point="0" draw:end-shape="id239" draw:end-glue-point="2" svg:d="M10132 46020l-2093-3813" svg:viewBox="0 0 2094 3814">
          <text:p/>
        </draw:connector>
        <draw:connector draw:style-name="gr5" draw:text-style-name="P6" draw:layer="layout" draw:type="line" svg:x1="10.311cm" svg:y1="52.369cm" svg:x2="10.311cm" svg:y2="50.815cm" draw:start-shape="id156" draw:start-glue-point="0" svg:d="M10311 52369v-1554" svg:viewBox="0 0 1 1555">
          <text:p text:style-name="P1"><text:span text:style-name="T2">00</text:span></text:p>
        </draw:connector>
        <draw:connector draw:style-name="gr5" draw:text-style-name="P6" draw:layer="layout" draw:type="line" svg:x1="12.511cm" svg:y1="52.369cm" svg:x2="12.511cm" svg:y2="50.816cm" draw:start-shape="id194" draw:start-glue-point="0" svg:d="M12511 52369v-1553" svg:viewBox="0 0 1 1554">
          <text:p text:style-name="P1"><text:span text:style-name="T2">01</text:span></text:p>
        </draw:connector>
        <draw:connector draw:style-name="gr5" draw:text-style-name="P6" draw:layer="layout" draw:type="line" svg:x1="14.711cm" svg:y1="52.369cm" svg:x2="14.711cm" svg:y2="50.817cm" draw:start-shape="id190" draw:start-glue-point="0" svg:d="M14711 52369v-1552" svg:viewBox="0 0 1 1553">
          <text:p text:style-name="P1"><text:span text:style-name="T2">02</text:span></text:p>
        </draw:connector>
        <draw:connector draw:style-name="gr5" draw:text-style-name="P6" draw:layer="layout" draw:type="line" svg:x1="16.888cm" svg:y1="52.369cm" svg:x2="16.911cm" svg:y2="50.818cm" draw:start-shape="id193" draw:start-glue-point="0" svg:d="M16888 52369l23-1551" svg:viewBox="0 0 24 1552">
          <text:p text:style-name="P1"><text:span text:style-name="T2">03</text:span></text:p>
        </draw:connector>
        <draw:connector draw:style-name="gr5" draw:text-style-name="P6" draw:layer="layout" draw:type="line" svg:x1="19.111cm" svg:y1="52.369cm" svg:x2="19.117cm" svg:y2="50.819cm" draw:start-shape="id188" draw:start-glue-point="0" svg:d="M19111 52369l6-1550" svg:viewBox="0 0 7 1551">
          <text:p text:style-name="P1"><text:span text:style-name="T2">04</text:span></text:p>
        </draw:connector>
        <draw:connector draw:style-name="gr5" draw:text-style-name="P6" draw:layer="layout" draw:type="line" svg:x1="21.311cm" svg:y1="52.369cm" svg:x2="21.319cm" svg:y2="50.82cm" draw:start-shape="id195" draw:start-glue-point="0" svg:d="M21311 52369l8-1549" svg:viewBox="0 0 9 1550">
          <text:p text:style-name="P1"><text:span text:style-name="T2">05</text:span></text:p>
        </draw:connector>
        <draw:connector draw:style-name="gr5" draw:text-style-name="P6" draw:layer="layout" draw:type="line" svg:x1="23.511cm" svg:y1="52.369cm" svg:x2="23.521cm" svg:y2="50.821cm" draw:start-shape="id198" draw:start-glue-point="0" svg:d="M23511 52369l10-1548" svg:viewBox="0 0 11 1549">
          <text:p text:style-name="P1"><text:span text:style-name="T2">06</text:span></text:p>
        </draw:connector>
        <draw:connector draw:style-name="gr5" draw:text-style-name="P6" draw:layer="layout" draw:type="line" svg:x1="25.711cm" svg:y1="52.369cm" svg:x2="25.724cm" svg:y2="50.822cm" draw:start-shape="id199" draw:start-glue-point="0" svg:d="M25711 52369l13-1547" svg:viewBox="0 0 14 1548">
          <text:p text:style-name="P1"><text:span text:style-name="T2">07</text:span></text:p>
        </draw:connector>
        <draw:connector draw:style-name="gr5" draw:text-style-name="P6" draw:layer="layout" draw:type="line" svg:x1="27.911cm" svg:y1="52.369cm" svg:x2="27.928cm" svg:y2="50.823cm" draw:start-shape="id204" draw:start-glue-point="0" svg:d="M27911 52369l17-1546" svg:viewBox="0 0 18 1547">
          <text:p text:style-name="P1"><text:span text:style-name="T2">08</text:span></text:p>
        </draw:connector>
        <draw:connector draw:style-name="gr5" draw:text-style-name="P6" draw:layer="layout" draw:type="line" svg:x1="30.111cm" svg:y1="52.369cm" svg:x2="30.133cm" svg:y2="50.824cm" draw:start-shape="id205" draw:start-glue-point="0" svg:d="M30111 52369l22-1545" svg:viewBox="0 0 23 1546">
          <text:p text:style-name="P1"><text:span text:style-name="T2">09</text:span></text:p>
        </draw:connector>
        <draw:connector draw:style-name="gr5" draw:text-style-name="P6" draw:layer="layout" draw:type="line" svg:x1="32.311cm" svg:y1="52.369cm" svg:x2="32.338cm" svg:y2="50.825cm" draw:start-shape="id206" draw:start-glue-point="0" svg:d="M32311 52369l27-1544" svg:viewBox="0 0 28 1545">
          <text:p text:style-name="P1"><text:span text:style-name="T2">10</text:span></text:p>
        </draw:connector>
        <draw:connector draw:style-name="gr5" draw:text-style-name="P6" draw:layer="layout" draw:type="line" svg:x1="34.511cm" svg:y1="52.369cm" svg:x2="34.545cm" svg:y2="50.826cm" draw:start-shape="id153" draw:start-glue-point="0" svg:d="M34511 52369l34-1543" svg:viewBox="0 0 35 1544">
          <text:p text:style-name="P1"><text:span text:style-name="T2">11</text:span></text:p>
        </draw:connector>
        <draw:connector draw:style-name="gr5" draw:text-style-name="P6" draw:layer="layout" draw:type="line" svg:x1="25.639cm" svg:y1="41.345cm" svg:x2="25.69cm" svg:y2="39.273cm" draw:start-shape="id221" draw:start-glue-point="0" svg:d="M25639 41345l51-2072" svg:viewBox="0 0 52 2073">
          <text:p text:style-name="P1"><text:span text:style-name="T2">3_04</text:span></text:p>
        </draw:connector>
        <draw:connector draw:style-name="gr5" draw:text-style-name="P6" draw:layer="layout" draw:type="line" svg:x1="23.439cm" svg:y1="41.345cm" svg:x2="23.468cm" svg:y2="39.273cm" draw:start-shape="id222" draw:start-glue-point="0" svg:d="M23439 41345l29-2072" svg:viewBox="0 0 30 2073">
          <text:p text:style-name="P1"><text:span text:style-name="T2">3_03</text:span></text:p>
        </draw:connector>
        <draw:connector draw:style-name="gr5" draw:text-style-name="P6" draw:layer="layout" draw:type="line" svg:x1="21.239cm" svg:y1="41.345cm" svg:x2="21.261cm" svg:y2="39.274cm" draw:start-shape="id210" draw:start-glue-point="0" svg:d="M21239 41345l22-2071" svg:viewBox="0 0 23 2072">
          <text:p text:style-name="P1"><text:span text:style-name="T2">3_02</text:span></text:p>
        </draw:connector>
        <draw:connector draw:style-name="gr5" draw:text-style-name="P6" draw:layer="layout" draw:type="line" svg:x1="19.039cm" svg:y1="41.345cm" svg:x2="19.051cm" svg:y2="39.275cm" draw:start-shape="id224" draw:start-glue-point="0" svg:d="M19039 41345l12-2070" svg:viewBox="0 0 13 2071">
          <text:p text:style-name="P1"><text:span text:style-name="T2">3_01</text:span></text:p>
        </draw:connector>
        <draw:connector draw:style-name="gr5" draw:text-style-name="P6" draw:layer="layout" draw:type="line" svg:x1="16.839cm" svg:y1="41.345cm" svg:x2="16.826cm" svg:y2="39.273cm" draw:start-shape="id225" draw:start-glue-point="0" svg:d="M16839 41345l-13-2072" svg:viewBox="0 0 14 2073">
          <text:p text:style-name="P1"><text:span text:style-name="T2">3_00</text:span></text:p>
        </draw:connector>
        <draw:connector draw:style-name="gr5" draw:text-style-name="P6" draw:layer="layout" draw:type="line" svg:x1="27.839cm" svg:y1="41.345cm" svg:x2="27.886cm" svg:y2="39.274cm" draw:start-shape="id220" draw:start-glue-point="0" svg:d="M27839 41345l47-2071" svg:viewBox="0 0 48 2072">
          <text:p text:style-name="P1"><text:span text:style-name="T2">3_05</text:span></text:p>
        </draw:connector>
        <draw:connector draw:style-name="gr5" draw:text-style-name="P6" draw:layer="layout" draw:type="line" svg:x1="30.039cm" svg:y1="41.345cm" svg:x2="30.079cm" svg:y2="39.275cm" draw:start-shape="id219" draw:start-glue-point="0" svg:d="M30039 41345l40-2070" svg:viewBox="0 0 41 2071">
          <text:p text:style-name="P1"><text:span text:style-name="T2">3_06</text:span></text:p>
        </draw:connector>
        <draw:connector draw:style-name="gr5" draw:text-style-name="P6" draw:layer="layout" draw:type="line" svg:x1="32.239cm" svg:y1="41.345cm" svg:x2="32.273cm" svg:y2="39.276cm" draw:start-shape="id218" draw:start-glue-point="0" svg:d="M32239 41345l34-2069" svg:viewBox="0 0 35 2070">
          <text:p text:style-name="P1"><text:span text:style-name="T2">3_07</text:span></text:p>
        </draw:connector>
        <draw:connector draw:style-name="gr5" draw:text-style-name="P6" draw:layer="layout" draw:type="line" svg:x1="14.639cm" svg:y1="41.345cm" svg:x2="14.63cm" svg:y2="39.193cm" draw:start-shape="id226" draw:start-glue-point="0" svg:d="M14639 41345l-9-2152" svg:viewBox="0 0 10 2153">
          <text:p text:style-name="P1"><text:span text:style-name="T2">3_X1</text:span></text:p>
        </draw:connector>
        <draw:connector draw:style-name="gr5" draw:text-style-name="P6" draw:layer="layout" draw:type="line" svg:x1="12.439cm" svg:y1="41.345cm" svg:x2="12.422cm" svg:y2="39.194cm" draw:start-shape="id227" draw:start-glue-point="0" svg:d="M12439 41345l-17-2151" svg:viewBox="0 0 18 2152">
          <text:p text:style-name="P1"><text:span text:style-name="T2">3_X2</text:span></text:p>
        </draw:connector>
        <draw:connector draw:style-name="gr5" draw:text-style-name="P6" draw:layer="layout" draw:type="line" svg:x1="10.239cm" svg:y1="41.331cm" svg:x2="10.215cm" svg:y2="39.195cm" draw:start-shape="id214" draw:start-glue-point="0" svg:d="M10239 41331l-24-2136" svg:viewBox="0 0 25 2137">
          <text:p text:style-name="P1"><text:span text:style-name="T2">3_X3</text:span></text:p>
        </draw:connector>
        <draw:connector draw:style-name="gr5" draw:text-style-name="P6" draw:layer="layout" draw:type="line" svg:x1="8.039cm" svg:y1="41.307cm" svg:x2="8.035cm" svg:y2="38.98cm" draw:start-shape="id239" draw:start-glue-point="0" svg:d="M8039 41307l-4-2327" svg:viewBox="0 0 5 2328">
          <text:p text:style-name="P1"><text:span text:style-name="T2">3_X4</text:span></text:p>
        </draw:connector>
        <draw:connector draw:style-name="gr5" draw:text-style-name="P6" draw:layer="layout" draw:type="line" svg:x1="48.67cm" svg:y1="51.486cm" svg:x2="48.637cm" svg:y2="49.671cm" draw:end-shape="id240" svg:d="M48670 51486l-33-1815" svg:viewBox="0 0 34 1816">
          <text:p text:style-name="P1"><text:span text:style-name="T2">idct00</text:span></text:p>
        </draw:connector>
        <draw:custom-shape draw:style-name="gr1" draw:text-style-name="P2" xml:id="id240" draw:id="id240" draw:layer="layout" svg:width="1cm" svg:height="0.9cm" svg:x="48.137cm" svg:y="48.771cm">
          <text:p text:style-name="P1"><text:span text:style-name="T1">BUF</text:span></text:p>
          <text:p text:style-name="P1"><text:span text:style-name="T1">4419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41" draw:id="id241" draw:layer="layout" svg:width="2.1cm" svg:height="0.9cm" svg:x="47.637cm" svg:y="46.971cm">
          <text:p text:style-name="P1"><text:span text:style-name="T1">DFF (clk52)</text:span></text:p>
          <text:p text:style-name="P1"><text:span text:style-name="T1">44197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48.637cm" svg:y1="48.771cm" svg:x2="48.687cm" svg:y2="47.871cm" draw:start-shape="id240" draw:start-glue-point="0" draw:end-shape="id241" draw:end-glue-point="2" svg:d="M48637 48771l50-900" svg:viewBox="0 0 51 901">
          <text:p/>
        </draw:connector>
        <draw:connector draw:style-name="gr5" draw:text-style-name="P6" draw:layer="layout" draw:type="line" svg:x1="46.47cm" svg:y1="51.486cm" svg:x2="46.437cm" svg:y2="49.671cm" draw:end-shape="id242" svg:d="M46470 51486l-33-1815" svg:viewBox="0 0 34 1816">
          <text:p text:style-name="P1"><text:span text:style-name="T2">idct00</text:span></text:p>
        </draw:connector>
        <draw:custom-shape draw:style-name="gr1" draw:text-style-name="P2" xml:id="id242" draw:id="id242" draw:layer="layout" svg:width="1cm" svg:height="0.9cm" svg:x="45.937cm" svg:y="48.771cm">
          <text:p text:style-name="P1"><text:span text:style-name="T1">BUF</text:span></text:p>
          <text:p text:style-name="P1"><text:span text:style-name="T1">45-864-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43" draw:id="id243" draw:layer="layout" svg:width="2.1cm" svg:height="0.9cm" svg:x="45.437cm" svg:y="46.971cm">
          <text:p text:style-name="P1"><text:span text:style-name="T1">DFF (clk51)</text:span></text:p>
          <text:p text:style-name="P1"><text:span text:style-name="T1">45-865-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46.437cm" svg:y1="48.771cm" svg:x2="46.487cm" svg:y2="47.871cm" draw:start-shape="id242" draw:start-glue-point="0" draw:end-shape="id243" draw:end-glue-point="2" svg:d="M46437 48771l50-900" svg:viewBox="0 0 51 901">
          <text:p/>
        </draw:connector>
        <draw:custom-shape draw:style-name="gr1" draw:text-style-name="P2" xml:id="id244" draw:id="id244" draw:layer="layout" svg:width="1cm" svg:height="0.9cm" svg:x="45.937cm" svg:y="45.086cm">
          <text:p text:style-name="P1"><text:span text:style-name="T1">BUF</text:span></text:p>
          <text:p text:style-name="P1"><text:span text:style-name="T1">45-866-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45" draw:id="id245" draw:layer="layout" svg:width="2.1cm" svg:height="0.9cm" svg:x="45.437cm" svg:y="43.286cm">
          <text:p text:style-name="P1"><text:span text:style-name="T1">DFF (clk53)</text:span></text:p>
          <text:p text:style-name="P1"><text:span text:style-name="T1">45-867-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46.437cm" svg:y1="45.086cm" svg:x2="46.487cm" svg:y2="44.186cm" draw:start-shape="id244" draw:start-glue-point="0" draw:end-shape="id245" draw:end-glue-point="2" svg:d="M46437 45086l50-900" svg:viewBox="0 0 51 901">
          <text:p/>
        </draw:connector>
        <draw:custom-shape draw:style-name="gr1" draw:text-style-name="P2" xml:id="id246" draw:id="id246" draw:layer="layout" svg:width="1cm" svg:height="0.9cm" svg:x="45.937cm" svg:y="41.486cm">
          <text:p text:style-name="P1"><text:span text:style-name="T1">BUF</text:span></text:p>
          <text:p text:style-name="P1"><text:span text:style-name="T1">45-868-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47" draw:id="id247" draw:layer="layout" svg:width="2.1cm" svg:height="0.9cm" svg:x="45.437cm" svg:y="39.686cm">
          <text:p text:style-name="P1"><text:span text:style-name="T1">DFF (clk55)</text:span></text:p>
          <text:p text:style-name="P1"><text:span text:style-name="T1">44202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46.437cm" svg:y1="41.486cm" svg:x2="46.487cm" svg:y2="40.586cm" draw:start-shape="id246" draw:start-glue-point="0" draw:end-shape="id247" draw:end-glue-point="2" svg:d="M46437 41486l50-900" svg:viewBox="0 0 51 901">
          <text:p/>
        </draw:connector>
        <draw:connector draw:style-name="gr7" draw:text-style-name="P7" draw:layer="layout" draw:type="line" svg:x1="46.487cm" svg:y1="46.971cm" svg:x2="46.437cm" svg:y2="45.986cm" draw:start-shape="id243" draw:start-glue-point="0" draw:end-shape="id244" draw:end-glue-point="2" svg:d="M46487 46971l-50-985" svg:viewBox="0 0 51 986">
          <text:p/>
        </draw:connector>
        <draw:connector draw:style-name="gr7" draw:text-style-name="P7" draw:layer="layout" draw:type="line" svg:x1="46.487cm" svg:y1="43.286cm" svg:x2="46.437cm" svg:y2="42.386cm" draw:start-shape="id245" draw:start-glue-point="0" draw:end-shape="id246" draw:end-glue-point="2" svg:d="M46487 43286l-50-900" svg:viewBox="0 0 51 901">
          <text:p/>
        </draw:connector>
        <draw:custom-shape draw:style-name="gr1" draw:text-style-name="P2" xml:id="id248" draw:id="id248" draw:layer="layout" svg:width="1cm" svg:height="0.9cm" svg:x="48.137cm" svg:y="45.101cm">
          <text:p text:style-name="P1"><text:span text:style-name="T1">BUF</text:span></text:p>
          <text:p text:style-name="P1"><text:span text:style-name="T1">4419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49" draw:id="id249" draw:layer="layout" svg:width="2.1cm" svg:height="0.9cm" svg:x="47.637cm" svg:y="43.301cm">
          <text:p text:style-name="P1"><text:span text:style-name="T1">DFF (clk54)</text:span></text:p>
          <text:p text:style-name="P1"><text:span text:style-name="T1">44199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48.637cm" svg:y1="45.101cm" svg:x2="48.687cm" svg:y2="44.201cm" draw:start-shape="id248" draw:start-glue-point="0" draw:end-shape="id249" draw:end-glue-point="2" svg:d="M48637 45101l50-900" svg:viewBox="0 0 51 901">
          <text:p/>
        </draw:connector>
        <draw:connector draw:style-name="gr7" draw:text-style-name="P7" draw:layer="layout" draw:type="line" svg:x1="48.687cm" svg:y1="46.971cm" svg:x2="48.637cm" svg:y2="46.001cm" draw:start-shape="id241" draw:start-glue-point="0" draw:end-shape="id248" draw:end-glue-point="2" svg:d="M48687 46971l-50-970" svg:viewBox="0 0 51 971">
          <text:p/>
        </draw:connector>
        <draw:custom-shape draw:style-name="gr1" draw:text-style-name="P2" xml:id="id250" draw:id="id250" draw:layer="layout" svg:width="1cm" svg:height="0.9cm" svg:x="48.137cm" svg:y="41.486cm">
          <text:p text:style-name="P1"><text:span text:style-name="T1">BUF</text:span></text:p>
          <text:p text:style-name="P1"><text:span text:style-name="T1">4420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51" draw:id="id251" draw:layer="layout" svg:width="2.1cm" svg:height="0.9cm" svg:x="47.637cm" svg:y="39.686cm">
          <text:p text:style-name="P1"><text:span text:style-name="T1">DFF (clk56)</text:span></text:p>
          <text:p text:style-name="P1"><text:span text:style-name="T1">44201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48.637cm" svg:y1="41.486cm" svg:x2="48.687cm" svg:y2="40.586cm" draw:start-shape="id250" draw:start-glue-point="0" draw:end-shape="id251" draw:end-glue-point="2" svg:d="M48637 41486l50-900" svg:viewBox="0 0 51 901">
          <text:p/>
        </draw:connector>
        <draw:connector draw:style-name="gr7" draw:text-style-name="P7" draw:layer="layout" draw:type="line" svg:x1="48.687cm" svg:y1="43.301cm" svg:x2="48.637cm" svg:y2="42.386cm" draw:start-shape="id249" draw:start-glue-point="0" draw:end-shape="id250" draw:end-glue-point="2" svg:d="M48687 43301l-50-915" svg:viewBox="0 0 51 916">
          <text:p/>
        </draw:connector>
        <draw:connector draw:style-name="gr5" draw:text-style-name="P6" draw:layer="layout" draw:type="line" svg:x1="53.07cm" svg:y1="51.486cm" svg:x2="53.037cm" svg:y2="49.671cm" draw:end-shape="id252" svg:d="M53070 51486l-33-1815" svg:viewBox="0 0 34 1816">
          <text:p text:style-name="P1"><text:span text:style-name="T2">idct01</text:span></text:p>
        </draw:connector>
        <draw:custom-shape draw:style-name="gr1" draw:text-style-name="P2" xml:id="id252" draw:id="id252" draw:layer="layout" svg:width="1cm" svg:height="0.9cm" svg:x="52.537cm" svg:y="48.771cm">
          <text:p text:style-name="P1"><text:span text:style-name="T1">BUF</text:span></text:p>
          <text:p text:style-name="P1"><text:span text:style-name="T1">46-869-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53" draw:id="id253" draw:layer="layout" svg:width="2.1cm" svg:height="0.9cm" svg:x="52.037cm" svg:y="46.971cm">
          <text:p text:style-name="P1"><text:span text:style-name="T1">DFF (clk52)</text:span></text:p>
          <text:p text:style-name="P1"><text:span text:style-name="T1">46-870-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3.037cm" svg:y1="48.771cm" svg:x2="53.087cm" svg:y2="47.871cm" draw:start-shape="id252" draw:start-glue-point="0" draw:end-shape="id253" draw:end-glue-point="2" svg:d="M53037 48771l50-900" svg:viewBox="0 0 51 901">
          <text:p/>
        </draw:connector>
        <draw:custom-shape draw:style-name="gr1" draw:text-style-name="P2" xml:id="id254" draw:id="id254" draw:layer="layout" svg:width="1cm" svg:height="0.9cm" svg:x="52.537cm" svg:y="45.086cm">
          <text:p text:style-name="P1"><text:span text:style-name="T1">BUF</text:span></text:p>
          <text:p text:style-name="P1"><text:span text:style-name="T1">46-871-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55" draw:id="id255" draw:layer="layout" svg:width="2.1cm" svg:height="0.9cm" svg:x="52.037cm" svg:y="43.286cm">
          <text:p text:style-name="P1"><text:span text:style-name="T1">DFF (clk54)</text:span></text:p>
          <text:p text:style-name="P1"><text:span text:style-name="T1">46-872-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3.037cm" svg:y1="45.086cm" svg:x2="53.087cm" svg:y2="44.186cm" draw:start-shape="id254" draw:start-glue-point="0" draw:end-shape="id255" draw:end-glue-point="2" svg:d="M53037 45086l50-900" svg:viewBox="0 0 51 901">
          <text:p/>
        </draw:connector>
        <draw:custom-shape draw:style-name="gr1" draw:text-style-name="P2" xml:id="id256" draw:id="id256" draw:layer="layout" svg:width="1cm" svg:height="0.9cm" svg:x="52.537cm" svg:y="41.486cm">
          <text:p text:style-name="P1"><text:span text:style-name="T1">BUF</text:span></text:p>
          <text:p text:style-name="P1"><text:span text:style-name="T1">46-873-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57" draw:id="id257" draw:layer="layout" svg:width="2.1cm" svg:height="0.9cm" svg:x="52.037cm" svg:y="39.686cm">
          <text:p text:style-name="P1"><text:span text:style-name="T1">DFF (clk56)</text:span></text:p>
          <text:p text:style-name="P1"><text:span text:style-name="T1">45-874-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3.037cm" svg:y1="41.486cm" svg:x2="53.087cm" svg:y2="40.586cm" draw:start-shape="id256" draw:start-glue-point="0" draw:end-shape="id257" draw:end-glue-point="2" svg:d="M53037 41486l50-900" svg:viewBox="0 0 51 901">
          <text:p/>
        </draw:connector>
        <draw:connector draw:style-name="gr7" draw:text-style-name="P7" draw:layer="layout" draw:type="line" svg:x1="53.087cm" svg:y1="46.971cm" svg:x2="53.037cm" svg:y2="45.986cm" draw:start-shape="id253" draw:start-glue-point="0" draw:end-shape="id254" draw:end-glue-point="2" svg:d="M53087 46971l-50-985" svg:viewBox="0 0 51 986">
          <text:p/>
        </draw:connector>
        <draw:connector draw:style-name="gr7" draw:text-style-name="P7" draw:layer="layout" draw:type="line" svg:x1="53.087cm" svg:y1="43.286cm" svg:x2="53.037cm" svg:y2="42.386cm" draw:start-shape="id255" draw:start-glue-point="0" draw:end-shape="id256" draw:end-glue-point="2" svg:d="M53087 43286l-50-900" svg:viewBox="0 0 51 901">
          <text:p/>
        </draw:connector>
        <draw:connector draw:style-name="gr5" draw:text-style-name="P6" draw:layer="layout" draw:type="line" svg:x1="50.87cm" svg:y1="51.486cm" svg:x2="50.837cm" svg:y2="49.671cm" draw:end-shape="id258" svg:d="M50870 51486l-33-1815" svg:viewBox="0 0 34 1816">
          <text:p text:style-name="P1"><text:span text:style-name="T2">idct01</text:span></text:p>
        </draw:connector>
        <draw:custom-shape draw:style-name="gr1" draw:text-style-name="P2" xml:id="id258" draw:id="id258" draw:layer="layout" svg:width="1cm" svg:height="0.9cm" svg:x="50.337cm" svg:y="48.771cm">
          <text:p text:style-name="P1"><text:span text:style-name="T1">BUF</text:span></text:p>
          <text:p text:style-name="P1"><text:span text:style-name="T1">46-875-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59" draw:id="id259" draw:layer="layout" svg:width="2.1cm" svg:height="0.9cm" svg:x="49.837cm" svg:y="46.971cm">
          <text:p text:style-name="P1"><text:span text:style-name="T1">DFF (clk51)</text:span></text:p>
          <text:p text:style-name="P1"><text:span text:style-name="T1">46-876-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0.837cm" svg:y1="48.771cm" svg:x2="50.887cm" svg:y2="47.871cm" draw:start-shape="id258" draw:start-glue-point="0" draw:end-shape="id259" draw:end-glue-point="2" svg:d="M50837 48771l50-900" svg:viewBox="0 0 51 901">
          <text:p/>
        </draw:connector>
        <draw:custom-shape draw:style-name="gr1" draw:text-style-name="P2" xml:id="id260" draw:id="id260" draw:layer="layout" svg:width="1cm" svg:height="0.9cm" svg:x="50.337cm" svg:y="45.086cm">
          <text:p text:style-name="P1"><text:span text:style-name="T1">BUF</text:span></text:p>
          <text:p text:style-name="P1"><text:span text:style-name="T1">46-877-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61" draw:id="id261" draw:layer="layout" svg:width="2.1cm" svg:height="0.9cm" svg:x="49.837cm" svg:y="43.286cm">
          <text:p text:style-name="P1"><text:span text:style-name="T1">DFF (clk53)</text:span></text:p>
          <text:p text:style-name="P1"><text:span text:style-name="T1">45-878-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0.837cm" svg:y1="45.086cm" svg:x2="50.887cm" svg:y2="44.186cm" draw:start-shape="id260" draw:start-glue-point="0" draw:end-shape="id261" draw:end-glue-point="2" svg:d="M50837 45086l50-900" svg:viewBox="0 0 51 901">
          <text:p/>
        </draw:connector>
        <draw:custom-shape draw:style-name="gr1" draw:text-style-name="P2" xml:id="id262" draw:id="id262" draw:layer="layout" svg:width="1cm" svg:height="0.9cm" svg:x="50.337cm" svg:y="41.486cm">
          <text:p text:style-name="P1"><text:span text:style-name="T1">BUF</text:span></text:p>
          <text:p text:style-name="P1"><text:span text:style-name="T1">4420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63" draw:id="id263" draw:layer="layout" svg:width="2.1cm" svg:height="0.9cm" svg:x="49.837cm" svg:y="39.686cm">
          <text:p text:style-name="P1"><text:span text:style-name="T1">DFF (clk55)</text:span></text:p>
          <text:p text:style-name="P1"><text:span text:style-name="T1">44206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0.837cm" svg:y1="41.486cm" svg:x2="50.887cm" svg:y2="40.586cm" draw:start-shape="id262" draw:start-glue-point="0" draw:end-shape="id263" draw:end-glue-point="2" svg:d="M50837 41486l50-900" svg:viewBox="0 0 51 901">
          <text:p/>
        </draw:connector>
        <draw:connector draw:style-name="gr7" draw:text-style-name="P7" draw:layer="layout" draw:type="line" svg:x1="50.887cm" svg:y1="46.971cm" svg:x2="50.837cm" svg:y2="45.986cm" draw:start-shape="id259" draw:start-glue-point="0" draw:end-shape="id260" draw:end-glue-point="2" svg:d="M50887 46971l-50-985" svg:viewBox="0 0 51 986">
          <text:p/>
        </draw:connector>
        <draw:connector draw:style-name="gr7" draw:text-style-name="P7" draw:layer="layout" draw:type="line" svg:x1="50.887cm" svg:y1="43.286cm" svg:x2="50.837cm" svg:y2="42.386cm" draw:start-shape="id261" draw:start-glue-point="0" draw:end-shape="id262" draw:end-glue-point="2" svg:d="M50887 43286l-50-900" svg:viewBox="0 0 51 901">
          <text:p/>
        </draw:connector>
        <draw:connector draw:style-name="gr5" draw:text-style-name="P6" draw:layer="layout" draw:type="line" svg:x1="57.47cm" svg:y1="51.486cm" svg:x2="57.437cm" svg:y2="49.671cm" draw:end-shape="id264" svg:d="M57470 51486l-33-1815" svg:viewBox="0 0 34 1816">
          <text:p text:style-name="P1"><text:span text:style-name="T2">idct02</text:span></text:p>
        </draw:connector>
        <draw:custom-shape draw:style-name="gr1" draw:text-style-name="P2" xml:id="id264" draw:id="id264" draw:layer="layout" svg:width="1cm" svg:height="0.9cm" svg:x="56.937cm" svg:y="48.771cm">
          <text:p text:style-name="P1"><text:span text:style-name="T1">BUF</text:span></text:p>
          <text:p text:style-name="P1"><text:span text:style-name="T1">3916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65" draw:id="id265" draw:layer="layout" svg:width="2.1cm" svg:height="0.9cm" svg:x="56.437cm" svg:y="46.971cm">
          <text:p text:style-name="P1"><text:span text:style-name="T1">DFF (clk52)</text:span></text:p>
          <text:p text:style-name="P1"><text:span text:style-name="T1">39169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7.437cm" svg:y1="48.771cm" svg:x2="57.487cm" svg:y2="47.871cm" draw:start-shape="id264" draw:start-glue-point="0" draw:end-shape="id265" draw:end-glue-point="2" svg:d="M57437 48771l50-900" svg:viewBox="0 0 51 901">
          <text:p/>
        </draw:connector>
        <draw:custom-shape draw:style-name="gr1" draw:text-style-name="P2" xml:id="id266" draw:id="id266" draw:layer="layout" svg:width="1cm" svg:height="0.9cm" svg:x="56.937cm" svg:y="45.086cm">
          <text:p text:style-name="P1"><text:span text:style-name="T1">BUF</text:span></text:p>
          <text:p text:style-name="P1"><text:span text:style-name="T1">3917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67" draw:id="id267" draw:layer="layout" svg:width="2.1cm" svg:height="0.9cm" svg:x="56.437cm" svg:y="43.286cm">
          <text:p text:style-name="P1"><text:span text:style-name="T1">DFF (clk54)</text:span></text:p>
          <text:p text:style-name="P1"><text:span text:style-name="T1">39171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7.437cm" svg:y1="45.086cm" svg:x2="57.487cm" svg:y2="44.186cm" draw:start-shape="id266" draw:start-glue-point="0" draw:end-shape="id267" draw:end-glue-point="2" svg:d="M57437 45086l50-900" svg:viewBox="0 0 51 901">
          <text:p/>
        </draw:connector>
        <draw:custom-shape draw:style-name="gr1" draw:text-style-name="P2" xml:id="id268" draw:id="id268" draw:layer="layout" svg:width="1cm" svg:height="0.9cm" svg:x="56.937cm" svg:y="41.486cm">
          <text:p text:style-name="P1"><text:span text:style-name="T1">BUF</text:span></text:p>
          <text:p text:style-name="P1"><text:span text:style-name="T1">3814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69" draw:id="id269" draw:layer="layout" svg:width="2.1cm" svg:height="0.9cm" svg:x="56.437cm" svg:y="39.686cm">
          <text:p text:style-name="P1"><text:span text:style-name="T1">DFF (clk56)</text:span></text:p>
          <text:p text:style-name="P1"><text:span text:style-name="T1">38150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7.437cm" svg:y1="41.486cm" svg:x2="57.487cm" svg:y2="40.586cm" draw:start-shape="id268" draw:start-glue-point="0" draw:end-shape="id269" draw:end-glue-point="2" svg:d="M57437 41486l50-900" svg:viewBox="0 0 51 901">
          <text:p/>
        </draw:connector>
        <draw:connector draw:style-name="gr7" draw:text-style-name="P7" draw:layer="layout" draw:type="line" svg:x1="57.487cm" svg:y1="46.971cm" svg:x2="57.437cm" svg:y2="45.986cm" draw:start-shape="id265" draw:start-glue-point="0" draw:end-shape="id266" draw:end-glue-point="2" svg:d="M57487 46971l-50-985" svg:viewBox="0 0 51 986">
          <text:p/>
        </draw:connector>
        <draw:connector draw:style-name="gr7" draw:text-style-name="P7" draw:layer="layout" draw:type="line" svg:x1="57.487cm" svg:y1="43.286cm" svg:x2="57.437cm" svg:y2="42.386cm" draw:start-shape="id267" draw:start-glue-point="0" draw:end-shape="id268" draw:end-glue-point="2" svg:d="M57487 43286l-50-900" svg:viewBox="0 0 51 901">
          <text:p/>
        </draw:connector>
        <draw:connector draw:style-name="gr5" draw:text-style-name="P6" draw:layer="layout" draw:type="line" svg:x1="55.27cm" svg:y1="51.486cm" svg:x2="55.237cm" svg:y2="49.671cm" draw:end-shape="id270" svg:d="M55270 51486l-33-1815" svg:viewBox="0 0 34 1816">
          <text:p text:style-name="P1"><text:span text:style-name="T2">idct02</text:span></text:p>
        </draw:connector>
        <draw:custom-shape draw:style-name="gr1" draw:text-style-name="P2" xml:id="id270" draw:id="id270" draw:layer="layout" svg:width="1cm" svg:height="0.9cm" svg:x="54.737cm" svg:y="48.771cm">
          <text:p text:style-name="P1"><text:span text:style-name="T1">BUF</text:span></text:p>
          <text:p text:style-name="P1"><text:span text:style-name="T1">4217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71" draw:id="id271" draw:layer="layout" svg:width="2.1cm" svg:height="0.9cm" svg:x="54.237cm" svg:y="46.971cm">
          <text:p text:style-name="P1"><text:span text:style-name="T1">DFF (clk51)</text:span></text:p>
          <text:p text:style-name="P1"><text:span text:style-name="T1">43175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5.237cm" svg:y1="48.771cm" svg:x2="55.287cm" svg:y2="47.871cm" draw:start-shape="id270" draw:start-glue-point="0" draw:end-shape="id271" draw:end-glue-point="2" svg:d="M55237 48771l50-900" svg:viewBox="0 0 51 901">
          <text:p/>
        </draw:connector>
        <draw:custom-shape draw:style-name="gr1" draw:text-style-name="P2" xml:id="id272" draw:id="id272" draw:layer="layout" svg:width="1cm" svg:height="0.9cm" svg:x="54.737cm" svg:y="45.086cm">
          <text:p text:style-name="P1"><text:span text:style-name="T1">BUF</text:span></text:p>
          <text:p text:style-name="P1"><text:span text:style-name="T1">4317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73" draw:id="id273" draw:layer="layout" svg:width="2.1cm" svg:height="0.9cm" svg:x="54.237cm" svg:y="43.286cm">
          <text:p text:style-name="P1"><text:span text:style-name="T1">DFF (clk53)</text:span></text:p>
          <text:p text:style-name="P1"><text:span text:style-name="T1">43177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5.237cm" svg:y1="45.086cm" svg:x2="55.287cm" svg:y2="44.186cm" draw:start-shape="id272" draw:start-glue-point="0" draw:end-shape="id273" draw:end-glue-point="2" svg:d="M55237 45086l50-900" svg:viewBox="0 0 51 901">
          <text:p/>
        </draw:connector>
        <draw:custom-shape draw:style-name="gr1" draw:text-style-name="P2" xml:id="id274" draw:id="id274" draw:layer="layout" svg:width="1cm" svg:height="0.9cm" svg:x="54.737cm" svg:y="41.486cm">
          <text:p text:style-name="P1"><text:span text:style-name="T1">BUF</text:span></text:p>
          <text:p text:style-name="P1"><text:span text:style-name="T1">4217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75" draw:id="id275" draw:layer="layout" svg:width="2.1cm" svg:height="0.9cm" svg:x="54.237cm" svg:y="39.686cm">
          <text:p text:style-name="P1"><text:span text:style-name="T1">DFF (clk55)</text:span></text:p>
          <text:p text:style-name="P1"><text:span text:style-name="T1">42175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5.237cm" svg:y1="41.486cm" svg:x2="55.287cm" svg:y2="40.586cm" draw:start-shape="id274" draw:start-glue-point="0" draw:end-shape="id275" draw:end-glue-point="2" svg:d="M55237 41486l50-900" svg:viewBox="0 0 51 901">
          <text:p/>
        </draw:connector>
        <draw:connector draw:style-name="gr7" draw:text-style-name="P7" draw:layer="layout" draw:type="line" svg:x1="55.287cm" svg:y1="46.971cm" svg:x2="55.237cm" svg:y2="45.986cm" draw:start-shape="id271" draw:start-glue-point="0" draw:end-shape="id272" draw:end-glue-point="2" svg:d="M55287 46971l-50-985" svg:viewBox="0 0 51 986">
          <text:p/>
        </draw:connector>
        <draw:connector draw:style-name="gr7" draw:text-style-name="P7" draw:layer="layout" draw:type="line" svg:x1="55.287cm" svg:y1="43.286cm" svg:x2="55.237cm" svg:y2="42.386cm" draw:start-shape="id273" draw:start-glue-point="0" draw:end-shape="id274" draw:end-glue-point="2" svg:d="M55287 43286l-50-900" svg:viewBox="0 0 51 901">
          <text:p/>
        </draw:connector>
        <draw:connector draw:style-name="gr5" draw:text-style-name="P6" draw:layer="layout" draw:type="line" svg:x1="59.67cm" svg:y1="51.471cm" svg:x2="59.637cm" svg:y2="49.656cm" draw:end-shape="id276" svg:d="M59670 51471l-33-1815" svg:viewBox="0 0 34 1816">
          <text:p text:style-name="P1"><text:span text:style-name="T2">idct03</text:span></text:p>
        </draw:connector>
        <draw:custom-shape draw:style-name="gr1" draw:text-style-name="P2" xml:id="id276" draw:id="id276" draw:layer="layout" svg:width="1cm" svg:height="0.9cm" svg:x="59.137cm" svg:y="48.756cm">
          <text:p text:style-name="P1"><text:span text:style-name="T1">BUF</text:span></text:p>
          <text:p text:style-name="P1"><text:span text:style-name="T1">45-879-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77" draw:id="id277" draw:layer="layout" svg:width="2.1cm" svg:height="0.9cm" svg:x="58.637cm" svg:y="46.956cm">
          <text:p text:style-name="P1"><text:span text:style-name="T1">DFF (clk51)</text:span></text:p>
          <text:p text:style-name="P1"><text:span text:style-name="T1">45-880-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9.637cm" svg:y1="48.756cm" svg:x2="59.687cm" svg:y2="47.856cm" draw:start-shape="id276" draw:start-glue-point="0" draw:end-shape="id277" draw:end-glue-point="2" svg:d="M59637 48756l50-900" svg:viewBox="0 0 51 901">
          <text:p/>
        </draw:connector>
        <draw:custom-shape draw:style-name="gr1" draw:text-style-name="P2" xml:id="id278" draw:id="id278" draw:layer="layout" svg:width="1cm" svg:height="0.9cm" svg:x="59.137cm" svg:y="45.071cm">
          <text:p text:style-name="P1"><text:span text:style-name="T1">BUF</text:span></text:p>
          <text:p text:style-name="P1"><text:span text:style-name="T1">45-881-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79" draw:id="id279" draw:layer="layout" svg:width="2.1cm" svg:height="0.9cm" svg:x="58.637cm" svg:y="43.271cm">
          <text:p text:style-name="P1"><text:span text:style-name="T1">DFF (clk53)</text:span></text:p>
          <text:p text:style-name="P1"><text:span text:style-name="T1">45-882-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9.637cm" svg:y1="45.071cm" svg:x2="59.687cm" svg:y2="44.171cm" draw:start-shape="id278" draw:start-glue-point="0" draw:end-shape="id279" draw:end-glue-point="2" svg:d="M59637 45071l50-900" svg:viewBox="0 0 51 901">
          <text:p/>
        </draw:connector>
        <draw:custom-shape draw:style-name="gr1" draw:text-style-name="P2" xml:id="id280" draw:id="id280" draw:layer="layout" svg:width="1cm" svg:height="0.9cm" svg:x="59.137cm" svg:y="41.471cm">
          <text:p text:style-name="P1"><text:span text:style-name="T1">BUF</text:span></text:p>
          <text:p text:style-name="P1"><text:span text:style-name="T1">45-883-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81" draw:id="id281" draw:layer="layout" svg:width="2.1cm" svg:height="0.9cm" svg:x="58.637cm" svg:y="39.671cm">
          <text:p text:style-name="P1"><text:span text:style-name="T1">DFF (clk55)</text:span></text:p>
          <text:p text:style-name="P1"><text:span text:style-name="T1">45-884-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9.637cm" svg:y1="41.471cm" svg:x2="59.687cm" svg:y2="40.571cm" draw:start-shape="id280" draw:start-glue-point="0" draw:end-shape="id281" draw:end-glue-point="2" svg:d="M59637 41471l50-900" svg:viewBox="0 0 51 901">
          <text:p/>
        </draw:connector>
        <draw:connector draw:style-name="gr7" draw:text-style-name="P7" draw:layer="layout" draw:type="line" svg:x1="59.687cm" svg:y1="46.956cm" svg:x2="59.637cm" svg:y2="45.971cm" draw:start-shape="id277" draw:start-glue-point="0" draw:end-shape="id278" draw:end-glue-point="2" svg:d="M59687 46956l-50-985" svg:viewBox="0 0 51 986">
          <text:p/>
        </draw:connector>
        <draw:connector draw:style-name="gr7" draw:text-style-name="P7" draw:layer="layout" draw:type="line" svg:x1="59.687cm" svg:y1="43.271cm" svg:x2="59.637cm" svg:y2="42.371cm" draw:start-shape="id279" draw:start-glue-point="0" draw:end-shape="id280" draw:end-glue-point="2" svg:d="M59687 43271l-50-900" svg:viewBox="0 0 51 901">
          <text:p/>
        </draw:connector>
        <draw:connector draw:style-name="gr5" draw:text-style-name="P6" draw:layer="layout" draw:type="line" svg:x1="61.87cm" svg:y1="51.471cm" svg:x2="61.837cm" svg:y2="49.656cm" draw:end-shape="id282" svg:d="M61870 51471l-33-1815" svg:viewBox="0 0 34 1816">
          <text:p text:style-name="P1"><text:span text:style-name="T2">idct03</text:span></text:p>
        </draw:connector>
        <draw:custom-shape draw:style-name="gr1" draw:text-style-name="P2" xml:id="id282" draw:id="id282" draw:layer="layout" svg:width="1cm" svg:height="0.9cm" svg:x="61.337cm" svg:y="48.756cm">
          <text:p text:style-name="P1"><text:span text:style-name="T1">BUF</text:span></text:p>
          <text:p text:style-name="P1"><text:span text:style-name="T1">47-885-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83" draw:id="id283" draw:layer="layout" svg:width="2.1cm" svg:height="0.9cm" svg:x="60.837cm" svg:y="46.956cm">
          <text:p text:style-name="P1"><text:span text:style-name="T1">DFF (clk52)</text:span></text:p>
          <text:p text:style-name="P1"><text:span text:style-name="T1">47-886-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1.837cm" svg:y1="48.756cm" svg:x2="61.887cm" svg:y2="47.856cm" draw:start-shape="id282" draw:start-glue-point="0" draw:end-shape="id283" draw:end-glue-point="2" svg:d="M61837 48756l50-900" svg:viewBox="0 0 51 901">
          <text:p/>
        </draw:connector>
        <draw:custom-shape draw:style-name="gr1" draw:text-style-name="P2" xml:id="id284" draw:id="id284" draw:layer="layout" svg:width="1cm" svg:height="0.9cm" svg:x="61.337cm" svg:y="45.071cm">
          <text:p text:style-name="P1"><text:span text:style-name="T1">BUF</text:span></text:p>
          <text:p text:style-name="P1"><text:span text:style-name="T1">48-887-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85" draw:id="id285" draw:layer="layout" svg:width="2.1cm" svg:height="0.9cm" svg:x="60.837cm" svg:y="43.271cm">
          <text:p text:style-name="P1"><text:span text:style-name="T1">DFF (clk54)</text:span></text:p>
          <text:p text:style-name="P1"><text:span text:style-name="T1">47-888-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1.837cm" svg:y1="45.071cm" svg:x2="61.887cm" svg:y2="44.171cm" draw:start-shape="id284" draw:start-glue-point="0" draw:end-shape="id285" draw:end-glue-point="2" svg:d="M61837 45071l50-900" svg:viewBox="0 0 51 901">
          <text:p/>
        </draw:connector>
        <draw:custom-shape draw:style-name="gr1" draw:text-style-name="P2" xml:id="id286" draw:id="id286" draw:layer="layout" svg:width="1cm" svg:height="0.9cm" svg:x="61.337cm" svg:y="41.471cm">
          <text:p text:style-name="P1"><text:span text:style-name="T1">BUF</text:span></text:p>
          <text:p text:style-name="P1"><text:span text:style-name="T1">45-889-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87" draw:id="id287" draw:layer="layout" svg:width="2.1cm" svg:height="0.9cm" svg:x="60.837cm" svg:y="39.671cm">
          <text:p text:style-name="P1"><text:span text:style-name="T1">DFF (clk56)</text:span></text:p>
          <text:p text:style-name="P1"><text:span text:style-name="T1">41178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1.837cm" svg:y1="41.471cm" svg:x2="61.887cm" svg:y2="40.571cm" draw:start-shape="id286" draw:start-glue-point="0" draw:end-shape="id287" draw:end-glue-point="2" svg:d="M61837 41471l50-900" svg:viewBox="0 0 51 901">
          <text:p/>
        </draw:connector>
        <draw:connector draw:style-name="gr7" draw:text-style-name="P7" draw:layer="layout" draw:type="line" svg:x1="61.887cm" svg:y1="46.956cm" svg:x2="61.837cm" svg:y2="45.971cm" draw:start-shape="id283" draw:start-glue-point="0" draw:end-shape="id284" draw:end-glue-point="2" svg:d="M61887 46956l-50-985" svg:viewBox="0 0 51 986">
          <text:p/>
        </draw:connector>
        <draw:connector draw:style-name="gr7" draw:text-style-name="P7" draw:layer="layout" draw:type="line" svg:x1="61.887cm" svg:y1="43.271cm" svg:x2="61.837cm" svg:y2="42.371cm" draw:start-shape="id285" draw:start-glue-point="0" draw:end-shape="id286" draw:end-glue-point="2" svg:d="M61887 43271l-50-900" svg:viewBox="0 0 51 901">
          <text:p/>
        </draw:connector>
        <draw:connector draw:style-name="gr5" draw:text-style-name="P6" draw:layer="layout" draw:type="line" svg:x1="64.07cm" svg:y1="51.471cm" svg:x2="64.037cm" svg:y2="49.656cm" draw:end-shape="id288" svg:d="M64070 51471l-33-1815" svg:viewBox="0 0 34 1816">
          <text:p text:style-name="P1"><text:span text:style-name="T2">idct04</text:span></text:p>
        </draw:connector>
        <draw:custom-shape draw:style-name="gr1" draw:text-style-name="P2" xml:id="id288" draw:id="id288" draw:layer="layout" svg:width="1cm" svg:height="0.9cm" svg:x="63.537cm" svg:y="48.756cm">
          <text:p text:style-name="P1"><text:span text:style-name="T1">BUF</text:span></text:p>
          <text:p text:style-name="P1"><text:span text:style-name="T1">4216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89" draw:id="id289" draw:layer="layout" svg:width="2.1cm" svg:height="0.9cm" svg:x="63.037cm" svg:y="46.956cm">
          <text:p text:style-name="P1"><text:span text:style-name="T1">DFF (clk51)</text:span></text:p>
          <text:p text:style-name="P1"><text:span text:style-name="T1">42170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4.037cm" svg:y1="48.756cm" svg:x2="64.087cm" svg:y2="47.856cm" draw:start-shape="id288" draw:start-glue-point="0" draw:end-shape="id289" draw:end-glue-point="2" svg:d="M64037 48756l50-900" svg:viewBox="0 0 51 901">
          <text:p/>
        </draw:connector>
        <draw:custom-shape draw:style-name="gr1" draw:text-style-name="P2" xml:id="id290" draw:id="id290" draw:layer="layout" svg:width="1cm" svg:height="0.9cm" svg:x="63.537cm" svg:y="45.071cm">
          <text:p text:style-name="P1"><text:span text:style-name="T1">BUF</text:span></text:p>
          <text:p text:style-name="P1"><text:span text:style-name="T1">4217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91" draw:id="id291" draw:layer="layout" svg:width="2.1cm" svg:height="0.9cm" svg:x="63.037cm" svg:y="43.271cm">
          <text:p text:style-name="P1"><text:span text:style-name="T1">DFF (clk53)</text:span></text:p>
          <text:p text:style-name="P1"><text:span text:style-name="T1">43174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4.037cm" svg:y1="45.071cm" svg:x2="64.087cm" svg:y2="44.171cm" draw:start-shape="id290" draw:start-glue-point="0" draw:end-shape="id291" draw:end-glue-point="2" svg:d="M64037 45071l50-900" svg:viewBox="0 0 51 901">
          <text:p/>
        </draw:connector>
        <draw:custom-shape draw:style-name="gr1" draw:text-style-name="P2" xml:id="id292" draw:id="id292" draw:layer="layout" svg:width="1cm" svg:height="0.9cm" svg:x="63.537cm" svg:y="41.471cm">
          <text:p text:style-name="P1"><text:span text:style-name="T1">BUF</text:span></text:p>
          <text:p text:style-name="P1"><text:span text:style-name="T1">4317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93" draw:id="id293" draw:layer="layout" svg:width="2.1cm" svg:height="0.9cm" svg:x="63.037cm" svg:y="39.671cm">
          <text:p text:style-name="P1"><text:span text:style-name="T1">DFF (clk55)</text:span></text:p>
          <text:p text:style-name="P1"><text:span text:style-name="T1">41177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4.037cm" svg:y1="41.471cm" svg:x2="64.087cm" svg:y2="40.571cm" draw:start-shape="id292" draw:start-glue-point="0" draw:end-shape="id293" draw:end-glue-point="2" svg:d="M64037 41471l50-900" svg:viewBox="0 0 51 901">
          <text:p/>
        </draw:connector>
        <draw:connector draw:style-name="gr7" draw:text-style-name="P7" draw:layer="layout" draw:type="line" svg:x1="64.087cm" svg:y1="46.956cm" svg:x2="64.037cm" svg:y2="45.971cm" draw:start-shape="id289" draw:start-glue-point="0" draw:end-shape="id290" draw:end-glue-point="2" svg:d="M64087 46956l-50-985" svg:viewBox="0 0 51 986">
          <text:p/>
        </draw:connector>
        <draw:connector draw:style-name="gr7" draw:text-style-name="P7" draw:layer="layout" draw:type="line" svg:x1="64.087cm" svg:y1="43.271cm" svg:x2="64.037cm" svg:y2="42.371cm" draw:start-shape="id291" draw:start-glue-point="0" draw:end-shape="id292" draw:end-glue-point="2" svg:d="M64087 43271l-50-900" svg:viewBox="0 0 51 901">
          <text:p/>
        </draw:connector>
        <draw:connector draw:style-name="gr5" draw:text-style-name="P6" draw:layer="layout" draw:type="line" svg:x1="66.27cm" svg:y1="51.471cm" svg:x2="66.237cm" svg:y2="49.656cm" draw:end-shape="id294" svg:d="M66270 51471l-33-1815" svg:viewBox="0 0 34 1816">
          <text:p text:style-name="P1"><text:span text:style-name="T2">idct04</text:span></text:p>
        </draw:connector>
        <draw:custom-shape draw:style-name="gr1" draw:text-style-name="P2" xml:id="id294" draw:id="id294" draw:layer="layout" svg:width="1cm" svg:height="0.9cm" svg:x="65.737cm" svg:y="48.756cm">
          <text:p text:style-name="P1"><text:span text:style-name="T1">BUF</text:span></text:p>
          <text:p text:style-name="P1"><text:span text:style-name="T1">4014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95" draw:id="id295" draw:layer="layout" svg:width="2.1cm" svg:height="0.9cm" svg:x="65.237cm" svg:y="46.956cm">
          <text:p text:style-name="P1"><text:span text:style-name="T1">DFF (clk52)</text:span></text:p>
          <text:p text:style-name="P1"><text:span text:style-name="T1">40145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6.237cm" svg:y1="48.756cm" svg:x2="66.287cm" svg:y2="47.856cm" draw:start-shape="id294" draw:start-glue-point="0" draw:end-shape="id295" draw:end-glue-point="2" svg:d="M66237 48756l50-900" svg:viewBox="0 0 51 901">
          <text:p/>
        </draw:connector>
        <draw:custom-shape draw:style-name="gr1" draw:text-style-name="P2" xml:id="id296" draw:id="id296" draw:layer="layout" svg:width="1cm" svg:height="0.9cm" svg:x="65.737cm" svg:y="45.071cm">
          <text:p text:style-name="P1"><text:span text:style-name="T1">BUF</text:span></text:p>
          <text:p text:style-name="P1"><text:span text:style-name="T1">4014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97" draw:id="id297" draw:layer="layout" svg:width="2.1cm" svg:height="0.9cm" svg:x="65.237cm" svg:y="43.271cm">
          <text:p text:style-name="P1"><text:span text:style-name="T1">DFF (clk54)</text:span></text:p>
          <text:p text:style-name="P1"><text:span text:style-name="T1">40148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6.237cm" svg:y1="45.071cm" svg:x2="66.287cm" svg:y2="44.171cm" draw:start-shape="id296" draw:start-glue-point="0" draw:end-shape="id297" draw:end-glue-point="2" svg:d="M66237 45071l50-900" svg:viewBox="0 0 51 901">
          <text:p/>
        </draw:connector>
        <draw:custom-shape draw:style-name="gr1" draw:text-style-name="P2" xml:id="id298" draw:id="id298" draw:layer="layout" svg:width="1cm" svg:height="0.9cm" svg:x="65.737cm" svg:y="41.471cm">
          <text:p text:style-name="P1"><text:span text:style-name="T1">BUF</text:span></text:p>
          <text:p text:style-name="P1"><text:span text:style-name="T1">4014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99" draw:id="id299" draw:layer="layout" svg:width="2.1cm" svg:height="0.9cm" svg:x="65.237cm" svg:y="39.671cm">
          <text:p text:style-name="P1"><text:span text:style-name="T1">DFF (clk56)</text:span></text:p>
          <text:p text:style-name="P1"><text:span text:style-name="T1">40151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6.237cm" svg:y1="41.471cm" svg:x2="66.287cm" svg:y2="40.571cm" draw:start-shape="id298" draw:start-glue-point="0" draw:end-shape="id299" draw:end-glue-point="2" svg:d="M66237 41471l50-900" svg:viewBox="0 0 51 901">
          <text:p/>
        </draw:connector>
        <draw:connector draw:style-name="gr7" draw:text-style-name="P7" draw:layer="layout" draw:type="line" svg:x1="66.287cm" svg:y1="46.956cm" svg:x2="66.237cm" svg:y2="45.971cm" draw:start-shape="id295" draw:start-glue-point="0" draw:end-shape="id296" draw:end-glue-point="2" svg:d="M66287 46956l-50-985" svg:viewBox="0 0 51 986">
          <text:p/>
        </draw:connector>
        <draw:connector draw:style-name="gr7" draw:text-style-name="P7" draw:layer="layout" draw:type="line" svg:x1="66.287cm" svg:y1="43.271cm" svg:x2="66.237cm" svg:y2="42.371cm" draw:start-shape="id297" draw:start-glue-point="0" draw:end-shape="id298" draw:end-glue-point="2" svg:d="M66287 43271l-50-900" svg:viewBox="0 0 51 901">
          <text:p/>
        </draw:connector>
        <draw:connector draw:style-name="gr5" draw:text-style-name="P6" draw:layer="layout" draw:type="line" svg:x1="68.47cm" svg:y1="51.471cm" svg:x2="68.437cm" svg:y2="49.656cm" draw:end-shape="id300" svg:d="M68470 51471l-33-1815" svg:viewBox="0 0 34 1816">
          <text:p text:style-name="P1"><text:span text:style-name="T2">idct05</text:span></text:p>
        </draw:connector>
        <draw:custom-shape draw:style-name="gr1" draw:text-style-name="P2" xml:id="id300" draw:id="id300" draw:layer="layout" svg:width="1cm" svg:height="0.9cm" svg:x="67.937cm" svg:y="48.756cm">
          <text:p text:style-name="P1"><text:span text:style-name="T1">BUF</text:span></text:p>
          <text:p text:style-name="P1"><text:span text:style-name="T1">4420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01" draw:id="id301" draw:layer="layout" svg:width="2.1cm" svg:height="0.9cm" svg:x="67.437cm" svg:y="46.971cm">
          <text:p text:style-name="P1"><text:span text:style-name="T1">DFF (clk51)</text:span></text:p>
          <text:p text:style-name="P1"><text:span text:style-name="T1">44203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8.437cm" svg:y1="48.756cm" svg:x2="68.487cm" svg:y2="47.871cm" draw:start-shape="id300" draw:start-glue-point="0" draw:end-shape="id301" draw:end-glue-point="2" svg:d="M68437 48756l50-885" svg:viewBox="0 0 51 886">
          <text:p/>
        </draw:connector>
        <draw:custom-shape draw:style-name="gr1" draw:text-style-name="P2" xml:id="id302" draw:id="id302" draw:layer="layout" svg:width="1cm" svg:height="0.9cm" svg:x="67.937cm" svg:y="45.071cm">
          <text:p text:style-name="P1"><text:span text:style-name="T1">BUF</text:span></text:p>
          <text:p text:style-name="P1"><text:span text:style-name="T1">4318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03" draw:id="id303" draw:layer="layout" svg:width="2.1cm" svg:height="0.9cm" svg:x="67.437cm" svg:y="43.271cm">
          <text:p text:style-name="P1"><text:span text:style-name="T1">DFF (clk53)</text:span></text:p>
          <text:p text:style-name="P1"><text:span text:style-name="T1">43182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8.437cm" svg:y1="45.071cm" svg:x2="68.487cm" svg:y2="44.171cm" draw:start-shape="id302" draw:start-glue-point="0" draw:end-shape="id303" draw:end-glue-point="2" svg:d="M68437 45071l50-900" svg:viewBox="0 0 51 901">
          <text:p/>
        </draw:connector>
        <draw:custom-shape draw:style-name="gr1" draw:text-style-name="P2" xml:id="id304" draw:id="id304" draw:layer="layout" svg:width="1cm" svg:height="0.9cm" svg:x="67.937cm" svg:y="41.471cm">
          <text:p text:style-name="P1"><text:span text:style-name="T1">BUF</text:span></text:p>
          <text:p text:style-name="P1"><text:span text:style-name="T1">42179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05" draw:id="id305" draw:layer="layout" svg:width="2.1cm" svg:height="0.9cm" svg:x="67.437cm" svg:y="39.671cm">
          <text:p text:style-name="P1"><text:span text:style-name="T1">DFF (clk55)</text:span></text:p>
          <text:p text:style-name="P1"><text:span text:style-name="T1">41182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8.437cm" svg:y1="41.471cm" svg:x2="68.487cm" svg:y2="40.571cm" draw:start-shape="id304" draw:start-glue-point="0" draw:end-shape="id305" draw:end-glue-point="2" svg:d="M68437 41471l50-900" svg:viewBox="0 0 51 901">
          <text:p/>
        </draw:connector>
        <draw:connector draw:style-name="gr7" draw:text-style-name="P7" draw:layer="layout" draw:type="line" svg:x1="68.487cm" svg:y1="46.971cm" svg:x2="68.437cm" svg:y2="45.971cm" draw:start-shape="id301" draw:start-glue-point="0" draw:end-shape="id302" draw:end-glue-point="2" svg:d="M68487 46971l-50-1000" svg:viewBox="0 0 51 1001">
          <text:p/>
        </draw:connector>
        <draw:connector draw:style-name="gr7" draw:text-style-name="P7" draw:layer="layout" draw:type="line" svg:x1="68.487cm" svg:y1="43.271cm" svg:x2="68.437cm" svg:y2="42.371cm" draw:start-shape="id303" draw:start-glue-point="0" draw:end-shape="id304" draw:end-glue-point="2" svg:d="M68487 43271l-50-900" svg:viewBox="0 0 51 901">
          <text:p/>
        </draw:connector>
        <draw:connector draw:style-name="gr5" draw:text-style-name="P6" draw:layer="layout" draw:type="line" svg:x1="70.67cm" svg:y1="51.471cm" svg:x2="70.637cm" svg:y2="49.656cm" draw:end-shape="id306" svg:d="M70670 51471l-33-1815" svg:viewBox="0 0 34 1816">
          <text:p text:style-name="P1"><text:span text:style-name="T2">idct05</text:span></text:p>
        </draw:connector>
        <draw:custom-shape draw:style-name="gr1" draw:text-style-name="P2" xml:id="id306" draw:id="id306" draw:layer="layout" svg:width="1cm" svg:height="0.9cm" svg:x="70.137cm" svg:y="48.756cm">
          <text:p text:style-name="P1"><text:span text:style-name="T1">BUF</text:span></text:p>
          <text:p text:style-name="P1"><text:span text:style-name="T1">46-890-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07" draw:id="id307" draw:layer="layout" svg:width="2.1cm" svg:height="0.9cm" svg:x="69.637cm" svg:y="46.971cm">
          <text:p text:style-name="P1"><text:span text:style-name="T1">DFF (clk52)</text:span></text:p>
          <text:p text:style-name="P1"><text:span text:style-name="T1">47-891-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0.637cm" svg:y1="48.756cm" svg:x2="70.687cm" svg:y2="47.871cm" draw:start-shape="id306" draw:start-glue-point="0" draw:end-shape="id307" draw:end-glue-point="2" svg:d="M70637 48756l50-885" svg:viewBox="0 0 51 886">
          <text:p/>
        </draw:connector>
        <draw:custom-shape draw:style-name="gr1" draw:text-style-name="P2" xml:id="id308" draw:id="id308" draw:layer="layout" svg:width="1cm" svg:height="0.9cm" svg:x="70.137cm" svg:y="45.071cm">
          <text:p text:style-name="P1"><text:span text:style-name="T1">BUF</text:span></text:p>
          <text:p text:style-name="P1"><text:span text:style-name="T1">47-892-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09" draw:id="id309" draw:layer="layout" svg:width="2.1cm" svg:height="0.9cm" svg:x="69.637cm" svg:y="43.271cm">
          <text:p text:style-name="P1"><text:span text:style-name="T1">DFF (clk54)</text:span></text:p>
          <text:p text:style-name="P1"><text:span text:style-name="T1">46-893-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0.637cm" svg:y1="45.071cm" svg:x2="70.687cm" svg:y2="44.171cm" draw:start-shape="id308" draw:start-glue-point="0" draw:end-shape="id309" draw:end-glue-point="2" svg:d="M70637 45071l50-900" svg:viewBox="0 0 51 901">
          <text:p/>
        </draw:connector>
        <draw:custom-shape draw:style-name="gr1" draw:text-style-name="P2" xml:id="id310" draw:id="id310" draw:layer="layout" svg:width="1cm" svg:height="0.9cm" svg:x="70.137cm" svg:y="41.471cm">
          <text:p text:style-name="P1"><text:span text:style-name="T1">BUF</text:span></text:p>
          <text:p text:style-name="P1"><text:span text:style-name="T1">4317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11" draw:id="id311" draw:layer="layout" svg:width="2.1cm" svg:height="0.9cm" svg:x="69.637cm" svg:y="39.671cm">
          <text:p text:style-name="P1"><text:span text:style-name="T1">DFF (clk56)</text:span></text:p>
          <text:p text:style-name="P1"><text:span text:style-name="T1">42177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0.637cm" svg:y1="41.471cm" svg:x2="70.687cm" svg:y2="40.571cm" draw:start-shape="id310" draw:start-glue-point="0" draw:end-shape="id311" draw:end-glue-point="2" svg:d="M70637 41471l50-900" svg:viewBox="0 0 51 901">
          <text:p/>
        </draw:connector>
        <draw:connector draw:style-name="gr7" draw:text-style-name="P7" draw:layer="layout" draw:type="line" svg:x1="70.687cm" svg:y1="46.971cm" svg:x2="70.637cm" svg:y2="45.971cm" draw:start-shape="id307" draw:start-glue-point="0" draw:end-shape="id308" draw:end-glue-point="2" svg:d="M70687 46971l-50-1000" svg:viewBox="0 0 51 1001">
          <text:p/>
        </draw:connector>
        <draw:connector draw:style-name="gr7" draw:text-style-name="P7" draw:layer="layout" draw:type="line" svg:x1="70.687cm" svg:y1="43.271cm" svg:x2="70.637cm" svg:y2="42.371cm" draw:start-shape="id309" draw:start-glue-point="0" draw:end-shape="id310" draw:end-glue-point="2" svg:d="M70687 43271l-50-900" svg:viewBox="0 0 51 901">
          <text:p/>
        </draw:connector>
        <draw:connector draw:style-name="gr5" draw:text-style-name="P6" draw:layer="layout" draw:type="line" svg:x1="75.07cm" svg:y1="51.486cm" svg:x2="75.037cm" svg:y2="49.671cm" draw:end-shape="id312" svg:d="M75070 51486l-33-1815" svg:viewBox="0 0 34 1816">
          <text:p text:style-name="P1"><text:span text:style-name="T2">idct06</text:span></text:p>
        </draw:connector>
        <draw:custom-shape draw:style-name="gr1" draw:text-style-name="P2" xml:id="id312" draw:id="id312" draw:layer="layout" svg:width="1cm" svg:height="0.9cm" svg:x="74.537cm" svg:y="48.771cm">
          <text:p text:style-name="P1"><text:span text:style-name="T1">BUF</text:span></text:p>
          <text:p text:style-name="P1"><text:span text:style-name="T1">3916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13" draw:id="id313" draw:layer="layout" svg:width="2.1cm" svg:height="0.9cm" svg:x="74.037cm" svg:y="46.986cm">
          <text:p text:style-name="P1"><text:span text:style-name="T1">DFF (clk52)</text:span></text:p>
          <text:p text:style-name="P1"><text:span text:style-name="T1">39167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5.037cm" svg:y1="48.771cm" svg:x2="75.087cm" svg:y2="47.886cm" draw:start-shape="id312" draw:start-glue-point="0" draw:end-shape="id313" draw:end-glue-point="2" svg:d="M75037 48771l50-885" svg:viewBox="0 0 51 886">
          <text:p/>
        </draw:connector>
        <draw:custom-shape draw:style-name="gr1" draw:text-style-name="P2" xml:id="id314" draw:id="id314" draw:layer="layout" svg:width="1cm" svg:height="0.9cm" svg:x="74.537cm" svg:y="45.086cm">
          <text:p text:style-name="P1"><text:span text:style-name="T1">BUF</text:span></text:p>
          <text:p text:style-name="P1"><text:span text:style-name="T1">3814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15" draw:id="id315" draw:layer="layout" svg:width="2.1cm" svg:height="0.9cm" svg:x="74.037cm" svg:y="43.286cm">
          <text:p text:style-name="P1"><text:span text:style-name="T1">DFF (clk54)</text:span></text:p>
          <text:p text:style-name="P1"><text:span text:style-name="T1">38146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5.037cm" svg:y1="45.086cm" svg:x2="75.087cm" svg:y2="44.186cm" draw:start-shape="id314" draw:start-glue-point="0" draw:end-shape="id315" draw:end-glue-point="2" svg:d="M75037 45086l50-900" svg:viewBox="0 0 51 901">
          <text:p/>
        </draw:connector>
        <draw:custom-shape draw:style-name="gr1" draw:text-style-name="P2" xml:id="id316" draw:id="id316" draw:layer="layout" svg:width="1cm" svg:height="0.9cm" svg:x="74.537cm" svg:y="41.486cm">
          <text:p text:style-name="P1"><text:span text:style-name="T1">BUF</text:span></text:p>
          <text:p text:style-name="P1"><text:span text:style-name="T1">3814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17" draw:id="id317" draw:layer="layout" svg:width="2.1cm" svg:height="0.9cm" svg:x="74.037cm" svg:y="39.686cm">
          <text:p text:style-name="P1"><text:span text:style-name="T1">DFF (clk56)</text:span></text:p>
          <text:p text:style-name="P1"><text:span text:style-name="T1">37137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5.037cm" svg:y1="41.486cm" svg:x2="75.087cm" svg:y2="40.586cm" draw:start-shape="id316" draw:start-glue-point="0" draw:end-shape="id317" draw:end-glue-point="2" svg:d="M75037 41486l50-900" svg:viewBox="0 0 51 901">
          <text:p/>
        </draw:connector>
        <draw:connector draw:style-name="gr7" draw:text-style-name="P7" draw:layer="layout" draw:type="line" svg:x1="75.087cm" svg:y1="46.986cm" svg:x2="75.037cm" svg:y2="45.986cm" draw:start-shape="id313" draw:start-glue-point="0" draw:end-shape="id314" draw:end-glue-point="2" svg:d="M75087 46986l-50-1000" svg:viewBox="0 0 51 1001">
          <text:p/>
        </draw:connector>
        <draw:connector draw:style-name="gr7" draw:text-style-name="P7" draw:layer="layout" draw:type="line" svg:x1="75.087cm" svg:y1="43.286cm" svg:x2="75.037cm" svg:y2="42.386cm" draw:start-shape="id315" draw:start-glue-point="0" draw:end-shape="id316" draw:end-glue-point="2" svg:d="M75087 43286l-50-900" svg:viewBox="0 0 51 901">
          <text:p/>
        </draw:connector>
        <draw:connector draw:style-name="gr5" draw:text-style-name="P6" draw:layer="layout" draw:type="line" svg:x1="72.87cm" svg:y1="51.486cm" svg:x2="72.837cm" svg:y2="49.671cm" draw:end-shape="id318" svg:d="M72870 51486l-33-1815" svg:viewBox="0 0 34 1816">
          <text:p text:style-name="P1"><text:span text:style-name="T2">idct06</text:span></text:p>
        </draw:connector>
        <draw:custom-shape draw:style-name="gr1" draw:text-style-name="P2" xml:id="id318" draw:id="id318" draw:layer="layout" svg:width="1cm" svg:height="0.9cm" svg:x="72.337cm" svg:y="48.771cm">
          <text:p text:style-name="P1"><text:span text:style-name="T1">BUF</text:span></text:p>
          <text:p text:style-name="P1"><text:span text:style-name="T1">4117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19" draw:id="id319" draw:layer="layout" svg:width="2.1cm" svg:height="0.9cm" svg:x="71.837cm" svg:y="46.986cm">
          <text:p text:style-name="P1"><text:span text:style-name="T1">DFF (clk51)</text:span></text:p>
          <text:p text:style-name="P1"><text:span text:style-name="T1">43172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2.837cm" svg:y1="48.771cm" svg:x2="72.887cm" svg:y2="47.886cm" draw:start-shape="id318" draw:start-glue-point="0" draw:end-shape="id319" draw:end-glue-point="2" svg:d="M72837 48771l50-885" svg:viewBox="0 0 51 886">
          <text:p/>
        </draw:connector>
        <draw:custom-shape draw:style-name="gr1" draw:text-style-name="P2" xml:id="id320" draw:id="id320" draw:layer="layout" svg:width="1cm" svg:height="0.9cm" svg:x="72.337cm" svg:y="45.086cm">
          <text:p text:style-name="P1"><text:span text:style-name="T1">BUF</text:span></text:p>
          <text:p text:style-name="P1"><text:span text:style-name="T1">4419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21" draw:id="id321" draw:layer="layout" svg:width="2.1cm" svg:height="0.9cm" svg:x="71.837cm" svg:y="43.286cm">
          <text:p text:style-name="P1"><text:span text:style-name="T1">DFF (clk53)</text:span></text:p>
          <text:p text:style-name="P1"><text:span text:style-name="T1">44194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2.837cm" svg:y1="45.086cm" svg:x2="72.887cm" svg:y2="44.186cm" draw:start-shape="id320" draw:start-glue-point="0" draw:end-shape="id321" draw:end-glue-point="2" svg:d="M72837 45086l50-900" svg:viewBox="0 0 51 901">
          <text:p/>
        </draw:connector>
        <draw:custom-shape draw:style-name="gr1" draw:text-style-name="P2" xml:id="id322" draw:id="id322" draw:layer="layout" svg:width="1cm" svg:height="0.9cm" svg:x="72.337cm" svg:y="41.486cm">
          <text:p text:style-name="P1"><text:span text:style-name="T1">BUF</text:span></text:p>
          <text:p text:style-name="P1"><text:span text:style-name="T1">4419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23" draw:id="id323" draw:layer="layout" svg:width="2.1cm" svg:height="0.9cm" svg:x="71.837cm" svg:y="39.686cm">
          <text:p text:style-name="P1"><text:span text:style-name="T1">DFF (clk55)</text:span></text:p>
          <text:p text:style-name="P1"><text:span text:style-name="T1">42173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2.837cm" svg:y1="41.486cm" svg:x2="72.887cm" svg:y2="40.586cm" draw:start-shape="id322" draw:start-glue-point="0" draw:end-shape="id323" draw:end-glue-point="2" svg:d="M72837 41486l50-900" svg:viewBox="0 0 51 901">
          <text:p/>
        </draw:connector>
        <draw:connector draw:style-name="gr7" draw:text-style-name="P7" draw:layer="layout" draw:type="line" svg:x1="72.887cm" svg:y1="46.986cm" svg:x2="72.837cm" svg:y2="45.986cm" draw:start-shape="id319" draw:start-glue-point="0" draw:end-shape="id320" draw:end-glue-point="2" svg:d="M72887 46986l-50-1000" svg:viewBox="0 0 51 1001">
          <text:p/>
        </draw:connector>
        <draw:connector draw:style-name="gr7" draw:text-style-name="P7" draw:layer="layout" draw:type="line" svg:x1="72.887cm" svg:y1="43.286cm" svg:x2="72.837cm" svg:y2="42.386cm" draw:start-shape="id321" draw:start-glue-point="0" draw:end-shape="id322" draw:end-glue-point="2" svg:d="M72887 43286l-50-900" svg:viewBox="0 0 51 901">
          <text:p/>
        </draw:connector>
        <draw:connector draw:style-name="gr5" draw:text-style-name="P6" draw:layer="layout" draw:type="line" svg:x1="77.27cm" svg:y1="51.486cm" svg:x2="77.237cm" svg:y2="49.671cm" draw:end-shape="id324" svg:d="M77270 51486l-33-1815" svg:viewBox="0 0 34 1816">
          <text:p text:style-name="P1"><text:span text:style-name="T2">idct07</text:span></text:p>
        </draw:connector>
        <draw:custom-shape draw:style-name="gr1" draw:text-style-name="P2" xml:id="id324" draw:id="id324" draw:layer="layout" svg:width="1cm" svg:height="0.9cm" svg:x="76.737cm" svg:y="48.771cm">
          <text:p text:style-name="P1"><text:span text:style-name="T1">BUF</text:span></text:p>
          <text:p text:style-name="P1"><text:span text:style-name="T1">4217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25" draw:id="id325" draw:layer="layout" svg:width="2.1cm" svg:height="0.9cm" svg:x="76.237cm" svg:y="46.986cm">
          <text:p text:style-name="P1"><text:span text:style-name="T1">DFF (clk51)</text:span></text:p>
          <text:p text:style-name="P1"><text:span text:style-name="T1">43179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7.237cm" svg:y1="48.771cm" svg:x2="77.287cm" svg:y2="47.886cm" draw:start-shape="id324" draw:start-glue-point="0" draw:end-shape="id325" draw:end-glue-point="2" svg:d="M77237 48771l50-885" svg:viewBox="0 0 51 886">
          <text:p/>
        </draw:connector>
        <draw:custom-shape draw:style-name="gr1" draw:text-style-name="P2" xml:id="id326" draw:id="id326" draw:layer="layout" svg:width="1cm" svg:height="0.9cm" svg:x="76.737cm" svg:y="45.086cm">
          <text:p text:style-name="P1"><text:span text:style-name="T1">BUF</text:span></text:p>
          <text:p text:style-name="P1"><text:span text:style-name="T1">4318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27" draw:id="id327" draw:layer="layout" svg:width="2.1cm" svg:height="0.9cm" svg:x="76.237cm" svg:y="43.286cm">
          <text:p text:style-name="P1"><text:span text:style-name="T1">DFF (clk53)</text:span></text:p>
          <text:p text:style-name="P1"><text:span text:style-name="T1">43181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7.237cm" svg:y1="45.086cm" svg:x2="77.287cm" svg:y2="44.186cm" draw:start-shape="id326" draw:start-glue-point="0" draw:end-shape="id327" draw:end-glue-point="2" svg:d="M77237 45086l50-900" svg:viewBox="0 0 51 901">
          <text:p/>
        </draw:connector>
        <draw:custom-shape draw:style-name="gr1" draw:text-style-name="P2" xml:id="id328" draw:id="id328" draw:layer="layout" svg:width="1cm" svg:height="0.9cm" svg:x="76.737cm" svg:y="41.486cm">
          <text:p text:style-name="P1"><text:span text:style-name="T1">BUF</text:span></text:p>
          <text:p text:style-name="P1"><text:span text:style-name="T1">42178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29" draw:id="id329" draw:layer="layout" svg:width="2.1cm" svg:height="0.9cm" svg:x="76.237cm" svg:y="39.686cm">
          <text:p text:style-name="P1"><text:span text:style-name="T1">DFF (clk55)</text:span></text:p>
          <text:p text:style-name="P1"><text:span text:style-name="T1">41183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7.237cm" svg:y1="41.486cm" svg:x2="77.287cm" svg:y2="40.586cm" draw:start-shape="id328" draw:start-glue-point="0" draw:end-shape="id329" draw:end-glue-point="2" svg:d="M77237 41486l50-900" svg:viewBox="0 0 51 901">
          <text:p/>
        </draw:connector>
        <draw:connector draw:style-name="gr7" draw:text-style-name="P7" draw:layer="layout" draw:type="line" svg:x1="77.287cm" svg:y1="46.986cm" svg:x2="77.237cm" svg:y2="45.986cm" draw:start-shape="id325" draw:start-glue-point="0" draw:end-shape="id326" draw:end-glue-point="2" svg:d="M77287 46986l-50-1000" svg:viewBox="0 0 51 1001">
          <text:p/>
        </draw:connector>
        <draw:connector draw:style-name="gr7" draw:text-style-name="P7" draw:layer="layout" draw:type="line" svg:x1="77.287cm" svg:y1="43.286cm" svg:x2="77.237cm" svg:y2="42.386cm" draw:start-shape="id327" draw:start-glue-point="0" draw:end-shape="id328" draw:end-glue-point="2" svg:d="M77287 43286l-50-900" svg:viewBox="0 0 51 901">
          <text:p/>
        </draw:connector>
        <draw:connector draw:style-name="gr5" draw:text-style-name="P6" draw:layer="layout" draw:type="line" svg:x1="79.47cm" svg:y1="51.486cm" svg:x2="79.437cm" svg:y2="49.671cm" draw:end-shape="id330" svg:d="M79470 51486l-33-1815" svg:viewBox="0 0 34 1816">
          <text:p text:style-name="P1"><text:span text:style-name="T2">idct07</text:span></text:p>
        </draw:connector>
        <draw:custom-shape draw:style-name="gr1" draw:text-style-name="P2" xml:id="id330" draw:id="id330" draw:layer="layout" svg:width="1cm" svg:height="0.9cm" svg:x="78.937cm" svg:y="48.771cm">
          <text:p text:style-name="P1"><text:span text:style-name="T1">BUF</text:span></text:p>
          <text:p text:style-name="P1"><text:span text:style-name="T1">41176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31" draw:id="id331" draw:layer="layout" svg:width="2.1cm" svg:height="0.9cm" svg:x="78.437cm" svg:y="46.986cm">
          <text:p text:style-name="P1"><text:span text:style-name="T1">DFF (clk52)</text:span></text:p>
          <text:p text:style-name="P1"><text:span text:style-name="T1">41175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9.437cm" svg:y1="48.771cm" svg:x2="79.487cm" svg:y2="47.886cm" draw:start-shape="id330" draw:start-glue-point="0" draw:end-shape="id331" draw:end-glue-point="2" svg:d="M79437 48771l50-885" svg:viewBox="0 0 51 886">
          <text:p/>
        </draw:connector>
        <draw:custom-shape draw:style-name="gr1" draw:text-style-name="P2" xml:id="id332" draw:id="id332" draw:layer="layout" svg:width="1cm" svg:height="0.9cm" svg:x="78.937cm" svg:y="45.086cm">
          <text:p text:style-name="P1"><text:span text:style-name="T1">BUF</text:span></text:p>
          <text:p text:style-name="P1"><text:span text:style-name="T1">4014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33" draw:id="id333" draw:layer="layout" svg:width="2.1cm" svg:height="0.9cm" svg:x="78.437cm" svg:y="43.286cm">
          <text:p text:style-name="P1"><text:span text:style-name="T1">DFF (clk54)</text:span></text:p>
          <text:p text:style-name="P1"><text:span text:style-name="T1">40150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9.437cm" svg:y1="45.086cm" svg:x2="79.487cm" svg:y2="44.186cm" draw:start-shape="id332" draw:start-glue-point="0" draw:end-shape="id333" draw:end-glue-point="2" svg:d="M79437 45086l50-900" svg:viewBox="0 0 51 901">
          <text:p/>
        </draw:connector>
        <draw:custom-shape draw:style-name="gr1" draw:text-style-name="P2" xml:id="id334" draw:id="id334" draw:layer="layout" svg:width="1cm" svg:height="0.9cm" svg:x="78.937cm" svg:y="41.486cm">
          <text:p text:style-name="P1"><text:span text:style-name="T1">BUF</text:span></text:p>
          <text:p text:style-name="P1"><text:span text:style-name="T1">3815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35" draw:id="id335" draw:layer="layout" svg:width="2.1cm" svg:height="0.9cm" svg:x="78.437cm" svg:y="39.686cm">
          <text:p text:style-name="P1"><text:span text:style-name="T1">DFF (clk56)</text:span></text:p>
          <text:p text:style-name="P1"><text:span text:style-name="T1">37141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9.437cm" svg:y1="41.486cm" svg:x2="79.487cm" svg:y2="40.586cm" draw:start-shape="id334" draw:start-glue-point="0" draw:end-shape="id335" draw:end-glue-point="2" svg:d="M79437 41486l50-900" svg:viewBox="0 0 51 901">
          <text:p/>
        </draw:connector>
        <draw:connector draw:style-name="gr7" draw:text-style-name="P7" draw:layer="layout" draw:type="line" svg:x1="79.487cm" svg:y1="46.986cm" svg:x2="79.437cm" svg:y2="45.986cm" draw:start-shape="id331" draw:start-glue-point="0" draw:end-shape="id332" draw:end-glue-point="2" svg:d="M79487 46986l-50-1000" svg:viewBox="0 0 51 1001">
          <text:p/>
        </draw:connector>
        <draw:connector draw:style-name="gr7" draw:text-style-name="P7" draw:layer="layout" draw:type="line" svg:x1="79.487cm" svg:y1="43.286cm" svg:x2="79.437cm" svg:y2="42.386cm" draw:start-shape="id333" draw:start-glue-point="0" draw:end-shape="id334" draw:end-glue-point="2" svg:d="M79487 43286l-50-900" svg:viewBox="0 0 51 901">
          <text:p/>
        </draw:connector>
        <draw:custom-shape draw:style-name="gr1" draw:text-style-name="P2" xml:id="id337" draw:id="id337" draw:layer="layout" svg:width="1cm" svg:height="0.9cm" svg:x="78.937cm" svg:y="36.686cm">
          <text:p text:style-name="P1"><text:span text:style-name="T1">4-MUX</text:span></text:p>
          <text:p text:style-name="P1"><text:span text:style-name="T1">371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6" draw:id="id336" draw:layer="layout" svg:width="1cm" svg:height="0.9cm" svg:x="76.837cm" svg:y="36.686cm">
          <text:p text:style-name="P1"><text:span text:style-name="T1">4-MUX</text:span></text:p>
          <text:p text:style-name="P1"><text:span text:style-name="T1">37143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9.487cm" svg:y1="39.686cm" svg:x2="77.337cm" svg:y2="37.586cm" draw:start-shape="id335" draw:start-glue-point="0" draw:end-shape="id336" draw:end-glue-point="2" svg:d="M79487 39686l-2150-2100" svg:viewBox="0 0 2151 2101">
          <text:p text:style-name="P1"><text:span text:style-name="T2">1</text:span></text:p>
        </draw:connector>
        <draw:connector draw:style-name="gr5" draw:text-style-name="P6" draw:layer="layout" draw:type="line" svg:x1="79.487cm" svg:y1="39.686cm" svg:x2="79.437cm" svg:y2="37.586cm" draw:start-shape="id335" draw:start-glue-point="0" draw:end-shape="id337" draw:end-glue-point="2" svg:d="M79487 39686l-50-2100" svg:viewBox="0 0 51 2101">
          <text:p text:style-name="P1"><text:span text:style-name="T2">1</text:span></text:p>
        </draw:connector>
        <draw:connector draw:style-name="gr5" draw:text-style-name="P6" draw:layer="layout" draw:type="line" svg:x1="77.287cm" svg:y1="39.686cm" svg:x2="77.337cm" svg:y2="37.586cm" draw:start-shape="id329" draw:start-glue-point="0" draw:end-shape="id336" draw:end-glue-point="2" svg:d="M77287 39686l50-2100" svg:viewBox="0 0 51 2101">
          <text:p text:style-name="P1"><text:span text:style-name="T2">0</text:span></text:p>
        </draw:connector>
        <draw:connector draw:style-name="gr5" draw:text-style-name="P6" draw:layer="layout" draw:type="line" svg:x1="77.287cm" svg:y1="39.686cm" svg:x2="79.437cm" svg:y2="37.586cm" draw:start-shape="id329" draw:start-glue-point="0" draw:end-shape="id337" draw:end-glue-point="2" svg:d="M77287 39686l2150-2100" svg:viewBox="0 0 2151 2101">
          <text:p text:style-name="P1"><text:span text:style-name="T2">0</text:span></text:p>
        </draw:connector>
        <draw:custom-shape draw:style-name="gr1" draw:text-style-name="P2" xml:id="id338" draw:id="id338" draw:layer="layout" svg:width="1cm" svg:height="0.9cm" svg:x="73.637cm" svg:y="36.686cm">
          <text:p text:style-name="P1"><text:span text:style-name="T1">4-MUX</text:span></text:p>
          <text:p text:style-name="P1"><text:span text:style-name="T1">37138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2.887cm" svg:y1="39.686cm" svg:x2="74.137cm" svg:y2="37.586cm" draw:start-shape="id323" draw:start-glue-point="0" draw:end-shape="id338" draw:end-glue-point="2" svg:d="M72887 39686l1250-2100" svg:viewBox="0 0 1251 2101">
          <text:p text:style-name="P1"><text:span text:style-name="T2">0</text:span></text:p>
        </draw:connector>
        <draw:connector draw:style-name="gr5" draw:text-style-name="P6" draw:layer="layout" draw:type="line" svg:x1="75.087cm" svg:y1="39.686cm" svg:x2="74.137cm" svg:y2="37.586cm" draw:start-shape="id317" draw:start-glue-point="0" draw:end-shape="id338" draw:end-glue-point="2" svg:d="M75087 39686l-950-2100" svg:viewBox="0 0 951 2101">
          <text:p text:style-name="P1"><text:span text:style-name="T2">1</text:span></text:p>
        </draw:connector>
        <draw:custom-shape draw:style-name="gr1" draw:text-style-name="P2" xml:id="id339" draw:id="id339" draw:layer="layout" svg:width="1cm" svg:height="0.9cm" svg:x="69.237cm" svg:y="36.686cm">
          <text:p text:style-name="P1"><text:span text:style-name="T1">4-MUX</text:span></text:p>
          <text:p text:style-name="P1"><text:span text:style-name="T1">41181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0.687cm" svg:y1="39.671cm" svg:x2="69.737cm" svg:y2="37.586cm" draw:start-shape="id311" draw:start-glue-point="0" draw:end-shape="id339" draw:end-glue-point="2" svg:d="M70687 39671l-950-2085" svg:viewBox="0 0 951 2086">
          <text:p text:style-name="P1"><text:span text:style-name="T2">1</text:span></text:p>
        </draw:connector>
        <draw:connector draw:style-name="gr5" draw:text-style-name="P6" draw:layer="layout" draw:type="line" svg:x1="68.487cm" svg:y1="39.671cm" svg:x2="69.737cm" svg:y2="37.586cm" draw:start-shape="id305" draw:start-glue-point="0" draw:end-shape="id339" draw:end-glue-point="2" svg:d="M68487 39671l1250-2085" svg:viewBox="0 0 1251 2086">
          <text:p text:style-name="P1"><text:span text:style-name="T2">0</text:span></text:p>
        </draw:connector>
        <draw:custom-shape draw:style-name="gr1" draw:text-style-name="P2" xml:id="id340" draw:id="id340" draw:layer="layout" svg:width="1cm" svg:height="0.9cm" svg:x="64.837cm" svg:y="36.686cm">
          <text:p text:style-name="P1"><text:span text:style-name="T1">4-MUX</text:span></text:p>
          <text:p text:style-name="P1"><text:span text:style-name="T1">39173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6.287cm" svg:y1="39.671cm" svg:x2="65.337cm" svg:y2="37.586cm" draw:start-shape="id299" draw:start-glue-point="0" draw:end-shape="id340" draw:end-glue-point="2" svg:d="M66287 39671l-950-2085" svg:viewBox="0 0 951 2086">
          <text:p text:style-name="P1"><text:span text:style-name="T2">1</text:span></text:p>
        </draw:connector>
        <draw:connector draw:style-name="gr5" draw:text-style-name="P6" draw:layer="layout" draw:type="line" svg:x1="64.087cm" svg:y1="39.671cm" svg:x2="65.337cm" svg:y2="37.586cm" draw:start-shape="id293" draw:start-glue-point="0" draw:end-shape="id340" draw:end-glue-point="2" svg:d="M64087 39671l1250-2085" svg:viewBox="0 0 1251 2086">
          <text:p text:style-name="P1"><text:span text:style-name="T2">0</text:span></text:p>
        </draw:connector>
        <draw:custom-shape draw:style-name="gr1" draw:text-style-name="P2" xml:id="id341" draw:id="id341" draw:layer="layout" svg:width="1cm" svg:height="0.9cm" svg:x="60.437cm" svg:y="36.686cm">
          <text:p text:style-name="P1"><text:span text:style-name="T1">4-MUX</text:span></text:p>
          <text:p text:style-name="P1"><text:span text:style-name="T1">41179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1.887cm" svg:y1="39.671cm" svg:x2="60.937cm" svg:y2="37.586cm" draw:start-shape="id287" draw:start-glue-point="0" draw:end-shape="id341" draw:end-glue-point="2" svg:d="M61887 39671l-950-2085" svg:viewBox="0 0 951 2086">
          <text:p text:style-name="P1"><text:span text:style-name="T2">1</text:span></text:p>
        </draw:connector>
        <draw:connector draw:style-name="gr5" draw:text-style-name="P6" draw:layer="layout" draw:type="line" svg:x1="59.687cm" svg:y1="39.671cm" svg:x2="60.937cm" svg:y2="37.586cm" draw:start-shape="id281" draw:start-glue-point="0" draw:end-shape="id341" draw:end-glue-point="2" svg:d="M59687 39671l1250-2085" svg:viewBox="0 0 1251 2086">
          <text:p text:style-name="P1"><text:span text:style-name="T2">0</text:span></text:p>
        </draw:connector>
        <draw:custom-shape draw:style-name="gr1" draw:text-style-name="P2" xml:id="id342" draw:id="id342" draw:layer="layout" svg:width="1cm" svg:height="0.9cm" svg:x="56.037cm" svg:y="36.686cm">
          <text:p text:style-name="P1"><text:span text:style-name="T1">4-MUX</text:span></text:p>
          <text:p text:style-name="P1"><text:span text:style-name="T1">38151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5.287cm" svg:y1="39.686cm" svg:x2="56.537cm" svg:y2="37.586cm" draw:start-shape="id275" draw:start-glue-point="0" draw:end-shape="id342" draw:end-glue-point="2" svg:d="M55287 39686l1250-2100" svg:viewBox="0 0 1251 2101">
          <text:p text:style-name="P1"><text:span text:style-name="T2">0</text:span></text:p>
        </draw:connector>
        <draw:connector draw:style-name="gr5" draw:text-style-name="P6" draw:layer="layout" draw:type="line" svg:x1="57.487cm" svg:y1="39.686cm" svg:x2="56.537cm" svg:y2="37.586cm" draw:start-shape="id269" draw:start-glue-point="0" draw:end-shape="id342" draw:end-glue-point="2" svg:d="M57487 39686l-950-2100" svg:viewBox="0 0 951 2101">
          <text:p text:style-name="P1"><text:span text:style-name="T2">1</text:span></text:p>
        </draw:connector>
        <draw:custom-shape draw:style-name="gr1" draw:text-style-name="P2" xml:id="id343" draw:id="id343" draw:layer="layout" svg:width="1cm" svg:height="0.9cm" svg:x="51.537cm" svg:y="36.686cm">
          <text:p text:style-name="P1"><text:span text:style-name="T1">4-MUX</text:span></text:p>
          <text:p text:style-name="P1"><text:span text:style-name="T1">43184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0.887cm" svg:y1="39.686cm" svg:x2="52.037cm" svg:y2="37.586cm" draw:start-shape="id263" draw:start-glue-point="0" draw:end-shape="id343" draw:end-glue-point="2" svg:d="M50887 39686l1150-2100" svg:viewBox="0 0 1151 2101">
          <text:p text:style-name="P1"><text:span text:style-name="T2">0</text:span></text:p>
        </draw:connector>
        <draw:connector draw:style-name="gr5" draw:text-style-name="P6" draw:layer="layout" draw:type="line" svg:x1="53.087cm" svg:y1="39.686cm" svg:x2="52.037cm" svg:y2="37.586cm" draw:start-shape="id257" draw:start-glue-point="0" draw:end-shape="id343" draw:end-glue-point="2" svg:d="M53087 39686l-1050-2100" svg:viewBox="0 0 1051 2101">
          <text:p text:style-name="P1"><text:span text:style-name="T2">1</text:span></text:p>
        </draw:connector>
        <draw:custom-shape draw:style-name="gr1" draw:text-style-name="P2" xml:id="id344" draw:id="id344" draw:layer="layout" svg:width="1cm" svg:height="0.9cm" svg:x="47.137cm" svg:y="36.686cm">
          <text:p text:style-name="P1"><text:span text:style-name="T1">4-MUX</text:span></text:p>
          <text:p text:style-name="P1"><text:span text:style-name="T1">42180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6.487cm" svg:y1="39.686cm" svg:x2="47.637cm" svg:y2="37.586cm" draw:start-shape="id247" draw:start-glue-point="0" draw:end-shape="id344" draw:end-glue-point="2" svg:d="M46487 39686l1150-2100" svg:viewBox="0 0 1151 2101">
          <text:p text:style-name="P1"><text:span text:style-name="T2">0</text:span></text:p>
        </draw:connector>
        <draw:connector draw:style-name="gr5" draw:text-style-name="P6" draw:layer="layout" draw:type="line" svg:x1="48.687cm" svg:y1="39.686cm" svg:x2="47.637cm" svg:y2="37.586cm" draw:start-shape="id251" draw:start-glue-point="0" draw:end-shape="id344" draw:end-glue-point="2" svg:d="M48687 39686l-1050-2100" svg:viewBox="0 0 1051 2101">
          <text:p text:style-name="P1"><text:span text:style-name="T2">1</text:span></text:p>
        </draw:connector>
        <draw:connector draw:style-name="gr5" draw:text-style-name="P6" draw:layer="layout" draw:type="line" svg:x1="69.737cm" svg:y1="36.686cm" svg:x2="69.706cm" svg:y2="34.688cm" draw:start-shape="id339" draw:start-glue-point="0" svg:d="M69737 36686l-31-1998" svg:viewBox="0 0 32 1999">
          <text:p text:style-name="P1"><text:span text:style-name="T2">4_05</text:span></text:p>
        </draw:connector>
        <draw:connector draw:style-name="gr5" draw:text-style-name="P6" draw:layer="layout" draw:type="line" svg:x1="65.337cm" svg:y1="36.686cm" svg:x2="65.296cm" svg:y2="34.689cm" draw:start-shape="id340" draw:start-glue-point="0" svg:d="M65337 36686l-41-1997" svg:viewBox="0 0 42 1998">
          <text:p text:style-name="P1"><text:span text:style-name="T2">4_04</text:span></text:p>
        </draw:connector>
        <draw:connector draw:style-name="gr5" draw:text-style-name="P6" draw:layer="layout" draw:type="line" svg:x1="60.937cm" svg:y1="36.686cm" svg:x2="60.889cm" svg:y2="34.69cm" draw:start-shape="id341" draw:start-glue-point="0" svg:d="M60937 36686l-48-1996" svg:viewBox="0 0 49 1997">
          <text:p text:style-name="P1"><text:span text:style-name="T2">4_03</text:span></text:p>
        </draw:connector>
        <draw:connector draw:style-name="gr5" draw:text-style-name="P6" draw:layer="layout" draw:type="line" svg:x1="56.537cm" svg:y1="36.686cm" svg:x2="56.578cm" svg:y2="34.691cm" draw:start-shape="id342" draw:start-glue-point="0" svg:d="M56537 36686l41-1995" svg:viewBox="0 0 42 1996">
          <text:p text:style-name="P1"><text:span text:style-name="T2">4_02</text:span></text:p>
        </draw:connector>
        <draw:connector draw:style-name="gr5" draw:text-style-name="P6" draw:layer="layout" draw:type="line" svg:x1="52.037cm" svg:y1="36.686cm" svg:x2="52.066cm" svg:y2="34.692cm" draw:start-shape="id343" draw:start-glue-point="0" svg:d="M52037 36686l29-1994" svg:viewBox="0 0 30 1995">
          <text:p text:style-name="P1"><text:span text:style-name="T2">4_01</text:span></text:p>
        </draw:connector>
        <draw:connector draw:style-name="gr5" draw:text-style-name="P6" draw:layer="layout" draw:type="line" svg:x1="74.137cm" svg:y1="36.686cm" svg:x2="74.096cm" svg:y2="34.689cm" draw:start-shape="id338" draw:start-glue-point="0" svg:d="M74137 36686l-41-1997" svg:viewBox="0 0 42 1998">
          <text:p text:style-name="P1"><text:span text:style-name="T2">4_06</text:span></text:p>
        </draw:connector>
        <draw:connector draw:style-name="gr5" draw:text-style-name="P6" draw:layer="layout" draw:type="line" svg:x1="77.337cm" svg:y1="36.686cm" svg:x2="77.287cm" svg:y2="34.69cm" draw:start-shape="id336" draw:start-glue-point="0" svg:d="M77337 36686l-50-1996" svg:viewBox="0 0 51 1997">
          <text:p text:style-name="P1"><text:span text:style-name="T2">4_07</text:span></text:p>
        </draw:connector>
        <draw:connector draw:style-name="gr5" draw:text-style-name="P6" draw:layer="layout" draw:type="line" svg:x1="79.437cm" svg:y1="36.686cm" svg:x2="79.378cm" svg:y2="34.691cm" draw:start-shape="id337" draw:start-glue-point="0" svg:d="M79437 36686l-59-1995" svg:viewBox="0 0 60 1996">
          <text:p text:style-name="P1"><text:span text:style-name="T2">4_08</text:span></text:p>
        </draw:connector>
        <draw:connector draw:style-name="gr5" draw:text-style-name="P6" draw:layer="layout" draw:type="line" svg:x1="47.637cm" svg:y1="36.686cm" svg:x2="47.653cm" svg:y2="34.693cm" draw:start-shape="id344" draw:start-glue-point="0" svg:d="M47637 36686l16-1993" svg:viewBox="0 0 17 1994">
          <text:p text:style-name="P1"><text:span text:style-name="T2">4_00</text:span></text:p>
        </draw:connector>
        <draw:custom-shape draw:style-name="gr1" draw:text-style-name="P2" xml:id="id345" draw:id="id345" draw:layer="layout" svg:width="1cm" svg:height="0.9cm" svg:x="44.337cm" svg:y="36.686cm">
          <text:p text:style-name="P1"><text:span text:style-name="T1">4-MUX (ground/0+1)</text:span></text:p>
          <text:p text:style-name="P1"><text:span text:style-name="T1">391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6" draw:id="id346" draw:layer="layout" svg:width="1cm" svg:height="0.9cm" svg:x="42.094cm" svg:y="36.686cm">
          <text:p text:style-name="P1"><text:span text:style-name="T1">4-MUX (ground/0+1)</text:span></text:p>
          <text:p text:style-name="P1"><text:span text:style-name="T1">42184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4.837cm" svg:y1="36.686cm" svg:x2="44.843cm" svg:y2="34.694cm" draw:start-shape="id345" draw:start-glue-point="0" svg:d="M44837 36686l6-1992" svg:viewBox="0 0 7 1993">
          <text:p text:style-name="P1"><text:span text:style-name="T2">4_X1</text:span></text:p>
        </draw:connector>
        <draw:connector draw:style-name="gr5" draw:text-style-name="P6" draw:layer="layout" draw:type="line" svg:x1="42.594cm" svg:y1="36.686cm" svg:x2="42.588cm" svg:y2="34.695cm" draw:start-shape="id346" draw:start-glue-point="0" svg:d="M42594 36686l-6-1991" svg:viewBox="0 0 7 1992">
          <text:p text:style-name="P1"><text:span text:style-name="T2">4_X2</text:span></text:p>
        </draw:connector>
        <draw:custom-shape draw:style-name="gr1" draw:text-style-name="P2" xml:id="id347" draw:id="id347" draw:layer="layout" svg:width="1cm" svg:height="0.9cm" svg:x="39.851cm" svg:y="36.677cm">
          <text:p text:style-name="P1"><text:span text:style-name="T1">4-MUX (ground/0+1)</text:span></text:p>
          <text:p text:style-name="P1"><text:span text:style-name="T1">37151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0.351cm" svg:y1="36.677cm" svg:x2="40.345cm" svg:y2="34.686cm" draw:start-shape="id347" draw:start-glue-point="0" svg:d="M40351 36677l-6-1991" svg:viewBox="0 0 7 1992">
          <text:p text:style-name="P1"><text:span text:style-name="T2">4_X3</text:span></text:p>
        </draw:connector>
        <draw:connector draw:style-name="gr5" draw:text-style-name="P7" draw:layer="layout" draw:type="line" svg:x1="44.245cm" svg:y1="38.943cm" svg:x2="44.837cm" svg:y2="37.586cm" draw:end-shape="id345" draw:end-glue-point="2" svg:d="M44245 38943l592-1357" svg:viewBox="0 0 593 1358">
          <text:p text:style-name="P1"><text:span text:style-name="T2">res2_03/2</text:span></text:p>
        </draw:connector>
        <draw:connector draw:style-name="gr5" draw:text-style-name="P7" draw:layer="layout" draw:type="line" svg:x1="55.198cm" svg:y1="38.705cm" svg:x2="56.537cm" svg:y2="37.586cm" draw:end-shape="id342" draw:end-glue-point="2" svg:d="M55198 38705l1339-1119" svg:viewBox="0 0 1340 1120">
          <text:p text:style-name="P1"><text:span text:style-name="T2">res2_05/2</text:span></text:p>
        </draw:connector>
        <draw:connector draw:style-name="gr5" draw:text-style-name="P6" draw:layer="layout" draw:type="line" svg:x1="39.667cm" svg:y1="38.838cm" svg:x2="40.351cm" svg:y2="37.577cm" draw:end-shape="id347" draw:end-glue-point="2" svg:d="M39667 38838l684-1261" svg:viewBox="0 0 685 1262">
          <text:p text:style-name="P1"><text:span text:style-name="T2">res2_00/2</text:span></text:p>
        </draw:connector>
        <draw:connector draw:style-name="gr5" draw:text-style-name="P6" draw:layer="layout" draw:type="line" svg:x1="42.075cm" svg:y1="38.785cm" svg:x2="42.594cm" svg:y2="37.586cm" draw:end-shape="id346" draw:end-glue-point="2" svg:d="M42075 38785l519-1199" svg:viewBox="0 0 520 1200">
          <text:p text:style-name="P1"><text:span text:style-name="T2">res2_01/2</text:span></text:p>
        </draw:connector>
        <draw:connector draw:style-name="gr5" draw:text-style-name="P6" draw:layer="layout" draw:type="line" svg:x1="46.362cm" svg:y1="38.838cm" svg:x2="47.637cm" svg:y2="37.586cm" draw:end-shape="id344" draw:end-glue-point="2" svg:d="M46362 38838l1275-1252" svg:viewBox="0 0 1276 1253">
          <text:p text:style-name="P1"><text:span text:style-name="T2">res2_02/2</text:span></text:p>
        </draw:connector>
        <draw:connector draw:style-name="gr5" draw:text-style-name="P6" draw:layer="layout" draw:type="line" svg:x1="50.78cm" svg:y1="38.811cm" svg:x2="52.037cm" svg:y2="37.586cm" draw:end-shape="id343" draw:end-glue-point="2" svg:d="M50780 38811l1257-1225" svg:viewBox="0 0 1258 1226">
          <text:p text:style-name="P1"><text:span text:style-name="T2">res2_04/2</text:span></text:p>
        </draw:connector>
        <draw:connector draw:style-name="gr5" draw:text-style-name="P7" draw:layer="layout" draw:type="line" svg:x1="59.59cm" svg:y1="38.705cm" svg:x2="60.937cm" svg:y2="37.586cm" draw:end-shape="id341" draw:end-glue-point="2" svg:d="M59590 38705l1347-1119" svg:viewBox="0 0 1348 1120">
          <text:p text:style-name="P1"><text:span text:style-name="T2">res2_06/2</text:span></text:p>
        </draw:connector>
        <draw:connector draw:style-name="gr5" draw:text-style-name="P7" draw:layer="layout" draw:type="line" svg:x1="63.956cm" svg:y1="38.732cm" svg:x2="65.337cm" svg:y2="37.586cm" draw:end-shape="id340" draw:end-glue-point="2" svg:d="M63956 38732l1381-1146" svg:viewBox="0 0 1382 1147">
          <text:p text:style-name="P1"><text:span text:style-name="T2">res2_07/2</text:span></text:p>
        </draw:connector>
        <draw:connector draw:style-name="gr5" draw:text-style-name="P7" draw:layer="layout" draw:type="line" svg:x1="68.295cm" svg:y1="38.758cm" svg:x2="69.737cm" svg:y2="37.586cm" draw:end-shape="id339" draw:end-glue-point="2" svg:d="M68295 38758l1442-1172" svg:viewBox="0 0 1443 1173">
          <text:p text:style-name="P1"><text:span text:style-name="T2">res2_08/2</text:span></text:p>
        </draw:connector>
        <draw:connector draw:style-name="gr5" draw:text-style-name="P7" draw:layer="layout" draw:type="line" svg:x1="72.74cm" svg:y1="38.891cm" svg:x2="74.137cm" svg:y2="37.586cm" draw:end-shape="id338" draw:end-glue-point="2" svg:d="M72740 38891l1397-1305" svg:viewBox="0 0 1398 1306">
          <text:p text:style-name="P1"><text:span text:style-name="T2">res2_09/2</text:span></text:p>
        </draw:connector>
        <draw:connector draw:style-name="gr5" draw:text-style-name="P7" draw:layer="layout" draw:type="line" svg:x1="76.127cm" svg:y1="38.943cm" svg:x2="77.337cm" svg:y2="37.586cm" draw:end-shape="id336" draw:end-glue-point="2" svg:d="M76127 38943l1210-1357" svg:viewBox="0 0 1211 1358">
          <text:p text:style-name="P1"><text:span text:style-name="T2">res2_10/2</text:span></text:p>
        </draw:connector>
        <draw:connector draw:style-name="gr5" draw:text-style-name="P7" draw:layer="layout" draw:type="line" svg:x1="81.021cm" svg:y1="39.023cm" svg:x2="79.437cm" svg:y2="37.586cm" draw:end-shape="id337" draw:end-glue-point="2" svg:d="M81021 39023l-1584-1437" svg:viewBox="0 0 1585 1438">
          <text:p text:style-name="P1"><text:span text:style-name="T2">res2_11/2</text:span></text:p>
        </draw:connector>
        <draw:connector draw:style-name="gr5" draw:text-style-name="P6" draw:layer="layout" draw:type="line" svg:x1="41.096cm" svg:y1="39.631cm" svg:x2="40.351cm" svg:y2="37.577cm" draw:end-shape="id347" draw:end-glue-point="2" svg:d="M41096 39631l-745-2054" svg:viewBox="0 0 746 2055">
          <text:p text:style-name="P1"><text:span text:style-name="T2">res3_00/3</text:span></text:p>
        </draw:connector>
        <draw:connector draw:style-name="gr5" draw:text-style-name="P6" draw:layer="layout" draw:type="line" svg:x1="43.266cm" svg:y1="39.578cm" svg:x2="42.594cm" svg:y2="37.586cm" draw:end-shape="id346" draw:end-glue-point="2" svg:d="M43266 39578l-672-1992" svg:viewBox="0 0 673 1993">
          <text:p text:style-name="P1"><text:span text:style-name="T2">res3_01/3</text:span></text:p>
        </draw:connector>
        <draw:connector draw:style-name="gr5" draw:text-style-name="P6" draw:layer="layout" draw:type="line" svg:x1="48.796cm" svg:y1="38.864cm" svg:x2="47.637cm" svg:y2="37.586cm" draw:end-shape="id344" draw:end-glue-point="2" svg:d="M48796 38864l-1159-1278" svg:viewBox="0 0 1160 1279">
          <text:p text:style-name="P1"><text:span text:style-name="T2">res3_02/3</text:span></text:p>
        </draw:connector>
        <draw:connector draw:style-name="gr5" draw:text-style-name="P7" draw:layer="layout" draw:type="line" svg:x1="45.383cm" svg:y1="39.393cm" svg:x2="44.837cm" svg:y2="37.586cm" draw:end-shape="id345" draw:end-glue-point="2" svg:d="M45383 39393l-546-1807" svg:viewBox="0 0 547 1808">
          <text:p text:style-name="P1"><text:span text:style-name="T2">res3_03/3</text:span></text:p>
        </draw:connector>
        <draw:connector draw:style-name="gr5" draw:text-style-name="P6" draw:layer="layout" draw:type="line" svg:x1="53.267cm" svg:y1="38.838cm" svg:x2="52.037cm" svg:y2="37.586cm" draw:end-shape="id343" draw:end-glue-point="2" svg:d="M53267 38838l-1230-1252" svg:viewBox="0 0 1231 1253">
          <text:p text:style-name="P1"><text:span text:style-name="T2">res3_04/3</text:span></text:p>
        </draw:connector>
        <draw:connector draw:style-name="gr5" draw:text-style-name="P7" draw:layer="layout" draw:type="line" svg:x1="57.871cm" svg:y1="38.705cm" svg:x2="56.537cm" svg:y2="37.586cm" draw:end-shape="id342" draw:end-glue-point="2" svg:d="M57871 38705l-1334-1119" svg:viewBox="0 0 1335 1120">
          <text:p text:style-name="P1"><text:span text:style-name="T2">res3_05/3</text:span></text:p>
        </draw:connector>
        <draw:connector draw:style-name="gr5" draw:text-style-name="P7" draw:layer="layout" draw:type="line" svg:x1="62.501cm" svg:y1="38.811cm" svg:x2="60.937cm" svg:y2="37.586cm" draw:end-shape="id341" draw:end-glue-point="2" svg:d="M62501 38811l-1564-1225" svg:viewBox="0 0 1565 1226">
          <text:p text:style-name="P1"><text:span text:style-name="T2">res3_06/3</text:span></text:p>
        </draw:connector>
        <draw:connector draw:style-name="gr5" draw:text-style-name="P7" draw:layer="layout" draw:type="line" svg:x1="66.734cm" svg:y1="38.705cm" svg:x2="65.337cm" svg:y2="37.586cm" draw:end-shape="id340" draw:end-glue-point="2" svg:d="M66734 38705l-1397-1119" svg:viewBox="0 0 1398 1120">
          <text:p text:style-name="P1"><text:span text:style-name="T2">res3_07/3</text:span></text:p>
        </draw:connector>
        <draw:connector draw:style-name="gr5" draw:text-style-name="P7" draw:layer="layout" draw:type="line" svg:x1="71.205cm" svg:y1="38.758cm" svg:x2="69.737cm" svg:y2="37.586cm" draw:end-shape="id339" draw:end-glue-point="2" svg:d="M71205 38758l-1468-1172" svg:viewBox="0 0 1469 1173">
          <text:p text:style-name="P1"><text:span text:style-name="T2">res3_08/3</text:span></text:p>
        </draw:connector>
        <draw:connector draw:style-name="gr5" draw:text-style-name="P7" draw:layer="layout" draw:type="line" svg:x1="75.73cm" svg:y1="38.864cm" svg:x2="74.137cm" svg:y2="37.586cm" draw:end-shape="id338" draw:end-glue-point="2" svg:d="M75730 38864l-1593-1278" svg:viewBox="0 0 1594 1279">
          <text:p text:style-name="P1"><text:span text:style-name="T2">res3_09/3</text:span></text:p>
        </draw:connector>
        <draw:connector draw:style-name="gr5" draw:text-style-name="P7" draw:layer="layout" draw:type="line" svg:x1="76.084cm" svg:y1="39.543cm" svg:x2="77.337cm" svg:y2="37.586cm" draw:end-shape="id336" draw:end-glue-point="2" svg:d="M76084 39543l1253-1957" svg:viewBox="0 0 1254 1958">
          <text:p text:style-name="P1"><text:span text:style-name="T2">res3_10/3</text:span></text:p>
        </draw:connector>
        <draw:connector draw:style-name="gr5" draw:text-style-name="P7" draw:layer="layout" draw:type="line" svg:x1="81.078cm" svg:y1="39.586cm" svg:x2="79.437cm" svg:y2="37.586cm" draw:end-shape="id337" draw:end-glue-point="2" svg:d="M81078 39586l-1641-2000" svg:viewBox="0 0 1642 2001">
          <text:p text:style-name="P1"><text:span text:style-name="T2">res3_11/3</text:span></text:p>
        </draw:connector>
        <draw:connector draw:style-name="gr5" draw:text-style-name="P6" draw:layer="layout" draw:type="line" svg:x1="41.837cm" svg:y1="40.293cm" svg:x2="42.594cm" svg:y2="37.586cm" draw:end-shape="id346" draw:end-glue-point="2" svg:d="M41837 40293l757-2707" svg:viewBox="0 0 758 2708">
          <text:p text:style-name="P1"><text:span text:style-name="T2">sel4/s0</text:span></text:p>
        </draw:connector>
        <draw:connector draw:style-name="gr5" draw:text-style-name="P6" draw:layer="layout" draw:type="line" svg:x1="44.15cm" svg:y1="40.294cm" svg:x2="44.837cm" svg:y2="37.586cm" draw:end-shape="id345" draw:end-glue-point="2" svg:d="M44150 40294l687-2708" svg:viewBox="0 0 688 2709">
          <text:p text:style-name="P1"><text:span text:style-name="T2">sel4/s0</text:span></text:p>
        </draw:connector>
        <draw:connector draw:style-name="gr5" draw:text-style-name="P6" draw:layer="layout" draw:type="line" svg:x1="39.55cm" svg:y1="40.294cm" svg:x2="40.351cm" svg:y2="37.577cm" draw:end-shape="id347" draw:end-glue-point="2" svg:d="M39550 40294l801-2717" svg:viewBox="0 0 802 2718">
          <text:p text:style-name="P1"><text:span text:style-name="T2">sel4/s0</text:span></text:p>
        </draw:connector>
        <draw:connector draw:style-name="gr5" draw:text-style-name="P6" draw:layer="layout" draw:type="line" svg:x1="45.885cm" svg:y1="38.308cm" svg:x2="47.637cm" svg:y2="37.586cm" draw:end-shape="id344" draw:end-glue-point="2" svg:d="M45885 38308l1752-722" svg:viewBox="0 0 1753 723">
          <text:p text:style-name="P1"><text:span text:style-name="T2">sel4/s0</text:span></text:p>
        </draw:connector>
        <draw:connector draw:style-name="gr5" draw:text-style-name="P6" draw:layer="layout" draw:type="line" svg:x1="67.985cm" svg:y1="38.309cm" svg:x2="69.737cm" svg:y2="37.586cm" draw:end-shape="id339" draw:end-glue-point="2" svg:d="M67985 38309l1752-723" svg:viewBox="0 0 1753 724">
          <text:p text:style-name="P1"><text:span text:style-name="T2">sel4/s0</text:span></text:p>
        </draw:connector>
        <draw:connector draw:style-name="gr5" draw:text-style-name="P6" draw:layer="layout" draw:type="line" svg:x1="59.185cm" svg:y1="38.309cm" svg:x2="60.937cm" svg:y2="37.586cm" draw:end-shape="id341" draw:end-glue-point="2" svg:d="M59185 38309l1752-723" svg:viewBox="0 0 1753 724">
          <text:p text:style-name="P1"><text:span text:style-name="T2">sel4/s0</text:span></text:p>
        </draw:connector>
        <draw:connector draw:style-name="gr5" draw:text-style-name="P6" draw:layer="layout" draw:type="line" svg:x1="63.48cm" svg:y1="38.176cm" svg:x2="65.337cm" svg:y2="37.586cm" draw:end-shape="id340" draw:end-glue-point="2" svg:d="M63480 38176l1857-590" svg:viewBox="0 0 1858 591">
          <text:p text:style-name="P1"><text:span text:style-name="T2">sel4/s0</text:span></text:p>
        </draw:connector>
        <draw:connector draw:style-name="gr5" draw:text-style-name="P6" draw:layer="layout" draw:type="line" svg:x1="54.802cm" svg:y1="38.229cm" svg:x2="56.537cm" svg:y2="37.586cm" draw:end-shape="id342" draw:end-glue-point="2" svg:d="M54802 38229l1735-643" svg:viewBox="0 0 1736 644">
          <text:p text:style-name="P1"><text:span text:style-name="T2">sel4/s0</text:span></text:p>
        </draw:connector>
        <draw:connector draw:style-name="gr5" draw:text-style-name="P6" draw:layer="layout" draw:type="line" svg:x1="72.394cm" svg:y1="38.309cm" svg:x2="74.137cm" svg:y2="37.586cm" draw:end-shape="id338" draw:end-glue-point="2" svg:d="M72394 38309l1743-723" svg:viewBox="0 0 1744 724">
          <text:p text:style-name="P1"><text:span text:style-name="T2">sel4/s0</text:span></text:p>
        </draw:connector>
        <draw:connector draw:style-name="gr5" draw:text-style-name="P6" draw:layer="layout" draw:type="line" svg:x1="81.075cm" svg:y1="38.361cm" svg:x2="79.437cm" svg:y2="37.586cm" draw:end-shape="id337" draw:end-glue-point="2" svg:d="M81075 38361l-1638-775" svg:viewBox="0 0 1639 776">
          <text:p text:style-name="P1"><text:span text:style-name="T2">sel4/s0</text:span></text:p>
        </draw:connector>
        <draw:connector draw:style-name="gr5" draw:text-style-name="P6" draw:layer="layout" draw:type="line" svg:x1="75.783cm" svg:y1="38.282cm" svg:x2="77.337cm" svg:y2="37.586cm" draw:end-shape="id336" draw:end-glue-point="2" svg:d="M75783 38282l1554-696" svg:viewBox="0 0 1555 697">
          <text:p text:style-name="P1"><text:span text:style-name="T2">sel4/s0</text:span></text:p>
        </draw:connector>
        <draw:connector draw:style-name="gr5" draw:text-style-name="P6" draw:layer="layout" draw:type="line" svg:x1="50.33cm" svg:y1="38.15cm" svg:x2="52.037cm" svg:y2="37.586cm" draw:end-shape="id343" draw:end-glue-point="2" svg:d="M50330 38150l1707-564" svg:viewBox="0 0 1708 565">
          <text:p text:style-name="P1"><text:span text:style-name="T2">sel4/s0</text:span></text:p>
        </draw:connector>
        <draw:connector draw:style-name="gr5" draw:text-style-name="P6" draw:layer="layout" draw:type="line" svg:x1="43.081cm" svg:y1="40.319cm" svg:x2="42.594cm" svg:y2="37.586cm" draw:end-shape="id346" draw:end-glue-point="2" svg:d="M43081 40319l-487-2733" svg:viewBox="0 0 488 2734">
          <text:p text:style-name="P1"><text:span text:style-name="T2">sel5/s1</text:span></text:p>
        </draw:connector>
        <draw:connector draw:style-name="gr5" draw:text-style-name="P6" draw:layer="layout" draw:type="line" svg:x1="53.638cm" svg:y1="38.229cm" svg:x2="52.037cm" svg:y2="37.586cm" draw:end-shape="id343" draw:end-glue-point="2" svg:d="M53638 38229l-1601-643" svg:viewBox="0 0 1602 644">
          <text:p text:style-name="P1"><text:span text:style-name="T2">sel5/s1</text:span></text:p>
        </draw:connector>
        <draw:connector draw:style-name="gr5" draw:text-style-name="P6" draw:layer="layout" draw:type="line" svg:x1="49.195cm" svg:y1="38.229cm" svg:x2="47.637cm" svg:y2="37.586cm" draw:end-shape="id344" draw:end-glue-point="2" svg:d="M49195 38229l-1558-643" svg:viewBox="0 0 1559 644">
          <text:p text:style-name="P1"><text:span text:style-name="T2">sel5/s1</text:span></text:p>
        </draw:connector>
        <draw:connector draw:style-name="gr5" draw:text-style-name="P6" draw:layer="layout" draw:type="line" svg:x1="71.494cm" svg:y1="38.229cm" svg:x2="69.737cm" svg:y2="37.586cm" draw:end-shape="id339" draw:end-glue-point="2" svg:d="M71494 38229l-1757-643" svg:viewBox="0 0 1758 644">
          <text:p text:style-name="P1"><text:span text:style-name="T2">sel5/s1</text:span></text:p>
        </draw:connector>
        <draw:connector draw:style-name="gr5" draw:text-style-name="P6" draw:layer="layout" draw:type="line" svg:x1="62.751cm" svg:y1="38.229cm" svg:x2="60.937cm" svg:y2="37.586cm" draw:end-shape="id341" draw:end-glue-point="2" svg:d="M62751 38229l-1814-643" svg:viewBox="0 0 1815 644">
          <text:p text:style-name="P1"><text:span text:style-name="T2">sel5/s1</text:span></text:p>
        </draw:connector>
        <draw:connector draw:style-name="gr5" draw:text-style-name="P6" draw:layer="layout" draw:type="line" svg:x1="67.094cm" svg:y1="38.229cm" svg:x2="65.337cm" svg:y2="37.586cm" draw:end-shape="id340" draw:end-glue-point="2" svg:d="M67094 38229l-1757-643" svg:viewBox="0 0 1758 644">
          <text:p text:style-name="P1"><text:span text:style-name="T2">sel5/s1</text:span></text:p>
        </draw:connector>
        <draw:connector draw:style-name="gr5" draw:text-style-name="P6" draw:layer="layout" draw:type="line" svg:x1="58.394cm" svg:y1="38.229cm" svg:x2="56.537cm" svg:y2="37.586cm" draw:end-shape="id342" draw:end-glue-point="2" svg:d="M58394 38229l-1857-643" svg:viewBox="0 0 1858 644">
          <text:p text:style-name="P1"><text:span text:style-name="T2">sel5/s1</text:span></text:p>
        </draw:connector>
        <draw:connector draw:style-name="gr5" draw:text-style-name="P6" draw:layer="layout" draw:type="line" svg:x1="75.951cm" svg:y1="38.229cm" svg:x2="74.137cm" svg:y2="37.586cm" draw:end-shape="id338" draw:end-glue-point="2" svg:d="M75951 38229l-1814-643" svg:viewBox="0 0 1815 644">
          <text:p text:style-name="P1"><text:span text:style-name="T2">sel5/s1</text:span></text:p>
        </draw:connector>
        <draw:connector draw:style-name="gr5" draw:text-style-name="P6" draw:layer="layout" draw:type="line" svg:x1="45.379cm" svg:y1="40.32cm" svg:x2="44.837cm" svg:y2="37.586cm" draw:end-shape="id345" draw:end-glue-point="2" svg:d="M45379 40320l-542-2734" svg:viewBox="0 0 543 2735">
          <text:p text:style-name="P1"><text:span text:style-name="T2">sel5/s1</text:span></text:p>
        </draw:connector>
        <draw:connector draw:style-name="gr5" draw:text-style-name="P6" draw:layer="layout" draw:type="line" svg:x1="75.227cm" svg:y1="37.568cm" svg:x2="77.337cm" svg:y2="37.586cm" draw:end-shape="id336" draw:end-glue-point="2" svg:d="M75227 37568l2110 18" svg:viewBox="0 0 2111 19">
          <text:p text:style-name="P1"><text:span text:style-name="T2">sel5/s1</text:span></text:p>
        </draw:connector>
        <draw:connector draw:style-name="gr5" draw:text-style-name="P6" draw:layer="layout" draw:type="line" svg:x1="81.604cm" svg:y1="37.7cm" svg:x2="79.437cm" svg:y2="37.586cm" draw:end-shape="id337" draw:end-glue-point="2" svg:d="M81604 37700l-2167-114" svg:viewBox="0 0 2168 115">
          <text:p text:style-name="P1"><text:span text:style-name="T2">sel5/s1</text:span></text:p>
        </draw:connector>
        <draw:connector draw:style-name="gr5" draw:text-style-name="P6" draw:layer="layout" draw:type="line" svg:x1="40.779cm" svg:y1="40.32cm" svg:x2="40.351cm" svg:y2="37.577cm" draw:end-shape="id347" draw:end-glue-point="2" svg:d="M40779 40320l-428-2743" svg:viewBox="0 0 429 2744">
          <text:p text:style-name="P1"><text:span text:style-name="T2">sel5/s1</text:span></text:p>
        </draw:connector>
        <draw:custom-shape draw:style-name="gr2" draw:text-style-name="P3" xml:id="id370" draw:id="id370" draw:layer="layout" svg:width="2.1cm" svg:height="0.9cm" svg:x="57.9cm" svg:y="71.022cm">
          <text:p text:style-name="P1"><text:span text:style-name="T1">DFF (clk44)</text:span></text:p>
          <text:p text:style-name="P1"><text:span text:style-name="T1">2_17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1" draw:id="id381" draw:layer="layout" svg:width="1cm" svg:height="0.9cm" svg:x="61.6cm" svg:y="73.011cm">
          <text:p text:style-name="P1"><text:span text:style-name="T1">NOT</text:span></text:p>
          <text:p text:style-name="P1"><text:span text:style-name="T1">2_190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8" draw:id="id348" draw:layer="layout" svg:width="1cm" svg:height="0.9cm" svg:x="51.474cm" svg:y="75.294cm">
          <text:p text:style-name="P1"><text:span text:style-name="T1">IMUX</text:span></text:p>
          <text:p text:style-name="P1"><text:span text:style-name="T1">2_1714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0.387cm" svg:y1="77.8cm" svg:x2="51.974cm" svg:y2="76.194cm" draw:end-shape="id348" draw:end-glue-point="2" svg:d="M50387 77800l1587-1606" svg:viewBox="0 0 1588 1607">
          <text:p text:style-name="P1"><text:span text:style-name="T2">out_00/b</text:span></text:p>
        </draw:connector>
        <draw:connector draw:style-name="gr5" draw:text-style-name="P6" draw:layer="layout" draw:type="line" svg:x1="53.495cm" svg:y1="77.628cm" svg:x2="51.974cm" svg:y2="76.194cm" draw:end-shape="id348" draw:end-glue-point="2" svg:d="M53495 77628l-1521-1434" svg:viewBox="0 0 1522 1435">
          <text:p text:style-name="P1"><text:span text:style-name="T2">out_08/b</text:span></text:p>
        </draw:connector>
        <draw:custom-shape draw:style-name="gr2" draw:text-style-name="P3" xml:id="id350" draw:id="id350" draw:layer="layout" svg:width="2.1cm" svg:height="0.9cm" svg:x="50.974cm" svg:y="71.011cm">
          <text:p text:style-name="P1"><text:span text:style-name="T1">DFF (clk44)</text:span></text:p>
          <text:p text:style-name="P1"><text:span text:style-name="T1">2_171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9" draw:id="id349" draw:layer="layout" svg:width="1cm" svg:height="0.9cm" svg:x="51.474cm" svg:y="73.011cm">
          <text:p text:style-name="P1"><text:span text:style-name="T1">NOT</text:span></text:p>
          <text:p text:style-name="P1"><text:span text:style-name="T1">2_1715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1.974cm" svg:y1="75.294cm" svg:x2="51.974cm" svg:y2="73.911cm" draw:start-shape="id348" draw:start-glue-point="0" draw:end-shape="id349" draw:end-glue-point="2" svg:d="M51974 75294v-1383" svg:viewBox="0 0 1 1384">
          <text:p/>
        </draw:connector>
        <draw:connector draw:style-name="gr7" draw:text-style-name="P7" draw:layer="layout" draw:type="line" svg:x1="51.974cm" svg:y1="73.011cm" svg:x2="52.024cm" svg:y2="71.911cm" draw:start-shape="id349" draw:start-glue-point="0" draw:end-shape="id350" draw:end-glue-point="2" svg:d="M51974 73011l50-1100" svg:viewBox="0 0 51 1101">
          <text:p/>
        </draw:connector>
        <draw:connector draw:style-name="gr5" draw:text-style-name="P6" draw:layer="layout" draw:type="line" svg:x1="53.074cm" svg:y1="71.461cm" svg:x2="52.474cm" svg:y2="75.744cm" draw:start-shape="id350" draw:start-glue-point="1" draw:end-shape="id348" draw:end-glue-point="1" svg:d="M53074 71461l-600 4283" svg:viewBox="0 0 601 4284">
          <text:p text:style-name="P1"><text:span text:style-name="T2">c</text:span></text:p>
        </draw:connector>
        <draw:custom-shape draw:style-name="gr1" draw:text-style-name="P2" xml:id="id351" draw:id="id351" draw:layer="layout" svg:width="1cm" svg:height="0.9cm" svg:x="54.087cm" svg:y="63.911cm">
          <text:p text:style-name="P1"><text:span text:style-name="T1">XOR</text:span></text:p>
          <text:p text:style-name="P1"><text:span text:style-name="T1">2_1718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2.024cm" svg:y1="71.011cm" svg:x2="54.587cm" svg:y2="64.811cm" draw:start-shape="id350" draw:start-glue-point="0" draw:end-shape="id351" draw:end-glue-point="2" svg:d="M52024 71011l2563-6200" svg:viewBox="0 0 2564 6201">
          <text:p/>
        </draw:connector>
        <draw:custom-shape draw:style-name="gr1" draw:text-style-name="P2" xml:id="id352" draw:id="id352" draw:layer="layout" svg:width="1cm" svg:height="0.9cm" svg:x="55.187cm" svg:y="63.911cm">
          <text:p text:style-name="P1"><text:span text:style-name="T1">AND</text:span></text:p>
          <text:p text:style-name="P1"><text:span text:style-name="T1">2_1719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2.024cm" svg:y1="71.011cm" svg:x2="55.687cm" svg:y2="64.811cm" draw:start-shape="id350" draw:start-glue-point="0" draw:end-shape="id352" draw:end-glue-point="2" svg:d="M52024 71011l3663-6200" svg:viewBox="0 0 3664 6201">
          <text:p/>
        </draw:connector>
        <draw:custom-shape draw:style-name="gr1" draw:text-style-name="P2" xml:id="id353" draw:id="id353" draw:layer="layout" svg:width="1cm" svg:height="0.9cm" svg:x="55.187cm" svg:y="65.511cm">
          <text:p text:style-name="P1"><text:span text:style-name="T1">NOT</text:span></text:p>
          <text:p text:style-name="P1"><text:span text:style-name="T1">2_1720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5.687cm" svg:y1="65.511cm" svg:x2="55.687cm" svg:y2="64.811cm" draw:start-shape="id353" draw:start-glue-point="0" draw:end-shape="id352" draw:end-glue-point="2" svg:d="M55687 65511v-700" svg:viewBox="0 0 1 701">
          <text:p/>
        </draw:connector>
        <draw:custom-shape draw:style-name="gr1" draw:text-style-name="P2" xml:id="id354" draw:id="id354" draw:layer="layout" svg:width="1cm" svg:height="0.9cm" svg:x="52.987cm" svg:y="63.911cm">
          <text:p text:style-name="P1"><text:span text:style-name="T1">AND</text:span></text:p>
          <text:p text:style-name="P1"><text:span text:style-name="T1">2_1819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2.024cm" svg:y1="71.011cm" svg:x2="53.487cm" svg:y2="64.811cm" draw:start-shape="id350" draw:start-glue-point="0" draw:end-shape="id354" draw:end-glue-point="2" svg:d="M52024 71011l1463-6200" svg:viewBox="0 0 1464 6201">
          <text:p/>
        </draw:connector>
        <draw:custom-shape draw:style-name="gr1" draw:text-style-name="P2" xml:id="id355" draw:id="id355" draw:layer="layout" svg:width="1cm" svg:height="0.9cm" svg:x="55.174cm" svg:y="75.294cm">
          <text:p text:style-name="P1"><text:span text:style-name="T1">IMUX</text:span></text:p>
          <text:p text:style-name="P1"><text:span text:style-name="T1">2_1809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4.087cm" svg:y1="77.811cm" svg:x2="55.674cm" svg:y2="76.194cm" draw:end-shape="id355" draw:end-glue-point="2" svg:d="M54087 77811l1587-1617" svg:viewBox="0 0 1588 1618">
          <text:p text:style-name="P1"><text:span text:style-name="T2">out_01/b</text:span></text:p>
        </draw:connector>
        <draw:connector draw:style-name="gr5" draw:text-style-name="P6" draw:layer="layout" draw:type="line" svg:x1="57.195cm" svg:y1="77.639cm" svg:x2="55.674cm" svg:y2="76.194cm" draw:end-shape="id355" draw:end-glue-point="2" svg:d="M57195 77639l-1521-1445" svg:viewBox="0 0 1522 1446">
          <text:p text:style-name="P1"><text:span text:style-name="T2">out_09/b</text:span></text:p>
        </draw:connector>
        <draw:custom-shape draw:style-name="gr2" draw:text-style-name="P3" xml:id="id357" draw:id="id357" draw:layer="layout" svg:width="2.1cm" svg:height="0.9cm" svg:x="54.674cm" svg:y="71.022cm">
          <text:p text:style-name="P1"><text:span text:style-name="T1">DFF (clk44)</text:span></text:p>
          <text:p text:style-name="P1"><text:span text:style-name="T1">2_19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6" draw:id="id356" draw:layer="layout" svg:width="1cm" svg:height="0.9cm" svg:x="55.174cm" svg:y="73.022cm">
          <text:p text:style-name="P1"><text:span text:style-name="T1">NOT</text:span></text:p>
          <text:p text:style-name="P1"><text:span text:style-name="T1">2_1808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5.674cm" svg:y1="75.294cm" svg:x2="55.674cm" svg:y2="73.922cm" draw:start-shape="id355" draw:start-glue-point="0" draw:end-shape="id356" draw:end-glue-point="2" svg:d="M55674 75294v-1372" svg:viewBox="0 0 1 1373">
          <text:p/>
        </draw:connector>
        <draw:connector draw:style-name="gr7" draw:text-style-name="P7" draw:layer="layout" draw:type="line" svg:x1="55.674cm" svg:y1="73.022cm" svg:x2="55.724cm" svg:y2="71.922cm" draw:start-shape="id356" draw:start-glue-point="0" draw:end-shape="id357" draw:end-glue-point="2" svg:d="M55674 73022l50-1100" svg:viewBox="0 0 51 1101">
          <text:p/>
        </draw:connector>
        <draw:connector draw:style-name="gr5" draw:text-style-name="P6" draw:layer="layout" draw:type="line" svg:x1="56.774cm" svg:y1="71.472cm" svg:x2="76.173cm" svg:y2="75.744cm" draw:start-shape="id357" draw:start-glue-point="1" draw:end-shape="id358" draw:end-glue-point="3" svg:d="M56774 71472l19399 4272" svg:viewBox="0 0 19400 4273">
          <text:p text:style-name="P1"><text:span text:style-name="T2">c</text:span></text:p>
        </draw:connector>
        <draw:custom-shape draw:style-name="gr1" draw:text-style-name="P2" xml:id="id358" draw:id="id358" draw:layer="layout" svg:width="1cm" svg:height="0.9cm" svg:x="76.173cm" svg:y="75.294cm">
          <text:p text:style-name="P1"><text:span text:style-name="T1">IMUX</text:span></text:p>
          <text:p text:style-name="P1"><text:span text:style-name="T1">2_1806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5.724cm" svg:y1="71.022cm" svg:x2="53.487cm" svg:y2="64.811cm" draw:start-shape="id357" draw:start-glue-point="0" draw:end-shape="id354" draw:end-glue-point="2" svg:d="M55724 71022l-2237-6211" svg:viewBox="0 0 2238 6212">
          <text:p/>
        </draw:connector>
        <draw:connector draw:style-name="gr7" draw:text-style-name="P7" draw:layer="layout" draw:type="line" svg:x1="55.724cm" svg:y1="71.022cm" svg:x2="54.587cm" svg:y2="64.811cm" draw:start-shape="id357" draw:start-glue-point="0" draw:end-shape="id351" draw:end-glue-point="2" svg:d="M55724 71022l-1137-6211" svg:viewBox="0 0 1138 6212">
          <text:p/>
        </draw:connector>
        <draw:connector draw:style-name="gr7" draw:text-style-name="P7" draw:layer="layout" draw:type="line" svg:x1="55.724cm" svg:y1="71.022cm" svg:x2="55.687cm" svg:y2="66.411cm" draw:start-shape="id357" draw:start-glue-point="0" draw:end-shape="id353" draw:end-glue-point="2" svg:d="M55724 71022l-37-4611" svg:viewBox="0 0 38 4612">
          <text:p/>
        </draw:connector>
        <draw:custom-shape draw:style-name="gr1" draw:text-style-name="P2" xml:id="id359" draw:id="id359" draw:layer="layout" svg:width="1cm" svg:height="0.9cm" svg:x="59.787cm" svg:y="66.511cm">
          <text:p text:style-name="P1"><text:span text:style-name="T1">XOR</text:span></text:p>
          <text:p text:style-name="P1"><text:span text:style-name="T1">2_1722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5.724cm" svg:y1="71.022cm" svg:x2="60.287cm" svg:y2="67.411cm" draw:start-shape="id357" draw:start-glue-point="0" draw:end-shape="id359" draw:end-glue-point="2" svg:d="M55724 71022l4563-3611" svg:viewBox="0 0 4564 3612">
          <text:p/>
        </draw:connector>
        <draw:connector draw:style-name="gr5" draw:text-style-name="P6" draw:layer="layout" draw:type="line" svg:x1="75.387cm" svg:y1="77.604cm" svg:x2="76.673cm" svg:y2="76.194cm" draw:end-shape="id358" draw:end-glue-point="2" svg:d="M75387 77604l1286-1410" svg:viewBox="0 0 1287 1411">
          <text:p text:style-name="P1"><text:span text:style-name="T2">out_05/b</text:span></text:p>
        </draw:connector>
        <draw:connector draw:style-name="gr5" draw:text-style-name="P6" draw:layer="layout" draw:type="line" svg:x1="78.187cm" svg:y1="77.811cm" svg:x2="76.673cm" svg:y2="76.194cm" draw:end-shape="id358" draw:end-glue-point="2" svg:d="M78187 77811l-1514-1617" svg:viewBox="0 0 1515 1618">
          <text:p text:style-name="P1"><text:span text:style-name="T2">out_13/b</text:span></text:p>
        </draw:connector>
        <draw:custom-shape draw:style-name="gr1" draw:text-style-name="P2" xml:id="id360" draw:id="id360" draw:layer="layout" svg:width="1cm" svg:height="0.9cm" svg:x="72.573cm" svg:y="75.294cm">
          <text:p text:style-name="P1"><text:span text:style-name="T1">IMUX</text:span></text:p>
          <text:p text:style-name="P1"><text:span text:style-name="T1">2_1803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1.787cm" svg:y1="77.504cm" svg:x2="73.073cm" svg:y2="76.194cm" draw:end-shape="id360" draw:end-glue-point="2" svg:d="M71787 77504l1286-1310" svg:viewBox="0 0 1287 1311">
          <text:p text:style-name="P1"><text:span text:style-name="T2">out_05/b</text:span></text:p>
        </draw:connector>
        <draw:connector draw:style-name="gr5" draw:text-style-name="P6" draw:layer="layout" draw:type="line" svg:x1="74.587cm" svg:y1="77.711cm" svg:x2="73.073cm" svg:y2="76.194cm" draw:end-shape="id360" draw:end-glue-point="2" svg:d="M74587 77711l-1514-1517" svg:viewBox="0 0 1515 1518">
          <text:p text:style-name="P1"><text:span text:style-name="T2">out_13/b</text:span></text:p>
        </draw:connector>
        <draw:custom-shape draw:style-name="gr1" draw:text-style-name="P2" xml:id="id361" draw:id="id361" draw:layer="layout" svg:width="1cm" svg:height="0.9cm" svg:x="60.987cm" svg:y="66.511cm">
          <text:p text:style-name="P1"><text:span text:style-name="T1">3-NOR</text:span></text:p>
          <text:p text:style-name="P1"><text:span text:style-name="T1">2_1723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5.724cm" svg:y1="71.022cm" svg:x2="61.487cm" svg:y2="67.411cm" draw:start-shape="id357" draw:start-glue-point="0" draw:end-shape="id361" draw:end-glue-point="2" svg:d="M55724 71022l5763-3611" svg:viewBox="0 0 5764 3612">
          <text:p/>
        </draw:connector>
        <draw:custom-shape draw:style-name="gr1" draw:text-style-name="P2" xml:id="id362" draw:id="id362" draw:layer="layout" svg:width="1cm" svg:height="0.9cm" svg:x="51.887cm" svg:y="63.911cm">
          <text:p text:style-name="P1"><text:span text:style-name="T1">BUF</text:span></text:p>
          <text:p text:style-name="P1"><text:span text:style-name="T1">2_18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7" draw:layer="layout" draw:type="line" svg:x1="55.724cm" svg:y1="71.022cm" svg:x2="52.387cm" svg:y2="64.811cm" draw:start-shape="id357" draw:start-glue-point="0" draw:end-shape="id362" draw:end-glue-point="2" svg:d="M55724 71022l-3337-6211" svg:viewBox="0 0 3338 6212">
          <text:p/>
        </draw:connector>
        <draw:custom-shape draw:style-name="gr1" draw:text-style-name="P2" xml:id="id363" draw:id="id363" draw:layer="layout" svg:width="1cm" svg:height="0.9cm" svg:x="58.373cm" svg:y="75.294cm">
          <text:p text:style-name="P1"><text:span text:style-name="T1">IMUX</text:span></text:p>
          <text:p text:style-name="P1"><text:span text:style-name="T1">2_1711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7.587cm" svg:y1="77.475cm" svg:x2="58.873cm" svg:y2="76.194cm" draw:end-shape="id363" draw:end-glue-point="2" svg:d="M57587 77475l1286-1281" svg:viewBox="0 0 1287 1282">
          <text:p text:style-name="P1"><text:span text:style-name="T2">out_02/b</text:span></text:p>
        </draw:connector>
        <draw:connector draw:style-name="gr5" draw:text-style-name="P6" draw:layer="layout" draw:type="line" svg:x1="60.387cm" svg:y1="77.682cm" svg:x2="58.873cm" svg:y2="76.194cm" draw:end-shape="id363" draw:end-glue-point="2" svg:d="M60387 77682l-1514-1488" svg:viewBox="0 0 1515 1489">
          <text:p text:style-name="P1"><text:span text:style-name="T2">out_10/b</text:span></text:p>
        </draw:connector>
        <draw:custom-shape draw:style-name="gr1" draw:text-style-name="P2" xml:id="id364" draw:id="id364" draw:layer="layout" svg:width="1cm" svg:height="0.9cm" svg:x="61.573cm" svg:y="75.294cm">
          <text:p text:style-name="P1"><text:span text:style-name="T1">IMUX</text:span></text:p>
          <text:p text:style-name="P1"><text:span text:style-name="T1">2_1903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0.787cm" svg:y1="77.464cm" svg:x2="62.073cm" svg:y2="76.194cm" draw:end-shape="id364" draw:end-glue-point="2" svg:d="M60787 77464l1286-1270" svg:viewBox="0 0 1287 1271">
          <text:p text:style-name="P1"><text:span text:style-name="T2">out_03/b</text:span></text:p>
        </draw:connector>
        <draw:connector draw:style-name="gr5" draw:text-style-name="P6" draw:layer="layout" draw:type="line" svg:x1="63.587cm" svg:y1="77.671cm" svg:x2="62.073cm" svg:y2="76.194cm" draw:end-shape="id364" draw:end-glue-point="2" svg:d="M63587 77671l-1514-1477" svg:viewBox="0 0 1515 1478">
          <text:p text:style-name="P1"><text:span text:style-name="T2">out_11/b</text:span></text:p>
        </draw:connector>
        <draw:custom-shape draw:style-name="gr1" draw:text-style-name="P2" xml:id="id365" draw:id="id365" draw:layer="layout" svg:width="1cm" svg:height="0.9cm" svg:x="65.173cm" svg:y="75.294cm">
          <text:p text:style-name="P1"><text:span text:style-name="T1">IMUX</text:span></text:p>
          <text:p text:style-name="P1"><text:span text:style-name="T1">2_1905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4.387cm" svg:y1="77.464cm" svg:x2="65.673cm" svg:y2="76.194cm" draw:end-shape="id365" draw:end-glue-point="2" svg:d="M64387 77464l1286-1270" svg:viewBox="0 0 1287 1271">
          <text:p text:style-name="P1"><text:span text:style-name="T2">out_03/b</text:span></text:p>
        </draw:connector>
        <draw:connector draw:style-name="gr5" draw:text-style-name="P6" draw:layer="layout" draw:type="line" svg:x1="67.187cm" svg:y1="77.671cm" svg:x2="65.673cm" svg:y2="76.194cm" draw:end-shape="id365" draw:end-glue-point="2" svg:d="M67187 77671l-1514-1477" svg:viewBox="0 0 1515 1478">
          <text:p text:style-name="P1"><text:span text:style-name="T2">out_11/b</text:span></text:p>
        </draw:connector>
        <draw:custom-shape draw:style-name="gr1" draw:text-style-name="P2" xml:id="id366" draw:id="id366" draw:layer="layout" svg:width="1cm" svg:height="0.9cm" svg:x="68.873cm" svg:y="75.294cm">
          <text:p text:style-name="P1"><text:span text:style-name="T1">IMUX</text:span></text:p>
          <text:p text:style-name="P1"><text:span text:style-name="T1">2_1807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8.087cm" svg:y1="77.564cm" svg:x2="69.373cm" svg:y2="76.194cm" draw:end-shape="id366" draw:end-glue-point="2" svg:d="M68087 77564l1286-1370" svg:viewBox="0 0 1287 1371">
          <text:p text:style-name="P1"><text:span text:style-name="T2">out_04/b</text:span></text:p>
        </draw:connector>
        <draw:connector draw:style-name="gr5" draw:text-style-name="P6" draw:layer="layout" draw:type="line" svg:x1="70.887cm" svg:y1="77.771cm" svg:x2="69.373cm" svg:y2="76.194cm" draw:end-shape="id366" draw:end-glue-point="2" svg:d="M70887 77771l-1514-1577" svg:viewBox="0 0 1515 1578">
          <text:p text:style-name="P1"><text:span text:style-name="T2">out_12/b</text:span></text:p>
        </draw:connector>
        <draw:custom-shape draw:style-name="gr1" draw:text-style-name="P2" xml:id="id367" draw:id="id367" draw:layer="layout" svg:width="1cm" svg:height="0.9cm" svg:x="79.273cm" svg:y="75.294cm">
          <text:p text:style-name="P1"><text:span text:style-name="T1">IMUX</text:span></text:p>
          <text:p text:style-name="P1"><text:span text:style-name="T1">2_1710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8.487cm" svg:y1="77.594cm" svg:x2="79.773cm" svg:y2="76.194cm" draw:end-shape="id367" draw:end-glue-point="2" svg:d="M78487 77594l1286-1400" svg:viewBox="0 0 1287 1401">
          <text:p text:style-name="P1"><text:span text:style-name="T2">out_06/b</text:span></text:p>
        </draw:connector>
        <draw:connector draw:style-name="gr5" draw:text-style-name="P6" draw:layer="layout" draw:type="line" svg:x1="81.287cm" svg:y1="77.801cm" svg:x2="79.773cm" svg:y2="76.194cm" draw:end-shape="id367" draw:end-glue-point="2" svg:d="M81287 77801l-1514-1607" svg:viewBox="0 0 1515 1608">
          <text:p text:style-name="P1"><text:span text:style-name="T2">out_14/b</text:span></text:p>
        </draw:connector>
        <draw:custom-shape draw:style-name="gr1" draw:text-style-name="P2" xml:id="id368" draw:id="id368" draw:layer="layout" svg:width="1cm" svg:height="0.9cm" svg:x="82.373cm" svg:y="75.294cm">
          <text:p text:style-name="P1"><text:span text:style-name="T1">IMUX</text:span></text:p>
          <text:p text:style-name="P1"><text:span text:style-name="T1">2_1706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81.587cm" svg:y1="77.577cm" svg:x2="82.873cm" svg:y2="76.194cm" draw:end-shape="id368" draw:end-glue-point="2" svg:d="M81587 77577l1286-1383" svg:viewBox="0 0 1287 1384">
          <text:p text:style-name="P1"><text:span text:style-name="T2">out_07/b</text:span></text:p>
        </draw:connector>
        <draw:connector draw:style-name="gr5" draw:text-style-name="P6" draw:layer="layout" draw:type="line" svg:x1="84.387cm" svg:y1="77.784cm" svg:x2="82.873cm" svg:y2="76.194cm" draw:end-shape="id368" draw:end-glue-point="2" svg:d="M84387 77784l-1514-1590" svg:viewBox="0 0 1515 1591">
          <text:p text:style-name="P1"><text:span text:style-name="T2">out_15/b</text:span></text:p>
        </draw:connector>
        <draw:custom-shape draw:style-name="gr1" draw:text-style-name="P2" xml:id="id369" draw:id="id369" draw:layer="layout" svg:width="1cm" svg:height="0.9cm" svg:x="58.4cm" svg:y="73.022cm">
          <text:p text:style-name="P1"><text:span text:style-name="T1">NOT</text:span></text:p>
          <text:p text:style-name="P1"><text:span text:style-name="T1">2_1712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8.873cm" svg:y1="75.294cm" svg:x2="58.9cm" svg:y2="73.922cm" draw:start-shape="id363" draw:start-glue-point="0" draw:end-shape="id369" draw:end-glue-point="2" svg:d="M58873 75294l27-1372" svg:viewBox="0 0 28 1373">
          <text:p/>
        </draw:connector>
        <draw:connector draw:style-name="gr7" draw:text-style-name="P7" draw:layer="layout" draw:type="line" svg:x1="58.9cm" svg:y1="73.022cm" svg:x2="58.95cm" svg:y2="71.922cm" draw:start-shape="id369" draw:start-glue-point="0" draw:end-shape="id370" draw:end-glue-point="2" svg:d="M58900 73022l50-1100" svg:viewBox="0 0 51 1101">
          <text:p/>
        </draw:connector>
        <draw:custom-shape draw:style-name="gr2" draw:text-style-name="P3" xml:id="id372" draw:id="id372" draw:layer="layout" svg:width="2.1cm" svg:height="0.9cm" svg:x="78.787cm" svg:y="71.158cm">
          <text:p text:style-name="P1"><text:span text:style-name="T1">DFF (clk44)</text:span></text:p>
          <text:p text:style-name="P1"><text:span text:style-name="T1">2_170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1" draw:id="id371" draw:layer="layout" svg:width="1cm" svg:height="0.9cm" svg:x="79.287cm" svg:y="73.158cm">
          <text:p text:style-name="P1"><text:span text:style-name="T1">NOT</text:span></text:p>
          <text:p text:style-name="P1"><text:span text:style-name="T1">2_1709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9.773cm" svg:y1="75.294cm" svg:x2="79.787cm" svg:y2="74.058cm" draw:start-shape="id367" draw:start-glue-point="0" draw:end-shape="id371" draw:end-glue-point="2" svg:d="M79773 75294l14-1236" svg:viewBox="0 0 15 1237">
          <text:p/>
        </draw:connector>
        <draw:connector draw:style-name="gr7" draw:text-style-name="P7" draw:layer="layout" draw:type="line" svg:x1="79.787cm" svg:y1="73.158cm" svg:x2="79.837cm" svg:y2="72.058cm" draw:start-shape="id371" draw:start-glue-point="0" draw:end-shape="id372" draw:end-glue-point="2" svg:d="M79787 73158l50-1100" svg:viewBox="0 0 51 1101">
          <text:p/>
        </draw:connector>
        <draw:custom-shape draw:style-name="gr2" draw:text-style-name="P3" xml:id="id374" draw:id="id374" draw:layer="layout" svg:width="2.1cm" svg:height="0.9cm" svg:x="81.887cm" svg:y="71.158cm">
          <text:p text:style-name="P1"><text:span text:style-name="T1">DFF (clk44)</text:span></text:p>
          <text:p text:style-name="P1"><text:span text:style-name="T1">2_170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3" draw:id="id373" draw:layer="layout" svg:width="1cm" svg:height="0.9cm" svg:x="82.387cm" svg:y="73.158cm">
          <text:p text:style-name="P1"><text:span text:style-name="T1">NOT</text:span></text:p>
          <text:p text:style-name="P1"><text:span text:style-name="T1">2_1705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82.873cm" svg:y1="75.294cm" svg:x2="82.887cm" svg:y2="74.058cm" draw:start-shape="id368" draw:start-glue-point="0" draw:end-shape="id373" draw:end-glue-point="2" svg:d="M82873 75294l14-1236" svg:viewBox="0 0 15 1237">
          <text:p/>
        </draw:connector>
        <draw:connector draw:style-name="gr7" draw:text-style-name="P7" draw:layer="layout" draw:type="line" svg:x1="82.887cm" svg:y1="73.158cm" svg:x2="82.937cm" svg:y2="72.058cm" draw:start-shape="id373" draw:start-glue-point="0" draw:end-shape="id374" draw:end-glue-point="2" svg:d="M82887 73158l50-1100" svg:viewBox="0 0 51 1101">
          <text:p/>
        </draw:connector>
        <draw:custom-shape draw:style-name="gr2" draw:text-style-name="P3" xml:id="id376" draw:id="id376" draw:layer="layout" svg:width="2.1cm" svg:height="0.9cm" svg:x="68.4cm" svg:y="71.111cm">
          <text:p text:style-name="P1"><text:span text:style-name="T1">DFF (clk44)</text:span></text:p>
          <text:p text:style-name="P1"><text:span text:style-name="T1">2_18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5" draw:id="id375" draw:layer="layout" svg:width="1cm" svg:height="0.9cm" svg:x="68.9cm" svg:y="73.111cm">
          <text:p text:style-name="P1"><text:span text:style-name="T1">NOT</text:span></text:p>
          <text:p text:style-name="P1"><text:span text:style-name="T1">2_1810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9.373cm" svg:y1="75.294cm" svg:x2="69.4cm" svg:y2="74.011cm" draw:start-shape="id366" draw:start-glue-point="0" draw:end-shape="id375" draw:end-glue-point="2" svg:d="M69373 75294l27-1283" svg:viewBox="0 0 28 1284">
          <text:p/>
        </draw:connector>
        <draw:connector draw:style-name="gr7" draw:text-style-name="P7" draw:layer="layout" draw:type="line" svg:x1="69.4cm" svg:y1="73.111cm" svg:x2="69.45cm" svg:y2="72.011cm" draw:start-shape="id375" draw:start-glue-point="0" draw:end-shape="id376" draw:end-glue-point="2" svg:d="M69400 73111l50-1100" svg:viewBox="0 0 51 1101">
          <text:p/>
        </draw:connector>
        <draw:custom-shape draw:style-name="gr2" draw:text-style-name="P3" xml:id="id378" draw:id="id378" draw:layer="layout" svg:width="2.1cm" svg:height="0.9cm" svg:x="75.7cm" svg:y="71.158cm">
          <text:p text:style-name="P1"><text:span text:style-name="T1">DFF (clk44)</text:span></text:p>
          <text:p text:style-name="P1"><text:span text:style-name="T1">2_190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7" draw:id="id377" draw:layer="layout" svg:width="1cm" svg:height="0.9cm" svg:x="76.2cm" svg:y="73.158cm">
          <text:p text:style-name="P1"><text:span text:style-name="T1">NOT</text:span></text:p>
          <text:p text:style-name="P1"><text:span text:style-name="T1">2_1805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6.673cm" svg:y1="75.294cm" svg:x2="76.7cm" svg:y2="74.058cm" draw:start-shape="id358" draw:start-glue-point="0" draw:end-shape="id377" draw:end-glue-point="2" svg:d="M76673 75294l27-1236" svg:viewBox="0 0 28 1237">
          <text:p/>
        </draw:connector>
        <draw:connector draw:style-name="gr7" draw:text-style-name="P7" draw:layer="layout" draw:type="line" svg:x1="76.7cm" svg:y1="73.158cm" svg:x2="76.75cm" svg:y2="72.058cm" draw:start-shape="id377" draw:start-glue-point="0" draw:end-shape="id378" draw:end-glue-point="2" svg:d="M76700 73158l50-1100" svg:viewBox="0 0 51 1101">
          <text:p/>
        </draw:connector>
        <draw:custom-shape draw:style-name="gr2" draw:text-style-name="P3" xml:id="id380" draw:id="id380" draw:layer="layout" svg:width="2.1cm" svg:height="0.9cm" svg:x="72.1cm" svg:y="71.101cm">
          <text:p text:style-name="P1"><text:span text:style-name="T1">DFF (clk44)</text:span></text:p>
          <text:p text:style-name="P1"><text:span text:style-name="T1">2_190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9" draw:id="id379" draw:layer="layout" svg:width="1cm" svg:height="0.9cm" svg:x="72.6cm" svg:y="73.101cm">
          <text:p text:style-name="P1"><text:span text:style-name="T1">NOT</text:span></text:p>
          <text:p text:style-name="P1"><text:span text:style-name="T1">2_1900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73.073cm" svg:y1="75.294cm" svg:x2="73.1cm" svg:y2="74.001cm" draw:start-shape="id360" draw:start-glue-point="0" draw:end-shape="id379" draw:end-glue-point="2" svg:d="M73073 75294l27-1293" svg:viewBox="0 0 28 1294">
          <text:p/>
        </draw:connector>
        <draw:connector draw:style-name="gr7" draw:text-style-name="P7" draw:layer="layout" draw:type="line" svg:x1="73.1cm" svg:y1="73.101cm" svg:x2="73.15cm" svg:y2="72.001cm" draw:start-shape="id379" draw:start-glue-point="0" draw:end-shape="id380" draw:end-glue-point="2" svg:d="M73100 73101l50-1100" svg:viewBox="0 0 51 1101">
          <text:p/>
        </draw:connector>
        <draw:custom-shape draw:style-name="gr2" draw:text-style-name="P3" xml:id="id382" draw:id="id382" draw:layer="layout" svg:width="2.1cm" svg:height="0.9cm" svg:x="61.1cm" svg:y="71.011cm">
          <text:p text:style-name="P1"><text:span text:style-name="T1">DFF (clk44)</text:span></text:p>
          <text:p text:style-name="P1"><text:span text:style-name="T1">2_1804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2.073cm" svg:y1="75.294cm" svg:x2="62.1cm" svg:y2="73.911cm" draw:start-shape="id364" draw:start-glue-point="0" draw:end-shape="id381" draw:end-glue-point="2" svg:d="M62073 75294l27-1383" svg:viewBox="0 0 28 1384">
          <text:p/>
        </draw:connector>
        <draw:connector draw:style-name="gr7" draw:text-style-name="P7" draw:layer="layout" draw:type="line" svg:x1="62.1cm" svg:y1="73.011cm" svg:x2="62.15cm" svg:y2="71.911cm" draw:start-shape="id381" draw:start-glue-point="0" draw:end-shape="id382" draw:end-glue-point="2" svg:d="M62100 73011l50-1100" svg:viewBox="0 0 51 1101">
          <text:p/>
        </draw:connector>
        <draw:custom-shape draw:style-name="gr2" draw:text-style-name="P3" xml:id="id384" draw:id="id384" draw:layer="layout" svg:width="2.1cm" svg:height="0.9cm" svg:x="64.7cm" svg:y="71.011cm">
          <text:p text:style-name="P1"><text:span text:style-name="T1">DFF (clk44)</text:span></text:p>
          <text:p text:style-name="P1"><text:span text:style-name="T1">2_190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3" draw:id="id383" draw:layer="layout" svg:width="1cm" svg:height="0.9cm" svg:x="65.2cm" svg:y="73.011cm">
          <text:p text:style-name="P1"><text:span text:style-name="T1">NOT</text:span></text:p>
          <text:p text:style-name="P1"><text:span text:style-name="T1">2_1904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5.673cm" svg:y1="75.294cm" svg:x2="65.7cm" svg:y2="73.911cm" draw:start-shape="id365" draw:start-glue-point="0" draw:end-shape="id383" draw:end-glue-point="2" svg:d="M65673 75294l27-1383" svg:viewBox="0 0 28 1384">
          <text:p/>
        </draw:connector>
        <draw:connector draw:style-name="gr7" draw:text-style-name="P7" draw:layer="layout" draw:type="line" svg:x1="65.7cm" svg:y1="73.011cm" svg:x2="65.75cm" svg:y2="71.911cm" draw:start-shape="id383" draw:start-glue-point="0" draw:end-shape="id384" draw:end-glue-point="2" svg:d="M65700 73011l50-1100" svg:viewBox="0 0 51 1101">
          <text:p/>
        </draw:connector>
        <draw:connector draw:style-name="gr5" draw:text-style-name="P6" draw:layer="layout" draw:type="line" svg:x1="60cm" svg:y1="71.472cm" svg:x2="79.273cm" svg:y2="75.744cm" draw:start-shape="id370" draw:start-glue-point="1" draw:end-shape="id367" draw:end-glue-point="3" svg:d="M60000 71472l19273 4272" svg:viewBox="0 0 19274 4273">
          <text:p text:style-name="P1"><text:span text:style-name="T2">c</text:span></text:p>
        </draw:connector>
        <draw:custom-shape draw:style-name="gr1" draw:text-style-name="P2" xml:id="id385" draw:id="id385" draw:layer="layout" svg:width="1cm" svg:height="0.9cm" svg:x="59.787cm" svg:y="68.411cm">
          <text:p text:style-name="P1"><text:span text:style-name="T1">XOR</text:span></text:p>
          <text:p text:style-name="P1"><text:span text:style-name="T1">2_1721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8.95cm" svg:y1="71.022cm" svg:x2="60.287cm" svg:y2="69.311cm" draw:start-shape="id370" draw:start-glue-point="0" draw:end-shape="id385" draw:end-glue-point="2" svg:d="M58950 71022l1337-1711" svg:viewBox="0 0 1338 1712">
          <text:p/>
        </draw:connector>
        <draw:connector draw:style-name="gr7" draw:text-style-name="P7" draw:layer="layout" draw:type="line" svg:x1="58.95cm" svg:y1="71.022cm" svg:x2="61.487cm" svg:y2="67.411cm" draw:start-shape="id370" draw:start-glue-point="0" draw:end-shape="id361" draw:end-glue-point="2" svg:d="M58950 71022l2537-3611" svg:viewBox="0 0 2538 3612">
          <text:p/>
        </draw:connector>
        <draw:custom-shape draw:style-name="gr1" draw:text-style-name="P2" xml:id="id386" draw:id="id386" draw:layer="layout" svg:width="1cm" svg:height="0.9cm" svg:x="58.587cm" svg:y="66.511cm">
          <text:p text:style-name="P1"><text:span text:style-name="T1">3-NAND</text:span></text:p>
          <text:p text:style-name="P1"><text:span text:style-name="T1">2_1724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8.95cm" svg:y1="71.022cm" svg:x2="59.087cm" svg:y2="67.411cm" draw:start-shape="id370" draw:start-glue-point="0" draw:end-shape="id386" draw:end-glue-point="2" svg:d="M58950 71022l137-3611" svg:viewBox="0 0 138 3612">
          <text:p/>
        </draw:connector>
        <draw:connector draw:style-name="gr7" draw:text-style-name="P7" draw:layer="layout" draw:type="line" svg:x1="55.724cm" svg:y1="71.022cm" svg:x2="59.087cm" svg:y2="67.411cm" draw:start-shape="id357" draw:start-glue-point="0" draw:end-shape="id386" draw:end-glue-point="2" svg:d="M55724 71022l3363-3611" svg:viewBox="0 0 3364 3612">
          <text:p/>
        </draw:connector>
        <draw:connector draw:style-name="gr5" draw:text-style-name="P6" draw:layer="layout" draw:type="line" svg:x1="63.2cm" svg:y1="71.461cm" svg:x2="82.373cm" svg:y2="75.744cm" draw:start-shape="id382" draw:start-glue-point="1" draw:end-shape="id368" draw:end-glue-point="3" svg:d="M63200 71461l19173 4283" svg:viewBox="0 0 19174 4284">
          <text:p text:style-name="P1"><text:span text:style-name="T2">c</text:span></text:p>
        </draw:connector>
        <draw:connector draw:style-name="gr7" draw:text-style-name="P7" draw:layer="layout" draw:type="line" svg:x1="62.15cm" svg:y1="71.011cm" svg:x2="60.287cm" svg:y2="69.311cm" draw:start-shape="id382" draw:start-glue-point="0" draw:end-shape="id385" draw:end-glue-point="2" svg:d="M62150 71011l-1863-1700" svg:viewBox="0 0 1864 1701">
          <text:p/>
        </draw:connector>
        <draw:connector draw:style-name="gr7" draw:text-style-name="P7" draw:layer="layout" draw:type="line" svg:x1="62.15cm" svg:y1="71.011cm" svg:x2="61.487cm" svg:y2="67.411cm" draw:start-shape="id382" draw:start-glue-point="0" draw:end-shape="id361" draw:end-glue-point="2" svg:d="M62150 71011l-663-3600" svg:viewBox="0 0 664 3601">
          <text:p/>
        </draw:connector>
        <draw:connector draw:style-name="gr7" draw:text-style-name="P7" draw:layer="layout" draw:type="line" svg:x1="62.15cm" svg:y1="71.011cm" svg:x2="59.087cm" svg:y2="67.411cm" draw:start-shape="id382" draw:start-glue-point="0" draw:end-shape="id386" draw:end-glue-point="2" svg:d="M62150 71011l-3063-3600" svg:viewBox="0 0 3064 3601">
          <text:p/>
        </draw:connector>
        <draw:custom-shape draw:style-name="gr1" draw:text-style-name="P2" xml:id="id387" draw:id="id387" draw:layer="layout" svg:width="1cm" svg:height="0.9cm" svg:x="58.587cm" svg:y="64.011cm">
          <text:p text:style-name="P1"><text:span text:style-name="T1">NAND</text:span></text:p>
          <text:p text:style-name="P1"><text:span text:style-name="T1">2_1725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2.15cm" svg:y1="71.011cm" svg:x2="59.087cm" svg:y2="64.911cm" draw:start-shape="id382" draw:start-glue-point="0" draw:end-shape="id387" draw:end-glue-point="2" svg:d="M62150 71011l-3063-6100" svg:viewBox="0 0 3064 6101">
          <text:p/>
        </draw:connector>
        <draw:custom-shape draw:style-name="gr1" draw:text-style-name="P2" xml:id="id388" draw:id="id388" draw:layer="layout" svg:width="1cm" svg:height="0.9cm" svg:x="60.987cm" svg:y="64.011cm">
          <text:p text:style-name="P1"><text:span text:style-name="T1">NAND</text:span></text:p>
          <text:p text:style-name="P1"><text:span text:style-name="T1">2_1727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59.087cm" svg:y1="66.511cm" svg:x2="59.087cm" svg:y2="64.911cm" draw:start-shape="id386" draw:start-glue-point="0" draw:end-shape="id387" draw:end-glue-point="2" svg:d="M59087 66511v-1600" svg:viewBox="0 0 1 1601">
          <text:p/>
        </draw:connector>
        <draw:connector draw:style-name="gr7" draw:text-style-name="P7" draw:layer="layout" draw:type="line" svg:x1="59.087cm" svg:y1="66.511cm" svg:x2="61.487cm" svg:y2="64.911cm" draw:start-shape="id386" draw:start-glue-point="0" draw:end-shape="id388" draw:end-glue-point="2" svg:d="M59087 66511l2400-1600" svg:viewBox="0 0 2401 1601">
          <text:p/>
        </draw:connector>
        <draw:custom-shape draw:style-name="gr1" draw:text-style-name="P2" xml:id="id389" draw:id="id389" draw:layer="layout" svg:width="1cm" svg:height="0.9cm" svg:x="62.187cm" svg:y="64.011cm">
          <text:p text:style-name="P1"><text:span text:style-name="T1">OR</text:span></text:p>
          <text:p text:style-name="P1"><text:span text:style-name="T1">2_17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0" draw:id="id390" draw:layer="layout" svg:width="1cm" svg:height="0.9cm" svg:x="59.787cm" svg:y="64.011cm">
          <text:p text:style-name="P1"><text:span text:style-name="T1">OR</text:span></text:p>
          <text:p text:style-name="P1"><text:span text:style-name="T1">2_1728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2.15cm" svg:y1="71.011cm" svg:x2="62.687cm" svg:y2="64.911cm" draw:start-shape="id382" draw:start-glue-point="0" draw:end-shape="id389" draw:end-glue-point="2" svg:d="M62150 71011l537-6100" svg:viewBox="0 0 538 6101">
          <text:p/>
        </draw:connector>
        <draw:connector draw:style-name="gr7" draw:text-style-name="P7" draw:layer="layout" draw:type="line" svg:x1="61.487cm" svg:y1="66.511cm" svg:x2="62.687cm" svg:y2="64.911cm" draw:start-shape="id361" draw:start-glue-point="0" draw:end-shape="id389" draw:end-glue-point="2" svg:d="M61487 66511l1200-1600" svg:viewBox="0 0 1201 1601">
          <text:p/>
        </draw:connector>
        <draw:connector draw:style-name="gr7" draw:text-style-name="P7" draw:layer="layout" draw:type="line" svg:x1="61.487cm" svg:y1="66.511cm" svg:x2="60.287cm" svg:y2="64.911cm" draw:start-shape="id361" draw:start-glue-point="0" draw:end-shape="id390" draw:end-glue-point="2" svg:d="M61487 66511l-1200-1600" svg:viewBox="0 0 1201 1601">
          <text:p/>
        </draw:connector>
        <draw:connector draw:style-name="gr7" draw:text-style-name="P7" draw:layer="layout" draw:type="line" svg:x1="60.287cm" svg:y1="66.511cm" svg:x2="60.287cm" svg:y2="64.911cm" draw:start-shape="id359" draw:start-glue-point="0" draw:end-shape="id390" draw:end-glue-point="2" svg:d="M60287 66511v-1600" svg:viewBox="0 0 1 1601">
          <text:p/>
        </draw:connector>
        <draw:connector draw:style-name="gr7" draw:text-style-name="P7" draw:layer="layout" draw:type="line" svg:x1="60.287cm" svg:y1="66.511cm" svg:x2="61.487cm" svg:y2="64.911cm" draw:start-shape="id359" draw:start-glue-point="0" draw:end-shape="id388" draw:end-glue-point="2" svg:d="M60287 66511l1200-1600" svg:viewBox="0 0 1201 1601">
          <text:p/>
        </draw:connector>
        <draw:connector draw:style-name="gr7" draw:text-style-name="P7" draw:layer="layout" draw:type="line" svg:x1="60.287cm" svg:y1="68.411cm" svg:x2="60.287cm" svg:y2="67.411cm" draw:start-shape="id385" draw:start-glue-point="0" draw:end-shape="id359" draw:end-glue-point="2" svg:d="M60287 68411v-1000" svg:viewBox="0 0 1 1001">
          <text:p/>
        </draw:connector>
        <draw:connector draw:style-name="gr5" draw:text-style-name="P6" draw:layer="layout" draw:type="line" svg:x1="64.7cm" svg:y1="71.461cm" svg:x2="56.174cm" svg:y2="75.744cm" draw:start-shape="id384" draw:start-glue-point="3" draw:end-shape="id355" draw:end-glue-point="1" svg:d="M64700 71461l-8526 4283" svg:viewBox="0 0 8527 4284">
          <text:p text:style-name="P1"><text:span text:style-name="T2">c</text:span></text:p>
        </draw:connector>
        <draw:connector draw:style-name="gr5" draw:text-style-name="P6" draw:layer="layout" draw:type="line" svg:x1="68.4cm" svg:y1="71.561cm" svg:x2="59.373cm" svg:y2="75.744cm" draw:start-shape="id376" draw:start-glue-point="3" draw:end-shape="id363" draw:end-glue-point="1" svg:d="M68400 71561l-9027 4183" svg:viewBox="0 0 9028 4184">
          <text:p text:style-name="P1"><text:span text:style-name="T2">c</text:span></text:p>
        </draw:connector>
        <draw:connector draw:style-name="gr5" draw:text-style-name="P6" draw:layer="layout" draw:type="line" svg:x1="75.7cm" svg:y1="71.608cm" svg:x2="66.173cm" svg:y2="75.744cm" draw:start-shape="id378" draw:start-glue-point="3" draw:end-shape="id365" svg:d="M75700 71608l-9527 4136" svg:viewBox="0 0 9528 4137">
          <text:p text:style-name="P1"><text:span text:style-name="T2">c</text:span></text:p>
        </draw:connector>
        <draw:connector draw:style-name="gr5" draw:text-style-name="P6" draw:layer="layout" draw:type="line" svg:x1="72.1cm" svg:y1="71.551cm" svg:x2="62.573cm" svg:y2="75.744cm" draw:start-shape="id380" draw:start-glue-point="3" draw:end-shape="id364" draw:end-glue-point="1" svg:d="M72100 71551l-9527 4193" svg:viewBox="0 0 9528 4194">
          <text:p text:style-name="P1"><text:span text:style-name="T2">c</text:span></text:p>
        </draw:connector>
        <draw:connector draw:style-name="gr5" draw:text-style-name="P6" draw:layer="layout" draw:type="line" svg:x1="78.787cm" svg:y1="71.608cm" svg:x2="69.873cm" svg:y2="75.744cm" draw:start-shape="id372" draw:start-glue-point="3" draw:end-shape="id366" draw:end-glue-point="1" svg:d="M78787 71608l-8914 4136" svg:viewBox="0 0 8915 4137">
          <text:p text:style-name="P1"><text:span text:style-name="T2">c</text:span></text:p>
        </draw:connector>
        <draw:connector draw:style-name="gr5" draw:text-style-name="P6" draw:layer="layout" draw:type="line" svg:x1="81.887cm" svg:y1="71.608cm" svg:x2="73.573cm" svg:y2="75.744cm" draw:start-shape="id374" draw:start-glue-point="3" draw:end-shape="id360" draw:end-glue-point="1" svg:d="M81887 71608l-8314 4136" svg:viewBox="0 0 8315 4137">
          <text:p text:style-name="P1"><text:span text:style-name="T2">c</text:span></text:p>
        </draw:connector>
        <draw:custom-shape draw:style-name="gr1" draw:text-style-name="P2" xml:id="id391" draw:id="id391" draw:layer="layout" svg:width="1cm" svg:height="0.9cm" svg:x="74.787cm" svg:y="62.913cm">
          <text:p text:style-name="P1"><text:span text:style-name="T1">4-MUX (power/s0)</text:span></text:p>
          <text:p text:style-name="P1"><text:span text:style-name="T1">2_18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0" draw:id="id410" draw:layer="layout" svg:width="1cm" svg:height="0.9cm" svg:x="75.887cm" svg:y="62.913cm">
          <text:p text:style-name="P1"><text:span text:style-name="T1">IMUX</text:span></text:p>
          <text:p text:style-name="P1"><text:span text:style-name="T1">2_18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3" draw:id="id393" draw:layer="layout" svg:width="1cm" svg:height="0.9cm" svg:x="68.187cm" svg:y="62.911cm">
          <text:p text:style-name="P1"><text:span text:style-name="T1">4-MUX</text:span></text:p>
          <text:p text:style-name="P1"><text:span text:style-name="T1">2_18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5" draw:id="id395" draw:layer="layout" svg:width="1cm" svg:height="0.9cm" svg:x="72.587cm" svg:y="62.913cm">
          <text:p text:style-name="P1"><text:span text:style-name="T1">4-MUX</text:span></text:p>
          <text:p text:style-name="P1"><text:span text:style-name="T1">2_19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7" draw:id="id397" draw:layer="layout" svg:width="1cm" svg:height="0.9cm" svg:x="71.487cm" svg:y="62.913cm">
          <text:p text:style-name="P1"><text:span text:style-name="T1">4-MUX</text:span></text:p>
          <text:p text:style-name="P1"><text:span text:style-name="T1">2_192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9" draw:id="id399" draw:layer="layout" svg:width="1cm" svg:height="0.9cm" svg:x="73.687cm" svg:y="62.913cm">
          <text:p text:style-name="P1"><text:span text:style-name="T1">4-MUX (power/s1)</text:span></text:p>
          <text:p text:style-name="P1"><text:span text:style-name="T1">2_19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1" draw:id="id401" draw:layer="layout" svg:width="1cm" svg:height="0.9cm" svg:x="65.987cm" svg:y="62.911cm">
          <text:p text:style-name="P1"><text:span text:style-name="T1">4-MUX</text:span></text:p>
          <text:p text:style-name="P1"><text:span text:style-name="T1">2_20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3" draw:id="id403" draw:layer="layout" svg:width="1cm" svg:height="0.9cm" svg:x="69.287cm" svg:y="62.911cm">
          <text:p text:style-name="P1"><text:span text:style-name="T1">4-MUX (ground/s1)</text:span></text:p>
          <text:p text:style-name="P1"><text:span text:style-name="T1">2_21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5" draw:id="id405" draw:layer="layout" svg:width="1cm" svg:height="0.9cm" svg:x="67.087cm" svg:y="62.911cm">
          <text:p text:style-name="P1"><text:span text:style-name="T1">4-MUX</text:span></text:p>
          <text:p text:style-name="P1"><text:span text:style-name="T1">2_212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7" draw:id="id407" draw:layer="layout" svg:width="1cm" svg:height="0.9cm" svg:x="70.387cm" svg:y="62.913cm">
          <text:p text:style-name="P1"><text:span text:style-name="T1">4-MUX (ground/s0)</text:span></text:p>
          <text:p text:style-name="P1"><text:span text:style-name="T1">2_21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11" draw:id="id411" draw:layer="layout" svg:width="1cm" svg:height="0.9cm" svg:x="64.887cm" svg:y="62.913cm">
          <text:p text:style-name="P1"><text:span text:style-name="T1">IMUX</text:span></text:p>
          <text:p text:style-name="P1"><text:span text:style-name="T1">2_20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9" draw:id="id409" draw:layer="layout" svg:width="1cm" svg:height="0.9cm" svg:x="63.787cm" svg:y="62.945cm">
          <text:p text:style-name="P1"><text:span text:style-name="T1">NOT</text:span></text:p>
          <text:p text:style-name="P1"><text:span text:style-name="T1">2_212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2" draw:id="id392" draw:layer="layout" svg:width="1cm" svg:height="0.9cm" svg:x="74.787cm" svg:y="61.413cm">
          <text:p text:style-name="P1"><text:span text:style-name="T1">NOT</text:span></text:p>
          <text:p text:style-name="P1"><text:span text:style-name="T1">2_181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75.287cm" svg:y1="62.913cm" svg:x2="75.287cm" svg:y2="62.313cm" draw:start-shape="id391" draw:start-glue-point="0" draw:end-shape="id392" draw:end-glue-point="2" svg:d="M75287 62913v-600" svg:viewBox="0 0 1 601">
          <text:p/>
        </draw:connector>
        <draw:custom-shape draw:style-name="gr1" draw:text-style-name="P2" xml:id="id394" draw:id="id394" draw:layer="layout" svg:width="1cm" svg:height="0.9cm" svg:x="68.187cm" svg:y="61.413cm">
          <text:p text:style-name="P1"><text:span text:style-name="T1">NOT</text:span></text:p>
          <text:p text:style-name="P1"><text:span text:style-name="T1">2_222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8.687cm" svg:y1="62.911cm" svg:x2="68.687cm" svg:y2="62.313cm" draw:start-shape="id393" draw:start-glue-point="0" draw:end-shape="id394" draw:end-glue-point="2" svg:d="M68687 62911v-598" svg:viewBox="0 0 1 599">
          <text:p/>
        </draw:connector>
        <draw:custom-shape draw:style-name="gr1" draw:text-style-name="P2" xml:id="id396" draw:id="id396" draw:layer="layout" svg:width="1cm" svg:height="0.9cm" svg:x="72.587cm" svg:y="61.413cm">
          <text:p text:style-name="P1"><text:span text:style-name="T1">NOT</text:span></text:p>
          <text:p text:style-name="P1"><text:span text:style-name="T1">2_192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73.087cm" svg:y1="62.913cm" svg:x2="73.087cm" svg:y2="62.313cm" draw:start-shape="id395" draw:start-glue-point="0" draw:end-shape="id396" draw:end-glue-point="2" svg:d="M73087 62913v-600" svg:viewBox="0 0 1 601">
          <text:p/>
        </draw:connector>
        <draw:custom-shape draw:style-name="gr1" draw:text-style-name="P2" xml:id="id398" draw:id="id398" draw:layer="layout" svg:width="1cm" svg:height="0.9cm" svg:x="71.487cm" svg:y="61.413cm">
          <text:p text:style-name="P1"><text:span text:style-name="T1">NOT</text:span></text:p>
          <text:p text:style-name="P1"><text:span text:style-name="T1">2_192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71.987cm" svg:y1="62.913cm" svg:x2="71.987cm" svg:y2="62.313cm" draw:start-shape="id397" draw:start-glue-point="0" draw:end-shape="id398" draw:end-glue-point="2" svg:d="M71987 62913v-600" svg:viewBox="0 0 1 601">
          <text:p/>
        </draw:connector>
        <draw:custom-shape draw:style-name="gr1" draw:text-style-name="P2" xml:id="id400" draw:id="id400" draw:layer="layout" svg:width="1cm" svg:height="0.9cm" svg:x="73.666cm" svg:y="61.413cm">
          <text:p text:style-name="P1"><text:span text:style-name="T1">NOT</text:span></text:p>
          <text:p text:style-name="P1"><text:span text:style-name="T1">2_192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74.187cm" svg:y1="62.913cm" svg:x2="74.166cm" svg:y2="62.313cm" draw:start-shape="id399" draw:start-glue-point="0" draw:end-shape="id400" draw:end-glue-point="2" svg:d="M74187 62913l-21-600" svg:viewBox="0 0 22 601">
          <text:p/>
        </draw:connector>
        <draw:custom-shape draw:style-name="gr1" draw:text-style-name="P2" xml:id="id402" draw:id="id402" draw:layer="layout" svg:width="1cm" svg:height="0.9cm" svg:x="65.987cm" svg:y="61.413cm">
          <text:p text:style-name="P1"><text:span text:style-name="T1">NOT</text:span></text:p>
          <text:p text:style-name="P1"><text:span text:style-name="T1">2_202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6.487cm" svg:y1="62.911cm" svg:x2="66.487cm" svg:y2="62.313cm" draw:start-shape="id401" draw:start-glue-point="0" draw:end-shape="id402" draw:end-glue-point="2" svg:d="M66487 62911v-598" svg:viewBox="0 0 1 599">
          <text:p/>
        </draw:connector>
        <draw:custom-shape draw:style-name="gr1" draw:text-style-name="P2" xml:id="id404" draw:id="id404" draw:layer="layout" svg:width="1cm" svg:height="0.9cm" svg:x="69.287cm" svg:y="61.413cm">
          <text:p text:style-name="P1"><text:span text:style-name="T1">NOT</text:span></text:p>
          <text:p text:style-name="P1"><text:span text:style-name="T1">2_222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9.787cm" svg:y1="62.911cm" svg:x2="69.787cm" svg:y2="62.313cm" draw:start-shape="id403" draw:start-glue-point="0" draw:end-shape="id404" draw:end-glue-point="2" svg:d="M69787 62911v-598" svg:viewBox="0 0 1 599">
          <text:p/>
        </draw:connector>
        <draw:custom-shape draw:style-name="gr1" draw:text-style-name="P2" xml:id="id406" draw:id="id406" draw:layer="layout" svg:width="1cm" svg:height="0.9cm" svg:x="67.087cm" svg:y="61.413cm">
          <text:p text:style-name="P1"><text:span text:style-name="T1">NOT</text:span></text:p>
          <text:p text:style-name="P1"><text:span text:style-name="T1">2_2222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67.587cm" svg:y1="62.911cm" svg:x2="67.587cm" svg:y2="62.313cm" draw:start-shape="id405" draw:start-glue-point="0" draw:end-shape="id406" draw:end-glue-point="2" svg:d="M67587 62911v-598" svg:viewBox="0 0 1 599">
          <text:p/>
        </draw:connector>
        <draw:custom-shape draw:style-name="gr1" draw:text-style-name="P2" xml:id="id408" draw:id="id408" draw:layer="layout" svg:width="1cm" svg:height="0.9cm" svg:x="70.387cm" svg:y="61.413cm">
          <text:p text:style-name="P1"><text:span text:style-name="T1">NOT</text:span></text:p>
          <text:p text:style-name="P1"><text:span text:style-name="T1">2_2116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70.887cm" svg:y1="62.913cm" svg:x2="70.887cm" svg:y2="62.313cm" draw:start-shape="id407" draw:start-glue-point="0" draw:end-shape="id408" draw:end-glue-point="2" svg:d="M70887 62913v-600" svg:viewBox="0 0 1 601">
          <text:p/>
        </draw:connector>
        <draw:connector draw:style-name="gr3" draw:text-style-name="P4" draw:layer="layout" draw:type="line" svg:x1="64.287cm" svg:y1="62.945cm" svg:x2="64.287cm" svg:y2="61.545cm" draw:start-shape="id409" draw:start-glue-point="0" svg:d="M64287 62945v-1400" svg:viewBox="0 0 1 1401">
          <text:p text:style-name="P1"><text:span text:style-name="T2">carry0</text:span></text:p>
        </draw:connector>
        <draw:connector draw:style-name="gr5" draw:text-style-name="P6" draw:layer="layout" draw:type="line" svg:x1="59.087cm" svg:y1="64.011cm" svg:x2="76.387cm" svg:y2="63.813cm" draw:start-shape="id387" draw:start-glue-point="0" draw:end-shape="id410" draw:end-glue-point="2" svg:d="M59087 64011l17300-198" svg:viewBox="0 0 17301 199">
          <text:p text:style-name="P1"><text:span text:style-name="T2">b</text:span></text:p>
        </draw:connector>
        <draw:connector draw:style-name="gr5" draw:text-style-name="P6" draw:layer="layout" draw:type="line" svg:x1="59.087cm" svg:y1="64.011cm" svg:x2="75.287cm" svg:y2="63.813cm" draw:start-shape="id387" draw:start-glue-point="0" draw:end-shape="id391" draw:end-glue-point="2" svg:d="M59087 64011l16200-198" svg:viewBox="0 0 16201 199">
          <text:p text:style-name="P1"><text:span text:style-name="T2">0</text:span></text:p>
        </draw:connector>
        <draw:connector draw:style-name="gr5" draw:text-style-name="P6" draw:layer="layout" draw:type="line" svg:x1="59.087cm" svg:y1="64.011cm" svg:x2="68.687cm" svg:y2="63.811cm" draw:start-shape="id387" draw:start-glue-point="0" draw:end-shape="id393" draw:end-glue-point="2" svg:d="M59087 64011l9600-200" svg:viewBox="0 0 9601 201">
          <text:p text:style-name="P1"><text:span text:style-name="T2">0</text:span></text:p>
        </draw:connector>
        <draw:connector draw:style-name="gr5" draw:text-style-name="P6" draw:layer="layout" draw:type="line" svg:x1="59.087cm" svg:y1="64.011cm" svg:x2="73.087cm" svg:y2="63.813cm" draw:start-shape="id387" draw:start-glue-point="0" draw:end-shape="id395" draw:end-glue-point="2" svg:d="M59087 64011l14000-198" svg:viewBox="0 0 14001 199">
          <text:p text:style-name="P1"><text:span text:style-name="T2">0</text:span></text:p>
        </draw:connector>
        <draw:connector draw:style-name="gr5" draw:text-style-name="P6" draw:layer="layout" draw:type="line" svg:x1="59.087cm" svg:y1="64.011cm" svg:x2="74.187cm" svg:y2="63.813cm" draw:start-shape="id387" draw:start-glue-point="0" draw:end-shape="id399" draw:end-glue-point="2" svg:d="M59087 64011l15100-198" svg:viewBox="0 0 15101 199">
          <text:p text:style-name="P1"><text:span text:style-name="T2">0</text:span></text:p>
        </draw:connector>
        <draw:connector draw:style-name="gr5" draw:text-style-name="P6" draw:layer="layout" draw:type="line" svg:x1="59.087cm" svg:y1="64.011cm" svg:x2="71.987cm" svg:y2="63.813cm" draw:start-shape="id387" draw:start-glue-point="0" draw:end-shape="id397" draw:end-glue-point="2" svg:d="M59087 64011l12900-198" svg:viewBox="0 0 12901 199">
          <text:p text:style-name="P1"><text:span text:style-name="T2">0</text:span></text:p>
        </draw:connector>
        <draw:connector draw:style-name="gr5" draw:text-style-name="P6" draw:layer="layout" draw:type="line" svg:x1="59.087cm" svg:y1="64.011cm" svg:x2="66.487cm" svg:y2="63.811cm" draw:start-shape="id387" draw:start-glue-point="0" draw:end-shape="id401" draw:end-glue-point="2" svg:d="M59087 64011l7400-200" svg:viewBox="0 0 7401 201">
          <text:p text:style-name="P1"><text:span text:style-name="T2">0</text:span></text:p>
        </draw:connector>
        <draw:connector draw:style-name="gr5" draw:text-style-name="P6" draw:layer="layout" draw:type="line" svg:x1="59.087cm" svg:y1="64.011cm" svg:x2="65.387cm" svg:y2="63.813cm" draw:start-shape="id387" draw:start-glue-point="0" draw:end-shape="id411" draw:end-glue-point="2" svg:d="M59087 64011l6300-198" svg:viewBox="0 0 6301 199">
          <text:p text:style-name="P1"><text:span text:style-name="T2">b</text:span></text:p>
        </draw:connector>
        <draw:connector draw:style-name="gr5" draw:text-style-name="P6" draw:layer="layout" draw:type="line" svg:x1="59.087cm" svg:y1="64.011cm" svg:x2="69.787cm" svg:y2="63.811cm" draw:start-shape="id387" draw:start-glue-point="0" draw:end-shape="id403" draw:end-glue-point="2" svg:d="M59087 64011l10700-200" svg:viewBox="0 0 10701 201">
          <text:p text:style-name="P1"><text:span text:style-name="T2">0</text:span></text:p>
        </draw:connector>
        <draw:connector draw:style-name="gr5" draw:text-style-name="P6" draw:layer="layout" draw:type="line" svg:x1="59.087cm" svg:y1="64.011cm" svg:x2="67.587cm" svg:y2="63.811cm" draw:start-shape="id387" draw:start-glue-point="0" draw:end-shape="id405" draw:end-glue-point="2" svg:d="M59087 64011l8500-200" svg:viewBox="0 0 8501 201">
          <text:p text:style-name="P1"><text:span text:style-name="T2">0</text:span></text:p>
        </draw:connector>
        <draw:connector draw:style-name="gr5" draw:text-style-name="P6" draw:layer="layout" draw:type="line" svg:x1="59.087cm" svg:y1="64.011cm" svg:x2="70.887cm" svg:y2="63.813cm" draw:start-shape="id387" draw:start-glue-point="0" draw:end-shape="id407" draw:end-glue-point="2" svg:d="M59087 64011l11800-198" svg:viewBox="0 0 11801 199">
          <text:p text:style-name="P1"><text:span text:style-name="T2">0</text:span></text:p>
        </draw:connector>
        <draw:connector draw:style-name="gr7" draw:text-style-name="P7" draw:layer="layout" draw:type="line" svg:x1="59.087cm" svg:y1="64.011cm" svg:x2="64.287cm" svg:y2="63.845cm" draw:start-shape="id387" draw:start-glue-point="0" draw:end-shape="id409" draw:end-glue-point="2" svg:d="M59087 64011l5200-166" svg:viewBox="0 0 5201 167">
          <text:p/>
        </draw:connector>
        <draw:connector draw:style-name="gr5" draw:text-style-name="P6" draw:layer="layout" draw:type="line" svg:x1="60.287cm" svg:y1="64.011cm" svg:x2="68.687cm" svg:y2="63.811cm" draw:start-shape="id390" draw:start-glue-point="0" draw:end-shape="id393" draw:end-glue-point="2" svg:d="M60287 64011l8400-200" svg:viewBox="0 0 8401 201">
          <text:p text:style-name="P1"><text:span text:style-name="T2">1</text:span></text:p>
        </draw:connector>
        <draw:connector draw:style-name="gr5" draw:text-style-name="P6" draw:layer="layout" draw:type="line" svg:x1="60.287cm" svg:y1="64.011cm" svg:x2="74.187cm" svg:y2="63.813cm" draw:start-shape="id390" draw:start-glue-point="0" draw:end-shape="id399" draw:end-glue-point="2" svg:d="M60287 64011l13900-198" svg:viewBox="0 0 13901 199">
          <text:p text:style-name="P1"><text:span text:style-name="T2">1</text:span></text:p>
        </draw:connector>
        <draw:connector draw:style-name="gr5" draw:text-style-name="P6" draw:layer="layout" draw:type="line" svg:x1="60.287cm" svg:y1="64.011cm" svg:x2="73.087cm" svg:y2="63.813cm" draw:start-shape="id390" draw:start-glue-point="0" draw:end-shape="id395" draw:end-glue-point="2" svg:d="M60287 64011l12800-198" svg:viewBox="0 0 12801 199">
          <text:p text:style-name="P1"><text:span text:style-name="T2">1</text:span></text:p>
        </draw:connector>
        <draw:connector draw:style-name="gr5" draw:text-style-name="P6" draw:layer="layout" draw:type="line" svg:x1="60.287cm" svg:y1="64.011cm" svg:x2="75.287cm" svg:y2="63.813cm" draw:start-shape="id390" draw:start-glue-point="0" draw:end-shape="id391" draw:end-glue-point="2" svg:d="M60287 64011l15000-198" svg:viewBox="0 0 15001 199">
          <text:p text:style-name="P1"><text:span text:style-name="T2">1</text:span></text:p>
        </draw:connector>
        <draw:connector draw:style-name="gr5" draw:text-style-name="P6" draw:layer="layout" draw:type="line" svg:x1="60.287cm" svg:y1="64.011cm" svg:x2="71.987cm" svg:y2="63.813cm" draw:start-shape="id390" draw:start-glue-point="0" draw:end-shape="id397" draw:end-glue-point="2" svg:d="M60287 64011l11700-198" svg:viewBox="0 0 11701 199">
          <text:p text:style-name="P1"><text:span text:style-name="T2">1</text:span></text:p>
        </draw:connector>
        <draw:connector draw:style-name="gr5" draw:text-style-name="P6" draw:layer="layout" draw:type="line" svg:x1="60.287cm" svg:y1="64.011cm" svg:x2="66.487cm" svg:y2="63.811cm" draw:start-shape="id390" draw:start-glue-point="0" draw:end-shape="id401" draw:end-glue-point="2" svg:d="M60287 64011l6200-200" svg:viewBox="0 0 6201 201">
          <text:p text:style-name="P1"><text:span text:style-name="T2">1</text:span></text:p>
        </draw:connector>
        <draw:connector draw:style-name="gr5" draw:text-style-name="P6" draw:layer="layout" draw:type="line" svg:x1="60.287cm" svg:y1="64.011cm" svg:x2="70.887cm" svg:y2="63.813cm" draw:start-shape="id390" draw:start-glue-point="0" draw:end-shape="id407" draw:end-glue-point="2" svg:d="M60287 64011l10600-198" svg:viewBox="0 0 10601 199">
          <text:p text:style-name="P1"><text:span text:style-name="T2">1</text:span></text:p>
        </draw:connector>
        <draw:connector draw:style-name="gr5" draw:text-style-name="P6" draw:layer="layout" draw:type="line" svg:x1="60.287cm" svg:y1="64.011cm" svg:x2="67.587cm" svg:y2="63.811cm" draw:start-shape="id390" draw:start-glue-point="0" draw:end-shape="id405" draw:end-glue-point="2" svg:d="M60287 64011l7300-200" svg:viewBox="0 0 7301 201">
          <text:p text:style-name="P1"><text:span text:style-name="T2">1</text:span></text:p>
        </draw:connector>
        <draw:connector draw:style-name="gr5" draw:text-style-name="P6" draw:layer="layout" draw:type="line" svg:x1="60.287cm" svg:y1="64.011cm" svg:x2="69.787cm" svg:y2="63.811cm" draw:start-shape="id390" draw:start-glue-point="0" draw:end-shape="id403" draw:end-glue-point="2" svg:d="M60287 64011l9500-200" svg:viewBox="0 0 9501 201">
          <text:p text:style-name="P1"><text:span text:style-name="T2">1</text:span></text:p>
        </draw:connector>
        <draw:connector draw:style-name="gr5" draw:text-style-name="P6" draw:layer="layout" draw:type="line" svg:x1="61.487cm" svg:y1="64.011cm" svg:x2="75.287cm" svg:y2="63.813cm" draw:start-shape="id388" draw:start-glue-point="0" draw:end-shape="id391" draw:end-glue-point="2" svg:d="M61487 64011l13800-198" svg:viewBox="0 0 13801 199">
          <text:p text:style-name="P1"><text:span text:style-name="T2">2</text:span></text:p>
        </draw:connector>
        <draw:connector draw:style-name="gr5" draw:text-style-name="P6" draw:layer="layout" draw:type="line" svg:x1="61.487cm" svg:y1="64.011cm" svg:x2="71.987cm" svg:y2="63.813cm" draw:start-shape="id388" draw:start-glue-point="0" draw:end-shape="id397" draw:end-glue-point="2" svg:d="M61487 64011l10500-198" svg:viewBox="0 0 10501 199">
          <text:p text:style-name="P1"><text:span text:style-name="T2">2</text:span></text:p>
        </draw:connector>
        <draw:connector draw:style-name="gr5" draw:text-style-name="P6" draw:layer="layout" draw:type="line" svg:x1="61.487cm" svg:y1="64.011cm" svg:x2="73.087cm" svg:y2="63.813cm" draw:start-shape="id388" draw:start-glue-point="0" draw:end-shape="id395" draw:end-glue-point="2" svg:d="M61487 64011l11600-198" svg:viewBox="0 0 11601 199">
          <text:p text:style-name="P1"><text:span text:style-name="T2">2</text:span></text:p>
        </draw:connector>
        <draw:connector draw:style-name="gr5" draw:text-style-name="P6" draw:layer="layout" draw:type="line" svg:x1="61.487cm" svg:y1="64.011cm" svg:x2="74.187cm" svg:y2="63.813cm" draw:start-shape="id388" draw:start-glue-point="0" draw:end-shape="id399" draw:end-glue-point="2" svg:d="M61487 64011l12700-198" svg:viewBox="0 0 12701 199">
          <text:p text:style-name="P1"><text:span text:style-name="T2">2</text:span></text:p>
        </draw:connector>
        <draw:connector draw:style-name="gr5" draw:text-style-name="P6" draw:layer="layout" draw:type="line" svg:x1="61.487cm" svg:y1="64.011cm" svg:x2="67.587cm" svg:y2="63.811cm" draw:start-shape="id388" draw:start-glue-point="0" draw:end-shape="id405" draw:end-glue-point="2" svg:d="M61487 64011l6100-200" svg:viewBox="0 0 6101 201">
          <text:p text:style-name="P1"><text:span text:style-name="T2">2</text:span></text:p>
        </draw:connector>
        <draw:connector draw:style-name="gr5" draw:text-style-name="P6" draw:layer="layout" draw:type="line" svg:x1="61.487cm" svg:y1="64.011cm" svg:x2="70.887cm" svg:y2="63.813cm" draw:start-shape="id388" draw:start-glue-point="0" draw:end-shape="id407" draw:end-glue-point="2" svg:d="M61487 64011l9400-198" svg:viewBox="0 0 9401 199">
          <text:p text:style-name="P1"><text:span text:style-name="T2">2</text:span></text:p>
        </draw:connector>
        <draw:connector draw:style-name="gr5" draw:text-style-name="P6" draw:layer="layout" draw:type="line" svg:x1="61.487cm" svg:y1="64.011cm" svg:x2="66.487cm" svg:y2="63.811cm" draw:start-shape="id388" draw:start-glue-point="0" draw:end-shape="id401" draw:end-glue-point="2" svg:d="M61487 64011l5000-200" svg:viewBox="0 0 5001 201">
          <text:p text:style-name="P1"><text:span text:style-name="T2">2</text:span></text:p>
        </draw:connector>
        <draw:connector draw:style-name="gr5" draw:text-style-name="P6" draw:layer="layout" draw:type="line" svg:x1="61.487cm" svg:y1="64.011cm" svg:x2="69.787cm" svg:y2="63.811cm" draw:start-shape="id388" draw:start-glue-point="0" draw:end-shape="id403" draw:end-glue-point="2" svg:d="M61487 64011l8300-200" svg:viewBox="0 0 8301 201">
          <text:p text:style-name="P1"><text:span text:style-name="T2">2</text:span></text:p>
        </draw:connector>
        <draw:connector draw:style-name="gr5" draw:text-style-name="P6" draw:layer="layout" draw:type="line" svg:x1="61.487cm" svg:y1="64.011cm" svg:x2="65.387cm" svg:y2="63.813cm" draw:start-shape="id388" draw:start-glue-point="0" draw:end-shape="id411" draw:end-glue-point="2" svg:d="M61487 64011l3900-198" svg:viewBox="0 0 3901 199">
          <text:p text:style-name="P1"><text:span text:style-name="T2">c</text:span></text:p>
        </draw:connector>
        <draw:connector draw:style-name="gr5" draw:text-style-name="P6" draw:layer="layout" draw:type="line" svg:x1="61.487cm" svg:y1="64.011cm" svg:x2="68.687cm" svg:y2="63.811cm" draw:start-shape="id388" draw:start-glue-point="0" draw:end-shape="id393" draw:end-glue-point="2" svg:d="M61487 64011l7200-200" svg:viewBox="0 0 7201 201">
          <text:p text:style-name="P1"><text:span text:style-name="T2">2</text:span></text:p>
        </draw:connector>
        <draw:connector draw:style-name="gr5" draw:text-style-name="P6" draw:layer="layout" draw:type="line" svg:x1="62.687cm" svg:y1="64.011cm" svg:x2="76.387cm" svg:y2="63.813cm" draw:start-shape="id389" draw:start-glue-point="0" draw:end-shape="id410" draw:end-glue-point="2" svg:d="M62687 64011l13700-198" svg:viewBox="0 0 13701 199">
          <text:p text:style-name="P1"><text:span text:style-name="T2">c</text:span></text:p>
        </draw:connector>
        <draw:connector draw:style-name="gr5" draw:text-style-name="P6" draw:layer="layout" draw:type="line" svg:x1="62.687cm" svg:y1="64.011cm" svg:x2="75.287cm" svg:y2="63.813cm" draw:start-shape="id389" draw:start-glue-point="0" draw:end-shape="id391" draw:end-glue-point="2" svg:d="M62687 64011l12600-198" svg:viewBox="0 0 12601 199">
          <text:p text:style-name="P1"><text:span text:style-name="T2">3</text:span></text:p>
        </draw:connector>
        <draw:connector draw:style-name="gr5" draw:text-style-name="P6" draw:layer="layout" draw:type="line" svg:x1="62.687cm" svg:y1="64.011cm" svg:x2="71.987cm" svg:y2="63.813cm" draw:start-shape="id389" draw:start-glue-point="0" draw:end-shape="id397" draw:end-glue-point="2" svg:d="M62687 64011l9300-198" svg:viewBox="0 0 9301 199">
          <text:p text:style-name="P1"><text:span text:style-name="T2">3</text:span></text:p>
        </draw:connector>
        <draw:connector draw:style-name="gr5" draw:text-style-name="P6" draw:layer="layout" draw:type="line" svg:x1="62.687cm" svg:y1="64.011cm" svg:x2="68.687cm" svg:y2="63.811cm" draw:start-shape="id389" draw:start-glue-point="0" draw:end-shape="id393" draw:end-glue-point="2" svg:d="M62687 64011l6000-200" svg:viewBox="0 0 6001 201">
          <text:p text:style-name="P1"><text:span text:style-name="T2">3</text:span></text:p>
        </draw:connector>
        <draw:connector draw:style-name="gr5" draw:text-style-name="P6" draw:layer="layout" draw:type="line" svg:x1="62.687cm" svg:y1="64.011cm" svg:x2="74.187cm" svg:y2="63.813cm" draw:start-shape="id389" draw:start-glue-point="0" draw:end-shape="id399" draw:end-glue-point="2" svg:d="M62687 64011l11500-198" svg:viewBox="0 0 11501 199">
          <text:p text:style-name="P1"><text:span text:style-name="T2">3</text:span></text:p>
        </draw:connector>
        <draw:connector draw:style-name="gr5" draw:text-style-name="P6" draw:layer="layout" draw:type="line" svg:x1="62.687cm" svg:y1="64.011cm" svg:x2="73.087cm" svg:y2="63.813cm" draw:start-shape="id389" draw:start-glue-point="0" draw:end-shape="id395" draw:end-glue-point="2" svg:d="M62687 64011l10400-198" svg:viewBox="0 0 10401 199">
          <text:p text:style-name="P1"><text:span text:style-name="T2">3</text:span></text:p>
        </draw:connector>
        <draw:connector draw:style-name="gr5" draw:text-style-name="P6" draw:layer="layout" draw:type="line" svg:x1="62.687cm" svg:y1="64.011cm" svg:x2="66.487cm" svg:y2="63.811cm" draw:start-shape="id389" draw:start-glue-point="0" draw:end-shape="id401" draw:end-glue-point="2" svg:d="M62687 64011l3800-200" svg:viewBox="0 0 3801 201">
          <text:p text:style-name="P1"><text:span text:style-name="T2">3</text:span></text:p>
        </draw:connector>
        <draw:connector draw:style-name="gr5" draw:text-style-name="P6" draw:layer="layout" draw:type="line" svg:x1="62.687cm" svg:y1="64.011cm" svg:x2="70.887cm" svg:y2="63.813cm" draw:start-shape="id389" draw:start-glue-point="0" draw:end-shape="id407" draw:end-glue-point="2" svg:d="M62687 64011l8200-198" svg:viewBox="0 0 8201 199">
          <text:p text:style-name="P1"><text:span text:style-name="T2">3</text:span></text:p>
        </draw:connector>
        <draw:connector draw:style-name="gr5" draw:text-style-name="P6" draw:layer="layout" draw:type="line" svg:x1="62.687cm" svg:y1="64.011cm" svg:x2="67.587cm" svg:y2="63.811cm" draw:start-shape="id389" draw:start-glue-point="0" draw:end-shape="id405" draw:end-glue-point="2" svg:d="M62687 64011l4900-200" svg:viewBox="0 0 4901 201">
          <text:p text:style-name="P1"><text:span text:style-name="T2">3</text:span></text:p>
        </draw:connector>
        <draw:connector draw:style-name="gr5" draw:text-style-name="P6" draw:layer="layout" draw:type="line" svg:x1="62.687cm" svg:y1="64.011cm" svg:x2="69.787cm" svg:y2="63.811cm" draw:start-shape="id389" draw:start-glue-point="0" draw:end-shape="id403" draw:end-glue-point="2" svg:d="M62687 64011l7100-200" svg:viewBox="0 0 7101 201">
          <text:p text:style-name="P1"><text:span text:style-name="T2">3</text:span></text:p>
        </draw:connector>
        <draw:connector draw:style-name="gr5" draw:text-style-name="P6" draw:layer="layout" draw:type="line" svg:x1="76.309cm" svg:y1="65.473cm" svg:x2="76.387cm" svg:y2="63.813cm" draw:end-shape="id410" draw:end-glue-point="2" svg:d="M76309 65473l78-1660" svg:viewBox="0 0 79 1661">
          <text:p text:style-name="P1"><text:span text:style-name="T2">a02/a</text:span></text:p>
        </draw:connector>
        <draw:connector draw:style-name="gr5" draw:text-style-name="P6" draw:layer="layout" draw:type="line" svg:x1="75.355cm" svg:y1="65.528cm" svg:x2="75.287cm" svg:y2="63.813cm" draw:end-shape="id391" draw:end-glue-point="2" svg:d="M75355 65528l-68-1715" svg:viewBox="0 0 69 1716">
          <text:p text:style-name="P1"><text:span text:style-name="T2">a02/s1</text:span></text:p>
        </draw:connector>
        <draw:connector draw:style-name="gr5" draw:text-style-name="P6" draw:layer="layout" draw:type="line" svg:x1="69.159cm" svg:y1="65.854cm" svg:x2="68.687cm" svg:y2="63.811cm" draw:end-shape="id393" draw:end-glue-point="2" svg:d="M69159 65854l-472-2043" svg:viewBox="0 0 473 2044">
          <text:p text:style-name="P1"><text:span text:style-name="T2">a02/s1</text:span></text:p>
        </draw:connector>
        <draw:connector draw:style-name="gr5" draw:text-style-name="P6" draw:layer="layout" draw:type="line" svg:x1="48.913cm" svg:y1="65.197cm" svg:x2="48.887cm" svg:y2="63.711cm" draw:end-shape="id412" draw:end-glue-point="2" svg:d="M48913 65197l-26-1486" svg:viewBox="0 0 27 1487">
          <text:p text:style-name="P1"><text:span text:style-name="T2">a02/s1</text:span></text:p>
        </draw:connector>
        <draw:custom-shape draw:style-name="gr1" draw:text-style-name="P2" xml:id="id412" draw:id="id412" draw:layer="layout" svg:width="1cm" svg:height="0.9cm" svg:x="48.387cm" svg:y="62.811cm">
          <text:p text:style-name="P1"><text:span text:style-name="T1">4-MUX (power/s0)</text:span></text:p>
          <text:p text:style-name="P1"><text:span text:style-name="T1">2_182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3" draw:id="id413" draw:layer="layout" svg:width="1cm" svg:height="0.9cm" svg:x="49.487cm" svg:y="62.811cm">
          <text:p text:style-name="P1"><text:span text:style-name="T1">IMUX</text:span></text:p>
          <text:p text:style-name="P1"><text:span text:style-name="T1">2_1919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0.025cm" svg:y1="65.171cm" svg:x2="49.987cm" svg:y2="63.711cm" draw:end-shape="id413" draw:end-glue-point="2" svg:d="M50025 65171l-38-1460" svg:viewBox="0 0 39 1461">
          <text:p text:style-name="P1"><text:span text:style-name="T2">a02/a</text:span></text:p>
        </draw:connector>
        <draw:custom-shape draw:style-name="gr1" draw:text-style-name="P2" xml:id="id414" draw:id="id414" draw:layer="layout" svg:width="1cm" svg:height="0.9cm" svg:x="42.887cm" svg:y="62.811cm">
          <text:p text:style-name="P1"><text:span text:style-name="T1">4-MUX (cround/s1)</text:span></text:p>
          <text:p text:style-name="P1"><text:span text:style-name="T1">2_2124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3.313cm" svg:y1="65.28cm" svg:x2="43.387cm" svg:y2="63.711cm" draw:end-shape="id414" draw:end-glue-point="2" svg:d="M43313 65280l74-1569" svg:viewBox="0 0 75 1570">
          <text:p text:style-name="P1"><text:span text:style-name="T2">a02/s0</text:span></text:p>
        </draw:connector>
        <draw:custom-shape draw:style-name="gr1" draw:text-style-name="P2" xml:id="id415" draw:id="id415" draw:layer="layout" svg:width="1cm" svg:height="0.9cm" svg:x="41.787cm" svg:y="62.811cm">
          <text:p text:style-name="P1"><text:span text:style-name="T1">4-MUX</text:span></text:p>
          <text:p text:style-name="P1"><text:span text:style-name="T1">2_2023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2.854cm" svg:y1="65.753cm" svg:x2="42.287cm" svg:y2="63.711cm" draw:end-shape="id415" draw:end-glue-point="2" svg:d="M42854 65753l-567-2042" svg:viewBox="0 0 568 2043">
          <text:p text:style-name="P1"><text:span text:style-name="T2">a02/s1</text:span></text:p>
        </draw:connector>
        <draw:connector draw:style-name="gr5" draw:text-style-name="P6" draw:layer="layout" draw:type="line" svg:x1="69.79cm" svg:y1="65.446cm" svg:x2="69.787cm" svg:y2="63.811cm" draw:end-shape="id403" draw:end-glue-point="2" svg:d="M69790 65446l-3-1635" svg:viewBox="0 0 4 1636">
          <text:p text:style-name="P1"><text:span text:style-name="T2">a02/s0</text:span></text:p>
        </draw:connector>
        <draw:custom-shape draw:style-name="gr1" draw:text-style-name="P2" xml:id="id416" draw:id="id416" draw:layer="layout" svg:width="1cm" svg:height="0.9cm" svg:x="40.687cm" svg:y="62.811cm">
          <text:p text:style-name="P1"><text:span text:style-name="T1">4-MUX</text:span></text:p>
          <text:p text:style-name="P1"><text:span text:style-name="T1">2_2218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1.135cm" svg:y1="65.78cm" svg:x2="41.187cm" svg:y2="63.711cm" draw:end-shape="id416" draw:end-glue-point="2" svg:d="M41135 65780l52-2069" svg:viewBox="0 0 53 2070">
          <text:p text:style-name="P1"><text:span text:style-name="T2">a01/s0+s1</text:span></text:p>
        </draw:connector>
        <draw:connector draw:style-name="gr5" draw:text-style-name="P6" draw:layer="layout" draw:type="line" svg:x1="41.955cm" svg:y1="65.277cm" svg:x2="42.287cm" svg:y2="63.711cm" draw:end-shape="id415" draw:end-glue-point="2" svg:d="M41955 65277l332-1566" svg:viewBox="0 0 333 1567">
          <text:p text:style-name="P1"><text:span text:style-name="T2">a01/s0</text:span></text:p>
        </draw:connector>
        <draw:connector draw:style-name="gr5" draw:text-style-name="P6" draw:layer="layout" draw:type="line" svg:x1="67.016cm" svg:y1="66.012cm" svg:x2="66.487cm" svg:y2="63.811cm" draw:end-shape="id401" draw:end-glue-point="2" svg:d="M67016 66012l-529-2201" svg:viewBox="0 0 530 2202">
          <text:p text:style-name="P1"><text:span text:style-name="T2">a01/s1</text:span></text:p>
        </draw:connector>
        <draw:connector draw:style-name="gr5" draw:text-style-name="P6" draw:layer="layout" draw:type="line" svg:x1="67.756cm" svg:y1="65.51cm" svg:x2="67.587cm" svg:y2="63.811cm" draw:end-shape="id405" draw:end-glue-point="2" svg:d="M67756 65510l-169-1699" svg:viewBox="0 0 170 1700">
          <text:p text:style-name="P1"><text:span text:style-name="T2">a01/s0+s1</text:span></text:p>
        </draw:connector>
        <draw:connector draw:style-name="gr5" draw:text-style-name="P6" draw:layer="layout" draw:type="line" svg:x1="68.259cm" svg:y1="65.377cm" svg:x2="68.687cm" svg:y2="63.811cm" draw:end-shape="id393" draw:end-glue-point="2" svg:d="M68259 65377l428-1566" svg:viewBox="0 0 429 1567">
          <text:p text:style-name="P1"><text:span text:style-name="T2">a01/s0</text:span></text:p>
        </draw:connector>
        <draw:custom-shape draw:style-name="gr1" draw:text-style-name="P2" xml:id="id417" draw:id="id417" draw:layer="layout" svg:width="1cm" svg:height="0.9cm" svg:x="46.187cm" svg:y="62.811cm">
          <text:p text:style-name="P1"><text:span text:style-name="T1">4-MUX</text:span></text:p>
          <text:p text:style-name="P1"><text:span text:style-name="T1">2_2022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7.432cm" svg:y1="65.489cm" svg:x2="46.687cm" svg:y2="63.711cm" draw:end-shape="id417" draw:end-glue-point="2" svg:d="M47432 65489l-745-1778" svg:viewBox="0 0 746 1779">
          <text:p text:style-name="P1"><text:span text:style-name="T2">a05/s1</text:span></text:p>
        </draw:connector>
        <draw:custom-shape draw:style-name="gr1" draw:text-style-name="P2" xml:id="id418" draw:id="id418" draw:layer="layout" svg:width="1cm" svg:height="0.9cm" svg:x="47.287cm" svg:y="62.811cm">
          <text:p text:style-name="P1"><text:span text:style-name="T1">4-MUX (power/s1)</text:span></text:p>
          <text:p text:style-name="P1"><text:span text:style-name="T1">2_1820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7.732cm" svg:y1="65.116cm" svg:x2="47.787cm" svg:y2="63.711cm" draw:end-shape="id418" draw:end-glue-point="2" svg:d="M47732 65116l55-1405" svg:viewBox="0 0 56 1406">
          <text:p text:style-name="P1"><text:span text:style-name="T2">a05/s0</text:span></text:p>
        </draw:connector>
        <draw:connector draw:style-name="gr5" draw:text-style-name="P6" draw:layer="layout" draw:type="line" svg:x1="73.833cm" svg:y1="65.895cm" svg:x2="73.087cm" svg:y2="63.813cm" draw:end-shape="id395" draw:end-glue-point="2" svg:d="M73833 65895l-746-2082" svg:viewBox="0 0 747 2083">
          <text:p text:style-name="P1"><text:span text:style-name="T2">a05/s1</text:span></text:p>
        </draw:connector>
        <draw:connector draw:style-name="gr5" draw:text-style-name="P6" draw:layer="layout" draw:type="line" svg:x1="74.209cm" svg:y1="65.501cm" svg:x2="74.187cm" svg:y2="63.813cm" draw:end-shape="id399" draw:end-glue-point="2" svg:d="M74209 65501l-22-1688" svg:viewBox="0 0 23 1689">
          <text:p text:style-name="P1"><text:span text:style-name="T2">a05/s0</text:span></text:p>
        </draw:connector>
        <draw:connector draw:style-name="gr5" draw:text-style-name="P6" draw:layer="layout" draw:type="line" svg:x1="65.387cm" svg:y1="62.913cm" svg:x2="65.393cm" svg:y2="61.49cm" draw:start-shape="id411" draw:start-glue-point="0" svg:d="M65387 62913l6-1423" svg:viewBox="0 0 7 1424">
          <text:p text:style-name="P1"><text:span text:style-name="T2">1_00</text:span></text:p>
        </draw:connector>
        <draw:custom-shape draw:style-name="gr1" draw:text-style-name="P2" xml:id="id419" draw:id="id419" draw:layer="layout" svg:width="1cm" svg:height="0.9cm" svg:x="42.187cm" svg:y="57.781cm">
          <text:p text:style-name="P1"><text:span text:style-name="T1">IMUX</text:span></text:p>
          <text:p text:style-name="P1"><text:span text:style-name="T1">2_2215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2.687cm" svg:y1="57.781cm" svg:x2="42.703cm" svg:y2="56.181cm" draw:start-shape="id419" draw:start-glue-point="0" svg:d="M42687 57781l16-1600" svg:viewBox="0 0 17 1601">
          <text:p text:style-name="P1"><text:span text:style-name="T2">2_01</text:span></text:p>
        </draw:connector>
        <draw:custom-shape draw:style-name="gr1" draw:text-style-name="P2" xml:id="id420" draw:id="id420" draw:layer="layout" svg:width="1cm" svg:height="0.9cm" svg:x="43.287cm" svg:y="57.781cm">
          <text:p text:style-name="P1"><text:span text:style-name="T1">IMUX</text:span></text:p>
          <text:p text:style-name="P1"><text:span text:style-name="T1">2_23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43.787cm" svg:y1="57.781cm" svg:x2="43.803cm" svg:y2="56.181cm" draw:start-shape="id420" draw:start-glue-point="0" svg:d="M43787 57781l16-1600" svg:viewBox="0 0 17 1601">
          <text:p text:style-name="P1"><text:span text:style-name="T2">2_02</text:span></text:p>
        </draw:connector>
        <draw:connector draw:style-name="gr5" draw:text-style-name="P6" draw:layer="layout" draw:type="line" svg:x1="66.487cm" svg:y1="61.413cm" svg:x2="66.508cm" svg:y2="59.611cm" draw:start-shape="id402" draw:start-glue-point="0" svg:d="M66487 61413l21-1802" svg:viewBox="0 0 22 1803">
          <text:p text:style-name="P1"><text:span text:style-name="T2">1_01</text:span></text:p>
        </draw:connector>
        <draw:connector draw:style-name="gr5" draw:text-style-name="P6" draw:layer="layout" draw:type="line" svg:x1="67.587cm" svg:y1="61.413cm" svg:x2="67.587cm" svg:y2="59.613cm" draw:start-shape="id406" draw:start-glue-point="0" svg:d="M67587 61413v-1800" svg:viewBox="0 0 1 1801">
          <text:p text:style-name="P1"><text:span text:style-name="T2">1_02</text:span></text:p>
        </draw:connector>
        <draw:custom-shape draw:style-name="gr1" draw:text-style-name="P2" xml:id="id421" draw:id="id421" draw:layer="layout" svg:width="1cm" svg:height="0.9cm" svg:x="44.387cm" svg:y="57.781cm">
          <text:p text:style-name="P1"><text:span text:style-name="T1">IMUX</text:span></text:p>
          <text:p text:style-name="P1"><text:span text:style-name="T1">2_2319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4.887cm" svg:y1="57.781cm" svg:x2="44.903cm" svg:y2="56.181cm" draw:start-shape="id421" draw:start-glue-point="0" svg:d="M44887 57781l16-1600" svg:viewBox="0 0 17 1601">
          <text:p text:style-name="P1"><text:span text:style-name="T2">2_03</text:span></text:p>
        </draw:connector>
        <draw:custom-shape draw:style-name="gr1" draw:text-style-name="P2" xml:id="id422" draw:id="id422" draw:layer="layout" svg:width="1cm" svg:height="0.9cm" svg:x="45.487cm" svg:y="57.781cm">
          <text:p text:style-name="P1"><text:span text:style-name="T1">IMUX</text:span></text:p>
          <text:p text:style-name="P1"><text:span text:style-name="T1">2_2221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5.987cm" svg:y1="57.781cm" svg:x2="46.003cm" svg:y2="56.181cm" draw:start-shape="id422" draw:start-glue-point="0" svg:d="M45987 57781l16-1600" svg:viewBox="0 0 17 1601">
          <text:p text:style-name="P1"><text:span text:style-name="T2">2_04</text:span></text:p>
        </draw:connector>
        <draw:connector draw:style-name="gr5" draw:text-style-name="P6" draw:layer="layout" draw:type="line" svg:x1="69.787cm" svg:y1="61.413cm" svg:x2="69.787cm" svg:y2="59.613cm" draw:start-shape="id404" draw:start-glue-point="0" svg:d="M69787 61413v-1800" svg:viewBox="0 0 1 1801">
          <text:p text:style-name="P1"><text:span text:style-name="T2">1_04</text:span></text:p>
        </draw:connector>
        <draw:connector draw:style-name="gr5" draw:text-style-name="P6" draw:layer="layout" draw:type="line" svg:x1="68.687cm" svg:y1="61.413cm" svg:x2="68.687cm" svg:y2="59.613cm" draw:start-shape="id394" draw:start-glue-point="0" svg:d="M68687 61413v-1800" svg:viewBox="0 0 1 1801">
          <text:p text:style-name="P1"><text:span text:style-name="T2">1_03</text:span></text:p>
        </draw:connector>
        <draw:custom-shape draw:style-name="gr1" draw:text-style-name="P2" xml:id="id423" draw:id="id423" draw:layer="layout" svg:width="1cm" svg:height="0.9cm" svg:x="46.587cm" svg:y="57.781cm">
          <text:p text:style-name="P1"><text:span text:style-name="T1">IMUX</text:span></text:p>
          <text:p text:style-name="P1"><text:span text:style-name="T1">2_2122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7.087cm" svg:y1="57.781cm" svg:x2="47.103cm" svg:y2="56.181cm" draw:start-shape="id423" draw:start-glue-point="0" svg:d="M47087 57781l16-1600" svg:viewBox="0 0 17 1601">
          <text:p text:style-name="P1"><text:span text:style-name="T2">2_05</text:span></text:p>
        </draw:connector>
        <draw:custom-shape draw:style-name="gr1" draw:text-style-name="P2" xml:id="id424" draw:id="id424" draw:layer="layout" svg:width="1cm" svg:height="0.9cm" svg:x="47.687cm" svg:y="57.781cm">
          <text:p text:style-name="P1"><text:span text:style-name="T1">IMUX</text:span></text:p>
          <text:p text:style-name="P1"><text:span text:style-name="T1">2_2211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8.187cm" svg:y1="57.781cm" svg:x2="48.203cm" svg:y2="56.181cm" draw:start-shape="id424" draw:start-glue-point="0" svg:d="M48187 57781l16-1600" svg:viewBox="0 0 17 1601">
          <text:p text:style-name="P1"><text:span text:style-name="T2">2_06</text:span></text:p>
        </draw:connector>
        <draw:connector draw:style-name="gr5" draw:text-style-name="P6" draw:layer="layout" draw:type="line" svg:x1="70.887cm" svg:y1="61.413cm" svg:x2="70.887cm" svg:y2="59.613cm" draw:start-shape="id408" draw:start-glue-point="0" svg:d="M70887 61413v-1800" svg:viewBox="0 0 1 1801">
          <text:p text:style-name="P1"><text:span text:style-name="T2">1_05</text:span></text:p>
        </draw:connector>
        <draw:connector draw:style-name="gr5" draw:text-style-name="P6" draw:layer="layout" draw:type="line" svg:x1="71.987cm" svg:y1="61.413cm" svg:x2="71.987cm" svg:y2="59.613cm" draw:start-shape="id398" draw:start-glue-point="0" svg:d="M71987 61413v-1800" svg:viewBox="0 0 1 1801">
          <text:p text:style-name="P1"><text:span text:style-name="T2">1_06</text:span></text:p>
        </draw:connector>
        <draw:custom-shape draw:style-name="gr1" draw:text-style-name="P2" xml:id="id425" draw:id="id425" draw:layer="layout" svg:width="1cm" svg:height="0.9cm" svg:x="48.787cm" svg:y="57.781cm">
          <text:p text:style-name="P1"><text:span text:style-name="T1">IMUX</text:span></text:p>
          <text:p text:style-name="P1"><text:span text:style-name="T1">2_2014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9.287cm" svg:y1="57.781cm" svg:x2="49.303cm" svg:y2="56.181cm" draw:start-shape="id425" draw:start-glue-point="0" svg:d="M49287 57781l16-1600" svg:viewBox="0 0 17 1601">
          <text:p text:style-name="P1"><text:span text:style-name="T2">2_07</text:span></text:p>
        </draw:connector>
        <draw:custom-shape draw:style-name="gr1" draw:text-style-name="P2" xml:id="id426" draw:id="id426" draw:layer="layout" svg:width="1cm" svg:height="0.9cm" svg:x="49.887cm" svg:y="57.781cm">
          <text:p text:style-name="P1"><text:span text:style-name="T1">IMUX</text:span></text:p>
          <text:p text:style-name="P1"><text:span text:style-name="T1">2_1918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0.387cm" svg:y1="57.781cm" svg:x2="50.403cm" svg:y2="56.181cm" draw:start-shape="id426" draw:start-glue-point="0" svg:d="M50387 57781l16-1600" svg:viewBox="0 0 17 1601">
          <text:p text:style-name="P1"><text:span text:style-name="T2">2_08</text:span></text:p>
        </draw:connector>
        <draw:connector draw:style-name="gr5" draw:text-style-name="P6" draw:layer="layout" draw:type="line" svg:x1="73.087cm" svg:y1="61.413cm" svg:x2="73.087cm" svg:y2="59.613cm" draw:start-shape="id396" draw:start-glue-point="0" svg:d="M73087 61413v-1800" svg:viewBox="0 0 1 1801">
          <text:p text:style-name="P1"><text:span text:style-name="T2">1_07</text:span></text:p>
        </draw:connector>
        <draw:connector draw:style-name="gr5" draw:text-style-name="P6" draw:layer="layout" draw:type="line" svg:x1="74.166cm" svg:y1="61.413cm" svg:x2="74.187cm" svg:y2="59.613cm" draw:start-shape="id400" svg:d="M74166 61413l21-1800" svg:viewBox="0 0 22 1801">
          <text:p text:style-name="P1"><text:span text:style-name="T2">1_08</text:span></text:p>
        </draw:connector>
        <draw:custom-shape draw:style-name="gr1" draw:text-style-name="P2" xml:id="id427" draw:id="id427" draw:layer="layout" svg:width="1cm" svg:height="0.9cm" svg:x="50.987cm" svg:y="57.781cm">
          <text:p text:style-name="P1"><text:span text:style-name="T1">IMUX</text:span></text:p>
          <text:p text:style-name="P1"><text:span text:style-name="T1">2_20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51.487cm" svg:y1="57.781cm" svg:x2="51.503cm" svg:y2="56.137cm" draw:start-shape="id427" draw:start-glue-point="0" svg:d="M51487 57781l16-1644" svg:viewBox="0 0 17 1645">
          <text:p text:style-name="P1"><text:span text:style-name="T2">2_09</text:span></text:p>
        </draw:connector>
        <draw:custom-shape draw:style-name="gr1" draw:text-style-name="P2" xml:id="id428" draw:id="id428" draw:layer="layout" svg:width="1cm" svg:height="0.9cm" svg:x="52.087cm" svg:y="57.781cm">
          <text:p text:style-name="P1"><text:span text:style-name="T1">IMUX</text:span></text:p>
          <text:p text:style-name="P1"><text:span text:style-name="T1">2_1915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52.587cm" svg:y1="57.781cm" svg:x2="52.603cm" svg:y2="56.137cm" draw:start-shape="id428" draw:start-glue-point="0" svg:d="M52587 57781l16-1644" svg:viewBox="0 0 17 1645">
          <text:p text:style-name="P1"><text:span text:style-name="T2">2_10</text:span></text:p>
        </draw:connector>
        <draw:connector draw:style-name="gr5" draw:text-style-name="P6" draw:layer="layout" draw:type="line" svg:x1="75.287cm" svg:y1="61.413cm" svg:x2="75.308cm" svg:y2="59.613cm" draw:start-shape="id392" draw:start-glue-point="0" svg:d="M75287 61413l21-1800" svg:viewBox="0 0 22 1801">
          <text:p text:style-name="P1"><text:span text:style-name="T2">1_09</text:span></text:p>
        </draw:connector>
        <draw:connector draw:style-name="gr5" draw:text-style-name="P6" draw:layer="layout" draw:type="line" svg:x1="76.387cm" svg:y1="62.913cm" svg:x2="76.393cm" svg:y2="61.513cm" draw:start-shape="id410" draw:start-glue-point="0" svg:d="M76387 62913l6-1400" svg:viewBox="0 0 7 1401">
          <text:p text:style-name="P1"><text:span text:style-name="T2">1_10</text:span></text:p>
        </draw:connector>
        <draw:connector draw:style-name="gr5" draw:text-style-name="P6" draw:layer="layout" draw:type="line" svg:x1="43.841cm" svg:y1="60.303cm" svg:x2="43.787cm" svg:y2="58.681cm" draw:end-shape="id420" draw:end-glue-point="2" svg:d="M43841 60303l-54-1622" svg:viewBox="0 0 55 1623">
          <text:p text:style-name="P1"><text:span text:style-name="T2">res04/c</text:span></text:p>
        </draw:connector>
        <draw:connector draw:style-name="gr5" draw:text-style-name="P6" draw:layer="layout" draw:type="line" svg:x1="42.787cm" svg:y1="60.281cm" svg:x2="42.687cm" svg:y2="58.681cm" draw:end-shape="id419" draw:end-glue-point="2" svg:d="M42787 60281l-100-1600" svg:viewBox="0 0 101 1601">
          <text:p text:style-name="P1"><text:span text:style-name="T2">res03/c</text:span></text:p>
        </draw:connector>
        <draw:connector draw:style-name="gr5" draw:text-style-name="P6" draw:layer="layout" draw:type="line" svg:x1="44.946cm" svg:y1="60.304cm" svg:x2="44.887cm" svg:y2="58.681cm" draw:end-shape="id421" draw:end-glue-point="2" svg:d="M44946 60304l-59-1623" svg:viewBox="0 0 60 1624">
          <text:p text:style-name="P1"><text:span text:style-name="T2">res05/c</text:span></text:p>
        </draw:connector>
        <draw:connector draw:style-name="gr5" draw:text-style-name="P6" draw:layer="layout" draw:type="line" svg:x1="46.051cm" svg:y1="60.305cm" svg:x2="45.987cm" svg:y2="58.681cm" draw:end-shape="id422" draw:end-glue-point="2" svg:d="M46051 60305l-64-1624" svg:viewBox="0 0 65 1625">
          <text:p text:style-name="P1"><text:span text:style-name="T2">res06/c</text:span></text:p>
        </draw:connector>
        <draw:connector draw:style-name="gr5" draw:text-style-name="P6" draw:layer="layout" draw:type="line" svg:x1="47.156cm" svg:y1="60.306cm" svg:x2="47.087cm" svg:y2="58.681cm" draw:end-shape="id423" draw:end-glue-point="2" svg:d="M47156 60306l-69-1625" svg:viewBox="0 0 70 1626">
          <text:p text:style-name="P1"><text:span text:style-name="T2">res07/c</text:span></text:p>
        </draw:connector>
        <draw:connector draw:style-name="gr5" draw:text-style-name="P6" draw:layer="layout" draw:type="line" svg:x1="48.261cm" svg:y1="60.307cm" svg:x2="48.187cm" svg:y2="58.681cm" draw:end-shape="id424" draw:end-glue-point="2" svg:d="M48261 60307l-74-1626" svg:viewBox="0 0 75 1627">
          <text:p text:style-name="P1"><text:span text:style-name="T2">res08/c</text:span></text:p>
        </draw:connector>
        <draw:connector draw:style-name="gr5" draw:text-style-name="P6" draw:layer="layout" draw:type="line" svg:x1="49.366cm" svg:y1="60.308cm" svg:x2="49.287cm" svg:y2="58.681cm" draw:end-shape="id425" draw:end-glue-point="2" svg:d="M49366 60308l-79-1627" svg:viewBox="0 0 80 1628">
          <text:p text:style-name="P1"><text:span text:style-name="T2">res09/c</text:span></text:p>
        </draw:connector>
        <draw:connector draw:style-name="gr5" draw:text-style-name="P6" draw:layer="layout" draw:type="line" svg:x1="50.471cm" svg:y1="60.309cm" svg:x2="50.387cm" svg:y2="58.681cm" draw:end-shape="id426" draw:end-glue-point="2" svg:d="M50471 60309l-84-1628" svg:viewBox="0 0 85 1629">
          <text:p text:style-name="P1"><text:span text:style-name="T2">res10/c</text:span></text:p>
        </draw:connector>
        <draw:connector draw:style-name="gr5" draw:text-style-name="P6" draw:layer="layout" draw:type="line" svg:x1="51.576cm" svg:y1="60.31cm" svg:x2="51.487cm" svg:y2="58.681cm" draw:end-shape="id427" draw:end-glue-point="2" svg:d="M51576 60310l-89-1629" svg:viewBox="0 0 90 1630">
          <text:p text:style-name="P1"><text:span text:style-name="T2">res11/c</text:span></text:p>
        </draw:connector>
        <draw:connector draw:style-name="gr5" draw:text-style-name="P6" draw:layer="layout" draw:type="line" svg:x1="52.681cm" svg:y1="60.311cm" svg:x2="52.587cm" svg:y2="58.681cm" draw:end-shape="id428" draw:end-glue-point="2" svg:d="M52681 60311l-94-1630" svg:viewBox="0 0 95 1631">
          <text:p text:style-name="P1"><text:span text:style-name="T2">res12/c</text:span></text:p>
        </draw:connector>
        <draw:custom-shape draw:style-name="gr1" draw:text-style-name="P2" xml:id="id429" draw:id="id429" draw:layer="layout" svg:width="1cm" svg:height="0.9cm" svg:x="40.687cm" svg:y="61.311cm">
          <text:p text:style-name="P1"><text:span text:style-name="T1">NOT</text:span></text:p>
          <text:p text:style-name="P1"><text:span text:style-name="T1">2_2217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1.187cm" svg:y1="62.811cm" svg:x2="41.187cm" svg:y2="62.211cm" draw:start-shape="id416" draw:start-glue-point="0" draw:end-shape="id429" draw:end-glue-point="2" svg:d="M41187 62811v-600" svg:viewBox="0 0 1 601">
          <text:p/>
        </draw:connector>
        <draw:connector draw:style-name="gr5" draw:text-style-name="P6" draw:layer="layout" draw:type="line" svg:x1="41.187cm" svg:y1="61.311cm" svg:x2="42.687cm" svg:y2="58.681cm" draw:start-shape="id429" draw:start-glue-point="0" draw:end-shape="id419" draw:end-glue-point="2" svg:d="M41187 61311l1500-2630" svg:viewBox="0 0 1501 2631">
          <text:p text:style-name="P1"><text:span text:style-name="T2">b</text:span></text:p>
        </draw:connector>
        <draw:custom-shape draw:style-name="gr1" draw:text-style-name="P2" xml:id="id430" draw:id="id430" draw:layer="layout" svg:width="1cm" svg:height="0.9cm" svg:x="41.787cm" svg:y="61.311cm">
          <text:p text:style-name="P1"><text:span text:style-name="T1">NOT</text:span></text:p>
          <text:p text:style-name="P1"><text:span text:style-name="T1">2_2123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2.287cm" svg:y1="62.811cm" svg:x2="42.287cm" svg:y2="62.211cm" draw:start-shape="id415" draw:start-glue-point="0" draw:end-shape="id430" draw:end-glue-point="2" svg:d="M42287 62811v-600" svg:viewBox="0 0 1 601">
          <text:p/>
        </draw:connector>
        <draw:connector draw:style-name="gr5" draw:text-style-name="P6" draw:layer="layout" draw:type="line" svg:x1="42.287cm" svg:y1="61.311cm" svg:x2="43.787cm" svg:y2="58.681cm" draw:start-shape="id430" draw:start-glue-point="0" draw:end-shape="id420" draw:end-glue-point="2" svg:d="M42287 61311l1500-2630" svg:viewBox="0 0 1501 2631">
          <text:p text:style-name="P1"><text:span text:style-name="T2">b</text:span></text:p>
        </draw:connector>
        <draw:custom-shape draw:style-name="gr1" draw:text-style-name="P2" xml:id="id431" draw:id="id431" draw:layer="layout" svg:width="1cm" svg:height="0.9cm" svg:x="42.887cm" svg:y="61.311cm">
          <text:p text:style-name="P1"><text:span text:style-name="T1">NOT</text:span></text:p>
          <text:p text:style-name="P1"><text:span text:style-name="T1">2_231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3.387cm" svg:y1="62.811cm" svg:x2="43.387cm" svg:y2="62.211cm" draw:start-shape="id414" draw:start-glue-point="0" draw:end-shape="id431" draw:end-glue-point="2" svg:d="M43387 62811v-600" svg:viewBox="0 0 1 601">
          <text:p/>
        </draw:connector>
        <draw:connector draw:style-name="gr5" draw:text-style-name="P6" draw:layer="layout" draw:type="line" svg:x1="43.387cm" svg:y1="61.311cm" svg:x2="44.887cm" svg:y2="58.681cm" draw:start-shape="id431" draw:start-glue-point="0" draw:end-shape="id421" draw:end-glue-point="2" svg:d="M43387 61311l1500-2630" svg:viewBox="0 0 1501 2631">
          <text:p text:style-name="P1"><text:span text:style-name="T2">b</text:span></text:p>
        </draw:connector>
        <draw:custom-shape draw:style-name="gr1" draw:text-style-name="P2" xml:id="id433" draw:id="id433" draw:layer="layout" svg:width="1cm" svg:height="0.9cm" svg:x="43.987cm" svg:y="61.311cm">
          <text:p text:style-name="P1"><text:span text:style-name="T1">NOT</text:span></text:p>
          <text:p text:style-name="P1"><text:span text:style-name="T1">2_2220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4.487cm" svg:y1="62.811cm" svg:x2="44.487cm" svg:y2="62.211cm" draw:start-shape="id432" draw:start-glue-point="0" draw:end-shape="id433" draw:end-glue-point="2" svg:d="M44487 62811v-600" svg:viewBox="0 0 1 601">
          <text:p/>
        </draw:connector>
        <draw:custom-shape draw:style-name="gr1" draw:text-style-name="P2" xml:id="id432" draw:id="id432" draw:layer="layout" svg:width="1cm" svg:height="0.9cm" svg:x="43.987cm" svg:y="62.811cm">
          <text:p text:style-name="P1"><text:span text:style-name="T1">4-MUX (ground/s0)</text:span></text:p>
          <text:p text:style-name="P1"><text:span text:style-name="T1">2_2219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4.487cm" svg:y1="61.311cm" svg:x2="45.987cm" svg:y2="58.681cm" draw:start-shape="id433" draw:start-glue-point="0" draw:end-shape="id422" draw:end-glue-point="2" svg:d="M44487 61311l1500-2630" svg:viewBox="0 0 1501 2631">
          <text:p text:style-name="P1"><text:span text:style-name="T2">b</text:span></text:p>
        </draw:connector>
        <draw:custom-shape draw:style-name="gr1" draw:text-style-name="P2" xml:id="id435" draw:id="id435" draw:layer="layout" svg:width="1cm" svg:height="0.9cm" svg:x="45.087cm" svg:y="61.311cm">
          <text:p text:style-name="P1"><text:span text:style-name="T1">NOT</text:span></text:p>
          <text:p text:style-name="P1"><text:span text:style-name="T1">2_192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5.587cm" svg:y1="62.811cm" svg:x2="45.587cm" svg:y2="62.211cm" draw:start-shape="id434" draw:start-glue-point="0" draw:end-shape="id435" draw:end-glue-point="2" svg:d="M45587 62811v-600" svg:viewBox="0 0 1 601">
          <text:p/>
        </draw:connector>
        <draw:connector draw:style-name="gr5" draw:text-style-name="P6" draw:layer="layout" draw:type="line" svg:x1="45.587cm" svg:y1="61.311cm" svg:x2="47.087cm" svg:y2="58.681cm" draw:start-shape="id435" draw:start-glue-point="0" draw:end-shape="id423" draw:end-glue-point="2" svg:d="M45587 61311l1500-2630" svg:viewBox="0 0 1501 2631">
          <text:p text:style-name="P1"><text:span text:style-name="T2">b</text:span></text:p>
        </draw:connector>
        <draw:custom-shape draw:style-name="gr1" draw:text-style-name="P2" xml:id="id434" draw:id="id434" draw:layer="layout" svg:width="1cm" svg:height="0.9cm" svg:x="45.087cm" svg:y="62.811cm">
          <text:p text:style-name="P1"><text:span text:style-name="T1">4-MUX</text:span></text:p>
          <text:p text:style-name="P1"><text:span text:style-name="T1">2_192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6" draw:id="id436" draw:layer="layout" svg:width="1cm" svg:height="0.9cm" svg:x="46.187cm" svg:y="61.311cm">
          <text:p text:style-name="P1"><text:span text:style-name="T1">NOT</text:span></text:p>
          <text:p text:style-name="P1"><text:span text:style-name="T1">2_2115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6.687cm" svg:y1="62.811cm" svg:x2="46.687cm" svg:y2="62.211cm" draw:start-shape="id417" draw:start-glue-point="0" draw:end-shape="id436" draw:end-glue-point="2" svg:d="M46687 62811v-600" svg:viewBox="0 0 1 601">
          <text:p/>
        </draw:connector>
        <draw:connector draw:style-name="gr5" draw:text-style-name="P6" draw:layer="layout" draw:type="line" svg:x1="46.687cm" svg:y1="61.311cm" svg:x2="48.187cm" svg:y2="58.681cm" draw:start-shape="id436" draw:start-glue-point="0" draw:end-shape="id424" draw:end-glue-point="2" svg:d="M46687 61311l1500-2630" svg:viewBox="0 0 1501 2631">
          <text:p text:style-name="P1"><text:span text:style-name="T2">b</text:span></text:p>
        </draw:connector>
        <draw:custom-shape draw:style-name="gr1" draw:text-style-name="P2" xml:id="id437" draw:id="id437" draw:layer="layout" svg:width="1cm" svg:height="0.9cm" svg:x="47.287cm" svg:y="61.311cm">
          <text:p text:style-name="P1"><text:span text:style-name="T1">NOT</text:span></text:p>
          <text:p text:style-name="P1"><text:span text:style-name="T1">2_1818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7.787cm" svg:y1="62.811cm" svg:x2="47.787cm" svg:y2="62.211cm" draw:start-shape="id418" draw:start-glue-point="0" draw:end-shape="id437" draw:end-glue-point="2" svg:d="M47787 62811v-600" svg:viewBox="0 0 1 601">
          <text:p/>
        </draw:connector>
        <draw:connector draw:style-name="gr5" draw:text-style-name="P6" draw:layer="layout" draw:type="line" svg:x1="47.787cm" svg:y1="61.311cm" svg:x2="49.287cm" svg:y2="58.681cm" draw:start-shape="id437" draw:start-glue-point="0" draw:end-shape="id425" draw:end-glue-point="2" svg:d="M47787 61311l1500-2630" svg:viewBox="0 0 1501 2631">
          <text:p text:style-name="P1"><text:span text:style-name="T2">b</text:span></text:p>
        </draw:connector>
        <draw:custom-shape draw:style-name="gr1" draw:text-style-name="P2" xml:id="id438" draw:id="id438" draw:layer="layout" svg:width="1cm" svg:height="0.9cm" svg:x="48.387cm" svg:y="61.311cm">
          <text:p text:style-name="P1"><text:span text:style-name="T1">NOT</text:span></text:p>
          <text:p text:style-name="P1"><text:span text:style-name="T1">2_1821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8.887cm" svg:y1="62.811cm" svg:x2="48.887cm" svg:y2="62.211cm" draw:start-shape="id412" draw:start-glue-point="0" draw:end-shape="id438" draw:end-glue-point="2" svg:d="M48887 62811v-600" svg:viewBox="0 0 1 601">
          <text:p/>
        </draw:connector>
        <draw:connector draw:style-name="gr5" draw:text-style-name="P6" draw:layer="layout" draw:type="line" svg:x1="48.887cm" svg:y1="61.311cm" svg:x2="50.387cm" svg:y2="58.681cm" draw:start-shape="id438" draw:start-glue-point="0" draw:end-shape="id426" draw:end-glue-point="2" svg:d="M48887 61311l1500-2630" svg:viewBox="0 0 1501 2631">
          <text:p text:style-name="P1"><text:span text:style-name="T2">b</text:span></text:p>
        </draw:connector>
        <draw:connector draw:style-name="gr5" draw:text-style-name="P6" draw:layer="layout" draw:type="line" svg:x1="49.987cm" svg:y1="62.811cm" svg:x2="51.487cm" svg:y2="58.681cm" draw:start-shape="id413" draw:start-glue-point="0" draw:end-shape="id427" draw:end-glue-point="2" svg:d="M49987 62811l1500-4130" svg:viewBox="0 0 1501 4131">
          <text:p text:style-name="P1"><text:span text:style-name="T2">b</text:span></text:p>
        </draw:connector>
        <draw:connector draw:style-name="gr5" draw:text-style-name="P6" draw:layer="layout" draw:type="line" svg:x1="49.987cm" svg:y1="62.811cm" svg:x2="52.587cm" svg:y2="58.681cm" draw:start-shape="id413" draw:start-glue-point="0" draw:end-shape="id428" draw:end-glue-point="2" svg:d="M49987 62811l2600-4130" svg:viewBox="0 0 2601 4131">
          <text:p text:style-name="P1"><text:span text:style-name="T2">b</text:span></text:p>
        </draw:connector>
        <draw:connector draw:style-name="gr5" draw:text-style-name="P6" draw:layer="layout" draw:type="line" svg:x1="44.486cm" svg:y1="65.198cm" svg:x2="44.487cm" svg:y2="63.711cm" draw:end-shape="id432" draw:end-glue-point="2" svg:d="M44486 65198l1-1487" svg:viewBox="0 0 2 1488">
          <text:p text:style-name="P1"><text:span text:style-name="T2">a03/s1</text:span></text:p>
        </draw:connector>
        <draw:connector draw:style-name="gr5" draw:text-style-name="P6" draw:layer="layout" draw:type="line" svg:x1="70.963cm" svg:y1="65.364cm" svg:x2="70.887cm" svg:y2="63.813cm" draw:end-shape="id407" draw:end-glue-point="2" svg:d="M70963 65364l-76-1551" svg:viewBox="0 0 77 1552">
          <text:p text:style-name="P1"><text:span text:style-name="T2">a03/s1</text:span></text:p>
        </draw:connector>
        <draw:connector draw:style-name="gr5" draw:text-style-name="P6" draw:layer="layout" draw:type="line" svg:x1="71.427cm" svg:y1="65.227cm" svg:x2="71.987cm" svg:y2="63.813cm" draw:end-shape="id397" draw:end-glue-point="2" svg:d="M71427 65227l560-1414" svg:viewBox="0 0 561 1415">
          <text:p text:style-name="P1"><text:span text:style-name="T2">a03/s0</text:span></text:p>
        </draw:connector>
        <draw:connector draw:style-name="gr5" draw:text-style-name="P6" draw:layer="layout" draw:type="line" svg:x1="72.405cm" svg:y1="65.629cm" svg:x2="71.987cm" svg:y2="63.813cm" draw:end-shape="id397" draw:end-glue-point="2" svg:d="M72405 65629l-418-1816" svg:viewBox="0 0 419 1817">
          <text:p text:style-name="P1"><text:span text:style-name="T2">a04/s1</text:span></text:p>
        </draw:connector>
        <draw:connector draw:style-name="gr5" draw:text-style-name="P6" draw:layer="layout" draw:type="line" svg:x1="72.722cm" svg:y1="65.338cm" svg:x2="73.087cm" svg:y2="63.813cm" draw:end-shape="id395" draw:end-glue-point="2" svg:d="M72722 65338l365-1525" svg:viewBox="0 0 366 1526">
          <text:p text:style-name="P1"><text:span text:style-name="T2">a04/s0</text:span></text:p>
        </draw:connector>
        <draw:connector draw:style-name="gr5" draw:text-style-name="P6" draw:layer="layout" draw:type="line" svg:x1="46.268cm" svg:y1="65.832cm" svg:x2="45.587cm" svg:y2="63.711cm" draw:end-shape="id434" draw:end-glue-point="2" svg:d="M46268 65832l-681-2121" svg:viewBox="0 0 682 2122">
          <text:p text:style-name="P1"><text:span text:style-name="T2">a04/s1</text:span></text:p>
        </draw:connector>
        <draw:connector draw:style-name="gr5" draw:text-style-name="P6" draw:layer="layout" draw:type="line" svg:x1="46.374cm" svg:y1="65.066cm" svg:x2="46.687cm" svg:y2="63.711cm" draw:end-shape="id417" draw:end-glue-point="2" svg:d="M46374 65066l313-1355" svg:viewBox="0 0 314 1356">
          <text:p text:style-name="P1"><text:span text:style-name="T2">a04/s0</text:span></text:p>
        </draw:connector>
        <draw:connector draw:style-name="gr5" draw:text-style-name="P6" draw:layer="layout" draw:type="line" svg:x1="66.142cm" svg:y1="65.324cm" svg:x2="66.487cm" svg:y2="63.811cm" draw:end-shape="id401" draw:end-glue-point="2" svg:d="M66142 65324l345-1513" svg:viewBox="0 0 346 1514">
          <text:p text:style-name="P1"><text:span text:style-name="T2">a00/s0</text:span></text:p>
        </draw:connector>
        <draw:connector draw:style-name="gr5" draw:text-style-name="P6" draw:layer="layout" draw:type="line" svg:x1="65.428cm" svg:y1="65.88cm" svg:x2="65.387cm" svg:y2="63.813cm" draw:end-shape="id411" draw:end-glue-point="2" svg:d="M65428 65880l-41-2067" svg:viewBox="0 0 42 2068">
          <text:p text:style-name="P1"><text:span text:style-name="T2">a00/a</text:span></text:p>
        </draw:connector>
        <draw:connector draw:style-name="gr5" draw:text-style-name="P6" draw:layer="layout" draw:type="line" svg:x1="52.033cm" svg:y1="78.478cm" svg:x2="51.974cm" svg:y2="76.194cm" draw:end-shape="id348" draw:end-glue-point="2" svg:d="M52033 78478l-59-2284" svg:viewBox="0 0 60 2285">
          <text:p text:style-name="P1"><text:span text:style-name="T2">sel1/a</text:span></text:p>
        </draw:connector>
        <draw:connector draw:style-name="gr5" draw:text-style-name="P6" draw:layer="layout" draw:type="line" svg:x1="79.846cm" svg:y1="78.479cm" svg:x2="79.773cm" svg:y2="76.194cm" draw:end-shape="id367" draw:end-glue-point="2" svg:d="M79846 78479l-73-2285" svg:viewBox="0 0 74 2286">
          <text:p text:style-name="P1"><text:span text:style-name="T2">sel1/a</text:span></text:p>
        </draw:connector>
        <draw:connector draw:style-name="gr5" draw:text-style-name="P6" draw:layer="layout" draw:type="line" svg:x1="58.946cm" svg:y1="78.479cm" svg:x2="58.873cm" svg:y2="76.194cm" draw:end-shape="id363" draw:end-glue-point="2" svg:d="M58946 78479l-73-2285" svg:viewBox="0 0 74 2286">
          <text:p text:style-name="P1"><text:span text:style-name="T2">sel1/a</text:span></text:p>
        </draw:connector>
        <draw:connector draw:style-name="gr5" draw:text-style-name="P6" draw:layer="layout" draw:type="line" svg:x1="55.746cm" svg:y1="78.479cm" svg:x2="55.674cm" svg:y2="76.194cm" draw:end-shape="id355" draw:end-glue-point="2" svg:d="M55746 78479l-72-2285" svg:viewBox="0 0 73 2286">
          <text:p text:style-name="P1"><text:span text:style-name="T2">sel1/a</text:span></text:p>
        </draw:connector>
        <draw:connector draw:style-name="gr5" draw:text-style-name="P6" draw:layer="layout" draw:type="line" svg:x1="69.446cm" svg:y1="78.479cm" svg:x2="69.373cm" svg:y2="76.194cm" draw:end-shape="id366" draw:end-glue-point="2" svg:d="M69446 78479l-73-2285" svg:viewBox="0 0 74 2286">
          <text:p text:style-name="P1"><text:span text:style-name="T2">sel1/a</text:span></text:p>
        </draw:connector>
        <draw:connector draw:style-name="gr5" draw:text-style-name="P6" draw:layer="layout" draw:type="line" svg:x1="76.746cm" svg:y1="78.479cm" svg:x2="76.673cm" svg:y2="76.194cm" draw:end-shape="id358" draw:end-glue-point="2" svg:d="M76746 78479l-73-2285" svg:viewBox="0 0 74 2286">
          <text:p text:style-name="P1"><text:span text:style-name="T2">sel1/a</text:span></text:p>
        </draw:connector>
        <draw:connector draw:style-name="gr5" draw:text-style-name="P6" draw:layer="layout" draw:type="line" svg:x1="82.946cm" svg:y1="78.479cm" svg:x2="82.873cm" svg:y2="76.194cm" draw:end-shape="id368" draw:end-glue-point="2" svg:d="M82946 78479l-73-2285" svg:viewBox="0 0 74 2286">
          <text:p text:style-name="P1"><text:span text:style-name="T2">sel1/a</text:span></text:p>
        </draw:connector>
        <draw:connector draw:style-name="gr5" draw:text-style-name="P6" draw:layer="layout" draw:type="line" svg:x1="65.746cm" svg:y1="78.479cm" svg:x2="65.673cm" svg:y2="76.194cm" draw:end-shape="id365" draw:end-glue-point="2" svg:d="M65746 78479l-73-2285" svg:viewBox="0 0 74 2286">
          <text:p text:style-name="P1"><text:span text:style-name="T2">sel1/a</text:span></text:p>
        </draw:connector>
        <draw:connector draw:style-name="gr5" draw:text-style-name="P6" draw:layer="layout" draw:type="line" svg:x1="62.146cm" svg:y1="78.479cm" svg:x2="62.073cm" svg:y2="76.194cm" draw:end-shape="id364" draw:end-glue-point="2" svg:d="M62146 78479l-73-2285" svg:viewBox="0 0 74 2286">
          <text:p text:style-name="P1"><text:span text:style-name="T2">sel1/a</text:span></text:p>
        </draw:connector>
        <draw:connector draw:style-name="gr5" draw:text-style-name="P6" draw:layer="layout" draw:type="line" svg:x1="73.146cm" svg:y1="78.479cm" svg:x2="73.073cm" svg:y2="76.194cm" draw:end-shape="id360" draw:end-glue-point="2" svg:d="M73146 78479l-73-2285" svg:viewBox="0 0 74 2286">
          <text:p text:style-name="P1"><text:span text:style-name="T2">sel1/a</text:span></text:p>
        </draw:connector>
        <draw:custom-shape draw:style-name="gr9" draw:text-style-name="P1" xml:id="id439" draw:id="id439" draw:layer="layout" svg:width="19.288cm" svg:height="2.4cm" svg:x="56.999cm" svg:y="79.53cm">
          <draw:glue-point draw:id="4" svg:x="-2.754cm" svg:y="-5cm"/>
          <draw:glue-point draw:id="5" svg:x="-4.738cm" svg:y="-5cm"/>
          <draw:glue-point draw:id="6" svg:x="-4.112cm" svg:y="-5cm"/>
          <draw:glue-point draw:id="7" svg:x="-3.433cm" svg:y="-5cm"/>
          <draw:glue-point draw:id="8" svg:x="-2.101cm" svg:y="-5cm"/>
          <draw:glue-point draw:id="9" svg:x="-1.527cm" svg:y="-5cm"/>
          <draw:glue-point draw:id="10" svg:x="-0.953cm" svg:y="-5.004cm"/>
          <draw:glue-point draw:id="11" svg:x="-0.378cm" svg:y="-5cm"/>
          <draw:glue-point draw:id="12" svg:x="0.489cm" svg:y="-4.862cm"/>
          <draw:glue-point draw:id="13" svg:x="1.111cm" svg:y="-4.862cm"/>
          <draw:glue-point draw:id="14" svg:x="1.681cm" svg:y="-4.862cm"/>
          <draw:glue-point draw:id="15" svg:x="2.252cm" svg:y="-4.862cm"/>
          <draw:glue-point draw:id="16" svg:x="2.874cm" svg:y="-4.862cm"/>
          <draw:glue-point draw:id="17" svg:x="-5cm" svg:y="-3.333cm"/>
          <draw:glue-point draw:id="18" svg:x="-5cm" svg:y="-1.666cm"/>
          <draw:glue-point draw:id="19" svg:x="-5cm" svg:y="0cm"/>
          <draw:glue-point draw:id="20" svg:x="-5cm" svg:y="1.666cm"/>
          <draw:glue-point draw:id="21" svg:x="-5cm" svg:y="3.333cm"/>
          <draw:glue-point draw:id="22" svg:x="-4.738cm" svg:y="5.004cm"/>
          <draw:glue-point draw:id="23" svg:x="-4.451cm" svg:y="5.004cm"/>
          <draw:glue-point draw:id="24" svg:x="-4.112cm" svg:y="5.004cm"/>
          <draw:glue-point draw:id="25" svg:x="-3.772cm" svg:y="5.004cm"/>
          <draw:glue-point draw:id="26" svg:x="-3.433cm" svg:y="5.004cm"/>
          <draw:glue-point draw:id="27" svg:x="-3.093cm" svg:y="5.004cm"/>
          <draw:glue-point draw:id="28" svg:x="-2.754cm" svg:y="5cm"/>
          <draw:glue-point draw:id="29" svg:x="-2.415cm" svg:y="5.004cm"/>
          <draw:glue-point draw:id="30" svg:x="-2.101cm" svg:y="5.004cm"/>
          <draw:glue-point draw:id="31" svg:x="-1.788cm" svg:y="5.004cm"/>
          <draw:glue-point draw:id="32" svg:x="-1.501cm" svg:y="5.004cm"/>
          <draw:glue-point draw:id="33" svg:x="-1.24cm" svg:y="5.004cm"/>
          <draw:glue-point draw:id="34" svg:x="-0.926cm" svg:y="5.004cm"/>
          <draw:glue-point draw:id="35" svg:x="-0.665cm" svg:y="5cm"/>
          <draw:glue-point draw:id="36" svg:x="-0.378cm" svg:y="5.004cm"/>
          <draw:glue-point draw:id="37" svg:x="-0.091cm" svg:y="5cm"/>
          <draw:glue-point draw:id="38" svg:x="0.169cm" svg:y="5.004cm"/>
          <draw:glue-point draw:id="39" svg:x="0.456cm" svg:y="5cm"/>
          <draw:glue-point draw:id="40" svg:x="0.796cm" svg:y="5cm"/>
          <draw:glue-point draw:id="41" svg:x="1.109cm" svg:y="5.004cm"/>
          <draw:glue-point draw:id="42" svg:x="1.422cm" svg:y="5.004cm"/>
          <draw:glue-point draw:id="43" svg:x="1.736cm" svg:y="5cm"/>
          <draw:glue-point draw:id="44" svg:x="2.049cm" svg:y="5cm"/>
          <draw:glue-point draw:id="45" svg:x="2.362cm" svg:y="5cm"/>
          <draw:glue-point draw:id="46" svg:x="2.676cm" svg:y="5cm"/>
          <draw:glue-point draw:id="47" svg:x="2.989cm" svg:y="5.004cm"/>
          <draw:glue-point draw:id="48" svg:x="3.496cm" svg:y="-4.862cm"/>
          <draw:glue-point draw:id="49" svg:x="4.118cm" svg:y="-4.862cm"/>
          <draw:glue-point draw:id="50" svg:x="4.688cm" svg:y="-4.862cm"/>
          <draw:glue-point draw:id="51" svg:x="3.302cm" svg:y="5.004cm"/>
          <draw:glue-point draw:id="52" svg:x="3.616cm" svg:y="5.004cm"/>
          <draw:glue-point draw:id="53" svg:x="3.929cm" svg:y="5cm"/>
          <draw:glue-point draw:id="54" svg:x="4.19cm" svg:y="5.004cm"/>
          <draw:glue-point draw:id="55" svg:x="4.477cm" svg:y="5cm"/>
          <draw:glue-point draw:id="56" svg:x="4.738cm" svg:y="5cm"/>
          <text:p text:style-name="P1">UNIT 20</text:p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57.505cm" svg:y1="79.53cm" svg:x2="57.509cm" svg:y2="78.244cm" draw:start-shape="id439" draw:start-glue-point="5" svg:d="M57505 79530l4-1286" svg:viewBox="0 0 5 1287">
          <text:p text:style-name="P1"><text:span text:style-name="T2">out_00</text:span></text:p>
        </draw:connector>
        <draw:connector draw:style-name="gr5" draw:text-style-name="P6" draw:layer="layout" draw:type="line" svg:x1="58.712cm" svg:y1="79.53cm" svg:x2="58.699cm" svg:y2="78.191cm" draw:start-shape="id439" draw:start-glue-point="6" svg:d="M58712 79530l-13-1339" svg:viewBox="0 0 14 1340">
          <text:p text:style-name="P1"><text:span text:style-name="T2">out_01</text:span></text:p>
        </draw:connector>
        <draw:connector draw:style-name="gr5" draw:text-style-name="P6" draw:layer="layout" draw:type="line" svg:x1="60.022cm" svg:y1="79.53cm" svg:x2="59.996cm" svg:y2="78.271cm" draw:start-shape="id439" draw:start-glue-point="7" svg:d="M60022 79530l-26-1259" svg:viewBox="0 0 27 1260">
          <text:p text:style-name="P1"><text:span text:style-name="T2">out_02</text:span></text:p>
        </draw:connector>
        <draw:connector draw:style-name="gr5" draw:text-style-name="P6" draw:layer="layout" draw:type="line" svg:x1="61.332cm" svg:y1="79.53cm" svg:x2="61.186cm" svg:y2="78.191cm" draw:start-shape="id439" draw:start-glue-point="4" svg:d="M61332 79530l-146-1339" svg:viewBox="0 0 147 1340">
          <text:p text:style-name="P1"><text:span text:style-name="T2">out_03</text:span></text:p>
        </draw:connector>
        <draw:connector draw:style-name="gr5" draw:text-style-name="P6" draw:layer="layout" draw:type="line" svg:x1="62.591cm" svg:y1="79.53cm" svg:x2="62.589cm" svg:y2="78.218cm" draw:start-shape="id439" draw:start-glue-point="8" svg:d="M62591 79530l-2-1312" svg:viewBox="0 0 3 1313">
          <text:p text:style-name="P1"><text:span text:style-name="T2">out_04</text:span></text:p>
        </draw:connector>
        <draw:connector draw:style-name="gr5" draw:text-style-name="P6" draw:layer="layout" draw:type="line" svg:x1="63.698cm" svg:y1="79.53cm" svg:x2="63.568cm" svg:y2="78.297cm" draw:start-shape="id439" draw:start-glue-point="9" svg:d="M63698 79530l-130-1233" svg:viewBox="0 0 131 1234">
          <text:p text:style-name="P1"><text:span text:style-name="T2">out_05</text:span></text:p>
        </draw:connector>
        <draw:connector draw:style-name="gr5" draw:text-style-name="P6" draw:layer="layout" draw:type="line" svg:x1="64.805cm" svg:y1="79.53cm" svg:x2="64.785cm" svg:y2="78.191cm" draw:start-shape="id439" draw:start-glue-point="10" svg:d="M64805 79530l-20-1339" svg:viewBox="0 0 21 1340">
          <text:p text:style-name="P1"><text:span text:style-name="T2">out_06</text:span></text:p>
        </draw:connector>
        <draw:connector draw:style-name="gr5" draw:text-style-name="P6" draw:layer="layout" draw:type="line" svg:x1="65.914cm" svg:y1="79.53cm" svg:x2="65.816cm" svg:y2="78.218cm" draw:start-shape="id439" draw:start-glue-point="11" svg:d="M65914 79530l-98-1312" svg:viewBox="0 0 99 1313">
          <text:p text:style-name="P1"><text:span text:style-name="T2">out_07</text:span></text:p>
        </draw:connector>
        <draw:connector draw:style-name="gr5" draw:text-style-name="P6" draw:layer="layout" draw:type="line" svg:x1="67.586cm" svg:y1="79.564cm" svg:x2="67.483cm" svg:y2="78.112cm" draw:start-shape="id439" draw:start-glue-point="12" svg:d="M67586 79564l-103-1452" svg:viewBox="0 0 104 1453">
          <text:p text:style-name="P1"><text:span text:style-name="T2">out08</text:span></text:p>
        </draw:connector>
        <draw:connector draw:style-name="gr5" draw:text-style-name="P6" draw:layer="layout" draw:type="line" svg:x1="68.785cm" svg:y1="79.564cm" svg:x2="68.753cm" svg:y2="78.139cm" draw:start-shape="id439" draw:start-glue-point="13" svg:d="M68785 79564l-32-1425" svg:viewBox="0 0 33 1426">
          <text:p text:style-name="P1"><text:span text:style-name="T2">out_09</text:span></text:p>
        </draw:connector>
        <draw:connector draw:style-name="gr5" draw:text-style-name="P6" draw:layer="layout" draw:type="line" svg:x1="69.885cm" svg:y1="79.564cm" svg:x2="69.891cm" svg:y2="78.139cm" draw:start-shape="id439" draw:start-glue-point="14" svg:d="M69885 79564l6-1425" svg:viewBox="0 0 7 1426">
          <text:p text:style-name="P1"><text:span text:style-name="T2">out_10</text:span></text:p>
        </draw:connector>
        <draw:connector draw:style-name="gr5" draw:text-style-name="P6" draw:layer="layout" draw:type="line" svg:x1="70.986cm" svg:y1="79.564cm" svg:x2="70.896cm" svg:y2="78.271cm" draw:start-shape="id439" draw:start-glue-point="15" svg:d="M70986 79564l-90-1293" svg:viewBox="0 0 91 1294">
          <text:p text:style-name="P1"><text:span text:style-name="T2">out_11</text:span></text:p>
        </draw:connector>
        <draw:connector draw:style-name="gr5" draw:text-style-name="P6" draw:layer="layout" draw:type="line" svg:x1="72.186cm" svg:y1="79.564cm" svg:x2="72.061cm" svg:y2="78.218cm" draw:start-shape="id439" draw:start-glue-point="16" svg:d="M72186 79564l-125-1346" svg:viewBox="0 0 126 1347">
          <text:p text:style-name="P1"><text:span text:style-name="T2">out_12</text:span></text:p>
        </draw:connector>
        <draw:connector draw:style-name="gr5" draw:text-style-name="P6" draw:layer="layout" draw:type="line" svg:x1="73.386cm" svg:y1="79.564cm" svg:x2="73.251cm" svg:y2="78.244cm" draw:start-shape="id439" draw:start-glue-point="48" svg:d="M73386 79564l-135-1320" svg:viewBox="0 0 136 1321">
          <text:p text:style-name="P1"><text:span text:style-name="T2">out_13</text:span></text:p>
        </draw:connector>
        <draw:connector draw:style-name="gr5" draw:text-style-name="P6" draw:layer="layout" draw:type="line" svg:x1="74.585cm" svg:y1="79.564cm" svg:x2="74.521cm" svg:y2="78.191cm" draw:start-shape="id439" draw:start-glue-point="49" svg:d="M74585 79564l-64-1373" svg:viewBox="0 0 65 1374">
          <text:p text:style-name="P1"><text:span text:style-name="T2">out_14</text:span></text:p>
        </draw:connector>
        <draw:connector draw:style-name="gr5" draw:text-style-name="P6" draw:layer="layout" draw:type="line" svg:x1="75.685cm" svg:y1="79.564cm" svg:x2="75.606cm" svg:y2="78.271cm" draw:start-shape="id439" draw:start-glue-point="50" svg:d="M75685 79564l-79-1293" svg:viewBox="0 0 80 1294">
          <text:p text:style-name="P1"><text:span text:style-name="T2">out_15</text:span></text:p>
        </draw:connector>
        <draw:connector draw:style-name="gr5" draw:text-style-name="P6" draw:layer="layout" draw:type="line" svg:x1="62.52cm" svg:y1="85.845cm" svg:x2="62.487cm" svg:y2="84.03cm" draw:end-shape="id440" svg:d="M62520 85845l-33-1815" svg:viewBox="0 0 34 1816">
          <text:p text:style-name="P1"><text:span text:style-name="T2">idct00</text:span></text:p>
        </draw:connector>
        <draw:custom-shape draw:style-name="gr1" draw:text-style-name="P2" xml:id="id440" draw:id="id440" draw:layer="layout" svg:width="1cm" svg:height="0.9cm" svg:x="61.987cm" svg:y="83.13cm">
          <text:p text:style-name="P1"><text:span text:style-name="T1">BUF</text:span></text:p>
          <text:p text:style-name="P1"><text:span text:style-name="T1">37149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2.487cm" svg:y1="83.13cm" svg:x2="57.505cm" svg:y2="81.93cm" draw:start-shape="id440" draw:start-glue-point="0" draw:end-shape="id439" draw:end-glue-point="22" svg:d="M62487 83130l-4982-1200" svg:viewBox="0 0 4983 1201">
          <text:p text:style-name="P1"><text:span text:style-name="T2">00</text:span></text:p>
        </draw:connector>
        <draw:connector draw:style-name="gr5" draw:text-style-name="P6" draw:layer="layout" draw:type="line" svg:x1="62.487cm" svg:y1="83.13cm" svg:x2="67.522cm" svg:y2="81.93cm" draw:start-shape="id440" draw:start-glue-point="0" draw:end-shape="id439" draw:end-glue-point="39" svg:d="M62487 83130l5035-1200" svg:viewBox="0 0 5036 1201">
          <text:p text:style-name="P1"><text:span text:style-name="T2">08</text:span></text:p>
        </draw:connector>
        <draw:connector draw:style-name="gr5" draw:text-style-name="P6" draw:layer="layout" draw:type="line" svg:x1="63.62cm" svg:y1="85.826cm" svg:x2="63.587cm" svg:y2="84.011cm" draw:end-shape="id441" svg:d="M63620 85826l-33-1815" svg:viewBox="0 0 34 1816">
          <text:p text:style-name="P1"><text:span text:style-name="T2">idct01</text:span></text:p>
        </draw:connector>
        <draw:custom-shape draw:style-name="gr1" draw:text-style-name="P2" xml:id="id441" draw:id="id441" draw:layer="layout" svg:width="1cm" svg:height="0.9cm" svg:x="63.087cm" svg:y="83.111cm">
          <text:p text:style-name="P1"><text:span text:style-name="T1">BUF</text:span></text:p>
          <text:p text:style-name="P1"><text:span text:style-name="T1">40169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3.587cm" svg:y1="83.111cm" svg:x2="58.712cm" svg:y2="81.93cm" draw:start-shape="id441" draw:start-glue-point="0" draw:end-shape="id439" draw:end-glue-point="24" svg:d="M63587 83111l-4875-1181" svg:viewBox="0 0 4876 1182">
          <text:p text:style-name="P1"><text:span text:style-name="T2">01</text:span></text:p>
        </draw:connector>
        <draw:connector draw:style-name="gr5" draw:text-style-name="P6" draw:layer="layout" draw:type="line" svg:x1="63.587cm" svg:y1="83.111cm" svg:x2="68.782cm" svg:y2="81.93cm" draw:start-shape="id441" draw:start-glue-point="0" draw:end-shape="id439" draw:end-glue-point="41" svg:d="M63587 83111l5195-1181" svg:viewBox="0 0 5196 1182">
          <text:p text:style-name="P1"><text:span text:style-name="T2">09</text:span></text:p>
        </draw:connector>
        <draw:connector draw:style-name="gr5" draw:text-style-name="P6" draw:layer="layout" draw:type="line" svg:x1="64.72cm" svg:y1="85.826cm" svg:x2="64.687cm" svg:y2="84.011cm" draw:end-shape="id442" svg:d="M64720 85826l-33-1815" svg:viewBox="0 0 34 1816">
          <text:p text:style-name="P1"><text:span text:style-name="T2">idct02</text:span></text:p>
        </draw:connector>
        <draw:custom-shape draw:style-name="gr1" draw:text-style-name="P2" xml:id="id442" draw:id="id442" draw:layer="layout" svg:width="1cm" svg:height="0.9cm" svg:x="64.187cm" svg:y="83.111cm">
          <text:p text:style-name="P1"><text:span text:style-name="T1">BUF</text:span></text:p>
          <text:p text:style-name="P1"><text:span text:style-name="T1">33130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4.687cm" svg:y1="83.111cm" svg:x2="60.022cm" svg:y2="81.93cm" draw:start-shape="id442" draw:start-glue-point="0" draw:end-shape="id439" draw:end-glue-point="26" svg:d="M64687 83111l-4665-1181" svg:viewBox="0 0 4666 1182">
          <text:p text:style-name="P1"><text:span text:style-name="T2">02</text:span></text:p>
        </draw:connector>
        <draw:connector draw:style-name="gr5" draw:text-style-name="P6" draw:layer="layout" draw:type="line" svg:x1="64.687cm" svg:y1="83.111cm" svg:x2="69.991cm" svg:y2="81.93cm" draw:start-shape="id442" draw:start-glue-point="0" draw:end-shape="id439" draw:end-glue-point="43" svg:d="M64687 83111l5304-1181" svg:viewBox="0 0 5305 1182">
          <text:p text:style-name="P1"><text:span text:style-name="T2">10</text:span></text:p>
        </draw:connector>
        <draw:connector draw:style-name="gr5" draw:text-style-name="P6" draw:layer="layout" draw:type="line" svg:x1="45.168cm" svg:y1="65.28cm" svg:x2="45.587cm" svg:y2="63.711cm" draw:end-shape="id434" draw:end-glue-point="2" svg:d="M45168 65280l419-1569" svg:viewBox="0 0 420 1570">
          <text:p text:style-name="P1"><text:span text:style-name="T2">a03/s0</text:span></text:p>
        </draw:connector>
        <draw:connector draw:style-name="gr5" draw:text-style-name="P6" draw:layer="layout" draw:type="line" svg:x1="52.387cm" svg:y1="63.911cm" svg:x2="41.187cm" svg:y2="63.711cm" draw:start-shape="id362" draw:start-glue-point="0" draw:end-shape="id416" draw:end-glue-point="2" svg:d="M52387 63911l-11200-200" svg:viewBox="0 0 11201 201">
          <text:p text:style-name="P1"><text:span text:style-name="T2">0</text:span></text:p>
        </draw:connector>
        <draw:connector draw:style-name="gr5" draw:text-style-name="P6" draw:layer="layout" draw:type="line" svg:x1="52.387cm" svg:y1="63.911cm" svg:x2="43.387cm" svg:y2="63.711cm" draw:start-shape="id362" draw:start-glue-point="0" draw:end-shape="id414" draw:end-glue-point="2" svg:d="M52387 63911l-9000-200" svg:viewBox="0 0 9001 201">
          <text:p text:style-name="P1"><text:span text:style-name="T2">0</text:span></text:p>
        </draw:connector>
        <draw:connector draw:style-name="gr5" draw:text-style-name="P6" draw:layer="layout" draw:type="line" svg:x1="52.387cm" svg:y1="63.911cm" svg:x2="46.687cm" svg:y2="63.711cm" draw:start-shape="id362" draw:start-glue-point="0" draw:end-shape="id417" draw:end-glue-point="2" svg:d="M52387 63911l-5700-200" svg:viewBox="0 0 5701 201">
          <text:p text:style-name="P1"><text:span text:style-name="T2">0</text:span></text:p>
        </draw:connector>
        <draw:connector draw:style-name="gr5" draw:text-style-name="P6" draw:layer="layout" draw:type="line" svg:x1="52.387cm" svg:y1="63.911cm" svg:x2="45.587cm" svg:y2="63.711cm" draw:start-shape="id362" draw:start-glue-point="0" draw:end-shape="id434" draw:end-glue-point="2" svg:d="M52387 63911l-6800-200" svg:viewBox="0 0 6801 201">
          <text:p text:style-name="P1"><text:span text:style-name="T2">0</text:span></text:p>
        </draw:connector>
        <draw:connector draw:style-name="gr5" draw:text-style-name="P6" draw:layer="layout" draw:type="line" svg:x1="52.387cm" svg:y1="63.911cm" svg:x2="49.987cm" svg:y2="63.711cm" draw:start-shape="id362" draw:start-glue-point="0" draw:end-shape="id413" draw:end-glue-point="2" svg:d="M52387 63911l-2400-200" svg:viewBox="0 0 2401 201">
          <text:p text:style-name="P1"><text:span text:style-name="T2">0/b</text:span></text:p>
        </draw:connector>
        <draw:connector draw:style-name="gr5" draw:text-style-name="P6" draw:layer="layout" draw:type="line" svg:x1="52.387cm" svg:y1="63.911cm" svg:x2="47.787cm" svg:y2="63.711cm" draw:start-shape="id362" draw:start-glue-point="0" draw:end-shape="id418" draw:end-glue-point="2" svg:d="M52387 63911l-4600-200" svg:viewBox="0 0 4601 201">
          <text:p text:style-name="P1"><text:span text:style-name="T2">0</text:span></text:p>
        </draw:connector>
        <draw:connector draw:style-name="gr5" draw:text-style-name="P6" draw:layer="layout" draw:type="line" svg:x1="52.387cm" svg:y1="63.911cm" svg:x2="48.887cm" svg:y2="63.711cm" draw:start-shape="id362" draw:start-glue-point="0" draw:end-shape="id412" draw:end-glue-point="2" svg:d="M52387 63911l-3500-200" svg:viewBox="0 0 3501 201">
          <text:p text:style-name="P1"><text:span text:style-name="T2">0</text:span></text:p>
        </draw:connector>
        <draw:connector draw:style-name="gr5" draw:text-style-name="P6" draw:layer="layout" draw:type="line" svg:x1="52.387cm" svg:y1="63.911cm" svg:x2="42.287cm" svg:y2="63.711cm" draw:start-shape="id362" draw:start-glue-point="0" draw:end-shape="id415" draw:end-glue-point="2" svg:d="M52387 63911l-10100-200" svg:viewBox="0 0 10101 201">
          <text:p text:style-name="P1"><text:span text:style-name="T2">0</text:span></text:p>
        </draw:connector>
        <draw:connector draw:style-name="gr5" draw:text-style-name="P6" draw:layer="layout" draw:type="line" svg:x1="52.387cm" svg:y1="63.911cm" svg:x2="44.487cm" svg:y2="63.711cm" draw:start-shape="id362" draw:start-glue-point="0" draw:end-shape="id432" draw:end-glue-point="2" svg:d="M52387 63911l-7900-200" svg:viewBox="0 0 7901 201">
          <text:p text:style-name="P1"><text:span text:style-name="T2">0</text:span></text:p>
        </draw:connector>
        <draw:connector draw:style-name="gr5" draw:text-style-name="P6" draw:layer="layout" draw:type="line" svg:x1="53.487cm" svg:y1="63.911cm" svg:x2="41.187cm" svg:y2="63.711cm" draw:start-shape="id354" draw:start-glue-point="0" draw:end-shape="id416" draw:end-glue-point="2" svg:d="M53487 63911l-12300-200" svg:viewBox="0 0 12301 201">
          <text:p text:style-name="P1"><text:span text:style-name="T2">1</text:span></text:p>
        </draw:connector>
        <draw:connector draw:style-name="gr5" draw:text-style-name="P6" draw:layer="layout" draw:type="line" svg:x1="53.487cm" svg:y1="63.911cm" svg:x2="43.387cm" svg:y2="63.711cm" draw:start-shape="id354" draw:start-glue-point="0" draw:end-shape="id414" draw:end-glue-point="2" svg:d="M53487 63911l-10100-200" svg:viewBox="0 0 10101 201">
          <text:p text:style-name="P1"><text:span text:style-name="T2">1</text:span></text:p>
        </draw:connector>
        <draw:connector draw:style-name="gr5" draw:text-style-name="P6" draw:layer="layout" draw:type="line" svg:x1="53.487cm" svg:y1="63.911cm" svg:x2="44.487cm" svg:y2="63.711cm" draw:start-shape="id354" draw:start-glue-point="0" draw:end-shape="id432" draw:end-glue-point="2" svg:d="M53487 63911l-9000-200" svg:viewBox="0 0 9001 201">
          <text:p text:style-name="P1"><text:span text:style-name="T2">1</text:span></text:p>
        </draw:connector>
        <draw:connector draw:style-name="gr5" draw:text-style-name="P6" draw:layer="layout" draw:type="line" svg:x1="53.487cm" svg:y1="63.911cm" svg:x2="42.287cm" svg:y2="63.711cm" draw:start-shape="id354" draw:start-glue-point="0" draw:end-shape="id415" draw:end-glue-point="2" svg:d="M53487 63911l-11200-200" svg:viewBox="0 0 11201 201">
          <text:p text:style-name="P1"><text:span text:style-name="T2">1</text:span></text:p>
        </draw:connector>
        <draw:connector draw:style-name="gr5" draw:text-style-name="P6" draw:layer="layout" draw:type="line" svg:x1="53.487cm" svg:y1="63.911cm" svg:x2="46.687cm" svg:y2="63.711cm" draw:start-shape="id354" draw:start-glue-point="0" draw:end-shape="id417" draw:end-glue-point="2" svg:d="M53487 63911l-6800-200" svg:viewBox="0 0 6801 201">
          <text:p text:style-name="P1"><text:span text:style-name="T2">1</text:span></text:p>
        </draw:connector>
        <draw:connector draw:style-name="gr5" draw:text-style-name="P6" draw:layer="layout" draw:type="line" svg:x1="53.487cm" svg:y1="63.911cm" svg:x2="45.587cm" svg:y2="63.711cm" draw:start-shape="id354" draw:start-glue-point="0" draw:end-shape="id434" draw:end-glue-point="2" svg:d="M53487 63911l-7900-200" svg:viewBox="0 0 7901 201">
          <text:p text:style-name="P1"><text:span text:style-name="T2">1</text:span></text:p>
        </draw:connector>
        <draw:connector draw:style-name="gr5" draw:text-style-name="P6" draw:layer="layout" draw:type="line" svg:x1="53.487cm" svg:y1="63.911cm" svg:x2="48.887cm" svg:y2="63.711cm" draw:start-shape="id354" draw:start-glue-point="0" draw:end-shape="id412" draw:end-glue-point="2" svg:d="M53487 63911l-4600-200" svg:viewBox="0 0 4601 201">
          <text:p text:style-name="P1"><text:span text:style-name="T2">1</text:span></text:p>
        </draw:connector>
        <draw:connector draw:style-name="gr5" draw:text-style-name="P6" draw:layer="layout" draw:type="line" svg:x1="53.487cm" svg:y1="63.911cm" svg:x2="48.887cm" svg:y2="63.711cm" draw:start-shape="id354" draw:start-glue-point="0" draw:end-shape="id412" draw:end-glue-point="2" svg:d="M53487 63911l-4600-200" svg:viewBox="0 0 4601 201">
          <text:p text:style-name="P1"><text:span text:style-name="T2">1</text:span></text:p>
        </draw:connector>
        <draw:connector draw:style-name="gr5" draw:text-style-name="P6" draw:layer="layout" draw:type="line" svg:x1="53.487cm" svg:y1="63.911cm" svg:x2="47.787cm" svg:y2="63.711cm" draw:start-shape="id354" draw:start-glue-point="0" draw:end-shape="id418" draw:end-glue-point="2" svg:d="M53487 63911l-5700-200" svg:viewBox="0 0 5701 201">
          <text:p text:style-name="P1"><text:span text:style-name="T2">1</text:span></text:p>
        </draw:connector>
        <draw:connector draw:style-name="gr5" draw:text-style-name="P6" draw:layer="layout" draw:type="line" svg:x1="54.587cm" svg:y1="63.911cm" svg:x2="41.187cm" svg:y2="63.711cm" draw:start-shape="id351" draw:start-glue-point="0" draw:end-shape="id416" draw:end-glue-point="2" svg:d="M54587 63911l-13400-200" svg:viewBox="0 0 13401 201">
          <text:p text:style-name="P1"><text:span text:style-name="T2">2</text:span></text:p>
        </draw:connector>
        <draw:connector draw:style-name="gr5" draw:text-style-name="P6" draw:layer="layout" draw:type="line" svg:x1="54.587cm" svg:y1="63.911cm" svg:x2="43.387cm" svg:y2="63.711cm" draw:start-shape="id351" draw:start-glue-point="0" draw:end-shape="id414" draw:end-glue-point="2" svg:d="M54587 63911l-11200-200" svg:viewBox="0 0 11201 201">
          <text:p text:style-name="P1"><text:span text:style-name="T2">2</text:span></text:p>
        </draw:connector>
        <draw:connector draw:style-name="gr5" draw:text-style-name="P6" draw:layer="layout" draw:type="line" svg:x1="54.587cm" svg:y1="63.911cm" svg:x2="44.487cm" svg:y2="63.711cm" draw:start-shape="id351" draw:start-glue-point="0" draw:end-shape="id432" draw:end-glue-point="2" svg:d="M54587 63911l-10100-200" svg:viewBox="0 0 10101 201">
          <text:p text:style-name="P1"><text:span text:style-name="T2">2</text:span></text:p>
        </draw:connector>
        <draw:connector draw:style-name="gr5" draw:text-style-name="P6" draw:layer="layout" draw:type="line" svg:x1="54.587cm" svg:y1="63.911cm" svg:x2="42.287cm" svg:y2="63.711cm" draw:start-shape="id351" draw:start-glue-point="0" draw:end-shape="id415" draw:end-glue-point="2" svg:d="M54587 63911l-12300-200" svg:viewBox="0 0 12301 201">
          <text:p text:style-name="P1"><text:span text:style-name="T2">2</text:span></text:p>
        </draw:connector>
        <draw:connector draw:style-name="gr5" draw:text-style-name="P6" draw:layer="layout" draw:type="line" svg:x1="54.587cm" svg:y1="63.911cm" svg:x2="46.687cm" svg:y2="63.711cm" draw:start-shape="id351" draw:start-glue-point="0" draw:end-shape="id417" draw:end-glue-point="2" svg:d="M54587 63911l-7900-200" svg:viewBox="0 0 7901 201">
          <text:p text:style-name="P1"><text:span text:style-name="T2">2</text:span></text:p>
        </draw:connector>
        <draw:connector draw:style-name="gr5" draw:text-style-name="P6" draw:layer="layout" draw:type="line" svg:x1="54.587cm" svg:y1="63.911cm" svg:x2="45.587cm" svg:y2="63.711cm" draw:start-shape="id351" draw:start-glue-point="0" draw:end-shape="id434" draw:end-glue-point="2" svg:d="M54587 63911l-9000-200" svg:viewBox="0 0 9001 201">
          <text:p text:style-name="P1"><text:span text:style-name="T2">2</text:span></text:p>
        </draw:connector>
        <draw:connector draw:style-name="gr5" draw:text-style-name="P6" draw:layer="layout" draw:type="line" svg:x1="54.587cm" svg:y1="63.911cm" svg:x2="48.887cm" svg:y2="63.711cm" draw:start-shape="id351" draw:start-glue-point="0" draw:end-shape="id412" draw:end-glue-point="2" svg:d="M54587 63911l-5700-200" svg:viewBox="0 0 5701 201">
          <text:p text:style-name="P1"><text:span text:style-name="T2">2</text:span></text:p>
        </draw:connector>
        <draw:connector draw:style-name="gr5" draw:text-style-name="P6" draw:layer="layout" draw:type="line" svg:x1="54.587cm" svg:y1="63.911cm" svg:x2="47.787cm" svg:y2="63.711cm" draw:start-shape="id351" draw:start-glue-point="0" draw:end-shape="id418" draw:end-glue-point="2" svg:d="M54587 63911l-6800-200" svg:viewBox="0 0 6801 201">
          <text:p text:style-name="P1"><text:span text:style-name="T2">2</text:span></text:p>
        </draw:connector>
        <draw:connector draw:style-name="gr5" draw:text-style-name="P6" draw:layer="layout" draw:type="line" svg:x1="55.687cm" svg:y1="63.911cm" svg:x2="47.787cm" svg:y2="63.711cm" draw:start-shape="id352" draw:start-glue-point="0" draw:end-shape="id418" draw:end-glue-point="2" svg:d="M55687 63911l-7900-200" svg:viewBox="0 0 7901 201">
          <text:p text:style-name="P1"><text:span text:style-name="T2">3</text:span></text:p>
        </draw:connector>
        <draw:connector draw:style-name="gr5" draw:text-style-name="P6" draw:layer="layout" draw:type="line" svg:x1="55.687cm" svg:y1="63.911cm" svg:x2="49.987cm" svg:y2="63.711cm" draw:start-shape="id352" draw:start-glue-point="0" draw:end-shape="id413" draw:end-glue-point="2" svg:d="M55687 63911l-5700-200" svg:viewBox="0 0 5701 201">
          <text:p text:style-name="P1"><text:span text:style-name="T2">3/c</text:span></text:p>
        </draw:connector>
        <draw:connector draw:style-name="gr5" draw:text-style-name="P6" draw:layer="layout" draw:type="line" svg:x1="55.687cm" svg:y1="63.911cm" svg:x2="48.887cm" svg:y2="63.711cm" draw:start-shape="id352" draw:start-glue-point="0" draw:end-shape="id412" draw:end-glue-point="2" svg:d="M55687 63911l-6800-200" svg:viewBox="0 0 6801 201">
          <text:p text:style-name="P1"><text:span text:style-name="T2">3</text:span></text:p>
        </draw:connector>
        <draw:connector draw:style-name="gr5" draw:text-style-name="P6" draw:layer="layout" draw:type="line" svg:x1="55.687cm" svg:y1="63.911cm" svg:x2="45.587cm" svg:y2="63.711cm" draw:start-shape="id352" draw:start-glue-point="0" draw:end-shape="id434" draw:end-glue-point="2" svg:d="M55687 63911l-10100-200" svg:viewBox="0 0 10101 201">
          <text:p text:style-name="P1"><text:span text:style-name="T2">3</text:span></text:p>
        </draw:connector>
        <draw:connector draw:style-name="gr5" draw:text-style-name="P6" draw:layer="layout" draw:type="line" svg:x1="55.687cm" svg:y1="63.911cm" svg:x2="42.287cm" svg:y2="63.711cm" draw:start-shape="id352" draw:start-glue-point="0" draw:end-shape="id415" draw:end-glue-point="2" svg:d="M55687 63911l-13400-200" svg:viewBox="0 0 13401 201">
          <text:p text:style-name="P1"><text:span text:style-name="T2">3</text:span></text:p>
        </draw:connector>
        <draw:connector draw:style-name="gr5" draw:text-style-name="P6" draw:layer="layout" draw:type="line" svg:x1="55.687cm" svg:y1="63.911cm" svg:x2="46.687cm" svg:y2="63.711cm" draw:start-shape="id352" draw:start-glue-point="0" draw:end-shape="id417" draw:end-glue-point="2" svg:d="M55687 63911l-9000-200" svg:viewBox="0 0 9001 201">
          <text:p text:style-name="P1"><text:span text:style-name="T2">3</text:span></text:p>
        </draw:connector>
        <draw:connector draw:style-name="gr5" draw:text-style-name="P6" draw:layer="layout" draw:type="line" svg:x1="55.687cm" svg:y1="63.911cm" svg:x2="43.387cm" svg:y2="63.711cm" draw:start-shape="id352" draw:start-glue-point="0" draw:end-shape="id414" draw:end-glue-point="2" svg:d="M55687 63911l-12300-200" svg:viewBox="0 0 12301 201">
          <text:p text:style-name="P1"><text:span text:style-name="T2">3</text:span></text:p>
        </draw:connector>
        <draw:connector draw:style-name="gr5" draw:text-style-name="P6" draw:layer="layout" draw:type="line" svg:x1="55.687cm" svg:y1="63.911cm" svg:x2="41.187cm" svg:y2="63.711cm" draw:start-shape="id352" draw:start-glue-point="0" draw:end-shape="id416" draw:end-glue-point="2" svg:d="M55687 63911l-14500-200" svg:viewBox="0 0 14501 201">
          <text:p text:style-name="P1"><text:span text:style-name="T2">3</text:span></text:p>
        </draw:connector>
        <draw:connector draw:style-name="gr5" draw:text-style-name="P6" draw:layer="layout" draw:type="line" svg:x1="55.687cm" svg:y1="63.911cm" svg:x2="44.487cm" svg:y2="63.711cm" draw:start-shape="id352" draw:start-glue-point="0" draw:end-shape="id432" draw:end-glue-point="2" svg:d="M55687 63911l-11200-200" svg:viewBox="0 0 11201 201">
          <text:p text:style-name="P1"><text:span text:style-name="T2">3</text:span></text:p>
        </draw:connector>
        <draw:connector draw:style-name="gr5" draw:text-style-name="P6" draw:layer="layout" draw:type="line" svg:x1="65.82cm" svg:y1="85.826cm" svg:x2="65.787cm" svg:y2="84.011cm" draw:end-shape="id443" svg:d="M65820 85826l-33-1815" svg:viewBox="0 0 34 1816">
          <text:p text:style-name="P1"><text:span text:style-name="T2">idct03</text:span></text:p>
        </draw:connector>
        <draw:custom-shape draw:style-name="gr1" draw:text-style-name="P2" xml:id="id443" draw:id="id443" draw:layer="layout" svg:width="1cm" svg:height="0.9cm" svg:x="65.287cm" svg:y="83.111cm">
          <text:p text:style-name="P1"><text:span text:style-name="T1">BUF</text:span></text:p>
          <text:p text:style-name="P1"><text:span text:style-name="T1">2_2006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5.787cm" svg:y1="83.111cm" svg:x2="61.332cm" svg:y2="81.93cm" draw:start-shape="id443" draw:start-glue-point="0" draw:end-shape="id439" draw:end-glue-point="28" svg:d="M65787 83111l-4455-1181" svg:viewBox="0 0 4456 1182">
          <text:p text:style-name="P1"><text:span text:style-name="T2">03</text:span></text:p>
        </draw:connector>
        <draw:connector draw:style-name="gr5" draw:text-style-name="P6" draw:layer="layout" draw:type="line" svg:x1="65.787cm" svg:y1="83.111cm" svg:x2="71.198cm" svg:y2="81.93cm" draw:start-shape="id443" draw:start-glue-point="0" draw:end-shape="id439" draw:end-glue-point="45" svg:d="M65787 83111l5411-1181" svg:viewBox="0 0 5412 1182">
          <text:p text:style-name="P1"><text:span text:style-name="T2">11</text:span></text:p>
        </draw:connector>
        <draw:connector draw:style-name="gr5" draw:text-style-name="P6" draw:layer="layout" draw:type="line" svg:x1="66.92cm" svg:y1="85.826cm" svg:x2="66.887cm" svg:y2="84.011cm" draw:end-shape="id444" svg:d="M66920 85826l-33-1815" svg:viewBox="0 0 34 1816">
          <text:p text:style-name="P1"><text:span text:style-name="T2">idct04</text:span></text:p>
        </draw:connector>
        <draw:custom-shape draw:style-name="gr1" draw:text-style-name="P2" xml:id="id444" draw:id="id444" draw:layer="layout" svg:width="1cm" svg:height="0.9cm" svg:x="66.387cm" svg:y="83.111cm">
          <text:p text:style-name="P1"><text:span text:style-name="T1">BUF</text:span></text:p>
          <text:p text:style-name="P1"><text:span text:style-name="T1">33131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6.887cm" svg:y1="83.111cm" svg:x2="62.591cm" svg:y2="81.93cm" draw:start-shape="id444" draw:start-glue-point="0" draw:end-shape="id439" draw:end-glue-point="30" svg:d="M66887 83111l-4296-1181" svg:viewBox="0 0 4297 1182">
          <text:p text:style-name="P1"><text:span text:style-name="T2">04</text:span></text:p>
        </draw:connector>
        <draw:connector draw:style-name="gr5" draw:text-style-name="P6" draw:layer="layout" draw:type="line" svg:x1="66.887cm" svg:y1="83.111cm" svg:x2="72.408cm" svg:y2="81.93cm" draw:start-shape="id444" draw:start-glue-point="0" draw:end-shape="id439" draw:end-glue-point="47" svg:d="M66887 83111l5521-1181" svg:viewBox="0 0 5522 1182">
          <text:p text:style-name="P1"><text:span text:style-name="T2">12</text:span></text:p>
        </draw:connector>
        <draw:connector draw:style-name="gr5" draw:text-style-name="P6" draw:layer="layout" draw:type="line" svg:x1="68.02cm" svg:y1="85.826cm" svg:x2="67.987cm" svg:y2="84.011cm" draw:end-shape="id445" svg:d="M68020 85826l-33-1815" svg:viewBox="0 0 34 1816">
          <text:p text:style-name="P1"><text:span text:style-name="T2">idct05</text:span></text:p>
        </draw:connector>
        <draw:custom-shape draw:style-name="gr1" draw:text-style-name="P2" xml:id="id445" draw:id="id445" draw:layer="layout" svg:width="1cm" svg:height="0.9cm" svg:x="67.487cm" svg:y="83.111cm">
          <text:p text:style-name="P1"><text:span text:style-name="T1">BUF</text:span></text:p>
          <text:p text:style-name="P1"><text:span text:style-name="T1">41196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7.987cm" svg:y1="83.111cm" svg:x2="63.748cm" svg:y2="81.93cm" draw:start-shape="id445" draw:start-glue-point="0" draw:end-shape="id439" draw:end-glue-point="32" svg:d="M67987 83111l-4239-1181" svg:viewBox="0 0 4240 1182">
          <text:p text:style-name="P1"><text:span text:style-name="T2">05</text:span></text:p>
        </draw:connector>
        <draw:connector draw:style-name="gr5" draw:text-style-name="P6" draw:layer="layout" draw:type="line" svg:x1="67.987cm" svg:y1="83.111cm" svg:x2="73.617cm" svg:y2="81.93cm" draw:start-shape="id445" draw:start-glue-point="0" draw:end-shape="id439" draw:end-glue-point="52" svg:d="M67987 83111l5630-1181" svg:viewBox="0 0 5631 1182">
          <text:p text:style-name="P1"><text:span text:style-name="T2">13</text:span></text:p>
        </draw:connector>
        <draw:connector draw:style-name="gr5" draw:text-style-name="P6" draw:layer="layout" draw:type="line" svg:x1="69.12cm" svg:y1="85.826cm" svg:x2="69.087cm" svg:y2="84.011cm" draw:end-shape="id446" svg:d="M69120 85826l-33-1815" svg:viewBox="0 0 34 1816">
          <text:p text:style-name="P1"><text:span text:style-name="T2">idct06</text:span></text:p>
        </draw:connector>
        <draw:custom-shape draw:style-name="gr1" draw:text-style-name="P2" xml:id="id446" draw:id="id446" draw:layer="layout" svg:width="1cm" svg:height="0.9cm" svg:x="68.587cm" svg:y="83.111cm">
          <text:p text:style-name="P1"><text:span text:style-name="T1">BUF</text:span></text:p>
          <text:p text:style-name="P1"><text:span text:style-name="T1">38166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69.087cm" svg:y1="83.111cm" svg:x2="64.857cm" svg:y2="81.93cm" draw:start-shape="id446" draw:start-glue-point="0" draw:end-shape="id439" draw:end-glue-point="34" svg:d="M69087 83111l-4230-1181" svg:viewBox="0 0 4231 1182">
          <text:p text:style-name="P1"><text:span text:style-name="T2">06</text:span></text:p>
        </draw:connector>
        <draw:connector draw:style-name="gr5" draw:text-style-name="P6" draw:layer="layout" draw:type="line" svg:x1="69.087cm" svg:y1="83.111cm" svg:x2="74.724cm" svg:y2="81.93cm" draw:start-shape="id446" draw:start-glue-point="0" draw:end-shape="id439" draw:end-glue-point="54" svg:d="M69087 83111l5637-1181" svg:viewBox="0 0 5638 1182">
          <text:p text:style-name="P1"><text:span text:style-name="T2">14</text:span></text:p>
        </draw:connector>
        <draw:connector draw:style-name="gr5" draw:text-style-name="P6" draw:layer="layout" draw:type="line" svg:x1="70.22cm" svg:y1="85.811cm" svg:x2="70.187cm" svg:y2="83.996cm" draw:end-shape="id447" svg:d="M70220 85811l-33-1815" svg:viewBox="0 0 34 1816">
          <text:p text:style-name="P1"><text:span text:style-name="T2">idct07</text:span></text:p>
        </draw:connector>
        <draw:custom-shape draw:style-name="gr1" draw:text-style-name="P2" xml:id="id447" draw:id="id447" draw:layer="layout" svg:width="1cm" svg:height="0.9cm" svg:x="69.687cm" svg:y="83.096cm">
          <text:p text:style-name="P1"><text:span text:style-name="T1">BUF</text:span></text:p>
          <text:p text:style-name="P1"><text:span text:style-name="T1">34143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70.187cm" svg:y1="83.096cm" svg:x2="65.914cm" svg:y2="81.93cm" draw:start-shape="id447" draw:start-glue-point="0" draw:end-shape="id439" draw:end-glue-point="36" svg:d="M70187 83096l-4273-1166" svg:viewBox="0 0 4274 1167">
          <text:p text:style-name="P1"><text:span text:style-name="T2">07</text:span></text:p>
        </draw:connector>
        <draw:connector draw:style-name="gr5" draw:text-style-name="P6" draw:layer="layout" draw:type="line" svg:x1="70.187cm" svg:y1="83.096cm" svg:x2="75.781cm" svg:y2="81.93cm" draw:start-shape="id447" draw:start-glue-point="0" draw:end-shape="id439" draw:end-glue-point="56" svg:d="M70187 83096l5594-1166" svg:viewBox="0 0 5595 1167">
          <text:p text:style-name="P1"><text:span text:style-name="T2">15</text:span></text:p>
        </draw:connector>
        <draw:connector draw:style-name="gr5" draw:text-style-name="P6" draw:layer="layout" draw:type="line" svg:x1="41.164cm" svg:y1="59.752cm" svg:x2="42.687cm" svg:y2="58.681cm" draw:end-shape="id419" draw:end-glue-point="2" svg:d="M41164 59752l1523-1071" svg:viewBox="0 0 1524 1072">
          <text:p text:style-name="P1"><text:span text:style-name="T2">sel2/a</text:span></text:p>
        </draw:connector>
        <draw:connector draw:style-name="gr5" draw:text-style-name="P6" draw:layer="layout" draw:type="line" svg:x1="50.186cm" svg:y1="59.963cm" svg:x2="51.487cm" svg:y2="58.681cm" draw:end-shape="id427" draw:end-glue-point="2" svg:d="M50186 59963l1301-1282" svg:viewBox="0 0 1302 1283">
          <text:p text:style-name="P1"><text:span text:style-name="T2">sel2/a</text:span></text:p>
        </draw:connector>
        <draw:connector draw:style-name="gr5" draw:text-style-name="P6" draw:layer="layout" draw:type="line" svg:x1="49.102cm" svg:y1="59.937cm" svg:x2="50.387cm" svg:y2="58.681cm" draw:end-shape="id426" draw:end-glue-point="2" svg:d="M49102 59937l1285-1256" svg:viewBox="0 0 1286 1257">
          <text:p text:style-name="P1"><text:span text:style-name="T2">sel2/a</text:span></text:p>
        </draw:connector>
        <draw:connector draw:style-name="gr5" draw:text-style-name="P6" draw:layer="layout" draw:type="line" svg:x1="51.324cm" svg:y1="59.963cm" svg:x2="52.587cm" svg:y2="58.681cm" draw:end-shape="id428" draw:end-glue-point="2" svg:d="M51324 59963l1263-1282" svg:viewBox="0 0 1264 1283">
          <text:p text:style-name="P1"><text:span text:style-name="T2">sel2/a</text:span></text:p>
        </draw:connector>
        <draw:connector draw:style-name="gr5" draw:text-style-name="P6" draw:layer="layout" draw:type="line" svg:x1="47.832cm" svg:y1="59.963cm" svg:x2="49.287cm" svg:y2="58.681cm" draw:end-shape="id425" draw:end-glue-point="2" svg:d="M47832 59963l1455-1282" svg:viewBox="0 0 1456 1283">
          <text:p text:style-name="P1"><text:span text:style-name="T2">sel2/a</text:span></text:p>
        </draw:connector>
        <draw:connector draw:style-name="gr5" draw:text-style-name="P6" draw:layer="layout" draw:type="line" svg:x1="45.768cm" svg:y1="59.752cm" svg:x2="47.087cm" svg:y2="58.681cm" draw:end-shape="id423" draw:end-glue-point="2" svg:d="M45768 59752l1319-1071" svg:viewBox="0 0 1320 1072">
          <text:p text:style-name="P1"><text:span text:style-name="T2">sel2/a</text:span></text:p>
        </draw:connector>
        <draw:connector draw:style-name="gr5" draw:text-style-name="P6" draw:layer="layout" draw:type="line" svg:x1="43.545cm" svg:y1="59.884cm" svg:x2="44.887cm" svg:y2="58.681cm" draw:end-shape="id421" draw:end-glue-point="2" svg:d="M43545 59884l1342-1203" svg:viewBox="0 0 1343 1204">
          <text:p text:style-name="P1"><text:span text:style-name="T2">sel2/a</text:span></text:p>
        </draw:connector>
        <draw:connector draw:style-name="gr5" draw:text-style-name="P6" draw:layer="layout" draw:type="line" svg:x1="44.71cm" svg:y1="59.805cm" svg:x2="45.987cm" svg:y2="58.681cm" draw:end-shape="id422" draw:end-glue-point="2" svg:d="M44710 59805l1277-1124" svg:viewBox="0 0 1278 1125">
          <text:p text:style-name="P1"><text:span text:style-name="T2">sel2/a</text:span></text:p>
        </draw:connector>
        <draw:connector draw:style-name="gr5" draw:text-style-name="P6" draw:layer="layout" draw:type="line" svg:x1="42.461cm" svg:y1="59.752cm" svg:x2="43.787cm" svg:y2="58.681cm" draw:end-shape="id420" draw:end-glue-point="2" svg:d="M42461 59752l1326-1071" svg:viewBox="0 0 1327 1072">
          <text:p text:style-name="P1"><text:span text:style-name="T2">sel2/a</text:span></text:p>
        </draw:connector>
        <draw:connector draw:style-name="gr5" draw:text-style-name="P6" draw:layer="layout" draw:type="line" svg:x1="46.906cm" svg:y1="59.884cm" svg:x2="48.187cm" svg:y2="58.681cm" draw:end-shape="id424" draw:end-glue-point="2" svg:d="M46906 59884l1281-1203" svg:viewBox="0 0 1282 1204">
          <text:p text:style-name="P1"><text:span text:style-name="T2">sel2/a</text:span></text:p>
        </draw:connector>
        <draw:connector draw:style-name="gr5" draw:text-style-name="P6" draw:layer="layout" draw:type="line" svg:x1="51.773cm" svg:y1="80.628cm" svg:x2="56.999cm" svg:y2="80.73cm" draw:end-shape="id439" draw:end-glue-point="19" svg:d="M51773 80628l5226 102" svg:viewBox="0 0 5227 103">
          <text:p text:style-name="P1"><text:span text:style-name="T2">oe1,oe2,a00,a01,a02,a-3,a04,a05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0cm" fo:page-height="9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1T14:43:31.967000000</meta:creation-date>
    <dc:date>2016-01-15T13:37:42.285000000</dc:date>
    <meta:editing-duration>P43DT20H53M33S</meta:editing-duration>
    <meta:editing-cycles>4832</meta:editing-cycles>
    <meta:generator>LibreOffice/4.4.3.2$Windows_x86 LibreOffice_project/88805f81e9fe61362df02b9941de8e38a9b5fd16</meta:generator>
    <meta:document-statistic meta:object-count="1505"/>
  </office:meta>
</office:document-meta>
</file>